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0.811cm"/>
    </style:style>
    <style:style style:name="co5" style:family="table-column">
      <style:table-column-properties fo:break-before="auto" style:column-width="3.168cm"/>
    </style:style>
    <style:style style:name="co6" style:family="table-column">
      <style:table-column-properties fo:break-before="auto" style:column-width="3.011cm"/>
    </style:style>
    <style:style style:name="co7" style:family="table-column">
      <style:table-column-properties fo:break-before="auto" style:column-width="0.91cm"/>
    </style:style>
    <style:style style:name="co8" style:family="table-column">
      <style:table-column-properties fo:break-before="auto" style:column-width="0.7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boolean-style style:name="N99">
      <number:boolean/>
    </number:boolean-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3"/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7f7f7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>
          <loext:transformation loext:type="lummod" loext:value="5000"/>
          <loext:transformation loext:type="lumoff" loext:value="4999"/>
        </loext:char-complex-color>
      </style:text-properties>
    </style:style>
    <style:style style:name="ce9" style:family="table-cell" style:parent-style-name="Default">
      <style:table-cell-properties style:text-align-source="fix" style:repeat-content="false" style:vertical-align="bottom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no-wrap" style:vertical-align="bottom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no-wrap" style:vertical-align="bottom"/>
      <style:paragraph-properties fo:text-align="center" fo:margin-left="0cm"/>
      <style:text-properties fo:color="#808080"/>
    </style:style>
    <style:style style:name="ce12" style:family="table-cell" style:parent-style-name="Default">
      <style:table-cell-properties fo:border-bottom="none" style:text-align-source="fix" style:repeat-content="false" fo:wrap-option="no-wrap" fo:border-left="none" fo:border-right="none" fo:border-top="0.74pt solid #000000" style:vertical-align="bottom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99"/>
    <style:style style:name="ce16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17" style:family="table-cell" style:parent-style-name="Default">
      <style:table-cell-properties fo:border-bottom="none" fo:border-left="none" fo:border-right="none" fo:border-top="0.74pt solid #000000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super 58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style:text-position="0% 100%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9" table:default-cell-style-name="Default"/>
        <table:table-column table:style-name="co2" table:default-cell-style-name="ce14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=</text:p>
          </table:table-cell>
          <table:table-cell table:style-name="ce19" office:value-type="float" office:value="3617" calcext:value-type="float">
            <text:p>3 617</text:p>
          </table:table-cell>
          <table:table-cell table:number-columns-repeated="28"/>
        </table:table-row>
        <table:table-row table:style-name="ro1">
          <table:table-cell table:style-name="ce6" office:value-type="string" calcext:value-type="string">
            <text:p>C=</text:p>
          </table:table-cell>
          <table:table-cell table:style-name="ce19" office:value-type="float" office:value="28062" calcext:value-type="float">
            <text:p>28 062</text:p>
          </table:table-cell>
          <table:table-cell table:number-columns-repeated="28"/>
        </table:table-row>
        <table:table-row table:style-name="ro2">
          <table:table-cell/>
          <table:table-cell table:style-name="ce2"/>
          <table:table-cell table:style-name="ce5"/>
          <table:table-cell table:number-columns-repeated="25"/>
          <table:table-cell table:style-name="ce16" office:value-type="string" calcext:value-type="string">
            <text:p>Результат корректен.</text:p>
          </table:table-cell>
          <table:table-cell/>
        </table:table-row>
        <table:table-row table:style-name="ro2">
          <table:table-cell/>
          <table:table-cell table:style-name="ce2"/>
          <table:table-cell table:style-name="ce5"/>
          <table:table-cell table:number-columns-repeated="25"/>
          <table:table-cell table:style-name="ce16" office:value-type="string" calcext:value-type="string">
            <text:p>Результат корректен. Перенос из старшего разряда не учитывается.</text:p>
          </table:table-cell>
          <table:table-cell/>
        </table:table-row>
        <table:table-row table:style-name="ro2">
          <table:table-cell/>
          <table:table-cell table:style-name="ce2"/>
          <table:table-cell table:style-name="ce5"/>
          <table:table-cell table:number-columns-repeated="25"/>
          <table:table-cell table:style-name="ce16" office:value-type="string" calcext:value-type="string">
            <text:p>При сложении положительных чисел получен отрицательный результат. Произошло переполнение.</text:p>
          </table:table-cell>
          <table:table-cell/>
        </table:table-row>
        <table:table-row table:style-name="ro2">
          <table:table-cell/>
          <table:table-cell table:style-name="ce2"/>
          <table:table-cell table:style-name="ce5"/>
          <table:table-cell table:number-columns-repeated="25"/>
          <table:table-cell table:style-name="ce16" office:value-type="string" calcext:value-type="string">
            <text:p>При сложении отрицательных чисел получен положительный результат Произошло переполнение.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table:style-name="ce8" office:value-type="float" office:value="15" calcext:value-type="float">
            <text:p>1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2" calcext:value-type="float">
            <text:p>12</text:p>
          </table:table-cell>
          <table:table-cell table:style-name="ce8"/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ОДЗ</text:p>
          </table:table-cell>
          <table:table-cell office:value-type="string" calcext:value-type="string">
            <text:p>[-2<text:span text:style-name="T1">15</text:span><text:span text:style-name="T2">;2</text:span><text:span text:style-name="T3">15</text:span><text:span text:style-name="T2">-1]</text:span></text:p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X1=</text:p>
          </table:table-cell>
          <table:table-cell table:style-name="ce3" office:value-type="string" calcext:value-type="string">
            <text:p>A=</text:p>
          </table:table-cell>
          <table:table-cell table:style-name="ce2" table:formula="of:=[.B1]" office:value-type="float" office:value="3617" calcext:value-type="float">
            <text:p>3 617</text:p>
          </table:table-cell>
          <table:table-cell/>
          <table:table-cell office:value-type="string" calcext:value-type="string">
            <text:p>B1 = </text:p>
          </table:table-cell>
          <table:table-cell/>
          <table:table-cell table:style-name="ce9" table:formula="of:=IF([.G$7]=&quot;&quot;;&quot;.&quot;;MID(IF([.$C8]&gt;0;BASE([.$C8];2;16);BASE([.$C8]+2^16;2;16));ABS([.G$7]-16);1))" office:value-type="string" office:string-value="0" calcext:value-type="string">
            <text:p>0</text:p>
          </table:table-cell>
          <table:table-cell table:style-name="ce9" table:formula="of:=IF([.H$7]=&quot;&quot;;&quot;.&quot;;MID(IF([.$C8]&gt;0;BASE([.$C8];2;16);BASE([.$C8]+2^16;2;16));ABS([.H$7]-16);1))" office:value-type="string" office:string-value="0" calcext:value-type="string">
            <text:p>0</text:p>
          </table:table-cell>
          <table:table-cell table:style-name="ce9" table:formula="of:=IF([.I$7]=&quot;&quot;;&quot;.&quot;;MID(IF([.$C8]&gt;0;BASE([.$C8];2;16);BASE([.$C8]+2^16;2;16));ABS([.I$7]-16);1))" office:value-type="string" office:string-value="0" calcext:value-type="string">
            <text:p>0</text:p>
          </table:table-cell>
          <table:table-cell table:style-name="ce9" table:formula="of:=IF([.J$7]=&quot;&quot;;&quot;.&quot;;MID(IF([.$C8]&gt;0;BASE([.$C8];2;16);BASE([.$C8]+2^16;2;16));ABS([.J$7]-16);1))" office:value-type="string" office:string-value="0" calcext:value-type="string">
            <text:p>0</text:p>
          </table:table-cell>
          <table:table-cell table:style-name="ce9" table:formula="of:=IF([.K$7]=&quot;&quot;;&quot;.&quot;;MID(IF([.$C8]&gt;0;BASE([.$C8];2;16);BASE([.$C8]+2^16;2;16));ABS([.K$7]-16);1))" office:value-type="string" office:string-value="." calcext:value-type="string">
            <text:p>.</text:p>
          </table:table-cell>
          <table:table-cell table:style-name="ce9" table:formula="of:=IF([.L$7]=&quot;&quot;;&quot;.&quot;;MID(IF([.$C8]&gt;0;BASE([.$C8];2;16);BASE([.$C8]+2^16;2;16));ABS([.L$7]-16);1))" office:value-type="string" office:string-value="1" calcext:value-type="string">
            <text:p>1</text:p>
          </table:table-cell>
          <table:table-cell table:style-name="ce9" table:formula="of:=IF([.M$7]=&quot;&quot;;&quot;.&quot;;MID(IF([.$C8]&gt;0;BASE([.$C8];2;16);BASE([.$C8]+2^16;2;16));ABS([.M$7]-16);1))" office:value-type="string" office:string-value="1" calcext:value-type="string">
            <text:p>1</text:p>
          </table:table-cell>
          <table:table-cell table:style-name="ce9" table:formula="of:=IF([.N$7]=&quot;&quot;;&quot;.&quot;;MID(IF([.$C8]&gt;0;BASE([.$C8];2;16);BASE([.$C8]+2^16;2;16));ABS([.N$7]-16);1))" office:value-type="string" office:string-value="1" calcext:value-type="string">
            <text:p>1</text:p>
          </table:table-cell>
          <table:table-cell table:style-name="ce9" table:formula="of:=IF([.O$7]=&quot;&quot;;&quot;.&quot;;MID(IF([.$C8]&gt;0;BASE([.$C8];2;16);BASE([.$C8]+2^16;2;16));ABS([.O$7]-16);1))" office:value-type="string" office:string-value="0" calcext:value-type="string">
            <text:p>0</text:p>
          </table:table-cell>
          <table:table-cell table:style-name="ce9" table:formula="of:=IF([.P$7]=&quot;&quot;;&quot;.&quot;;MID(IF([.$C8]&gt;0;BASE([.$C8];2;16);BASE([.$C8]+2^16;2;16));ABS([.P$7]-16);1))" office:value-type="string" office:string-value="." calcext:value-type="string">
            <text:p>.</text:p>
          </table:table-cell>
          <table:table-cell table:style-name="ce9" table:formula="of:=IF([.Q$7]=&quot;&quot;;&quot;.&quot;;MID(IF([.$C8]&gt;0;BASE([.$C8];2;16);BASE([.$C8]+2^16;2;16));ABS([.Q$7]-16);1))" office:value-type="string" office:string-value="0" calcext:value-type="string">
            <text:p>0</text:p>
          </table:table-cell>
          <table:table-cell table:style-name="ce9" table:formula="of:=IF([.R$7]=&quot;&quot;;&quot;.&quot;;MID(IF([.$C8]&gt;0;BASE([.$C8];2;16);BASE([.$C8]+2^16;2;16));ABS([.R$7]-16);1))" office:value-type="string" office:string-value="0" calcext:value-type="string">
            <text:p>0</text:p>
          </table:table-cell>
          <table:table-cell table:style-name="ce9" table:formula="of:=IF([.S$7]=&quot;&quot;;&quot;.&quot;;MID(IF([.$C8]&gt;0;BASE([.$C8];2;16);BASE([.$C8]+2^16;2;16));ABS([.S$7]-16);1))" office:value-type="string" office:string-value="1" calcext:value-type="string">
            <text:p>1</text:p>
          </table:table-cell>
          <table:table-cell table:style-name="ce9" table:formula="of:=IF([.T$7]=&quot;&quot;;&quot;.&quot;;MID(IF([.$C8]&gt;0;BASE([.$C8];2;16);BASE([.$C8]+2^16;2;16));ABS([.T$7]-16);1))" office:value-type="string" office:string-value="0" calcext:value-type="string">
            <text:p>0</text:p>
          </table:table-cell>
          <table:table-cell table:style-name="ce9" table:formula="of:=IF([.U$7]=&quot;&quot;;&quot;.&quot;;MID(IF([.$C8]&gt;0;BASE([.$C8];2;16);BASE([.$C8]+2^16;2;16));ABS([.U$7]-16);1))" office:value-type="string" office:string-value="." calcext:value-type="string">
            <text:p>.</text:p>
          </table:table-cell>
          <table:table-cell table:style-name="ce9" table:formula="of:=IF([.V$7]=&quot;&quot;;&quot;.&quot;;MID(IF([.$C8]&gt;0;BASE([.$C8];2;16);BASE([.$C8]+2^16;2;16));ABS([.V$7]-16);1))" office:value-type="string" office:string-value="0" calcext:value-type="string">
            <text:p>0</text:p>
          </table:table-cell>
          <table:table-cell table:style-name="ce9" table:formula="of:=IF([.W$7]=&quot;&quot;;&quot;.&quot;;MID(IF([.$C8]&gt;0;BASE([.$C8];2;16);BASE([.$C8]+2^16;2;16));ABS([.W$7]-16);1))" office:value-type="string" office:string-value="0" calcext:value-type="string">
            <text:p>0</text:p>
          </table:table-cell>
          <table:table-cell table:style-name="ce9" table:formula="of:=IF([.X$7]=&quot;&quot;;&quot;.&quot;;MID(IF([.$C8]&gt;0;BASE([.$C8];2;16);BASE([.$C8]+2^16;2;16));ABS([.X$7]-16);1))" office:value-type="string" office:string-value="0" calcext:value-type="string">
            <text:p>0</text:p>
          </table:table-cell>
          <table:table-cell table:style-name="ce9" table:formula="of:=IF([.Y$7]=&quot;&quot;;&quot;.&quot;;MID(IF([.$C8]&gt;0;BASE([.$C8];2;16);BASE([.$C8]+2^16;2;16));ABS([.Y$7]-16);1))" office:value-type="string" office:string-value="1" calcext:value-type="string">
            <text:p>1</text:p>
          </table:table-cell>
          <table:table-cell table:number-columns-repeated="5"/>
        </table:table-row>
        <table:table-row table:style-name="ro1">
          <table:table-cell table:style-name="ce18" office:value-type="string" calcext:value-type="string">
            <text:p>X2=</text:p>
          </table:table-cell>
          <table:table-cell table:style-name="ce3" office:value-type="string" calcext:value-type="string">
            <text:p>C=</text:p>
          </table:table-cell>
          <table:table-cell table:style-name="ce2" table:formula="of:=[.B2]" office:value-type="float" office:value="28062" calcext:value-type="float">
            <text:p>28 062</text:p>
          </table:table-cell>
          <table:table-cell/>
          <table:table-cell office:value-type="string" calcext:value-type="string">
            <text:p>B2 =</text:p>
          </table:table-cell>
          <table:table-cell/>
          <table:table-cell table:style-name="ce9" table:formula="of:=IF([.G$7]=&quot;&quot;;&quot;.&quot;;MID(IF([.$C9]&gt;0;BASE([.$C9];2;16);BASE([.$C9]+2^16;2;16));ABS([.G$7]-16);1))" office:value-type="string" office:string-value="0" calcext:value-type="string">
            <text:p>0</text:p>
          </table:table-cell>
          <table:table-cell table:style-name="ce9" table:formula="of:=IF([.H$7]=&quot;&quot;;&quot;.&quot;;MID(IF([.$C9]&gt;0;BASE([.$C9];2;16);BASE([.$C9]+2^16;2;16));ABS([.H$7]-16);1))" office:value-type="string" office:string-value="1" calcext:value-type="string">
            <text:p>1</text:p>
          </table:table-cell>
          <table:table-cell table:style-name="ce9" table:formula="of:=IF([.I$7]=&quot;&quot;;&quot;.&quot;;MID(IF([.$C9]&gt;0;BASE([.$C9];2;16);BASE([.$C9]+2^16;2;16));ABS([.I$7]-16);1))" office:value-type="string" office:string-value="1" calcext:value-type="string">
            <text:p>1</text:p>
          </table:table-cell>
          <table:table-cell table:style-name="ce9" table:formula="of:=IF([.J$7]=&quot;&quot;;&quot;.&quot;;MID(IF([.$C9]&gt;0;BASE([.$C9];2;16);BASE([.$C9]+2^16;2;16));ABS([.J$7]-16);1))" office:value-type="string" office:string-value="0" calcext:value-type="string">
            <text:p>0</text:p>
          </table:table-cell>
          <table:table-cell table:style-name="ce9" table:formula="of:=IF([.K$7]=&quot;&quot;;&quot;.&quot;;MID(IF([.$C9]&gt;0;BASE([.$C9];2;16);BASE([.$C9]+2^16;2;16));ABS([.K$7]-16);1))" office:value-type="string" office:string-value="." calcext:value-type="string">
            <text:p>.</text:p>
          </table:table-cell>
          <table:table-cell table:style-name="ce9" table:formula="of:=IF([.L$7]=&quot;&quot;;&quot;.&quot;;MID(IF([.$C9]&gt;0;BASE([.$C9];2;16);BASE([.$C9]+2^16;2;16));ABS([.L$7]-16);1))" office:value-type="string" office:string-value="1" calcext:value-type="string">
            <text:p>1</text:p>
          </table:table-cell>
          <table:table-cell table:style-name="ce9" table:formula="of:=IF([.M$7]=&quot;&quot;;&quot;.&quot;;MID(IF([.$C9]&gt;0;BASE([.$C9];2;16);BASE([.$C9]+2^16;2;16));ABS([.M$7]-16);1))" office:value-type="string" office:string-value="1" calcext:value-type="string">
            <text:p>1</text:p>
          </table:table-cell>
          <table:table-cell table:style-name="ce9" table:formula="of:=IF([.N$7]=&quot;&quot;;&quot;.&quot;;MID(IF([.$C9]&gt;0;BASE([.$C9];2;16);BASE([.$C9]+2^16;2;16));ABS([.N$7]-16);1))" office:value-type="string" office:string-value="0" calcext:value-type="string">
            <text:p>0</text:p>
          </table:table-cell>
          <table:table-cell table:style-name="ce9" table:formula="of:=IF([.O$7]=&quot;&quot;;&quot;.&quot;;MID(IF([.$C9]&gt;0;BASE([.$C9];2;16);BASE([.$C9]+2^16;2;16));ABS([.O$7]-16);1))" office:value-type="string" office:string-value="1" calcext:value-type="string">
            <text:p>1</text:p>
          </table:table-cell>
          <table:table-cell table:style-name="ce9" table:formula="of:=IF([.P$7]=&quot;&quot;;&quot;.&quot;;MID(IF([.$C9]&gt;0;BASE([.$C9];2;16);BASE([.$C9]+2^16;2;16));ABS([.P$7]-16);1))" office:value-type="string" office:string-value="." calcext:value-type="string">
            <text:p>.</text:p>
          </table:table-cell>
          <table:table-cell table:style-name="ce9" table:formula="of:=IF([.Q$7]=&quot;&quot;;&quot;.&quot;;MID(IF([.$C9]&gt;0;BASE([.$C9];2;16);BASE([.$C9]+2^16;2;16));ABS([.Q$7]-16);1))" office:value-type="string" office:string-value="1" calcext:value-type="string">
            <text:p>1</text:p>
          </table:table-cell>
          <table:table-cell table:style-name="ce9" table:formula="of:=IF([.R$7]=&quot;&quot;;&quot;.&quot;;MID(IF([.$C9]&gt;0;BASE([.$C9];2;16);BASE([.$C9]+2^16;2;16));ABS([.R$7]-16);1))" office:value-type="string" office:string-value="0" calcext:value-type="string">
            <text:p>0</text:p>
          </table:table-cell>
          <table:table-cell table:style-name="ce9" table:formula="of:=IF([.S$7]=&quot;&quot;;&quot;.&quot;;MID(IF([.$C9]&gt;0;BASE([.$C9];2;16);BASE([.$C9]+2^16;2;16));ABS([.S$7]-16);1))" office:value-type="string" office:string-value="0" calcext:value-type="string">
            <text:p>0</text:p>
          </table:table-cell>
          <table:table-cell table:style-name="ce9" table:formula="of:=IF([.T$7]=&quot;&quot;;&quot;.&quot;;MID(IF([.$C9]&gt;0;BASE([.$C9];2;16);BASE([.$C9]+2^16;2;16));ABS([.T$7]-16);1))" office:value-type="string" office:string-value="1" calcext:value-type="string">
            <text:p>1</text:p>
          </table:table-cell>
          <table:table-cell table:style-name="ce9" table:formula="of:=IF([.U$7]=&quot;&quot;;&quot;.&quot;;MID(IF([.$C9]&gt;0;BASE([.$C9];2;16);BASE([.$C9]+2^16;2;16));ABS([.U$7]-16);1))" office:value-type="string" office:string-value="." calcext:value-type="string">
            <text:p>.</text:p>
          </table:table-cell>
          <table:table-cell table:style-name="ce9" table:formula="of:=IF([.V$7]=&quot;&quot;;&quot;.&quot;;MID(IF([.$C9]&gt;0;BASE([.$C9];2;16);BASE([.$C9]+2^16;2;16));ABS([.V$7]-16);1))" office:value-type="string" office:string-value="1" calcext:value-type="string">
            <text:p>1</text:p>
          </table:table-cell>
          <table:table-cell table:style-name="ce9" table:formula="of:=IF([.W$7]=&quot;&quot;;&quot;.&quot;;MID(IF([.$C9]&gt;0;BASE([.$C9];2;16);BASE([.$C9]+2^16;2;16));ABS([.W$7]-16);1))" office:value-type="string" office:string-value="1" calcext:value-type="string">
            <text:p>1</text:p>
          </table:table-cell>
          <table:table-cell table:style-name="ce9" table:formula="of:=IF([.X$7]=&quot;&quot;;&quot;.&quot;;MID(IF([.$C9]&gt;0;BASE([.$C9];2;16);BASE([.$C9]+2^16;2;16));ABS([.X$7]-16);1))" office:value-type="string" office:string-value="1" calcext:value-type="string">
            <text:p>1</text:p>
          </table:table-cell>
          <table:table-cell table:style-name="ce9" table:formula="of:=IF([.Y$7]=&quot;&quot;;&quot;.&quot;;MID(IF([.$C9]&gt;0;BASE([.$C9];2;16);BASE([.$C9]+2^16;2;16));ABS([.Y$7]-16);1))" office:value-type="string" office:string-value="0" calcext:value-type="string">
            <text:p>0</text:p>
          </table:table-cell>
          <table:table-cell table:number-columns-repeated="5"/>
        </table:table-row>
        <table:table-row table:style-name="ro1">
          <table:table-cell table:style-name="ce18" office:value-type="string" calcext:value-type="string">
            <text:p>X3=</text:p>
          </table:table-cell>
          <table:table-cell table:style-name="ce3" office:value-type="string" calcext:value-type="string">
            <text:p>A+C=</text:p>
          </table:table-cell>
          <table:table-cell table:style-name="ce2" table:formula="of:=[.C8]+[.C9]" office:value-type="float" office:value="31679" calcext:value-type="float">
            <text:p>31 679</text:p>
          </table:table-cell>
          <table:table-cell/>
          <table:table-cell office:value-type="string" calcext:value-type="string">
            <text:p>B3 =</text:p>
          </table:table-cell>
          <table:table-cell/>
          <table:table-cell table:style-name="ce9" table:formula="of:=IF([.G$7]=&quot;&quot;;&quot;.&quot;;MID(IF([.$C10]&gt;0;BASE([.$C10];2;16);BASE([.$C10]+2^16;2;16));ABS([.G$7]-16);1))" office:value-type="string" office:string-value="0" calcext:value-type="string">
            <text:p>0</text:p>
          </table:table-cell>
          <table:table-cell table:style-name="ce9" table:formula="of:=IF([.H$7]=&quot;&quot;;&quot;.&quot;;MID(IF([.$C10]&gt;0;BASE([.$C10];2;16);BASE([.$C10]+2^16;2;16));ABS([.H$7]-16);1))" office:value-type="string" office:string-value="1" calcext:value-type="string">
            <text:p>1</text:p>
          </table:table-cell>
          <table:table-cell table:style-name="ce9" table:formula="of:=IF([.I$7]=&quot;&quot;;&quot;.&quot;;MID(IF([.$C10]&gt;0;BASE([.$C10];2;16);BASE([.$C10]+2^16;2;16));ABS([.I$7]-16);1))" office:value-type="string" office:string-value="1" calcext:value-type="string">
            <text:p>1</text:p>
          </table:table-cell>
          <table:table-cell table:style-name="ce9" table:formula="of:=IF([.J$7]=&quot;&quot;;&quot;.&quot;;MID(IF([.$C10]&gt;0;BASE([.$C10];2;16);BASE([.$C10]+2^16;2;16));ABS([.J$7]-16);1))" office:value-type="string" office:string-value="1" calcext:value-type="string">
            <text:p>1</text:p>
          </table:table-cell>
          <table:table-cell table:style-name="ce9" table:formula="of:=IF([.K$7]=&quot;&quot;;&quot;.&quot;;MID(IF([.$C10]&gt;0;BASE([.$C10];2;16);BASE([.$C10]+2^16;2;16));ABS([.K$7]-16);1))" office:value-type="string" office:string-value="." calcext:value-type="string">
            <text:p>.</text:p>
          </table:table-cell>
          <table:table-cell table:style-name="ce9" table:formula="of:=IF([.L$7]=&quot;&quot;;&quot;.&quot;;MID(IF([.$C10]&gt;0;BASE([.$C10];2;16);BASE([.$C10]+2^16;2;16));ABS([.L$7]-16);1))" office:value-type="string" office:string-value="1" calcext:value-type="string">
            <text:p>1</text:p>
          </table:table-cell>
          <table:table-cell table:style-name="ce9" table:formula="of:=IF([.M$7]=&quot;&quot;;&quot;.&quot;;MID(IF([.$C10]&gt;0;BASE([.$C10];2;16);BASE([.$C10]+2^16;2;16));ABS([.M$7]-16);1))" office:value-type="string" office:string-value="0" calcext:value-type="string">
            <text:p>0</text:p>
          </table:table-cell>
          <table:table-cell table:style-name="ce9" table:formula="of:=IF([.N$7]=&quot;&quot;;&quot;.&quot;;MID(IF([.$C10]&gt;0;BASE([.$C10];2;16);BASE([.$C10]+2^16;2;16));ABS([.N$7]-16);1))" office:value-type="string" office:string-value="1" calcext:value-type="string">
            <text:p>1</text:p>
          </table:table-cell>
          <table:table-cell table:style-name="ce9" table:formula="of:=IF([.O$7]=&quot;&quot;;&quot;.&quot;;MID(IF([.$C10]&gt;0;BASE([.$C10];2;16);BASE([.$C10]+2^16;2;16));ABS([.O$7]-16);1))" office:value-type="string" office:string-value="1" calcext:value-type="string">
            <text:p>1</text:p>
          </table:table-cell>
          <table:table-cell table:style-name="ce9" table:formula="of:=IF([.P$7]=&quot;&quot;;&quot;.&quot;;MID(IF([.$C10]&gt;0;BASE([.$C10];2;16);BASE([.$C10]+2^16;2;16));ABS([.P$7]-16);1))" office:value-type="string" office:string-value="." calcext:value-type="string">
            <text:p>.</text:p>
          </table:table-cell>
          <table:table-cell table:style-name="ce9" table:formula="of:=IF([.Q$7]=&quot;&quot;;&quot;.&quot;;MID(IF([.$C10]&gt;0;BASE([.$C10];2;16);BASE([.$C10]+2^16;2;16));ABS([.Q$7]-16);1))" office:value-type="string" office:string-value="1" calcext:value-type="string">
            <text:p>1</text:p>
          </table:table-cell>
          <table:table-cell table:style-name="ce9" table:formula="of:=IF([.R$7]=&quot;&quot;;&quot;.&quot;;MID(IF([.$C10]&gt;0;BASE([.$C10];2;16);BASE([.$C10]+2^16;2;16));ABS([.R$7]-16);1))" office:value-type="string" office:string-value="0" calcext:value-type="string">
            <text:p>0</text:p>
          </table:table-cell>
          <table:table-cell table:style-name="ce9" table:formula="of:=IF([.S$7]=&quot;&quot;;&quot;.&quot;;MID(IF([.$C10]&gt;0;BASE([.$C10];2;16);BASE([.$C10]+2^16;2;16));ABS([.S$7]-16);1))" office:value-type="string" office:string-value="1" calcext:value-type="string">
            <text:p>1</text:p>
          </table:table-cell>
          <table:table-cell table:style-name="ce9" table:formula="of:=IF([.T$7]=&quot;&quot;;&quot;.&quot;;MID(IF([.$C10]&gt;0;BASE([.$C10];2;16);BASE([.$C10]+2^16;2;16));ABS([.T$7]-16);1))" office:value-type="string" office:string-value="1" calcext:value-type="string">
            <text:p>1</text:p>
          </table:table-cell>
          <table:table-cell table:style-name="ce9" table:formula="of:=IF([.U$7]=&quot;&quot;;&quot;.&quot;;MID(IF([.$C10]&gt;0;BASE([.$C10];2;16);BASE([.$C10]+2^16;2;16));ABS([.U$7]-16);1))" office:value-type="string" office:string-value="." calcext:value-type="string">
            <text:p>.</text:p>
          </table:table-cell>
          <table:table-cell table:style-name="ce9" table:formula="of:=IF([.V$7]=&quot;&quot;;&quot;.&quot;;MID(IF([.$C10]&gt;0;BASE([.$C10];2;16);BASE([.$C10]+2^16;2;16));ABS([.V$7]-16);1))" office:value-type="string" office:string-value="1" calcext:value-type="string">
            <text:p>1</text:p>
          </table:table-cell>
          <table:table-cell table:style-name="ce9" table:formula="of:=IF([.W$7]=&quot;&quot;;&quot;.&quot;;MID(IF([.$C10]&gt;0;BASE([.$C10];2;16);BASE([.$C10]+2^16;2;16));ABS([.W$7]-16);1))" office:value-type="string" office:string-value="1" calcext:value-type="string">
            <text:p>1</text:p>
          </table:table-cell>
          <table:table-cell table:style-name="ce9" table:formula="of:=IF([.X$7]=&quot;&quot;;&quot;.&quot;;MID(IF([.$C10]&gt;0;BASE([.$C10];2;16);BASE([.$C10]+2^16;2;16));ABS([.X$7]-16);1))" office:value-type="string" office:string-value="1" calcext:value-type="string">
            <text:p>1</text:p>
          </table:table-cell>
          <table:table-cell table:style-name="ce9" table:formula="of:=IF([.Y$7]=&quot;&quot;;&quot;.&quot;;MID(IF([.$C10]&gt;0;BASE([.$C10];2;16);BASE([.$C10]+2^16;2;16));ABS([.Y$7]-16);1))" office:value-type="string" office:string-value="1" calcext:value-type="string">
            <text:p>1</text:p>
          </table:table-cell>
          <table:table-cell table:number-columns-repeated="5"/>
        </table:table-row>
        <table:table-row table:style-name="ro1">
          <table:table-cell table:style-name="ce18" office:value-type="string" calcext:value-type="string">
            <text:p>X4=</text:p>
          </table:table-cell>
          <table:table-cell table:style-name="ce3" office:value-type="string" calcext:value-type="string">
            <text:p>A+C+C=</text:p>
          </table:table-cell>
          <table:table-cell table:style-name="ce2" table:formula="of:=[.C8]+2*[.C9]" office:value-type="float" office:value="59741" calcext:value-type="float">
            <text:p>59 741</text:p>
          </table:table-cell>
          <table:table-cell/>
          <table:table-cell office:value-type="string" calcext:value-type="string">
            <text:p>B4 =</text:p>
          </table:table-cell>
          <table:table-cell/>
          <table:table-cell table:style-name="ce9" table:formula="of:=IF([.G$7]=&quot;&quot;;&quot;.&quot;;MID(IF([.$C11]&gt;0;BASE([.$C11];2;16);BASE([.$C11]+2^16;2;16));ABS([.G$7]-16);1))" office:value-type="string" office:string-value="1" calcext:value-type="string">
            <text:p>1</text:p>
          </table:table-cell>
          <table:table-cell table:style-name="ce9" table:formula="of:=IF([.H$7]=&quot;&quot;;&quot;.&quot;;MID(IF([.$C11]&gt;0;BASE([.$C11];2;16);BASE([.$C11]+2^16;2;16));ABS([.H$7]-16);1))" office:value-type="string" office:string-value="1" calcext:value-type="string">
            <text:p>1</text:p>
          </table:table-cell>
          <table:table-cell table:style-name="ce9" table:formula="of:=IF([.I$7]=&quot;&quot;;&quot;.&quot;;MID(IF([.$C11]&gt;0;BASE([.$C11];2;16);BASE([.$C11]+2^16;2;16));ABS([.I$7]-16);1))" office:value-type="string" office:string-value="1" calcext:value-type="string">
            <text:p>1</text:p>
          </table:table-cell>
          <table:table-cell table:style-name="ce9" table:formula="of:=IF([.J$7]=&quot;&quot;;&quot;.&quot;;MID(IF([.$C11]&gt;0;BASE([.$C11];2;16);BASE([.$C11]+2^16;2;16));ABS([.J$7]-16);1))" office:value-type="string" office:string-value="0" calcext:value-type="string">
            <text:p>0</text:p>
          </table:table-cell>
          <table:table-cell table:style-name="ce9" table:formula="of:=IF([.K$7]=&quot;&quot;;&quot;.&quot;;MID(IF([.$C11]&gt;0;BASE([.$C11];2;16);BASE([.$C11]+2^16;2;16));ABS([.K$7]-16);1))" office:value-type="string" office:string-value="." calcext:value-type="string">
            <text:p>.</text:p>
          </table:table-cell>
          <table:table-cell table:style-name="ce9" table:formula="of:=IF([.L$7]=&quot;&quot;;&quot;.&quot;;MID(IF([.$C11]&gt;0;BASE([.$C11];2;16);BASE([.$C11]+2^16;2;16));ABS([.L$7]-16);1))" office:value-type="string" office:string-value="1" calcext:value-type="string">
            <text:p>1</text:p>
          </table:table-cell>
          <table:table-cell table:style-name="ce9" table:formula="of:=IF([.M$7]=&quot;&quot;;&quot;.&quot;;MID(IF([.$C11]&gt;0;BASE([.$C11];2;16);BASE([.$C11]+2^16;2;16));ABS([.M$7]-16);1))" office:value-type="string" office:string-value="0" calcext:value-type="string">
            <text:p>0</text:p>
          </table:table-cell>
          <table:table-cell table:style-name="ce9" table:formula="of:=IF([.N$7]=&quot;&quot;;&quot;.&quot;;MID(IF([.$C11]&gt;0;BASE([.$C11];2;16);BASE([.$C11]+2^16;2;16));ABS([.N$7]-16);1))" office:value-type="string" office:string-value="0" calcext:value-type="string">
            <text:p>0</text:p>
          </table:table-cell>
          <table:table-cell table:style-name="ce9" table:formula="of:=IF([.O$7]=&quot;&quot;;&quot;.&quot;;MID(IF([.$C11]&gt;0;BASE([.$C11];2;16);BASE([.$C11]+2^16;2;16));ABS([.O$7]-16);1))" office:value-type="string" office:string-value="1" calcext:value-type="string">
            <text:p>1</text:p>
          </table:table-cell>
          <table:table-cell table:style-name="ce9" table:formula="of:=IF([.P$7]=&quot;&quot;;&quot;.&quot;;MID(IF([.$C11]&gt;0;BASE([.$C11];2;16);BASE([.$C11]+2^16;2;16));ABS([.P$7]-16);1))" office:value-type="string" office:string-value="." calcext:value-type="string">
            <text:p>.</text:p>
          </table:table-cell>
          <table:table-cell table:style-name="ce9" table:formula="of:=IF([.Q$7]=&quot;&quot;;&quot;.&quot;;MID(IF([.$C11]&gt;0;BASE([.$C11];2;16);BASE([.$C11]+2^16;2;16));ABS([.Q$7]-16);1))" office:value-type="string" office:string-value="0" calcext:value-type="string">
            <text:p>0</text:p>
          </table:table-cell>
          <table:table-cell table:style-name="ce9" table:formula="of:=IF([.R$7]=&quot;&quot;;&quot;.&quot;;MID(IF([.$C11]&gt;0;BASE([.$C11];2;16);BASE([.$C11]+2^16;2;16));ABS([.R$7]-16);1))" office:value-type="string" office:string-value="1" calcext:value-type="string">
            <text:p>1</text:p>
          </table:table-cell>
          <table:table-cell table:style-name="ce9" table:formula="of:=IF([.S$7]=&quot;&quot;;&quot;.&quot;;MID(IF([.$C11]&gt;0;BASE([.$C11];2;16);BASE([.$C11]+2^16;2;16));ABS([.S$7]-16);1))" office:value-type="string" office:string-value="0" calcext:value-type="string">
            <text:p>0</text:p>
          </table:table-cell>
          <table:table-cell table:style-name="ce9" table:formula="of:=IF([.T$7]=&quot;&quot;;&quot;.&quot;;MID(IF([.$C11]&gt;0;BASE([.$C11];2;16);BASE([.$C11]+2^16;2;16));ABS([.T$7]-16);1))" office:value-type="string" office:string-value="1" calcext:value-type="string">
            <text:p>1</text:p>
          </table:table-cell>
          <table:table-cell table:style-name="ce9" table:formula="of:=IF([.U$7]=&quot;&quot;;&quot;.&quot;;MID(IF([.$C11]&gt;0;BASE([.$C11];2;16);BASE([.$C11]+2^16;2;16));ABS([.U$7]-16);1))" office:value-type="string" office:string-value="." calcext:value-type="string">
            <text:p>.</text:p>
          </table:table-cell>
          <table:table-cell table:style-name="ce9" table:formula="of:=IF([.V$7]=&quot;&quot;;&quot;.&quot;;MID(IF([.$C11]&gt;0;BASE([.$C11];2;16);BASE([.$C11]+2^16;2;16));ABS([.V$7]-16);1))" office:value-type="string" office:string-value="1" calcext:value-type="string">
            <text:p>1</text:p>
          </table:table-cell>
          <table:table-cell table:style-name="ce9" table:formula="of:=IF([.W$7]=&quot;&quot;;&quot;.&quot;;MID(IF([.$C11]&gt;0;BASE([.$C11];2;16);BASE([.$C11]+2^16;2;16));ABS([.W$7]-16);1))" office:value-type="string" office:string-value="1" calcext:value-type="string">
            <text:p>1</text:p>
          </table:table-cell>
          <table:table-cell table:style-name="ce9" table:formula="of:=IF([.X$7]=&quot;&quot;;&quot;.&quot;;MID(IF([.$C11]&gt;0;BASE([.$C11];2;16);BASE([.$C11]+2^16;2;16));ABS([.X$7]-16);1))" office:value-type="string" office:string-value="0" calcext:value-type="string">
            <text:p>0</text:p>
          </table:table-cell>
          <table:table-cell table:style-name="ce9" table:formula="of:=IF([.Y$7]=&quot;&quot;;&quot;.&quot;;MID(IF([.$C11]&gt;0;BASE([.$C11];2;16);BASE([.$C11]+2^16;2;16));ABS([.Y$7]-16);1))" office:value-type="string" office:string-value="1" calcext:value-type="string">
            <text:p>1</text:p>
          </table:table-cell>
          <table:table-cell table:number-columns-repeated="5"/>
        </table:table-row>
        <table:table-row table:style-name="ro1">
          <table:table-cell table:style-name="ce18" office:value-type="string" calcext:value-type="string">
            <text:p>X5=</text:p>
          </table:table-cell>
          <table:table-cell table:style-name="ce3" office:value-type="string" calcext:value-type="string">
            <text:p>C-A=</text:p>
          </table:table-cell>
          <table:table-cell table:style-name="ce2" table:formula="of:=[.C9]-[.C8]" office:value-type="float" office:value="24445" calcext:value-type="float">
            <text:p>24 445</text:p>
          </table:table-cell>
          <table:table-cell/>
          <table:table-cell office:value-type="string" calcext:value-type="string">
            <text:p>B5 =</text:p>
          </table:table-cell>
          <table:table-cell/>
          <table:table-cell table:style-name="ce9" table:formula="of:=IF([.G$7]=&quot;&quot;;&quot;.&quot;;MID(IF([.$C12]&gt;0;BASE([.$C12];2;16);BASE([.$C12]+2^16;2;16));ABS([.G$7]-16);1))" office:value-type="string" office:string-value="0" calcext:value-type="string">
            <text:p>0</text:p>
          </table:table-cell>
          <table:table-cell table:style-name="ce9" table:formula="of:=IF([.H$7]=&quot;&quot;;&quot;.&quot;;MID(IF([.$C12]&gt;0;BASE([.$C12];2;16);BASE([.$C12]+2^16;2;16));ABS([.H$7]-16);1))" office:value-type="string" office:string-value="1" calcext:value-type="string">
            <text:p>1</text:p>
          </table:table-cell>
          <table:table-cell table:style-name="ce9" table:formula="of:=IF([.I$7]=&quot;&quot;;&quot;.&quot;;MID(IF([.$C12]&gt;0;BASE([.$C12];2;16);BASE([.$C12]+2^16;2;16));ABS([.I$7]-16);1))" office:value-type="string" office:string-value="0" calcext:value-type="string">
            <text:p>0</text:p>
          </table:table-cell>
          <table:table-cell table:style-name="ce9" table:formula="of:=IF([.J$7]=&quot;&quot;;&quot;.&quot;;MID(IF([.$C12]&gt;0;BASE([.$C12];2;16);BASE([.$C12]+2^16;2;16));ABS([.J$7]-16);1))" office:value-type="string" office:string-value="1" calcext:value-type="string">
            <text:p>1</text:p>
          </table:table-cell>
          <table:table-cell table:style-name="ce9" table:formula="of:=IF([.K$7]=&quot;&quot;;&quot;.&quot;;MID(IF([.$C12]&gt;0;BASE([.$C12];2;16);BASE([.$C12]+2^16;2;16));ABS([.K$7]-16);1))" office:value-type="string" office:string-value="." calcext:value-type="string">
            <text:p>.</text:p>
          </table:table-cell>
          <table:table-cell table:style-name="ce9" table:formula="of:=IF([.L$7]=&quot;&quot;;&quot;.&quot;;MID(IF([.$C12]&gt;0;BASE([.$C12];2;16);BASE([.$C12]+2^16;2;16));ABS([.L$7]-16);1))" office:value-type="string" office:string-value="1" calcext:value-type="string">
            <text:p>1</text:p>
          </table:table-cell>
          <table:table-cell table:style-name="ce9" table:formula="of:=IF([.M$7]=&quot;&quot;;&quot;.&quot;;MID(IF([.$C12]&gt;0;BASE([.$C12];2;16);BASE([.$C12]+2^16;2;16));ABS([.M$7]-16);1))" office:value-type="string" office:string-value="1" calcext:value-type="string">
            <text:p>1</text:p>
          </table:table-cell>
          <table:table-cell table:style-name="ce9" table:formula="of:=IF([.N$7]=&quot;&quot;;&quot;.&quot;;MID(IF([.$C12]&gt;0;BASE([.$C12];2;16);BASE([.$C12]+2^16;2;16));ABS([.N$7]-16);1))" office:value-type="string" office:string-value="1" calcext:value-type="string">
            <text:p>1</text:p>
          </table:table-cell>
          <table:table-cell table:style-name="ce9" table:formula="of:=IF([.O$7]=&quot;&quot;;&quot;.&quot;;MID(IF([.$C12]&gt;0;BASE([.$C12];2;16);BASE([.$C12]+2^16;2;16));ABS([.O$7]-16);1))" office:value-type="string" office:string-value="1" calcext:value-type="string">
            <text:p>1</text:p>
          </table:table-cell>
          <table:table-cell table:style-name="ce9" table:formula="of:=IF([.P$7]=&quot;&quot;;&quot;.&quot;;MID(IF([.$C12]&gt;0;BASE([.$C12];2;16);BASE([.$C12]+2^16;2;16));ABS([.P$7]-16);1))" office:value-type="string" office:string-value="." calcext:value-type="string">
            <text:p>.</text:p>
          </table:table-cell>
          <table:table-cell table:style-name="ce9" table:formula="of:=IF([.Q$7]=&quot;&quot;;&quot;.&quot;;MID(IF([.$C12]&gt;0;BASE([.$C12];2;16);BASE([.$C12]+2^16;2;16));ABS([.Q$7]-16);1))" office:value-type="string" office:string-value="0" calcext:value-type="string">
            <text:p>0</text:p>
          </table:table-cell>
          <table:table-cell table:style-name="ce9" table:formula="of:=IF([.R$7]=&quot;&quot;;&quot;.&quot;;MID(IF([.$C12]&gt;0;BASE([.$C12];2;16);BASE([.$C12]+2^16;2;16));ABS([.R$7]-16);1))" office:value-type="string" office:string-value="1" calcext:value-type="string">
            <text:p>1</text:p>
          </table:table-cell>
          <table:table-cell table:style-name="ce9" table:formula="of:=IF([.S$7]=&quot;&quot;;&quot;.&quot;;MID(IF([.$C12]&gt;0;BASE([.$C12];2;16);BASE([.$C12]+2^16;2;16));ABS([.S$7]-16);1))" office:value-type="string" office:string-value="1" calcext:value-type="string">
            <text:p>1</text:p>
          </table:table-cell>
          <table:table-cell table:style-name="ce9" table:formula="of:=IF([.T$7]=&quot;&quot;;&quot;.&quot;;MID(IF([.$C12]&gt;0;BASE([.$C12];2;16);BASE([.$C12]+2^16;2;16));ABS([.T$7]-16);1))" office:value-type="string" office:string-value="1" calcext:value-type="string">
            <text:p>1</text:p>
          </table:table-cell>
          <table:table-cell table:style-name="ce9" table:formula="of:=IF([.U$7]=&quot;&quot;;&quot;.&quot;;MID(IF([.$C12]&gt;0;BASE([.$C12];2;16);BASE([.$C12]+2^16;2;16));ABS([.U$7]-16);1))" office:value-type="string" office:string-value="." calcext:value-type="string">
            <text:p>.</text:p>
          </table:table-cell>
          <table:table-cell table:style-name="ce9" table:formula="of:=IF([.V$7]=&quot;&quot;;&quot;.&quot;;MID(IF([.$C12]&gt;0;BASE([.$C12];2;16);BASE([.$C12]+2^16;2;16));ABS([.V$7]-16);1))" office:value-type="string" office:string-value="1" calcext:value-type="string">
            <text:p>1</text:p>
          </table:table-cell>
          <table:table-cell table:style-name="ce9" table:formula="of:=IF([.W$7]=&quot;&quot;;&quot;.&quot;;MID(IF([.$C12]&gt;0;BASE([.$C12];2;16);BASE([.$C12]+2^16;2;16));ABS([.W$7]-16);1))" office:value-type="string" office:string-value="1" calcext:value-type="string">
            <text:p>1</text:p>
          </table:table-cell>
          <table:table-cell table:style-name="ce9" table:formula="of:=IF([.X$7]=&quot;&quot;;&quot;.&quot;;MID(IF([.$C12]&gt;0;BASE([.$C12];2;16);BASE([.$C12]+2^16;2;16));ABS([.X$7]-16);1))" office:value-type="string" office:string-value="0" calcext:value-type="string">
            <text:p>0</text:p>
          </table:table-cell>
          <table:table-cell table:style-name="ce9" table:formula="of:=IF([.Y$7]=&quot;&quot;;&quot;.&quot;;MID(IF([.$C12]&gt;0;BASE([.$C12];2;16);BASE([.$C12]+2^16;2;16));ABS([.Y$7]-16);1))" office:value-type="string" office:string-value="1" calcext:value-type="string">
            <text:p>1</text:p>
          </table:table-cell>
          <table:table-cell table:number-columns-repeated="5"/>
        </table:table-row>
        <table:table-row table:style-name="ro1">
          <table:table-cell table:style-name="ce18" office:value-type="string" calcext:value-type="string">
            <text:p>X6=</text:p>
          </table:table-cell>
          <table:table-cell table:style-name="ce3" office:value-type="string" calcext:value-type="string">
            <text:p>65536-X4=</text:p>
          </table:table-cell>
          <table:table-cell table:style-name="ce2" table:formula="of:=65536-[.C11]" office:value-type="float" office:value="5795" calcext:value-type="float">
            <text:p>5 795</text:p>
          </table:table-cell>
          <table:table-cell/>
          <table:table-cell office:value-type="string" calcext:value-type="string">
            <text:p>B6 =</text:p>
          </table:table-cell>
          <table:table-cell/>
          <table:table-cell table:style-name="ce9" table:formula="of:=IF([.G$7]=&quot;&quot;;&quot;.&quot;;MID(IF([.$C13]&gt;0;BASE([.$C13];2;16);BASE([.$C13]+2^16;2;16));ABS([.G$7]-16);1))" office:value-type="string" office:string-value="0" calcext:value-type="string">
            <text:p>0</text:p>
          </table:table-cell>
          <table:table-cell table:style-name="ce9" table:formula="of:=IF([.H$7]=&quot;&quot;;&quot;.&quot;;MID(IF([.$C13]&gt;0;BASE([.$C13];2;16);BASE([.$C13]+2^16;2;16));ABS([.H$7]-16);1))" office:value-type="string" office:string-value="0" calcext:value-type="string">
            <text:p>0</text:p>
          </table:table-cell>
          <table:table-cell table:style-name="ce9" table:formula="of:=IF([.I$7]=&quot;&quot;;&quot;.&quot;;MID(IF([.$C13]&gt;0;BASE([.$C13];2;16);BASE([.$C13]+2^16;2;16));ABS([.I$7]-16);1))" office:value-type="string" office:string-value="0" calcext:value-type="string">
            <text:p>0</text:p>
          </table:table-cell>
          <table:table-cell table:style-name="ce9" table:formula="of:=IF([.J$7]=&quot;&quot;;&quot;.&quot;;MID(IF([.$C13]&gt;0;BASE([.$C13];2;16);BASE([.$C13]+2^16;2;16));ABS([.J$7]-16);1))" office:value-type="string" office:string-value="1" calcext:value-type="string">
            <text:p>1</text:p>
          </table:table-cell>
          <table:table-cell table:style-name="ce9" table:formula="of:=IF([.K$7]=&quot;&quot;;&quot;.&quot;;MID(IF([.$C13]&gt;0;BASE([.$C13];2;16);BASE([.$C13]+2^16;2;16));ABS([.K$7]-16);1))" office:value-type="string" office:string-value="." calcext:value-type="string">
            <text:p>.</text:p>
          </table:table-cell>
          <table:table-cell table:style-name="ce9" table:formula="of:=IF([.L$7]=&quot;&quot;;&quot;.&quot;;MID(IF([.$C13]&gt;0;BASE([.$C13];2;16);BASE([.$C13]+2^16;2;16));ABS([.L$7]-16);1))" office:value-type="string" office:string-value="0" calcext:value-type="string">
            <text:p>0</text:p>
          </table:table-cell>
          <table:table-cell table:style-name="ce9" table:formula="of:=IF([.M$7]=&quot;&quot;;&quot;.&quot;;MID(IF([.$C13]&gt;0;BASE([.$C13];2;16);BASE([.$C13]+2^16;2;16));ABS([.M$7]-16);1))" office:value-type="string" office:string-value="1" calcext:value-type="string">
            <text:p>1</text:p>
          </table:table-cell>
          <table:table-cell table:style-name="ce9" table:formula="of:=IF([.N$7]=&quot;&quot;;&quot;.&quot;;MID(IF([.$C13]&gt;0;BASE([.$C13];2;16);BASE([.$C13]+2^16;2;16));ABS([.N$7]-16);1))" office:value-type="string" office:string-value="1" calcext:value-type="string">
            <text:p>1</text:p>
          </table:table-cell>
          <table:table-cell table:style-name="ce9" table:formula="of:=IF([.O$7]=&quot;&quot;;&quot;.&quot;;MID(IF([.$C13]&gt;0;BASE([.$C13];2;16);BASE([.$C13]+2^16;2;16));ABS([.O$7]-16);1))" office:value-type="string" office:string-value="0" calcext:value-type="string">
            <text:p>0</text:p>
          </table:table-cell>
          <table:table-cell table:style-name="ce9" table:formula="of:=IF([.P$7]=&quot;&quot;;&quot;.&quot;;MID(IF([.$C13]&gt;0;BASE([.$C13];2;16);BASE([.$C13]+2^16;2;16));ABS([.P$7]-16);1))" office:value-type="string" office:string-value="." calcext:value-type="string">
            <text:p>.</text:p>
          </table:table-cell>
          <table:table-cell table:style-name="ce9" table:formula="of:=IF([.Q$7]=&quot;&quot;;&quot;.&quot;;MID(IF([.$C13]&gt;0;BASE([.$C13];2;16);BASE([.$C13]+2^16;2;16));ABS([.Q$7]-16);1))" office:value-type="string" office:string-value="1" calcext:value-type="string">
            <text:p>1</text:p>
          </table:table-cell>
          <table:table-cell table:style-name="ce9" table:formula="of:=IF([.R$7]=&quot;&quot;;&quot;.&quot;;MID(IF([.$C13]&gt;0;BASE([.$C13];2;16);BASE([.$C13]+2^16;2;16));ABS([.R$7]-16);1))" office:value-type="string" office:string-value="0" calcext:value-type="string">
            <text:p>0</text:p>
          </table:table-cell>
          <table:table-cell table:style-name="ce9" table:formula="of:=IF([.S$7]=&quot;&quot;;&quot;.&quot;;MID(IF([.$C13]&gt;0;BASE([.$C13];2;16);BASE([.$C13]+2^16;2;16));ABS([.S$7]-16);1))" office:value-type="string" office:string-value="1" calcext:value-type="string">
            <text:p>1</text:p>
          </table:table-cell>
          <table:table-cell table:style-name="ce9" table:formula="of:=IF([.T$7]=&quot;&quot;;&quot;.&quot;;MID(IF([.$C13]&gt;0;BASE([.$C13];2;16);BASE([.$C13]+2^16;2;16));ABS([.T$7]-16);1))" office:value-type="string" office:string-value="0" calcext:value-type="string">
            <text:p>0</text:p>
          </table:table-cell>
          <table:table-cell table:style-name="ce9" table:formula="of:=IF([.U$7]=&quot;&quot;;&quot;.&quot;;MID(IF([.$C13]&gt;0;BASE([.$C13];2;16);BASE([.$C13]+2^16;2;16));ABS([.U$7]-16);1))" office:value-type="string" office:string-value="." calcext:value-type="string">
            <text:p>.</text:p>
          </table:table-cell>
          <table:table-cell table:style-name="ce9" table:formula="of:=IF([.V$7]=&quot;&quot;;&quot;.&quot;;MID(IF([.$C13]&gt;0;BASE([.$C13];2;16);BASE([.$C13]+2^16;2;16));ABS([.V$7]-16);1))" office:value-type="string" office:string-value="0" calcext:value-type="string">
            <text:p>0</text:p>
          </table:table-cell>
          <table:table-cell table:style-name="ce9" table:formula="of:=IF([.W$7]=&quot;&quot;;&quot;.&quot;;MID(IF([.$C13]&gt;0;BASE([.$C13];2;16);BASE([.$C13]+2^16;2;16));ABS([.W$7]-16);1))" office:value-type="string" office:string-value="0" calcext:value-type="string">
            <text:p>0</text:p>
          </table:table-cell>
          <table:table-cell table:style-name="ce9" table:formula="of:=IF([.X$7]=&quot;&quot;;&quot;.&quot;;MID(IF([.$C13]&gt;0;BASE([.$C13];2;16);BASE([.$C13]+2^16;2;16));ABS([.X$7]-16);1))" office:value-type="string" office:string-value="1" calcext:value-type="string">
            <text:p>1</text:p>
          </table:table-cell>
          <table:table-cell table:style-name="ce9" table:formula="of:=IF([.Y$7]=&quot;&quot;;&quot;.&quot;;MID(IF([.$C13]&gt;0;BASE([.$C13];2;16);BASE([.$C13]+2^16;2;16));ABS([.Y$7]-16);1))" office:value-type="string" office:string-value="1" calcext:value-type="string">
            <text:p>1</text:p>
          </table:table-cell>
          <table:table-cell table:number-columns-repeated="5"/>
        </table:table-row>
        <table:table-row table:style-name="ro1">
          <table:table-cell table:style-name="ce18" office:value-type="string" calcext:value-type="string">
            <text:p>X7=</text:p>
          </table:table-cell>
          <table:table-cell table:style-name="ce3" office:value-type="string" calcext:value-type="string">
            <text:p>-X1=</text:p>
          </table:table-cell>
          <table:table-cell table:style-name="ce2" table:formula="of:=-[.C8]" office:value-type="float" office:value="-3617" calcext:value-type="float">
            <text:p>-3 617</text:p>
          </table:table-cell>
          <table:table-cell/>
          <table:table-cell office:value-type="string" calcext:value-type="string">
            <text:p>B7 =</text:p>
          </table:table-cell>
          <table:table-cell table:style-name="ce3" office:value-type="string" calcext:value-type="string">
            <text:p>-B1=</text:p>
          </table:table-cell>
          <table:table-cell table:style-name="ce9" table:formula="of:=IF([.G$7]=&quot;&quot;;&quot;.&quot;;MID(IF([.$C14]&gt;0;BASE([.$C14];2;16);BASE([.$C14]+2^16;2;16));ABS([.G$7]-16);1))" office:value-type="string" office:string-value="1" calcext:value-type="string">
            <text:p>1</text:p>
          </table:table-cell>
          <table:table-cell table:style-name="ce9" table:formula="of:=IF([.H$7]=&quot;&quot;;&quot;.&quot;;MID(IF([.$C14]&gt;0;BASE([.$C14];2;16);BASE([.$C14]+2^16;2;16));ABS([.H$7]-16);1))" office:value-type="string" office:string-value="1" calcext:value-type="string">
            <text:p>1</text:p>
          </table:table-cell>
          <table:table-cell table:style-name="ce9" table:formula="of:=IF([.I$7]=&quot;&quot;;&quot;.&quot;;MID(IF([.$C14]&gt;0;BASE([.$C14];2;16);BASE([.$C14]+2^16;2;16));ABS([.I$7]-16);1))" office:value-type="string" office:string-value="1" calcext:value-type="string">
            <text:p>1</text:p>
          </table:table-cell>
          <table:table-cell table:style-name="ce9" table:formula="of:=IF([.J$7]=&quot;&quot;;&quot;.&quot;;MID(IF([.$C14]&gt;0;BASE([.$C14];2;16);BASE([.$C14]+2^16;2;16));ABS([.J$7]-16);1))" office:value-type="string" office:string-value="1" calcext:value-type="string">
            <text:p>1</text:p>
          </table:table-cell>
          <table:table-cell table:style-name="ce9" table:formula="of:=IF([.K$7]=&quot;&quot;;&quot;.&quot;;MID(IF([.$C14]&gt;0;BASE([.$C14];2;16);BASE([.$C14]+2^16;2;16));ABS([.K$7]-16);1))" office:value-type="string" office:string-value="." calcext:value-type="string">
            <text:p>.</text:p>
          </table:table-cell>
          <table:table-cell table:style-name="ce9" table:formula="of:=IF([.L$7]=&quot;&quot;;&quot;.&quot;;MID(IF([.$C14]&gt;0;BASE([.$C14];2;16);BASE([.$C14]+2^16;2;16));ABS([.L$7]-16);1))" office:value-type="string" office:string-value="0" calcext:value-type="string">
            <text:p>0</text:p>
          </table:table-cell>
          <table:table-cell table:style-name="ce9" table:formula="of:=IF([.M$7]=&quot;&quot;;&quot;.&quot;;MID(IF([.$C14]&gt;0;BASE([.$C14];2;16);BASE([.$C14]+2^16;2;16));ABS([.M$7]-16);1))" office:value-type="string" office:string-value="0" calcext:value-type="string">
            <text:p>0</text:p>
          </table:table-cell>
          <table:table-cell table:style-name="ce9" table:formula="of:=IF([.N$7]=&quot;&quot;;&quot;.&quot;;MID(IF([.$C14]&gt;0;BASE([.$C14];2;16);BASE([.$C14]+2^16;2;16));ABS([.N$7]-16);1))" office:value-type="string" office:string-value="0" calcext:value-type="string">
            <text:p>0</text:p>
          </table:table-cell>
          <table:table-cell table:style-name="ce9" table:formula="of:=IF([.O$7]=&quot;&quot;;&quot;.&quot;;MID(IF([.$C14]&gt;0;BASE([.$C14];2;16);BASE([.$C14]+2^16;2;16));ABS([.O$7]-16);1))" office:value-type="string" office:string-value="1" calcext:value-type="string">
            <text:p>1</text:p>
          </table:table-cell>
          <table:table-cell table:style-name="ce9" table:formula="of:=IF([.P$7]=&quot;&quot;;&quot;.&quot;;MID(IF([.$C14]&gt;0;BASE([.$C14];2;16);BASE([.$C14]+2^16;2;16));ABS([.P$7]-16);1))" office:value-type="string" office:string-value="." calcext:value-type="string">
            <text:p>.</text:p>
          </table:table-cell>
          <table:table-cell table:style-name="ce9" table:formula="of:=IF([.Q$7]=&quot;&quot;;&quot;.&quot;;MID(IF([.$C14]&gt;0;BASE([.$C14];2;16);BASE([.$C14]+2^16;2;16));ABS([.Q$7]-16);1))" office:value-type="string" office:string-value="1" calcext:value-type="string">
            <text:p>1</text:p>
          </table:table-cell>
          <table:table-cell table:style-name="ce9" table:formula="of:=IF([.R$7]=&quot;&quot;;&quot;.&quot;;MID(IF([.$C14]&gt;0;BASE([.$C14];2;16);BASE([.$C14]+2^16;2;16));ABS([.R$7]-16);1))" office:value-type="string" office:string-value="1" calcext:value-type="string">
            <text:p>1</text:p>
          </table:table-cell>
          <table:table-cell table:style-name="ce9" table:formula="of:=IF([.S$7]=&quot;&quot;;&quot;.&quot;;MID(IF([.$C14]&gt;0;BASE([.$C14];2;16);BASE([.$C14]+2^16;2;16));ABS([.S$7]-16);1))" office:value-type="string" office:string-value="0" calcext:value-type="string">
            <text:p>0</text:p>
          </table:table-cell>
          <table:table-cell table:style-name="ce9" table:formula="of:=IF([.T$7]=&quot;&quot;;&quot;.&quot;;MID(IF([.$C14]&gt;0;BASE([.$C14];2;16);BASE([.$C14]+2^16;2;16));ABS([.T$7]-16);1))" office:value-type="string" office:string-value="1" calcext:value-type="string">
            <text:p>1</text:p>
          </table:table-cell>
          <table:table-cell table:style-name="ce9" table:formula="of:=IF([.U$7]=&quot;&quot;;&quot;.&quot;;MID(IF([.$C14]&gt;0;BASE([.$C14];2;16);BASE([.$C14]+2^16;2;16));ABS([.U$7]-16);1))" office:value-type="string" office:string-value="." calcext:value-type="string">
            <text:p>.</text:p>
          </table:table-cell>
          <table:table-cell table:style-name="ce9" table:formula="of:=IF([.V$7]=&quot;&quot;;&quot;.&quot;;MID(IF([.$C14]&gt;0;BASE([.$C14];2;16);BASE([.$C14]+2^16;2;16));ABS([.V$7]-16);1))" office:value-type="string" office:string-value="1" calcext:value-type="string">
            <text:p>1</text:p>
          </table:table-cell>
          <table:table-cell table:style-name="ce9" table:formula="of:=IF([.W$7]=&quot;&quot;;&quot;.&quot;;MID(IF([.$C14]&gt;0;BASE([.$C14];2;16);BASE([.$C14]+2^16;2;16));ABS([.W$7]-16);1))" office:value-type="string" office:string-value="1" calcext:value-type="string">
            <text:p>1</text:p>
          </table:table-cell>
          <table:table-cell table:style-name="ce9" table:formula="of:=IF([.X$7]=&quot;&quot;;&quot;.&quot;;MID(IF([.$C14]&gt;0;BASE([.$C14];2;16);BASE([.$C14]+2^16;2;16));ABS([.X$7]-16);1))" office:value-type="string" office:string-value="1" calcext:value-type="string">
            <text:p>1</text:p>
          </table:table-cell>
          <table:table-cell table:style-name="ce9" table:formula="of:=IF([.Y$7]=&quot;&quot;;&quot;.&quot;;MID(IF([.$C14]&gt;0;BASE([.$C14];2;16);BASE([.$C14]+2^16;2;16));ABS([.Y$7]-16);1))" office:value-type="string" office:string-value="1" calcext:value-type="string">
            <text:p>1</text:p>
          </table:table-cell>
          <table:table-cell table:number-columns-repeated="5"/>
        </table:table-row>
        <table:table-row table:style-name="ro1">
          <table:table-cell table:style-name="ce18" office:value-type="string" calcext:value-type="string">
            <text:p>X8=</text:p>
          </table:table-cell>
          <table:table-cell table:style-name="ce3" office:value-type="string" calcext:value-type="string">
            <text:p>-X2=</text:p>
          </table:table-cell>
          <table:table-cell table:style-name="ce2" table:formula="of:=-[.C9]" office:value-type="float" office:value="-28062" calcext:value-type="float">
            <text:p>-28 062</text:p>
          </table:table-cell>
          <table:table-cell/>
          <table:table-cell office:value-type="string" calcext:value-type="string">
            <text:p>B8 =</text:p>
          </table:table-cell>
          <table:table-cell table:style-name="ce3" office:value-type="string" calcext:value-type="string">
            <text:p>-B2=</text:p>
          </table:table-cell>
          <table:table-cell table:style-name="ce9" table:formula="of:=IF([.G$7]=&quot;&quot;;&quot;.&quot;;MID(IF([.$C15]&gt;0;BASE([.$C15];2;16);BASE([.$C15]+2^16;2;16));ABS([.G$7]-16);1))" office:value-type="string" office:string-value="1" calcext:value-type="string">
            <text:p>1</text:p>
          </table:table-cell>
          <table:table-cell table:style-name="ce9" table:formula="of:=IF([.H$7]=&quot;&quot;;&quot;.&quot;;MID(IF([.$C15]&gt;0;BASE([.$C15];2;16);BASE([.$C15]+2^16;2;16));ABS([.H$7]-16);1))" office:value-type="string" office:string-value="0" calcext:value-type="string">
            <text:p>0</text:p>
          </table:table-cell>
          <table:table-cell table:style-name="ce9" table:formula="of:=IF([.I$7]=&quot;&quot;;&quot;.&quot;;MID(IF([.$C15]&gt;0;BASE([.$C15];2;16);BASE([.$C15]+2^16;2;16));ABS([.I$7]-16);1))" office:value-type="string" office:string-value="0" calcext:value-type="string">
            <text:p>0</text:p>
          </table:table-cell>
          <table:table-cell table:style-name="ce9" table:formula="of:=IF([.J$7]=&quot;&quot;;&quot;.&quot;;MID(IF([.$C15]&gt;0;BASE([.$C15];2;16);BASE([.$C15]+2^16;2;16));ABS([.J$7]-16);1))" office:value-type="string" office:string-value="1" calcext:value-type="string">
            <text:p>1</text:p>
          </table:table-cell>
          <table:table-cell table:style-name="ce9" table:formula="of:=IF([.K$7]=&quot;&quot;;&quot;.&quot;;MID(IF([.$C15]&gt;0;BASE([.$C15];2;16);BASE([.$C15]+2^16;2;16));ABS([.K$7]-16);1))" office:value-type="string" office:string-value="." calcext:value-type="string">
            <text:p>.</text:p>
          </table:table-cell>
          <table:table-cell table:style-name="ce9" table:formula="of:=IF([.L$7]=&quot;&quot;;&quot;.&quot;;MID(IF([.$C15]&gt;0;BASE([.$C15];2;16);BASE([.$C15]+2^16;2;16));ABS([.L$7]-16);1))" office:value-type="string" office:string-value="0" calcext:value-type="string">
            <text:p>0</text:p>
          </table:table-cell>
          <table:table-cell table:style-name="ce9" table:formula="of:=IF([.M$7]=&quot;&quot;;&quot;.&quot;;MID(IF([.$C15]&gt;0;BASE([.$C15];2;16);BASE([.$C15]+2^16;2;16));ABS([.M$7]-16);1))" office:value-type="string" office:string-value="0" calcext:value-type="string">
            <text:p>0</text:p>
          </table:table-cell>
          <table:table-cell table:style-name="ce9" table:formula="of:=IF([.N$7]=&quot;&quot;;&quot;.&quot;;MID(IF([.$C15]&gt;0;BASE([.$C15];2;16);BASE([.$C15]+2^16;2;16));ABS([.N$7]-16);1))" office:value-type="string" office:string-value="1" calcext:value-type="string">
            <text:p>1</text:p>
          </table:table-cell>
          <table:table-cell table:style-name="ce9" table:formula="of:=IF([.O$7]=&quot;&quot;;&quot;.&quot;;MID(IF([.$C15]&gt;0;BASE([.$C15];2;16);BASE([.$C15]+2^16;2;16));ABS([.O$7]-16);1))" office:value-type="string" office:string-value="0" calcext:value-type="string">
            <text:p>0</text:p>
          </table:table-cell>
          <table:table-cell table:style-name="ce9" table:formula="of:=IF([.P$7]=&quot;&quot;;&quot;.&quot;;MID(IF([.$C15]&gt;0;BASE([.$C15];2;16);BASE([.$C15]+2^16;2;16));ABS([.P$7]-16);1))" office:value-type="string" office:string-value="." calcext:value-type="string">
            <text:p>.</text:p>
          </table:table-cell>
          <table:table-cell table:style-name="ce9" table:formula="of:=IF([.Q$7]=&quot;&quot;;&quot;.&quot;;MID(IF([.$C15]&gt;0;BASE([.$C15];2;16);BASE([.$C15]+2^16;2;16));ABS([.Q$7]-16);1))" office:value-type="string" office:string-value="0" calcext:value-type="string">
            <text:p>0</text:p>
          </table:table-cell>
          <table:table-cell table:style-name="ce9" table:formula="of:=IF([.R$7]=&quot;&quot;;&quot;.&quot;;MID(IF([.$C15]&gt;0;BASE([.$C15];2;16);BASE([.$C15]+2^16;2;16));ABS([.R$7]-16);1))" office:value-type="string" office:string-value="1" calcext:value-type="string">
            <text:p>1</text:p>
          </table:table-cell>
          <table:table-cell table:style-name="ce9" table:formula="of:=IF([.S$7]=&quot;&quot;;&quot;.&quot;;MID(IF([.$C15]&gt;0;BASE([.$C15];2;16);BASE([.$C15]+2^16;2;16));ABS([.S$7]-16);1))" office:value-type="string" office:string-value="1" calcext:value-type="string">
            <text:p>1</text:p>
          </table:table-cell>
          <table:table-cell table:style-name="ce9" table:formula="of:=IF([.T$7]=&quot;&quot;;&quot;.&quot;;MID(IF([.$C15]&gt;0;BASE([.$C15];2;16);BASE([.$C15]+2^16;2;16));ABS([.T$7]-16);1))" office:value-type="string" office:string-value="0" calcext:value-type="string">
            <text:p>0</text:p>
          </table:table-cell>
          <table:table-cell table:style-name="ce9" table:formula="of:=IF([.U$7]=&quot;&quot;;&quot;.&quot;;MID(IF([.$C15]&gt;0;BASE([.$C15];2;16);BASE([.$C15]+2^16;2;16));ABS([.U$7]-16);1))" office:value-type="string" office:string-value="." calcext:value-type="string">
            <text:p>.</text:p>
          </table:table-cell>
          <table:table-cell table:style-name="ce9" table:formula="of:=IF([.V$7]=&quot;&quot;;&quot;.&quot;;MID(IF([.$C15]&gt;0;BASE([.$C15];2;16);BASE([.$C15]+2^16;2;16));ABS([.V$7]-16);1))" office:value-type="string" office:string-value="0" calcext:value-type="string">
            <text:p>0</text:p>
          </table:table-cell>
          <table:table-cell table:style-name="ce9" table:formula="of:=IF([.W$7]=&quot;&quot;;&quot;.&quot;;MID(IF([.$C15]&gt;0;BASE([.$C15];2;16);BASE([.$C15]+2^16;2;16));ABS([.W$7]-16);1))" office:value-type="string" office:string-value="0" calcext:value-type="string">
            <text:p>0</text:p>
          </table:table-cell>
          <table:table-cell table:style-name="ce9" table:formula="of:=IF([.X$7]=&quot;&quot;;&quot;.&quot;;MID(IF([.$C15]&gt;0;BASE([.$C15];2;16);BASE([.$C15]+2^16;2;16));ABS([.X$7]-16);1))" office:value-type="string" office:string-value="1" calcext:value-type="string">
            <text:p>1</text:p>
          </table:table-cell>
          <table:table-cell table:style-name="ce9" table:formula="of:=IF([.Y$7]=&quot;&quot;;&quot;.&quot;;MID(IF([.$C15]&gt;0;BASE([.$C15];2;16);BASE([.$C15]+2^16;2;16));ABS([.Y$7]-16);1))" office:value-type="string" office:string-value="0" calcext:value-type="string">
            <text:p>0</text:p>
          </table:table-cell>
          <table:table-cell table:number-columns-repeated="5"/>
        </table:table-row>
        <table:table-row table:style-name="ro1">
          <table:table-cell table:style-name="ce18" office:value-type="string" calcext:value-type="string">
            <text:p>X9=</text:p>
          </table:table-cell>
          <table:table-cell table:style-name="ce3" office:value-type="string" calcext:value-type="string">
            <text:p>-X3=</text:p>
          </table:table-cell>
          <table:table-cell table:style-name="ce2" table:formula="of:=-[.C10]" office:value-type="float" office:value="-31679" calcext:value-type="float">
            <text:p>-31 679</text:p>
          </table:table-cell>
          <table:table-cell/>
          <table:table-cell office:value-type="string" calcext:value-type="string">
            <text:p>B9 =</text:p>
          </table:table-cell>
          <table:table-cell table:style-name="ce3" office:value-type="string" calcext:value-type="string">
            <text:p>-B3=</text:p>
          </table:table-cell>
          <table:table-cell table:style-name="ce9" table:formula="of:=IF([.G$7]=&quot;&quot;;&quot;.&quot;;MID(IF([.$C16]&gt;0;BASE([.$C16];2;16);BASE([.$C16]+2^16;2;16));ABS([.G$7]-16);1))" office:value-type="string" office:string-value="1" calcext:value-type="string">
            <text:p>1</text:p>
          </table:table-cell>
          <table:table-cell table:style-name="ce9" table:formula="of:=IF([.H$7]=&quot;&quot;;&quot;.&quot;;MID(IF([.$C16]&gt;0;BASE([.$C16];2;16);BASE([.$C16]+2^16;2;16));ABS([.H$7]-16);1))" office:value-type="string" office:string-value="0" calcext:value-type="string">
            <text:p>0</text:p>
          </table:table-cell>
          <table:table-cell table:style-name="ce9" table:formula="of:=IF([.I$7]=&quot;&quot;;&quot;.&quot;;MID(IF([.$C16]&gt;0;BASE([.$C16];2;16);BASE([.$C16]+2^16;2;16));ABS([.I$7]-16);1))" office:value-type="string" office:string-value="0" calcext:value-type="string">
            <text:p>0</text:p>
          </table:table-cell>
          <table:table-cell table:style-name="ce9" table:formula="of:=IF([.J$7]=&quot;&quot;;&quot;.&quot;;MID(IF([.$C16]&gt;0;BASE([.$C16];2;16);BASE([.$C16]+2^16;2;16));ABS([.J$7]-16);1))" office:value-type="string" office:string-value="0" calcext:value-type="string">
            <text:p>0</text:p>
          </table:table-cell>
          <table:table-cell table:style-name="ce9" table:formula="of:=IF([.K$7]=&quot;&quot;;&quot;.&quot;;MID(IF([.$C16]&gt;0;BASE([.$C16];2;16);BASE([.$C16]+2^16;2;16));ABS([.K$7]-16);1))" office:value-type="string" office:string-value="." calcext:value-type="string">
            <text:p>.</text:p>
          </table:table-cell>
          <table:table-cell table:style-name="ce9" table:formula="of:=IF([.L$7]=&quot;&quot;;&quot;.&quot;;MID(IF([.$C16]&gt;0;BASE([.$C16];2;16);BASE([.$C16]+2^16;2;16));ABS([.L$7]-16);1))" office:value-type="string" office:string-value="0" calcext:value-type="string">
            <text:p>0</text:p>
          </table:table-cell>
          <table:table-cell table:style-name="ce9" table:formula="of:=IF([.M$7]=&quot;&quot;;&quot;.&quot;;MID(IF([.$C16]&gt;0;BASE([.$C16];2;16);BASE([.$C16]+2^16;2;16));ABS([.M$7]-16);1))" office:value-type="string" office:string-value="1" calcext:value-type="string">
            <text:p>1</text:p>
          </table:table-cell>
          <table:table-cell table:style-name="ce9" table:formula="of:=IF([.N$7]=&quot;&quot;;&quot;.&quot;;MID(IF([.$C16]&gt;0;BASE([.$C16];2;16);BASE([.$C16]+2^16;2;16));ABS([.N$7]-16);1))" office:value-type="string" office:string-value="0" calcext:value-type="string">
            <text:p>0</text:p>
          </table:table-cell>
          <table:table-cell table:style-name="ce9" table:formula="of:=IF([.O$7]=&quot;&quot;;&quot;.&quot;;MID(IF([.$C16]&gt;0;BASE([.$C16];2;16);BASE([.$C16]+2^16;2;16));ABS([.O$7]-16);1))" office:value-type="string" office:string-value="0" calcext:value-type="string">
            <text:p>0</text:p>
          </table:table-cell>
          <table:table-cell table:style-name="ce9" table:formula="of:=IF([.P$7]=&quot;&quot;;&quot;.&quot;;MID(IF([.$C16]&gt;0;BASE([.$C16];2;16);BASE([.$C16]+2^16;2;16));ABS([.P$7]-16);1))" office:value-type="string" office:string-value="." calcext:value-type="string">
            <text:p>.</text:p>
          </table:table-cell>
          <table:table-cell table:style-name="ce9" table:formula="of:=IF([.Q$7]=&quot;&quot;;&quot;.&quot;;MID(IF([.$C16]&gt;0;BASE([.$C16];2;16);BASE([.$C16]+2^16;2;16));ABS([.Q$7]-16);1))" office:value-type="string" office:string-value="0" calcext:value-type="string">
            <text:p>0</text:p>
          </table:table-cell>
          <table:table-cell table:style-name="ce9" table:formula="of:=IF([.R$7]=&quot;&quot;;&quot;.&quot;;MID(IF([.$C16]&gt;0;BASE([.$C16];2;16);BASE([.$C16]+2^16;2;16));ABS([.R$7]-16);1))" office:value-type="string" office:string-value="1" calcext:value-type="string">
            <text:p>1</text:p>
          </table:table-cell>
          <table:table-cell table:style-name="ce9" table:formula="of:=IF([.S$7]=&quot;&quot;;&quot;.&quot;;MID(IF([.$C16]&gt;0;BASE([.$C16];2;16);BASE([.$C16]+2^16;2;16));ABS([.S$7]-16);1))" office:value-type="string" office:string-value="0" calcext:value-type="string">
            <text:p>0</text:p>
          </table:table-cell>
          <table:table-cell table:style-name="ce9" table:formula="of:=IF([.T$7]=&quot;&quot;;&quot;.&quot;;MID(IF([.$C16]&gt;0;BASE([.$C16];2;16);BASE([.$C16]+2^16;2;16));ABS([.T$7]-16);1))" office:value-type="string" office:string-value="0" calcext:value-type="string">
            <text:p>0</text:p>
          </table:table-cell>
          <table:table-cell table:style-name="ce9" table:formula="of:=IF([.U$7]=&quot;&quot;;&quot;.&quot;;MID(IF([.$C16]&gt;0;BASE([.$C16];2;16);BASE([.$C16]+2^16;2;16));ABS([.U$7]-16);1))" office:value-type="string" office:string-value="." calcext:value-type="string">
            <text:p>.</text:p>
          </table:table-cell>
          <table:table-cell table:style-name="ce9" table:formula="of:=IF([.V$7]=&quot;&quot;;&quot;.&quot;;MID(IF([.$C16]&gt;0;BASE([.$C16];2;16);BASE([.$C16]+2^16;2;16));ABS([.V$7]-16);1))" office:value-type="string" office:string-value="0" calcext:value-type="string">
            <text:p>0</text:p>
          </table:table-cell>
          <table:table-cell table:style-name="ce9" table:formula="of:=IF([.W$7]=&quot;&quot;;&quot;.&quot;;MID(IF([.$C16]&gt;0;BASE([.$C16];2;16);BASE([.$C16]+2^16;2;16));ABS([.W$7]-16);1))" office:value-type="string" office:string-value="0" calcext:value-type="string">
            <text:p>0</text:p>
          </table:table-cell>
          <table:table-cell table:style-name="ce9" table:formula="of:=IF([.X$7]=&quot;&quot;;&quot;.&quot;;MID(IF([.$C16]&gt;0;BASE([.$C16];2;16);BASE([.$C16]+2^16;2;16));ABS([.X$7]-16);1))" office:value-type="string" office:string-value="0" calcext:value-type="string">
            <text:p>0</text:p>
          </table:table-cell>
          <table:table-cell table:style-name="ce9" table:formula="of:=IF([.Y$7]=&quot;&quot;;&quot;.&quot;;MID(IF([.$C16]&gt;0;BASE([.$C16];2;16);BASE([.$C16]+2^16;2;16));ABS([.Y$7]-16);1))" office:value-type="string" office:string-value="1" calcext:value-type="string">
            <text:p>1</text:p>
          </table:table-cell>
          <table:table-cell table:number-columns-repeated="5"/>
        </table:table-row>
        <table:table-row table:style-name="ro1">
          <table:table-cell table:style-name="ce18" office:value-type="string" calcext:value-type="string">
            <text:p>X10=</text:p>
          </table:table-cell>
          <table:table-cell table:style-name="ce3" office:value-type="string" calcext:value-type="string">
            <text:p>-X4=</text:p>
          </table:table-cell>
          <table:table-cell table:style-name="ce2" table:formula="of:=-[.C11]" office:value-type="float" office:value="-59741" calcext:value-type="float">
            <text:p>-59 741</text:p>
          </table:table-cell>
          <table:table-cell/>
          <table:table-cell office:value-type="string" calcext:value-type="string">
            <text:p>B10 =</text:p>
          </table:table-cell>
          <table:table-cell table:style-name="ce3" office:value-type="string" calcext:value-type="string">
            <text:p>-B4=</text:p>
          </table:table-cell>
          <table:table-cell table:style-name="ce9" table:formula="of:=IF([.G$7]=&quot;&quot;;&quot;.&quot;;MID(IF([.$C17]&gt;0;BASE([.$C17];2;16);BASE([.$C17]+2^16;2;16));ABS([.G$7]-16);1))" office:value-type="string" office:string-value="0" calcext:value-type="string">
            <text:p>0</text:p>
          </table:table-cell>
          <table:table-cell table:style-name="ce9" table:formula="of:=IF([.H$7]=&quot;&quot;;&quot;.&quot;;MID(IF([.$C17]&gt;0;BASE([.$C17];2;16);BASE([.$C17]+2^16;2;16));ABS([.H$7]-16);1))" office:value-type="string" office:string-value="0" calcext:value-type="string">
            <text:p>0</text:p>
          </table:table-cell>
          <table:table-cell table:style-name="ce9" table:formula="of:=IF([.I$7]=&quot;&quot;;&quot;.&quot;;MID(IF([.$C17]&gt;0;BASE([.$C17];2;16);BASE([.$C17]+2^16;2;16));ABS([.I$7]-16);1))" office:value-type="string" office:string-value="0" calcext:value-type="string">
            <text:p>0</text:p>
          </table:table-cell>
          <table:table-cell table:style-name="ce9" table:formula="of:=IF([.J$7]=&quot;&quot;;&quot;.&quot;;MID(IF([.$C17]&gt;0;BASE([.$C17];2;16);BASE([.$C17]+2^16;2;16));ABS([.J$7]-16);1))" office:value-type="string" office:string-value="1" calcext:value-type="string">
            <text:p>1</text:p>
          </table:table-cell>
          <table:table-cell table:style-name="ce9" table:formula="of:=IF([.K$7]=&quot;&quot;;&quot;.&quot;;MID(IF([.$C17]&gt;0;BASE([.$C17];2;16);BASE([.$C17]+2^16;2;16));ABS([.K$7]-16);1))" office:value-type="string" office:string-value="." calcext:value-type="string">
            <text:p>.</text:p>
          </table:table-cell>
          <table:table-cell table:style-name="ce9" table:formula="of:=IF([.L$7]=&quot;&quot;;&quot;.&quot;;MID(IF([.$C17]&gt;0;BASE([.$C17];2;16);BASE([.$C17]+2^16;2;16));ABS([.L$7]-16);1))" office:value-type="string" office:string-value="0" calcext:value-type="string">
            <text:p>0</text:p>
          </table:table-cell>
          <table:table-cell table:style-name="ce9" table:formula="of:=IF([.M$7]=&quot;&quot;;&quot;.&quot;;MID(IF([.$C17]&gt;0;BASE([.$C17];2;16);BASE([.$C17]+2^16;2;16));ABS([.M$7]-16);1))" office:value-type="string" office:string-value="1" calcext:value-type="string">
            <text:p>1</text:p>
          </table:table-cell>
          <table:table-cell table:style-name="ce9" table:formula="of:=IF([.N$7]=&quot;&quot;;&quot;.&quot;;MID(IF([.$C17]&gt;0;BASE([.$C17];2;16);BASE([.$C17]+2^16;2;16));ABS([.N$7]-16);1))" office:value-type="string" office:string-value="1" calcext:value-type="string">
            <text:p>1</text:p>
          </table:table-cell>
          <table:table-cell table:style-name="ce9" table:formula="of:=IF([.O$7]=&quot;&quot;;&quot;.&quot;;MID(IF([.$C17]&gt;0;BASE([.$C17];2;16);BASE([.$C17]+2^16;2;16));ABS([.O$7]-16);1))" office:value-type="string" office:string-value="0" calcext:value-type="string">
            <text:p>0</text:p>
          </table:table-cell>
          <table:table-cell table:style-name="ce9" table:formula="of:=IF([.P$7]=&quot;&quot;;&quot;.&quot;;MID(IF([.$C17]&gt;0;BASE([.$C17];2;16);BASE([.$C17]+2^16;2;16));ABS([.P$7]-16);1))" office:value-type="string" office:string-value="." calcext:value-type="string">
            <text:p>.</text:p>
          </table:table-cell>
          <table:table-cell table:style-name="ce9" table:formula="of:=IF([.Q$7]=&quot;&quot;;&quot;.&quot;;MID(IF([.$C17]&gt;0;BASE([.$C17];2;16);BASE([.$C17]+2^16;2;16));ABS([.Q$7]-16);1))" office:value-type="string" office:string-value="1" calcext:value-type="string">
            <text:p>1</text:p>
          </table:table-cell>
          <table:table-cell table:style-name="ce9" table:formula="of:=IF([.R$7]=&quot;&quot;;&quot;.&quot;;MID(IF([.$C17]&gt;0;BASE([.$C17];2;16);BASE([.$C17]+2^16;2;16));ABS([.R$7]-16);1))" office:value-type="string" office:string-value="0" calcext:value-type="string">
            <text:p>0</text:p>
          </table:table-cell>
          <table:table-cell table:style-name="ce9" table:formula="of:=IF([.S$7]=&quot;&quot;;&quot;.&quot;;MID(IF([.$C17]&gt;0;BASE([.$C17];2;16);BASE([.$C17]+2^16;2;16));ABS([.S$7]-16);1))" office:value-type="string" office:string-value="1" calcext:value-type="string">
            <text:p>1</text:p>
          </table:table-cell>
          <table:table-cell table:style-name="ce9" table:formula="of:=IF([.T$7]=&quot;&quot;;&quot;.&quot;;MID(IF([.$C17]&gt;0;BASE([.$C17];2;16);BASE([.$C17]+2^16;2;16));ABS([.T$7]-16);1))" office:value-type="string" office:string-value="0" calcext:value-type="string">
            <text:p>0</text:p>
          </table:table-cell>
          <table:table-cell table:style-name="ce9" table:formula="of:=IF([.U$7]=&quot;&quot;;&quot;.&quot;;MID(IF([.$C17]&gt;0;BASE([.$C17];2;16);BASE([.$C17]+2^16;2;16));ABS([.U$7]-16);1))" office:value-type="string" office:string-value="." calcext:value-type="string">
            <text:p>.</text:p>
          </table:table-cell>
          <table:table-cell table:style-name="ce9" table:formula="of:=IF([.V$7]=&quot;&quot;;&quot;.&quot;;MID(IF([.$C17]&gt;0;BASE([.$C17];2;16);BASE([.$C17]+2^16;2;16));ABS([.V$7]-16);1))" office:value-type="string" office:string-value="0" calcext:value-type="string">
            <text:p>0</text:p>
          </table:table-cell>
          <table:table-cell table:style-name="ce9" table:formula="of:=IF([.W$7]=&quot;&quot;;&quot;.&quot;;MID(IF([.$C17]&gt;0;BASE([.$C17];2;16);BASE([.$C17]+2^16;2;16));ABS([.W$7]-16);1))" office:value-type="string" office:string-value="0" calcext:value-type="string">
            <text:p>0</text:p>
          </table:table-cell>
          <table:table-cell table:style-name="ce9" table:formula="of:=IF([.X$7]=&quot;&quot;;&quot;.&quot;;MID(IF([.$C17]&gt;0;BASE([.$C17];2;16);BASE([.$C17]+2^16;2;16));ABS([.X$7]-16);1))" office:value-type="string" office:string-value="1" calcext:value-type="string">
            <text:p>1</text:p>
          </table:table-cell>
          <table:table-cell table:style-name="ce9" table:formula="of:=IF([.Y$7]=&quot;&quot;;&quot;.&quot;;MID(IF([.$C17]&gt;0;BASE([.$C17];2;16);BASE([.$C17]+2^16;2;16));ABS([.Y$7]-16);1))" office:value-type="string" office:string-value="1" calcext:value-type="string">
            <text:p>1</text:p>
          </table:table-cell>
          <table:table-cell table:number-columns-repeated="5"/>
        </table:table-row>
        <table:table-row table:style-name="ro1">
          <table:table-cell table:style-name="ce18" office:value-type="string" calcext:value-type="string">
            <text:p>X11=</text:p>
          </table:table-cell>
          <table:table-cell table:style-name="ce3" office:value-type="string" calcext:value-type="string">
            <text:p>-X5=</text:p>
          </table:table-cell>
          <table:table-cell table:style-name="ce2" table:formula="of:=-[.C12]" office:value-type="float" office:value="-24445" calcext:value-type="float">
            <text:p>-24 445</text:p>
          </table:table-cell>
          <table:table-cell/>
          <table:table-cell office:value-type="string" calcext:value-type="string">
            <text:p>B11 =</text:p>
          </table:table-cell>
          <table:table-cell table:style-name="ce3" office:value-type="string" calcext:value-type="string">
            <text:p>-B5=</text:p>
          </table:table-cell>
          <table:table-cell table:style-name="ce9" table:formula="of:=IF([.G$7]=&quot;&quot;;&quot;.&quot;;MID(IF([.$C18]&gt;0;BASE([.$C18];2;16);BASE([.$C18]+2^16;2;16));ABS([.G$7]-16);1))" office:value-type="string" office:string-value="1" calcext:value-type="string">
            <text:p>1</text:p>
          </table:table-cell>
          <table:table-cell table:style-name="ce9" table:formula="of:=IF([.H$7]=&quot;&quot;;&quot;.&quot;;MID(IF([.$C18]&gt;0;BASE([.$C18];2;16);BASE([.$C18]+2^16;2;16));ABS([.H$7]-16);1))" office:value-type="string" office:string-value="0" calcext:value-type="string">
            <text:p>0</text:p>
          </table:table-cell>
          <table:table-cell table:style-name="ce9" table:formula="of:=IF([.I$7]=&quot;&quot;;&quot;.&quot;;MID(IF([.$C18]&gt;0;BASE([.$C18];2;16);BASE([.$C18]+2^16;2;16));ABS([.I$7]-16);1))" office:value-type="string" office:string-value="1" calcext:value-type="string">
            <text:p>1</text:p>
          </table:table-cell>
          <table:table-cell table:style-name="ce9" table:formula="of:=IF([.J$7]=&quot;&quot;;&quot;.&quot;;MID(IF([.$C18]&gt;0;BASE([.$C18];2;16);BASE([.$C18]+2^16;2;16));ABS([.J$7]-16);1))" office:value-type="string" office:string-value="0" calcext:value-type="string">
            <text:p>0</text:p>
          </table:table-cell>
          <table:table-cell table:style-name="ce9" table:formula="of:=IF([.K$7]=&quot;&quot;;&quot;.&quot;;MID(IF([.$C18]&gt;0;BASE([.$C18];2;16);BASE([.$C18]+2^16;2;16));ABS([.K$7]-16);1))" office:value-type="string" office:string-value="." calcext:value-type="string">
            <text:p>.</text:p>
          </table:table-cell>
          <table:table-cell table:style-name="ce9" table:formula="of:=IF([.L$7]=&quot;&quot;;&quot;.&quot;;MID(IF([.$C18]&gt;0;BASE([.$C18];2;16);BASE([.$C18]+2^16;2;16));ABS([.L$7]-16);1))" office:value-type="string" office:string-value="0" calcext:value-type="string">
            <text:p>0</text:p>
          </table:table-cell>
          <table:table-cell table:style-name="ce9" table:formula="of:=IF([.M$7]=&quot;&quot;;&quot;.&quot;;MID(IF([.$C18]&gt;0;BASE([.$C18];2;16);BASE([.$C18]+2^16;2;16));ABS([.M$7]-16);1))" office:value-type="string" office:string-value="0" calcext:value-type="string">
            <text:p>0</text:p>
          </table:table-cell>
          <table:table-cell table:style-name="ce9" table:formula="of:=IF([.N$7]=&quot;&quot;;&quot;.&quot;;MID(IF([.$C18]&gt;0;BASE([.$C18];2;16);BASE([.$C18]+2^16;2;16));ABS([.N$7]-16);1))" office:value-type="string" office:string-value="0" calcext:value-type="string">
            <text:p>0</text:p>
          </table:table-cell>
          <table:table-cell table:style-name="ce9" table:formula="of:=IF([.O$7]=&quot;&quot;;&quot;.&quot;;MID(IF([.$C18]&gt;0;BASE([.$C18];2;16);BASE([.$C18]+2^16;2;16));ABS([.O$7]-16);1))" office:value-type="string" office:string-value="0" calcext:value-type="string">
            <text:p>0</text:p>
          </table:table-cell>
          <table:table-cell table:style-name="ce9" table:formula="of:=IF([.P$7]=&quot;&quot;;&quot;.&quot;;MID(IF([.$C18]&gt;0;BASE([.$C18];2;16);BASE([.$C18]+2^16;2;16));ABS([.P$7]-16);1))" office:value-type="string" office:string-value="." calcext:value-type="string">
            <text:p>.</text:p>
          </table:table-cell>
          <table:table-cell table:style-name="ce9" table:formula="of:=IF([.Q$7]=&quot;&quot;;&quot;.&quot;;MID(IF([.$C18]&gt;0;BASE([.$C18];2;16);BASE([.$C18]+2^16;2;16));ABS([.Q$7]-16);1))" office:value-type="string" office:string-value="1" calcext:value-type="string">
            <text:p>1</text:p>
          </table:table-cell>
          <table:table-cell table:style-name="ce9" table:formula="of:=IF([.R$7]=&quot;&quot;;&quot;.&quot;;MID(IF([.$C18]&gt;0;BASE([.$C18];2;16);BASE([.$C18]+2^16;2;16));ABS([.R$7]-16);1))" office:value-type="string" office:string-value="0" calcext:value-type="string">
            <text:p>0</text:p>
          </table:table-cell>
          <table:table-cell table:style-name="ce9" table:formula="of:=IF([.S$7]=&quot;&quot;;&quot;.&quot;;MID(IF([.$C18]&gt;0;BASE([.$C18];2;16);BASE([.$C18]+2^16;2;16));ABS([.S$7]-16);1))" office:value-type="string" office:string-value="0" calcext:value-type="string">
            <text:p>0</text:p>
          </table:table-cell>
          <table:table-cell table:style-name="ce9" table:formula="of:=IF([.T$7]=&quot;&quot;;&quot;.&quot;;MID(IF([.$C18]&gt;0;BASE([.$C18];2;16);BASE([.$C18]+2^16;2;16));ABS([.T$7]-16);1))" office:value-type="string" office:string-value="0" calcext:value-type="string">
            <text:p>0</text:p>
          </table:table-cell>
          <table:table-cell table:style-name="ce9" table:formula="of:=IF([.U$7]=&quot;&quot;;&quot;.&quot;;MID(IF([.$C18]&gt;0;BASE([.$C18];2;16);BASE([.$C18]+2^16;2;16));ABS([.U$7]-16);1))" office:value-type="string" office:string-value="." calcext:value-type="string">
            <text:p>.</text:p>
          </table:table-cell>
          <table:table-cell table:style-name="ce9" table:formula="of:=IF([.V$7]=&quot;&quot;;&quot;.&quot;;MID(IF([.$C18]&gt;0;BASE([.$C18];2;16);BASE([.$C18]+2^16;2;16));ABS([.V$7]-16);1))" office:value-type="string" office:string-value="0" calcext:value-type="string">
            <text:p>0</text:p>
          </table:table-cell>
          <table:table-cell table:style-name="ce9" table:formula="of:=IF([.W$7]=&quot;&quot;;&quot;.&quot;;MID(IF([.$C18]&gt;0;BASE([.$C18];2;16);BASE([.$C18]+2^16;2;16));ABS([.W$7]-16);1))" office:value-type="string" office:string-value="0" calcext:value-type="string">
            <text:p>0</text:p>
          </table:table-cell>
          <table:table-cell table:style-name="ce9" table:formula="of:=IF([.X$7]=&quot;&quot;;&quot;.&quot;;MID(IF([.$C18]&gt;0;BASE([.$C18];2;16);BASE([.$C18]+2^16;2;16));ABS([.X$7]-16);1))" office:value-type="string" office:string-value="1" calcext:value-type="string">
            <text:p>1</text:p>
          </table:table-cell>
          <table:table-cell table:style-name="ce9" table:formula="of:=IF([.Y$7]=&quot;&quot;;&quot;.&quot;;MID(IF([.$C18]&gt;0;BASE([.$C18];2;16);BASE([.$C18]+2^16;2;16));ABS([.Y$7]-16);1))" office:value-type="string" office:string-value="1" calcext:value-type="string">
            <text:p>1</text:p>
          </table:table-cell>
          <table:table-cell table:number-columns-repeated="5"/>
        </table:table-row>
        <table:table-row table:style-name="ro1">
          <table:table-cell table:style-name="ce18" office:value-type="string" calcext:value-type="string">
            <text:p>X12=</text:p>
          </table:table-cell>
          <table:table-cell table:style-name="ce3" office:value-type="string" calcext:value-type="string">
            <text:p>-X6=</text:p>
          </table:table-cell>
          <table:table-cell table:style-name="ce2" table:formula="of:=-[.C13]" office:value-type="float" office:value="-5795" calcext:value-type="float">
            <text:p>-5 795</text:p>
          </table:table-cell>
          <table:table-cell/>
          <table:table-cell office:value-type="string" calcext:value-type="string">
            <text:p>B12 =</text:p>
          </table:table-cell>
          <table:table-cell table:style-name="ce3" office:value-type="string" calcext:value-type="string">
            <text:p>-B6=</text:p>
          </table:table-cell>
          <table:table-cell table:style-name="ce9" table:formula="of:=IF([.G$7]=&quot;&quot;;&quot;.&quot;;MID(IF([.$C19]&gt;0;BASE([.$C19];2;16);BASE([.$C19]+2^16;2;16));ABS([.G$7]-16);1))" office:value-type="string" office:string-value="1" calcext:value-type="string">
            <text:p>1</text:p>
          </table:table-cell>
          <table:table-cell table:style-name="ce9" table:formula="of:=IF([.H$7]=&quot;&quot;;&quot;.&quot;;MID(IF([.$C19]&gt;0;BASE([.$C19];2;16);BASE([.$C19]+2^16;2;16));ABS([.H$7]-16);1))" office:value-type="string" office:string-value="1" calcext:value-type="string">
            <text:p>1</text:p>
          </table:table-cell>
          <table:table-cell table:style-name="ce9" table:formula="of:=IF([.I$7]=&quot;&quot;;&quot;.&quot;;MID(IF([.$C19]&gt;0;BASE([.$C19];2;16);BASE([.$C19]+2^16;2;16));ABS([.I$7]-16);1))" office:value-type="string" office:string-value="1" calcext:value-type="string">
            <text:p>1</text:p>
          </table:table-cell>
          <table:table-cell table:style-name="ce9" table:formula="of:=IF([.J$7]=&quot;&quot;;&quot;.&quot;;MID(IF([.$C19]&gt;0;BASE([.$C19];2;16);BASE([.$C19]+2^16;2;16));ABS([.J$7]-16);1))" office:value-type="string" office:string-value="0" calcext:value-type="string">
            <text:p>0</text:p>
          </table:table-cell>
          <table:table-cell table:style-name="ce9" table:formula="of:=IF([.K$7]=&quot;&quot;;&quot;.&quot;;MID(IF([.$C19]&gt;0;BASE([.$C19];2;16);BASE([.$C19]+2^16;2;16));ABS([.K$7]-16);1))" office:value-type="string" office:string-value="." calcext:value-type="string">
            <text:p>.</text:p>
          </table:table-cell>
          <table:table-cell table:style-name="ce9" table:formula="of:=IF([.L$7]=&quot;&quot;;&quot;.&quot;;MID(IF([.$C19]&gt;0;BASE([.$C19];2;16);BASE([.$C19]+2^16;2;16));ABS([.L$7]-16);1))" office:value-type="string" office:string-value="1" calcext:value-type="string">
            <text:p>1</text:p>
          </table:table-cell>
          <table:table-cell table:style-name="ce9" table:formula="of:=IF([.M$7]=&quot;&quot;;&quot;.&quot;;MID(IF([.$C19]&gt;0;BASE([.$C19];2;16);BASE([.$C19]+2^16;2;16));ABS([.M$7]-16);1))" office:value-type="string" office:string-value="0" calcext:value-type="string">
            <text:p>0</text:p>
          </table:table-cell>
          <table:table-cell table:style-name="ce9" table:formula="of:=IF([.N$7]=&quot;&quot;;&quot;.&quot;;MID(IF([.$C19]&gt;0;BASE([.$C19];2;16);BASE([.$C19]+2^16;2;16));ABS([.N$7]-16);1))" office:value-type="string" office:string-value="0" calcext:value-type="string">
            <text:p>0</text:p>
          </table:table-cell>
          <table:table-cell table:style-name="ce9" table:formula="of:=IF([.O$7]=&quot;&quot;;&quot;.&quot;;MID(IF([.$C19]&gt;0;BASE([.$C19];2;16);BASE([.$C19]+2^16;2;16));ABS([.O$7]-16);1))" office:value-type="string" office:string-value="1" calcext:value-type="string">
            <text:p>1</text:p>
          </table:table-cell>
          <table:table-cell table:style-name="ce9" table:formula="of:=IF([.P$7]=&quot;&quot;;&quot;.&quot;;MID(IF([.$C19]&gt;0;BASE([.$C19];2;16);BASE([.$C19]+2^16;2;16));ABS([.P$7]-16);1))" office:value-type="string" office:string-value="." calcext:value-type="string">
            <text:p>.</text:p>
          </table:table-cell>
          <table:table-cell table:style-name="ce9" table:formula="of:=IF([.Q$7]=&quot;&quot;;&quot;.&quot;;MID(IF([.$C19]&gt;0;BASE([.$C19];2;16);BASE([.$C19]+2^16;2;16));ABS([.Q$7]-16);1))" office:value-type="string" office:string-value="0" calcext:value-type="string">
            <text:p>0</text:p>
          </table:table-cell>
          <table:table-cell table:style-name="ce9" table:formula="of:=IF([.R$7]=&quot;&quot;;&quot;.&quot;;MID(IF([.$C19]&gt;0;BASE([.$C19];2;16);BASE([.$C19]+2^16;2;16));ABS([.R$7]-16);1))" office:value-type="string" office:string-value="1" calcext:value-type="string">
            <text:p>1</text:p>
          </table:table-cell>
          <table:table-cell table:style-name="ce9" table:formula="of:=IF([.S$7]=&quot;&quot;;&quot;.&quot;;MID(IF([.$C19]&gt;0;BASE([.$C19];2;16);BASE([.$C19]+2^16;2;16));ABS([.S$7]-16);1))" office:value-type="string" office:string-value="0" calcext:value-type="string">
            <text:p>0</text:p>
          </table:table-cell>
          <table:table-cell table:style-name="ce9" table:formula="of:=IF([.T$7]=&quot;&quot;;&quot;.&quot;;MID(IF([.$C19]&gt;0;BASE([.$C19];2;16);BASE([.$C19]+2^16;2;16));ABS([.T$7]-16);1))" office:value-type="string" office:string-value="1" calcext:value-type="string">
            <text:p>1</text:p>
          </table:table-cell>
          <table:table-cell table:style-name="ce9" table:formula="of:=IF([.U$7]=&quot;&quot;;&quot;.&quot;;MID(IF([.$C19]&gt;0;BASE([.$C19];2;16);BASE([.$C19]+2^16;2;16));ABS([.U$7]-16);1))" office:value-type="string" office:string-value="." calcext:value-type="string">
            <text:p>.</text:p>
          </table:table-cell>
          <table:table-cell table:style-name="ce9" table:formula="of:=IF([.V$7]=&quot;&quot;;&quot;.&quot;;MID(IF([.$C19]&gt;0;BASE([.$C19];2;16);BASE([.$C19]+2^16;2;16));ABS([.V$7]-16);1))" office:value-type="string" office:string-value="1" calcext:value-type="string">
            <text:p>1</text:p>
          </table:table-cell>
          <table:table-cell table:style-name="ce9" table:formula="of:=IF([.W$7]=&quot;&quot;;&quot;.&quot;;MID(IF([.$C19]&gt;0;BASE([.$C19];2;16);BASE([.$C19]+2^16;2;16));ABS([.W$7]-16);1))" office:value-type="string" office:string-value="1" calcext:value-type="string">
            <text:p>1</text:p>
          </table:table-cell>
          <table:table-cell table:style-name="ce9" table:formula="of:=IF([.X$7]=&quot;&quot;;&quot;.&quot;;MID(IF([.$C19]&gt;0;BASE([.$C19];2;16);BASE([.$C19]+2^16;2;16));ABS([.X$7]-16);1))" office:value-type="string" office:string-value="0" calcext:value-type="string">
            <text:p>0</text:p>
          </table:table-cell>
          <table:table-cell table:style-name="ce9" table:formula="of:=IF([.Y$7]=&quot;&quot;;&quot;.&quot;;MID(IF([.$C19]&gt;0;BASE([.$C19];2;16);BASE([.$C19]+2^16;2;16));ABS([.Y$7]-16);1))" office:value-type="string" office:string-value="1" calcext:value-type="string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0" table:number-columns-repeated="19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1" table:formula="of:=IF([.G22]&lt;&gt;&quot;.&quot;;IF([.G22]+[.G23]&lt;&gt;0;IF([.G22]+[.G23]+[.H21]=3;1;MOD([.G22]+[.G23]+[.H21]-1;2));0);[.H21])" office:value-type="float" office:value="0" calcext:value-type="float">
            <text:p>0</text:p>
          </table:table-cell>
          <table:table-cell table:style-name="ce11" table:formula="of:=IF([.H22]&lt;&gt;&quot;.&quot;;IF([.H22]+[.H23]&lt;&gt;0;IF([.H22]+[.H23]+[.I21]=3;1;MOD([.H22]+[.H23]+[.I21]-1;2));0);[.I21])" office:value-type="float" office:value="0" calcext:value-type="float">
            <text:p>0</text:p>
          </table:table-cell>
          <table:table-cell table:style-name="ce11" table:formula="of:=IF([.I22]&lt;&gt;&quot;.&quot;;IF([.I22]+[.I23]&lt;&gt;0;IF([.I22]+[.I23]+[.J21]=3;1;MOD([.I22]+[.I23]+[.J21]-1;2));0);[.J21])" office:value-type="float" office:value="0" calcext:value-type="float">
            <text:p>0</text:p>
          </table:table-cell>
          <table:table-cell table:style-name="ce11" table:formula="of:=IF([.J22]&lt;&gt;&quot;.&quot;;IF([.J22]+[.J23]&lt;&gt;0;IF([.J22]+[.J23]+[.K21]=3;1;MOD([.J22]+[.J23]+[.K21]-1;2));0);[.K21])" office:value-type="float" office:value="0" calcext:value-type="float">
            <text:p>0</text:p>
          </table:table-cell>
          <table:table-cell table:style-name="ce11" table:formula="of:=IF([.K22]&lt;&gt;&quot;.&quot;;IF([.K22]+[.K23]&lt;&gt;0;IF([.K22]+[.K23]+[.L21]=3;1;MOD([.K22]+[.K23]+[.L21]-1;2));0);[.L21])" office:value-type="float" office:value="1" calcext:value-type="float">
            <text:p>1</text:p>
          </table:table-cell>
          <table:table-cell table:style-name="ce11" table:formula="of:=IF([.L22]&lt;&gt;&quot;.&quot;;IF([.L22]+[.L23]&lt;&gt;0;IF([.L22]+[.L23]+[.M21]=3;1;MOD([.L22]+[.L23]+[.M21]-1;2));0);[.M21])" office:value-type="float" office:value="1" calcext:value-type="float">
            <text:p>1</text:p>
          </table:table-cell>
          <table:table-cell table:style-name="ce11" table:formula="of:=IF([.M22]&lt;&gt;&quot;.&quot;;IF([.M22]+[.M23]&lt;&gt;0;IF([.M22]+[.M23]+[.N21]=3;1;MOD([.M22]+[.M23]+[.N21]-1;2));0);[.N21])" office:value-type="float" office:value="1" calcext:value-type="float">
            <text:p>1</text:p>
          </table:table-cell>
          <table:table-cell table:style-name="ce11" table:formula="of:=IF([.N22]&lt;&gt;&quot;.&quot;;IF([.N22]+[.N23]&lt;&gt;0;IF([.N22]+[.N23]+[.O21]=3;1;MOD([.N22]+[.N23]+[.O21]-1;2));0);[.O21])" office:value-type="float" office:value="0" calcext:value-type="float">
            <text:p>0</text:p>
          </table:table-cell>
          <table:table-cell table:style-name="ce11" table:formula="of:=IF([.O22]&lt;&gt;&quot;.&quot;;IF([.O22]+[.O23]&lt;&gt;0;IF([.O22]+[.O23]+[.P21]=3;1;MOD([.O22]+[.O23]+[.P21]-1;2));0);[.P21])" office:value-type="float" office:value="0" calcext:value-type="float">
            <text:p>0</text:p>
          </table:table-cell>
          <table:table-cell table:style-name="ce11" table:formula="of:=IF([.P22]&lt;&gt;&quot;.&quot;;IF([.P22]+[.P23]&lt;&gt;0;IF([.P22]+[.P23]+[.Q21]=3;1;MOD([.P22]+[.P23]+[.Q21]-1;2));0);[.Q21])" office:value-type="float" office:value="0" calcext:value-type="float">
            <text:p>0</text:p>
          </table:table-cell>
          <table:table-cell table:style-name="ce11" table:formula="of:=IF([.Q22]&lt;&gt;&quot;.&quot;;IF([.Q22]+[.Q23]&lt;&gt;0;IF([.Q22]+[.Q23]+[.R21]=3;1;MOD([.Q22]+[.Q23]+[.R21]-1;2));0);[.R21])" office:value-type="float" office:value="0" calcext:value-type="float">
            <text:p>0</text:p>
          </table:table-cell>
          <table:table-cell table:style-name="ce11" table:formula="of:=IF([.R22]&lt;&gt;&quot;.&quot;;IF([.R22]+[.R23]&lt;&gt;0;IF([.R22]+[.R23]+[.S21]=3;1;MOD([.R22]+[.R23]+[.S21]-1;2));0);[.S21])" office:value-type="float" office:value="0" calcext:value-type="float">
            <text:p>0</text:p>
          </table:table-cell>
          <table:table-cell table:style-name="ce11" table:formula="of:=IF([.S22]&lt;&gt;&quot;.&quot;;IF([.S22]+[.S23]&lt;&gt;0;IF([.S22]+[.S23]+[.T21]=3;1;MOD([.S22]+[.S23]+[.T21]-1;2));0);[.T21])" office:value-type="float" office:value="0" calcext:value-type="float">
            <text:p>0</text:p>
          </table:table-cell>
          <table:table-cell table:style-name="ce11" table:formula="of:=IF([.T22]&lt;&gt;&quot;.&quot;;IF([.T22]+[.T23]&lt;&gt;0;IF([.T22]+[.T23]+[.U21]=3;1;MOD([.T22]+[.T23]+[.U21]-1;2));0);[.U21])" office:value-type="float" office:value="0" calcext:value-type="float">
            <text:p>0</text:p>
          </table:table-cell>
          <table:table-cell table:style-name="ce11" table:formula="of:=IF([.U22]&lt;&gt;&quot;.&quot;;IF([.U22]+[.U23]&lt;&gt;0;IF([.U22]+[.U23]+[.V21]=3;1;MOD([.U22]+[.U23]+[.V21]-1;2));0);[.V21])" office:value-type="float" office:value="0" calcext:value-type="float">
            <text:p>0</text:p>
          </table:table-cell>
          <table:table-cell table:style-name="ce11" table:formula="of:=IF([.V22]&lt;&gt;&quot;.&quot;;IF([.V22]+[.V23]&lt;&gt;0;IF([.V22]+[.V23]+[.W21]=3;1;MOD([.V22]+[.V23]+[.W21]-1;2));0);[.W21])" office:value-type="float" office:value="0" calcext:value-type="float">
            <text:p>0</text:p>
          </table:table-cell>
          <table:table-cell table:style-name="ce11" table:formula="of:=IF([.W22]&lt;&gt;&quot;.&quot;;IF([.W22]+[.W23]&lt;&gt;0;IF([.W22]+[.W23]+[.X21]=3;1;MOD([.W22]+[.W23]+[.X21]-1;2));0);[.X21])" office:value-type="float" office:value="0" calcext:value-type="float">
            <text:p>0</text:p>
          </table:table-cell>
          <table:table-cell table:style-name="ce11" table:formula="of:=IF([.X22]&lt;&gt;&quot;.&quot;;IF([.X22]+[.X23]&lt;&gt;0;IF([.X22]+[.X23]+[.Y21]=3;1;MOD([.X22]+[.X23]+[.Y21]-1;2));0);[.Y21])" office:value-type="float" office:value="0" calcext:value-type="float">
            <text:p>0</text:p>
          </table:table-cell>
          <table:table-cell table:style-name="ce11" table:formula="of:=IF([.Y22]&lt;&gt;&quot;.&quot;;IF([.Y22]+[.Y23]&lt;&gt;0;IF([.Y22]+[.Y23]+[.Z21]=3;1;MOD([.Y22]+[.Y23]+[.Z21]-1;2));0);[.Z21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B1</text:p>
          </table:table-cell>
          <table:table-cell table:style-name="ce10" table:formula="of:=[.G8]" office:value-type="string" office:string-value="0" calcext:value-type="string">
            <text:p>0</text:p>
          </table:table-cell>
          <table:table-cell table:style-name="ce10" table:formula="of:=[.H8]" office:value-type="string" office:string-value="0" calcext:value-type="string">
            <text:p>0</text:p>
          </table:table-cell>
          <table:table-cell table:style-name="ce10" table:formula="of:=[.I8]" office:value-type="string" office:string-value="0" calcext:value-type="string">
            <text:p>0</text:p>
          </table:table-cell>
          <table:table-cell table:style-name="ce10" table:formula="of:=[.J8]" office:value-type="string" office:string-value="0" calcext:value-type="string">
            <text:p>0</text:p>
          </table:table-cell>
          <table:table-cell table:style-name="ce10" table:formula="of:=[.K8]" office:value-type="string" office:string-value="." calcext:value-type="string">
            <text:p>.</text:p>
          </table:table-cell>
          <table:table-cell table:style-name="ce10" table:formula="of:=[.L8]" office:value-type="string" office:string-value="1" calcext:value-type="string">
            <text:p>1</text:p>
          </table:table-cell>
          <table:table-cell table:style-name="ce10" table:formula="of:=[.M8]" office:value-type="string" office:string-value="1" calcext:value-type="string">
            <text:p>1</text:p>
          </table:table-cell>
          <table:table-cell table:style-name="ce10" table:formula="of:=[.N8]" office:value-type="string" office:string-value="1" calcext:value-type="string">
            <text:p>1</text:p>
          </table:table-cell>
          <table:table-cell table:style-name="ce10" table:formula="of:=[.O8]" office:value-type="string" office:string-value="0" calcext:value-type="string">
            <text:p>0</text:p>
          </table:table-cell>
          <table:table-cell table:style-name="ce10" table:formula="of:=[.P8]" office:value-type="string" office:string-value="." calcext:value-type="string">
            <text:p>.</text:p>
          </table:table-cell>
          <table:table-cell table:style-name="ce10" table:formula="of:=[.Q8]" office:value-type="string" office:string-value="0" calcext:value-type="string">
            <text:p>0</text:p>
          </table:table-cell>
          <table:table-cell table:style-name="ce10" table:formula="of:=[.R8]" office:value-type="string" office:string-value="0" calcext:value-type="string">
            <text:p>0</text:p>
          </table:table-cell>
          <table:table-cell table:style-name="ce10" table:formula="of:=[.S8]" office:value-type="string" office:string-value="1" calcext:value-type="string">
            <text:p>1</text:p>
          </table:table-cell>
          <table:table-cell table:style-name="ce10" table:formula="of:=[.T8]" office:value-type="string" office:string-value="0" calcext:value-type="string">
            <text:p>0</text:p>
          </table:table-cell>
          <table:table-cell table:style-name="ce10" table:formula="of:=[.U8]" office:value-type="string" office:string-value="." calcext:value-type="string">
            <text:p>.</text:p>
          </table:table-cell>
          <table:table-cell table:style-name="ce10" table:formula="of:=[.V8]" office:value-type="string" office:string-value="0" calcext:value-type="string">
            <text:p>0</text:p>
          </table:table-cell>
          <table:table-cell table:style-name="ce10" table:formula="of:=[.W8]" office:value-type="string" office:string-value="0" calcext:value-type="string">
            <text:p>0</text:p>
          </table:table-cell>
          <table:table-cell table:style-name="ce10" table:formula="of:=[.X8]" office:value-type="string" office:string-value="0" calcext:value-type="string">
            <text:p>0</text:p>
          </table:table-cell>
          <table:table-cell table:style-name="ce10" table:formula="of:=[.Y8]" office:value-type="string" office:string-value="1" calcext:value-type="string">
            <text:p>1</text:p>
          </table:table-cell>
          <table:table-cell table:number-columns-repeated="3"/>
          <table:table-cell office:value-type="string" calcext:value-type="string">
            <text:p>X1</text:p>
          </table:table-cell>
          <table:table-cell table:style-name="ce2" table:formula="of:=[.C8]" office:value-type="float" office:value="3617" calcext:value-type="float">
            <text:p>3 617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6" office:value-type="string" calcext:value-type="string">
            <text:p>+</text:p>
          </table:table-cell>
          <table:table-cell office:value-type="string" calcext:value-type="string">
            <text:p>B2</text:p>
          </table:table-cell>
          <table:table-cell table:style-name="ce10" table:formula="of:=[.G9]" office:value-type="string" office:string-value="0" calcext:value-type="string">
            <text:p>0</text:p>
          </table:table-cell>
          <table:table-cell table:style-name="ce10" table:formula="of:=[.H9]" office:value-type="string" office:string-value="1" calcext:value-type="string">
            <text:p>1</text:p>
          </table:table-cell>
          <table:table-cell table:style-name="ce10" table:formula="of:=[.I9]" office:value-type="string" office:string-value="1" calcext:value-type="string">
            <text:p>1</text:p>
          </table:table-cell>
          <table:table-cell table:style-name="ce10" table:formula="of:=[.J9]" office:value-type="string" office:string-value="0" calcext:value-type="string">
            <text:p>0</text:p>
          </table:table-cell>
          <table:table-cell table:style-name="ce10" table:formula="of:=[.K9]" office:value-type="string" office:string-value="." calcext:value-type="string">
            <text:p>.</text:p>
          </table:table-cell>
          <table:table-cell table:style-name="ce10" table:formula="of:=[.L9]" office:value-type="string" office:string-value="1" calcext:value-type="string">
            <text:p>1</text:p>
          </table:table-cell>
          <table:table-cell table:style-name="ce10" table:formula="of:=[.M9]" office:value-type="string" office:string-value="1" calcext:value-type="string">
            <text:p>1</text:p>
          </table:table-cell>
          <table:table-cell table:style-name="ce10" table:formula="of:=[.N9]" office:value-type="string" office:string-value="0" calcext:value-type="string">
            <text:p>0</text:p>
          </table:table-cell>
          <table:table-cell table:style-name="ce10" table:formula="of:=[.O9]" office:value-type="string" office:string-value="1" calcext:value-type="string">
            <text:p>1</text:p>
          </table:table-cell>
          <table:table-cell table:style-name="ce10" table:formula="of:=[.P9]" office:value-type="string" office:string-value="." calcext:value-type="string">
            <text:p>.</text:p>
          </table:table-cell>
          <table:table-cell table:style-name="ce10" table:formula="of:=[.Q9]" office:value-type="string" office:string-value="1" calcext:value-type="string">
            <text:p>1</text:p>
          </table:table-cell>
          <table:table-cell table:style-name="ce10" table:formula="of:=[.R9]" office:value-type="string" office:string-value="0" calcext:value-type="string">
            <text:p>0</text:p>
          </table:table-cell>
          <table:table-cell table:style-name="ce10" table:formula="of:=[.S9]" office:value-type="string" office:string-value="0" calcext:value-type="string">
            <text:p>0</text:p>
          </table:table-cell>
          <table:table-cell table:style-name="ce10" table:formula="of:=[.T9]" office:value-type="string" office:string-value="1" calcext:value-type="string">
            <text:p>1</text:p>
          </table:table-cell>
          <table:table-cell table:style-name="ce10" table:formula="of:=[.U9]" office:value-type="string" office:string-value="." calcext:value-type="string">
            <text:p>.</text:p>
          </table:table-cell>
          <table:table-cell table:style-name="ce10" table:formula="of:=[.V9]" office:value-type="string" office:string-value="1" calcext:value-type="string">
            <text:p>1</text:p>
          </table:table-cell>
          <table:table-cell table:style-name="ce10" table:formula="of:=[.W9]" office:value-type="string" office:string-value="1" calcext:value-type="string">
            <text:p>1</text:p>
          </table:table-cell>
          <table:table-cell table:style-name="ce10" table:formula="of:=[.X9]" office:value-type="string" office:string-value="1" calcext:value-type="string">
            <text:p>1</text:p>
          </table:table-cell>
          <table:table-cell table:style-name="ce10" table:formula="of:=[.Y9]" office:value-type="string" office:string-value="0" calcext:value-type="string">
            <text:p>0</text:p>
          </table:table-cell>
          <table:table-cell/>
          <table:table-cell office:value-type="string" calcext:value-type="string">
            <text:p>Из двоичной:</text:p>
          </table:table-cell>
          <table:table-cell table:style-name="ce6" office:value-type="string" calcext:value-type="string">
            <text:p>+</text:p>
          </table:table-cell>
          <table:table-cell office:value-type="string" calcext:value-type="string">
            <text:p>X2</text:p>
          </table:table-cell>
          <table:table-cell table:style-name="ce2" table:formula="of:=[.C9]" office:value-type="float" office:value="28062" calcext:value-type="float">
            <text:p>28 062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2" table:formula="of:=IF([.G22]&lt;&gt;&quot;.&quot;;MOD([.H21]+[.G22]+[.G23];2);&quot;.&quot;)" office:value-type="float" office:value="0" calcext:value-type="float">
            <text:p>0</text:p>
          </table:table-cell>
          <table:table-cell table:style-name="ce12" table:formula="of:=IF([.H22]&lt;&gt;&quot;.&quot;;MOD([.I21]+[.H22]+[.H23];2);&quot;.&quot;)" office:value-type="float" office:value="1" calcext:value-type="float">
            <text:p>1</text:p>
          </table:table-cell>
          <table:table-cell table:style-name="ce12" table:formula="of:=IF([.I22]&lt;&gt;&quot;.&quot;;MOD([.J21]+[.I22]+[.I23];2);&quot;.&quot;)" office:value-type="float" office:value="1" calcext:value-type="float">
            <text:p>1</text:p>
          </table:table-cell>
          <table:table-cell table:style-name="ce12" table:formula="of:=IF([.J22]&lt;&gt;&quot;.&quot;;MOD([.K21]+[.J22]+[.J23];2);&quot;.&quot;)" office:value-type="float" office:value="1" calcext:value-type="float">
            <text:p>1</text:p>
          </table:table-cell>
          <table:table-cell table:style-name="ce12" table:formula="of:=IF([.K22]&lt;&gt;&quot;.&quot;;MOD([.L21]+[.K22]+[.K23];2);&quot;.&quot;)" office:value-type="string" office:string-value="." calcext:value-type="string">
            <text:p>.</text:p>
          </table:table-cell>
          <table:table-cell table:style-name="ce12" table:formula="of:=IF([.L22]&lt;&gt;&quot;.&quot;;MOD([.M21]+[.L22]+[.L23];2);&quot;.&quot;)" office:value-type="float" office:value="1" calcext:value-type="float">
            <text:p>1</text:p>
          </table:table-cell>
          <table:table-cell table:style-name="ce12" table:formula="of:=IF([.M22]&lt;&gt;&quot;.&quot;;MOD([.N21]+[.M22]+[.M23];2);&quot;.&quot;)" office:value-type="float" office:value="0" calcext:value-type="float">
            <text:p>0</text:p>
          </table:table-cell>
          <table:table-cell table:style-name="ce12" table:formula="of:=IF([.N22]&lt;&gt;&quot;.&quot;;MOD([.O21]+[.N22]+[.N23];2);&quot;.&quot;)" office:value-type="float" office:value="1" calcext:value-type="float">
            <text:p>1</text:p>
          </table:table-cell>
          <table:table-cell table:style-name="ce12" table:formula="of:=IF([.O22]&lt;&gt;&quot;.&quot;;MOD([.P21]+[.O22]+[.O23];2);&quot;.&quot;)" office:value-type="float" office:value="1" calcext:value-type="float">
            <text:p>1</text:p>
          </table:table-cell>
          <table:table-cell table:style-name="ce12" table:formula="of:=IF([.P22]&lt;&gt;&quot;.&quot;;MOD([.Q21]+[.P22]+[.P23];2);&quot;.&quot;)" office:value-type="string" office:string-value="." calcext:value-type="string">
            <text:p>.</text:p>
          </table:table-cell>
          <table:table-cell table:style-name="ce12" table:formula="of:=IF([.Q22]&lt;&gt;&quot;.&quot;;MOD([.R21]+[.Q22]+[.Q23];2);&quot;.&quot;)" office:value-type="float" office:value="1" calcext:value-type="float">
            <text:p>1</text:p>
          </table:table-cell>
          <table:table-cell table:style-name="ce12" table:formula="of:=IF([.R22]&lt;&gt;&quot;.&quot;;MOD([.S21]+[.R22]+[.R23];2);&quot;.&quot;)" office:value-type="float" office:value="0" calcext:value-type="float">
            <text:p>0</text:p>
          </table:table-cell>
          <table:table-cell table:style-name="ce12" table:formula="of:=IF([.S22]&lt;&gt;&quot;.&quot;;MOD([.T21]+[.S22]+[.S23];2);&quot;.&quot;)" office:value-type="float" office:value="1" calcext:value-type="float">
            <text:p>1</text:p>
          </table:table-cell>
          <table:table-cell table:style-name="ce12" table:formula="of:=IF([.T22]&lt;&gt;&quot;.&quot;;MOD([.U21]+[.T22]+[.T23];2);&quot;.&quot;)" office:value-type="float" office:value="1" calcext:value-type="float">
            <text:p>1</text:p>
          </table:table-cell>
          <table:table-cell table:style-name="ce12" table:formula="of:=IF([.U22]&lt;&gt;&quot;.&quot;;MOD([.V21]+[.U22]+[.U23];2);&quot;.&quot;)" office:value-type="string" office:string-value="." calcext:value-type="string">
            <text:p>.</text:p>
          </table:table-cell>
          <table:table-cell table:style-name="ce12" table:formula="of:=IF([.V22]&lt;&gt;&quot;.&quot;;MOD([.W21]+[.V22]+[.V23];2);&quot;.&quot;)" office:value-type="float" office:value="1" calcext:value-type="float">
            <text:p>1</text:p>
          </table:table-cell>
          <table:table-cell table:style-name="ce12" table:formula="of:=IF([.W22]&lt;&gt;&quot;.&quot;;MOD([.X21]+[.W22]+[.W23];2);&quot;.&quot;)" office:value-type="float" office:value="1" calcext:value-type="float">
            <text:p>1</text:p>
          </table:table-cell>
          <table:table-cell table:style-name="ce12" table:formula="of:=IF([.X22]&lt;&gt;&quot;.&quot;;MOD([.Y21]+[.X22]+[.X23];2);&quot;.&quot;)" office:value-type="float" office:value="1" calcext:value-type="float">
            <text:p>1</text:p>
          </table:table-cell>
          <table:table-cell table:style-name="ce12" table:formula="of:=IF([.Y22]&lt;&gt;&quot;.&quot;;MOD([.Z21]+[.Y22]+[.Y23];2);&quot;.&quot;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IF([.G24]=0;DECIMAL([.G24]&amp;[.H24]&amp;[.I24]&amp;[.J24]&amp;[.L24]&amp;[.M24]&amp;[.N24]&amp;[.O24]&amp;[.Q24]&amp;[.R24]&amp;[.S24]&amp;[.T24]&amp;[.V24]&amp;[.W24]&amp;[.X24]&amp;[.Y24];2);0-DECIMAL([.G30]&amp;[.H30]&amp;[.I30]&amp;[.J30]&amp;[.L30]&amp;[.M30]&amp;[.N30]&amp;[.O30]&amp;[.Q30]&amp;[.R30]&amp;[.S30]&amp;[.T30]&amp;[.V30]&amp;[.W30]&amp;[.X30]&amp;[.Y30];2))" office:value-type="float" office:value="31679" calcext:value-type="float">
            <text:p>31679</text:p>
          </table:table-cell>
          <table:table-cell table:number-columns-repeated="2"/>
          <table:table-cell table:style-name="ce17" table:formula="of:=[.AD22]+[.AD23]" office:value-type="float" office:value="31679" calcext:value-type="float">
            <text:p>31679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7"/>
        </table:table-row>
        <table:table-row table:style-name="ro1">
          <table:table-cell table:number-columns-repeated="2"/>
          <table:table-cell table:style-name="Default"/>
          <table:table-cell table:number-columns-repeated="23"/>
          <table:table-cell table:formula="of:=IF(AND([.AA24]=[.AD24];[.T32]=1);[.$AC$4];IF(AND([.AA24]=[.AD24];[.T32]=0);[.$AC$3];IF(AND([.G22]+1-1=0;[.G23]+1-1=0);[.$AC$5];[.$AC$6])))" office:value-type="string" office:string-value="Результат корректен." calcext:value-type="string">
            <text:p>Результат корректен.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Доп.код</text:p>
          </table:table-cell>
          <table:table-cell table:style-name="ce11" table:formula="of:=IF([.G28]&lt;&gt;&quot;.&quot;;IF([.G28]+[.G29]&lt;&gt;0;IF([.G28]+[.G29]+[.H27]=3;1;MOD([.G28]+[.G29]+[.H27]-1;2));0);[.H27])" office:value-type="float" office:value="0" calcext:value-type="float">
            <text:p>0</text:p>
          </table:table-cell>
          <table:table-cell table:style-name="ce11" table:formula="of:=IF([.H28]&lt;&gt;&quot;.&quot;;IF([.H28]+[.H29]&lt;&gt;0;IF([.H28]+[.H29]+[.I27]=3;1;MOD([.H28]+[.H29]+[.I27]-1;2));0);[.I27])" office:value-type="float" office:value="0" calcext:value-type="float">
            <text:p>0</text:p>
          </table:table-cell>
          <table:table-cell table:style-name="ce11" table:formula="of:=IF([.I28]&lt;&gt;&quot;.&quot;;IF([.I28]+[.I29]&lt;&gt;0;IF([.I28]+[.I29]+[.J27]=3;1;MOD([.I28]+[.I29]+[.J27]-1;2));0);[.J27])" office:value-type="float" office:value="0" calcext:value-type="float">
            <text:p>0</text:p>
          </table:table-cell>
          <table:table-cell table:style-name="ce11" table:formula="of:=IF([.J28]&lt;&gt;&quot;.&quot;;IF([.J28]+[.J29]&lt;&gt;0;IF([.J28]+[.J29]+[.K27]=3;1;MOD([.J28]+[.J29]+[.K27]-1;2));0);[.K27])" office:value-type="float" office:value="0" calcext:value-type="float">
            <text:p>0</text:p>
          </table:table-cell>
          <table:table-cell table:style-name="ce11" table:formula="of:=IF([.K28]&lt;&gt;&quot;.&quot;;IF([.K28]+[.K29]&lt;&gt;0;IF([.K28]+[.K29]+[.L27]=3;1;MOD([.K28]+[.K29]+[.L27]-1;2));0);[.L27])" office:value-type="float" office:value="0" calcext:value-type="float">
            <text:p>0</text:p>
          </table:table-cell>
          <table:table-cell table:style-name="ce11" table:formula="of:=IF([.L28]&lt;&gt;&quot;.&quot;;IF([.L28]+[.L29]&lt;&gt;0;IF([.L28]+[.L29]+[.M27]=3;1;MOD([.L28]+[.L29]+[.M27]-1;2));0);[.M27])" office:value-type="float" office:value="0" calcext:value-type="float">
            <text:p>0</text:p>
          </table:table-cell>
          <table:table-cell table:style-name="ce11" table:formula="of:=IF([.M28]&lt;&gt;&quot;.&quot;;IF([.M28]+[.M29]&lt;&gt;0;IF([.M28]+[.M29]+[.N27]=3;1;MOD([.M28]+[.M29]+[.N27]-1;2));0);[.N27])" office:value-type="float" office:value="0" calcext:value-type="float">
            <text:p>0</text:p>
          </table:table-cell>
          <table:table-cell table:style-name="ce11" table:formula="of:=IF([.N28]&lt;&gt;&quot;.&quot;;IF([.N28]+[.N29]&lt;&gt;0;IF([.N28]+[.N29]+[.O27]=3;1;MOD([.N28]+[.N29]+[.O27]-1;2));0);[.O27])" office:value-type="float" office:value="0" calcext:value-type="float">
            <text:p>0</text:p>
          </table:table-cell>
          <table:table-cell table:style-name="ce11" table:formula="of:=IF([.O28]&lt;&gt;&quot;.&quot;;IF([.O28]+[.O29]&lt;&gt;0;IF([.O28]+[.O29]+[.P27]=3;1;MOD([.O28]+[.O29]+[.P27]-1;2));0);[.P27])" office:value-type="float" office:value="0" calcext:value-type="float">
            <text:p>0</text:p>
          </table:table-cell>
          <table:table-cell table:style-name="ce11" table:formula="of:=IF([.P28]&lt;&gt;&quot;.&quot;;IF([.P28]+[.P29]&lt;&gt;0;IF([.P28]+[.P29]+[.Q27]=3;1;MOD([.P28]+[.P29]+[.Q27]-1;2));0);[.Q27])" office:value-type="float" office:value="0" calcext:value-type="float">
            <text:p>0</text:p>
          </table:table-cell>
          <table:table-cell table:style-name="ce11" table:formula="of:=IF([.Q28]&lt;&gt;&quot;.&quot;;IF([.Q28]+[.Q29]&lt;&gt;0;IF([.Q28]+[.Q29]+[.R27]=3;1;MOD([.Q28]+[.Q29]+[.R27]-1;2));0);[.R27])" office:value-type="float" office:value="0" calcext:value-type="float">
            <text:p>0</text:p>
          </table:table-cell>
          <table:table-cell table:style-name="ce11" table:formula="of:=IF([.R28]&lt;&gt;&quot;.&quot;;IF([.R28]+[.R29]&lt;&gt;0;IF([.R28]+[.R29]+[.S27]=3;1;MOD([.R28]+[.R29]+[.S27]-1;2));0);[.S27])" office:value-type="float" office:value="0" calcext:value-type="float">
            <text:p>0</text:p>
          </table:table-cell>
          <table:table-cell table:style-name="ce11" table:formula="of:=IF([.S28]&lt;&gt;&quot;.&quot;;IF([.S28]+[.S29]&lt;&gt;0;IF([.S28]+[.S29]+[.T27]=3;1;MOD([.S28]+[.S29]+[.T27]-1;2));0);[.T27])" office:value-type="float" office:value="0" calcext:value-type="float">
            <text:p>0</text:p>
          </table:table-cell>
          <table:table-cell table:style-name="ce11" table:formula="of:=IF([.T28]&lt;&gt;&quot;.&quot;;IF([.T28]+[.T29]&lt;&gt;0;IF([.T28]+[.T29]+[.U27]=3;1;MOD([.T28]+[.T29]+[.U27]-1;2));0);[.U27])" office:value-type="float" office:value="0" calcext:value-type="float">
            <text:p>0</text:p>
          </table:table-cell>
          <table:table-cell table:style-name="ce11" table:formula="of:=IF([.U28]&lt;&gt;&quot;.&quot;;IF([.U28]+[.U29]&lt;&gt;0;IF([.U28]+[.U29]+[.V27]=3;1;MOD([.U28]+[.U29]+[.V27]-1;2));0);[.V27])" office:value-type="float" office:value="0" calcext:value-type="float">
            <text:p>0</text:p>
          </table:table-cell>
          <table:table-cell table:style-name="ce11" table:formula="of:=IF([.V28]&lt;&gt;&quot;.&quot;;IF([.V28]+[.V29]&lt;&gt;0;IF([.V28]+[.V29]+[.W27]=3;1;MOD([.V28]+[.V29]+[.W27]-1;2));0);[.W27])" office:value-type="float" office:value="0" calcext:value-type="float">
            <text:p>0</text:p>
          </table:table-cell>
          <table:table-cell table:style-name="ce11" table:formula="of:=IF([.W28]&lt;&gt;&quot;.&quot;;IF([.W28]+[.W29]&lt;&gt;0;IF([.W28]+[.W29]+[.X27]=3;1;MOD([.W28]+[.W29]+[.X27]-1;2));0);[.X27])" office:value-type="float" office:value="0" calcext:value-type="float">
            <text:p>0</text:p>
          </table:table-cell>
          <table:table-cell table:style-name="ce11" table:formula="of:=IF([.X28]&lt;&gt;&quot;.&quot;;IF([.X28]+[.X29]&lt;&gt;0;IF([.X28]+[.X29]+[.Y27]=3;1;MOD([.X28]+[.X29]+[.Y27]-1;2));0);[.Y27])" office:value-type="float" office:value="0" calcext:value-type="float">
            <text:p>0</text:p>
          </table:table-cell>
          <table:table-cell table:style-name="ce11" table:formula="of:=IF([.Y28]&lt;&gt;&quot;.&quot;;IF([.Y28]+[.Y29]&lt;&gt;0;IF([.Y28]+[.Y29]+[.Z27]=3;1;MOD([.Y28]+[.Y29]+[.Z27]-1;2));0);[.Z27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(Только если</text:p>
          </table:table-cell>
          <table:table-cell table:style-name="ce10" table:formula="of:=IF([.G24]&lt;&gt;&quot;.&quot;;MOD([.G24]+1;2);&quot;.&quot;)" office:value-type="float" office:value="1" calcext:value-type="float">
            <text:p>1</text:p>
          </table:table-cell>
          <table:table-cell table:style-name="ce10" table:formula="of:=IF([.H24]&lt;&gt;&quot;.&quot;;MOD([.H24]+1;2);&quot;.&quot;)" office:value-type="float" office:value="0" calcext:value-type="float">
            <text:p>0</text:p>
          </table:table-cell>
          <table:table-cell table:style-name="ce10" table:formula="of:=IF([.I24]&lt;&gt;&quot;.&quot;;MOD([.I24]+1;2);&quot;.&quot;)" office:value-type="float" office:value="0" calcext:value-type="float">
            <text:p>0</text:p>
          </table:table-cell>
          <table:table-cell table:style-name="ce10" table:formula="of:=IF([.J24]&lt;&gt;&quot;.&quot;;MOD([.J24]+1;2);&quot;.&quot;)" office:value-type="float" office:value="0" calcext:value-type="float">
            <text:p>0</text:p>
          </table:table-cell>
          <table:table-cell table:style-name="ce10" table:formula="of:=IF([.K24]&lt;&gt;&quot;.&quot;;MOD([.K24]+1;2);&quot;.&quot;)" office:value-type="string" office:string-value="." calcext:value-type="string">
            <text:p>.</text:p>
          </table:table-cell>
          <table:table-cell table:style-name="ce10" table:formula="of:=IF([.L24]&lt;&gt;&quot;.&quot;;MOD([.L24]+1;2);&quot;.&quot;)" office:value-type="float" office:value="0" calcext:value-type="float">
            <text:p>0</text:p>
          </table:table-cell>
          <table:table-cell table:style-name="ce10" table:formula="of:=IF([.M24]&lt;&gt;&quot;.&quot;;MOD([.M24]+1;2);&quot;.&quot;)" office:value-type="float" office:value="1" calcext:value-type="float">
            <text:p>1</text:p>
          </table:table-cell>
          <table:table-cell table:style-name="ce10" table:formula="of:=IF([.N24]&lt;&gt;&quot;.&quot;;MOD([.N24]+1;2);&quot;.&quot;)" office:value-type="float" office:value="0" calcext:value-type="float">
            <text:p>0</text:p>
          </table:table-cell>
          <table:table-cell table:style-name="ce10" table:formula="of:=IF([.O24]&lt;&gt;&quot;.&quot;;MOD([.O24]+1;2);&quot;.&quot;)" office:value-type="float" office:value="0" calcext:value-type="float">
            <text:p>0</text:p>
          </table:table-cell>
          <table:table-cell table:style-name="ce10" table:formula="of:=IF([.P24]&lt;&gt;&quot;.&quot;;MOD([.P24]+1;2);&quot;.&quot;)" office:value-type="string" office:string-value="." calcext:value-type="string">
            <text:p>.</text:p>
          </table:table-cell>
          <table:table-cell table:style-name="ce10" table:formula="of:=IF([.Q24]&lt;&gt;&quot;.&quot;;MOD([.Q24]+1;2);&quot;.&quot;)" office:value-type="float" office:value="0" calcext:value-type="float">
            <text:p>0</text:p>
          </table:table-cell>
          <table:table-cell table:style-name="ce10" table:formula="of:=IF([.R24]&lt;&gt;&quot;.&quot;;MOD([.R24]+1;2);&quot;.&quot;)" office:value-type="float" office:value="1" calcext:value-type="float">
            <text:p>1</text:p>
          </table:table-cell>
          <table:table-cell table:style-name="ce10" table:formula="of:=IF([.S24]&lt;&gt;&quot;.&quot;;MOD([.S24]+1;2);&quot;.&quot;)" office:value-type="float" office:value="0" calcext:value-type="float">
            <text:p>0</text:p>
          </table:table-cell>
          <table:table-cell table:style-name="ce10" table:formula="of:=IF([.T24]&lt;&gt;&quot;.&quot;;MOD([.T24]+1;2);&quot;.&quot;)" office:value-type="float" office:value="0" calcext:value-type="float">
            <text:p>0</text:p>
          </table:table-cell>
          <table:table-cell table:style-name="ce10" table:formula="of:=IF([.U24]&lt;&gt;&quot;.&quot;;MOD([.U24]+1;2);&quot;.&quot;)" office:value-type="string" office:string-value="." calcext:value-type="string">
            <text:p>.</text:p>
          </table:table-cell>
          <table:table-cell table:style-name="ce10" table:formula="of:=IF([.V24]&lt;&gt;&quot;.&quot;;MOD([.V24]+1;2);&quot;.&quot;)" office:value-type="float" office:value="0" calcext:value-type="float">
            <text:p>0</text:p>
          </table:table-cell>
          <table:table-cell table:style-name="ce10" table:formula="of:=IF([.W24]&lt;&gt;&quot;.&quot;;MOD([.W24]+1;2);&quot;.&quot;)" office:value-type="float" office:value="0" calcext:value-type="float">
            <text:p>0</text:p>
          </table:table-cell>
          <table:table-cell table:style-name="ce10" table:formula="of:=IF([.X24]&lt;&gt;&quot;.&quot;;MOD([.X24]+1;2);&quot;.&quot;)" office:value-type="float" office:value="0" calcext:value-type="float">
            <text:p>0</text:p>
          </table:table-cell>
          <table:table-cell table:style-name="ce10" table:formula="of:=IF([.Y24]&lt;&gt;&quot;.&quot;;MOD([.Y24]+1;2);&quot;.&quot;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5 бит = 1)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2" table:formula="of:=IF([.G28]&lt;&gt;&quot;.&quot;;MOD([.H27]+[.G28]+[.G29];2);&quot;.&quot;)" office:value-type="float" office:value="1" calcext:value-type="float">
            <text:p>1</text:p>
          </table:table-cell>
          <table:table-cell table:style-name="ce12" table:formula="of:=IF([.H28]&lt;&gt;&quot;.&quot;;MOD([.I27]+[.H28]+[.H29];2);&quot;.&quot;)" office:value-type="float" office:value="0" calcext:value-type="float">
            <text:p>0</text:p>
          </table:table-cell>
          <table:table-cell table:style-name="ce12" table:formula="of:=IF([.I28]&lt;&gt;&quot;.&quot;;MOD([.J27]+[.I28]+[.I29];2);&quot;.&quot;)" office:value-type="float" office:value="0" calcext:value-type="float">
            <text:p>0</text:p>
          </table:table-cell>
          <table:table-cell table:style-name="ce12" table:formula="of:=IF([.J28]&lt;&gt;&quot;.&quot;;MOD([.K27]+[.J28]+[.J29];2);&quot;.&quot;)" office:value-type="float" office:value="0" calcext:value-type="float">
            <text:p>0</text:p>
          </table:table-cell>
          <table:table-cell table:style-name="ce12" table:formula="of:=IF([.K28]&lt;&gt;&quot;.&quot;;MOD([.L27]+[.K28]+[.K29];2);&quot;.&quot;)" office:value-type="string" office:string-value="." calcext:value-type="string">
            <text:p>.</text:p>
          </table:table-cell>
          <table:table-cell table:style-name="ce12" table:formula="of:=IF([.L28]&lt;&gt;&quot;.&quot;;MOD([.M27]+[.L28]+[.L29];2);&quot;.&quot;)" office:value-type="float" office:value="0" calcext:value-type="float">
            <text:p>0</text:p>
          </table:table-cell>
          <table:table-cell table:style-name="ce12" table:formula="of:=IF([.M28]&lt;&gt;&quot;.&quot;;MOD([.N27]+[.M28]+[.M29];2);&quot;.&quot;)" office:value-type="float" office:value="1" calcext:value-type="float">
            <text:p>1</text:p>
          </table:table-cell>
          <table:table-cell table:style-name="ce12" table:formula="of:=IF([.N28]&lt;&gt;&quot;.&quot;;MOD([.O27]+[.N28]+[.N29];2);&quot;.&quot;)" office:value-type="float" office:value="0" calcext:value-type="float">
            <text:p>0</text:p>
          </table:table-cell>
          <table:table-cell table:style-name="ce12" table:formula="of:=IF([.O28]&lt;&gt;&quot;.&quot;;MOD([.P27]+[.O28]+[.O29];2);&quot;.&quot;)" office:value-type="float" office:value="0" calcext:value-type="float">
            <text:p>0</text:p>
          </table:table-cell>
          <table:table-cell table:style-name="ce12" table:formula="of:=IF([.P28]&lt;&gt;&quot;.&quot;;MOD([.Q27]+[.P28]+[.P29];2);&quot;.&quot;)" office:value-type="string" office:string-value="." calcext:value-type="string">
            <text:p>.</text:p>
          </table:table-cell>
          <table:table-cell table:style-name="ce12" table:formula="of:=IF([.Q28]&lt;&gt;&quot;.&quot;;MOD([.R27]+[.Q28]+[.Q29];2);&quot;.&quot;)" office:value-type="float" office:value="0" calcext:value-type="float">
            <text:p>0</text:p>
          </table:table-cell>
          <table:table-cell table:style-name="ce12" table:formula="of:=IF([.R28]&lt;&gt;&quot;.&quot;;MOD([.S27]+[.R28]+[.R29];2);&quot;.&quot;)" office:value-type="float" office:value="1" calcext:value-type="float">
            <text:p>1</text:p>
          </table:table-cell>
          <table:table-cell table:style-name="ce12" table:formula="of:=IF([.S28]&lt;&gt;&quot;.&quot;;MOD([.T27]+[.S28]+[.S29];2);&quot;.&quot;)" office:value-type="float" office:value="0" calcext:value-type="float">
            <text:p>0</text:p>
          </table:table-cell>
          <table:table-cell table:style-name="ce12" table:formula="of:=IF([.T28]&lt;&gt;&quot;.&quot;;MOD([.U27]+[.T28]+[.T29];2);&quot;.&quot;)" office:value-type="float" office:value="0" calcext:value-type="float">
            <text:p>0</text:p>
          </table:table-cell>
          <table:table-cell table:style-name="ce12" table:formula="of:=IF([.U28]&lt;&gt;&quot;.&quot;;MOD([.V27]+[.U28]+[.U29];2);&quot;.&quot;)" office:value-type="string" office:string-value="." calcext:value-type="string">
            <text:p>.</text:p>
          </table:table-cell>
          <table:table-cell table:style-name="ce12" table:formula="of:=IF([.V28]&lt;&gt;&quot;.&quot;;MOD([.W27]+[.V28]+[.V29];2);&quot;.&quot;)" office:value-type="float" office:value="0" calcext:value-type="float">
            <text:p>0</text:p>
          </table:table-cell>
          <table:table-cell table:style-name="ce12" table:formula="of:=IF([.W28]&lt;&gt;&quot;.&quot;;MOD([.X27]+[.W28]+[.W29];2);&quot;.&quot;)" office:value-type="float" office:value="0" calcext:value-type="float">
            <text:p>0</text:p>
          </table:table-cell>
          <table:table-cell table:style-name="ce12" table:formula="of:=IF([.X28]&lt;&gt;&quot;.&quot;;MOD([.Y27]+[.X28]+[.X29];2);&quot;.&quot;)" office:value-type="float" office:value="0" calcext:value-type="float">
            <text:p>0</text:p>
          </table:table-cell>
          <table:table-cell table:style-name="ce12" table:formula="of:=IF([.Y28]&lt;&gt;&quot;.&quot;;MOD([.Z27]+[.Y28]+[.Y29];2);&quot;.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6"/>
          <table:table-cell office:value-type="string" calcext:value-type="string">
            <text:p>SF=</text:p>
          </table:table-cell>
          <table:table-cell table:style-name="ce13" table:formula="of:=[.G24]" office:value-type="float" office:value="0" calcext:value-type="float">
            <text:p>0</text:p>
          </table:table-cell>
          <table:table-cell/>
          <table:table-cell office:value-type="string" calcext:value-type="string">
            <text:p>ZF=</text:p>
          </table:table-cell>
          <table:table-cell table:style-name="ce13" table:formula="of:=IF([.AA24]=0;0;1)" office:value-type="float" office:value="1" calcext:value-type="float">
            <text:p>1</text:p>
          </table:table-cell>
          <table:table-cell/>
          <table:table-cell office:value-type="string" calcext:value-type="string">
            <text:p>PF=</text:p>
          </table:table-cell>
          <table:table-cell table:style-name="ce13" table:formula="of:=MOD(SUM([.Q30:.T30])+SUM([.V30:.Y30])+1;2)" office:value-type="float" office:value="1" calcext:value-type="float">
            <text:p>1</text:p>
          </table:table-cell>
          <table:table-cell/>
          <table:table-cell office:value-type="string" calcext:value-type="string">
            <text:p>AF=</text:p>
          </table:table-cell>
          <table:table-cell table:style-name="ce13" table:formula="of:=[.U21]" office:value-type="float" office:value="0" calcext:value-type="float">
            <text:p>0</text:p>
          </table:table-cell>
          <table:table-cell/>
          <table:table-cell office:value-type="string" calcext:value-type="string">
            <text:p>CF=</text:p>
          </table:table-cell>
          <table:table-cell table:style-name="ce13" table:formula="of:=[.G21]" office:value-type="float" office:value="0" calcext:value-type="float">
            <text:p>0</text:p>
          </table:table-cell>
          <table:table-cell/>
          <table:table-cell office:value-type="string" calcext:value-type="string">
            <text:p>OF=</text:p>
          </table:table-cell>
          <table:table-cell table:style-name="ce13" table:formula="of:=MOD([.G21]+[.H21];2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6"/>
          <table:table-cell table:style-name="ce11" table:formula="of:=IF([.G36]&lt;&gt;&quot;.&quot;;IF([.G36]+[.G37]&lt;&gt;0;IF([.G36]+[.G37]+[.H35]=3;1;MOD([.G36]+[.G37]+[.H35]-1;2));0);[.H35])" office:value-type="float" office:value="0" calcext:value-type="float">
            <text:p>0</text:p>
          </table:table-cell>
          <table:table-cell table:style-name="ce11" table:formula="of:=IF([.H36]&lt;&gt;&quot;.&quot;;IF([.H36]+[.H37]&lt;&gt;0;IF([.H36]+[.H37]+[.I35]=3;1;MOD([.H36]+[.H37]+[.I35]-1;2));0);[.I35])" office:value-type="float" office:value="1" calcext:value-type="float">
            <text:p>1</text:p>
          </table:table-cell>
          <table:table-cell table:style-name="ce11" table:formula="of:=IF([.I36]&lt;&gt;&quot;.&quot;;IF([.I36]+[.I37]&lt;&gt;0;IF([.I36]+[.I37]+[.J35]=3;1;MOD([.I36]+[.I37]+[.J35]-1;2));0);[.J35])" office:value-type="float" office:value="1" calcext:value-type="float">
            <text:p>1</text:p>
          </table:table-cell>
          <table:table-cell table:style-name="ce11" table:formula="of:=IF([.J36]&lt;&gt;&quot;.&quot;;IF([.J36]+[.J37]&lt;&gt;0;IF([.J36]+[.J37]+[.K35]=3;1;MOD([.J36]+[.J37]+[.K35]-1;2));0);[.K35])" office:value-type="float" office:value="1" calcext:value-type="float">
            <text:p>1</text:p>
          </table:table-cell>
          <table:table-cell table:style-name="ce11" table:formula="of:=IF([.K36]&lt;&gt;&quot;.&quot;;IF([.K36]+[.K37]&lt;&gt;0;IF([.K36]+[.K37]+[.L35]=3;1;MOD([.K36]+[.K37]+[.L35]-1;2));0);[.L35])" office:value-type="float" office:value="1" calcext:value-type="float">
            <text:p>1</text:p>
          </table:table-cell>
          <table:table-cell table:style-name="ce11" table:formula="of:=IF([.L36]&lt;&gt;&quot;.&quot;;IF([.L36]+[.L37]&lt;&gt;0;IF([.L36]+[.L37]+[.M35]=3;1;MOD([.L36]+[.L37]+[.M35]-1;2));0);[.M35])" office:value-type="float" office:value="1" calcext:value-type="float">
            <text:p>1</text:p>
          </table:table-cell>
          <table:table-cell table:style-name="ce11" table:formula="of:=IF([.M36]&lt;&gt;&quot;.&quot;;IF([.M36]+[.M37]&lt;&gt;0;IF([.M36]+[.M37]+[.N35]=3;1;MOD([.M36]+[.M37]+[.N35]-1;2));0);[.N35])" office:value-type="float" office:value="1" calcext:value-type="float">
            <text:p>1</text:p>
          </table:table-cell>
          <table:table-cell table:style-name="ce11" table:formula="of:=IF([.N36]&lt;&gt;&quot;.&quot;;IF([.N36]+[.N37]&lt;&gt;0;IF([.N36]+[.N37]+[.O35]=3;1;MOD([.N36]+[.N37]+[.O35]-1;2));0);[.O35])" office:value-type="float" office:value="1" calcext:value-type="float">
            <text:p>1</text:p>
          </table:table-cell>
          <table:table-cell table:style-name="ce11" table:formula="of:=IF([.O36]&lt;&gt;&quot;.&quot;;IF([.O36]+[.O37]&lt;&gt;0;IF([.O36]+[.O37]+[.P35]=3;1;MOD([.O36]+[.O37]+[.P35]-1;2));0);[.P35])" office:value-type="float" office:value="1" calcext:value-type="float">
            <text:p>1</text:p>
          </table:table-cell>
          <table:table-cell table:style-name="ce11" table:formula="of:=IF([.P36]&lt;&gt;&quot;.&quot;;IF([.P36]+[.P37]&lt;&gt;0;IF([.P36]+[.P37]+[.Q35]=3;1;MOD([.P36]+[.P37]+[.Q35]-1;2));0);[.Q35])" office:value-type="float" office:value="1" calcext:value-type="float">
            <text:p>1</text:p>
          </table:table-cell>
          <table:table-cell table:style-name="ce11" table:formula="of:=IF([.Q36]&lt;&gt;&quot;.&quot;;IF([.Q36]+[.Q37]&lt;&gt;0;IF([.Q36]+[.Q37]+[.R35]=3;1;MOD([.Q36]+[.Q37]+[.R35]-1;2));0);[.R35])" office:value-type="float" office:value="1" calcext:value-type="float">
            <text:p>1</text:p>
          </table:table-cell>
          <table:table-cell table:style-name="ce11" table:formula="of:=IF([.R36]&lt;&gt;&quot;.&quot;;IF([.R36]+[.R37]&lt;&gt;0;IF([.R36]+[.R37]+[.S35]=3;1;MOD([.R36]+[.R37]+[.S35]-1;2));0);[.S35])" office:value-type="float" office:value="0" calcext:value-type="float">
            <text:p>0</text:p>
          </table:table-cell>
          <table:table-cell table:style-name="ce11" table:formula="of:=IF([.S36]&lt;&gt;&quot;.&quot;;IF([.S36]+[.S37]&lt;&gt;0;IF([.S36]+[.S37]+[.T35]=3;1;MOD([.S36]+[.S37]+[.T35]-1;2));0);[.T35])" office:value-type="float" office:value="1" calcext:value-type="float">
            <text:p>1</text:p>
          </table:table-cell>
          <table:table-cell table:style-name="ce11" table:formula="of:=IF([.T36]&lt;&gt;&quot;.&quot;;IF([.T36]+[.T37]&lt;&gt;0;IF([.T36]+[.T37]+[.U35]=3;1;MOD([.T36]+[.T37]+[.U35]-1;2));0);[.U35])" office:value-type="float" office:value="1" calcext:value-type="float">
            <text:p>1</text:p>
          </table:table-cell>
          <table:table-cell table:style-name="ce11" table:formula="of:=IF([.U36]&lt;&gt;&quot;.&quot;;IF([.U36]+[.U37]&lt;&gt;0;IF([.U36]+[.U37]+[.V35]=3;1;MOD([.U36]+[.U37]+[.V35]-1;2));0);[.V35])" office:value-type="float" office:value="1" calcext:value-type="float">
            <text:p>1</text:p>
          </table:table-cell>
          <table:table-cell table:style-name="ce11" table:formula="of:=IF([.V36]&lt;&gt;&quot;.&quot;;IF([.V36]+[.V37]&lt;&gt;0;IF([.V36]+[.V37]+[.W35]=3;1;MOD([.V36]+[.V37]+[.W35]-1;2));0);[.W35])" office:value-type="float" office:value="1" calcext:value-type="float">
            <text:p>1</text:p>
          </table:table-cell>
          <table:table-cell table:style-name="ce11" table:formula="of:=IF([.W36]&lt;&gt;&quot;.&quot;;IF([.W36]+[.W37]&lt;&gt;0;IF([.W36]+[.W37]+[.X35]=3;1;MOD([.W36]+[.W37]+[.X35]-1;2));0);[.X35])" office:value-type="float" office:value="1" calcext:value-type="float">
            <text:p>1</text:p>
          </table:table-cell>
          <table:table-cell table:style-name="ce11" table:formula="of:=IF([.X36]&lt;&gt;&quot;.&quot;;IF([.X36]+[.X37]&lt;&gt;0;IF([.X36]+[.X37]+[.Y35]=3;1;MOD([.X36]+[.X37]+[.Y35]-1;2));0);[.Y35])" office:value-type="float" office:value="1" calcext:value-type="float">
            <text:p>1</text:p>
          </table:table-cell>
          <table:table-cell table:style-name="ce11" table:formula="of:=IF([.Y36]&lt;&gt;&quot;.&quot;;IF([.Y36]+[.Y37]&lt;&gt;0;IF([.Y36]+[.Y37]+[.Z35]=3;1;MOD([.Y36]+[.Y37]+[.Z35]-1;2));0);[.Z35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7" office:value-type="string" calcext:value-type="string">
            <text:p>B3</text:p>
          </table:table-cell>
          <table:table-cell table:style-name="ce10" table:formula="of:=[.G10]" office:value-type="string" office:string-value="0" calcext:value-type="string">
            <text:p>0</text:p>
          </table:table-cell>
          <table:table-cell table:style-name="ce10" table:formula="of:=[.H10]" office:value-type="string" office:string-value="1" calcext:value-type="string">
            <text:p>1</text:p>
          </table:table-cell>
          <table:table-cell table:style-name="ce10" table:formula="of:=[.I10]" office:value-type="string" office:string-value="1" calcext:value-type="string">
            <text:p>1</text:p>
          </table:table-cell>
          <table:table-cell table:style-name="ce10" table:formula="of:=[.J10]" office:value-type="string" office:string-value="1" calcext:value-type="string">
            <text:p>1</text:p>
          </table:table-cell>
          <table:table-cell table:style-name="ce10" table:formula="of:=[.K10]" office:value-type="string" office:string-value="." calcext:value-type="string">
            <text:p>.</text:p>
          </table:table-cell>
          <table:table-cell table:style-name="ce10" table:formula="of:=[.L10]" office:value-type="string" office:string-value="1" calcext:value-type="string">
            <text:p>1</text:p>
          </table:table-cell>
          <table:table-cell table:style-name="ce10" table:formula="of:=[.M10]" office:value-type="string" office:string-value="0" calcext:value-type="string">
            <text:p>0</text:p>
          </table:table-cell>
          <table:table-cell table:style-name="ce10" table:formula="of:=[.N10]" office:value-type="string" office:string-value="1" calcext:value-type="string">
            <text:p>1</text:p>
          </table:table-cell>
          <table:table-cell table:style-name="ce10" table:formula="of:=[.O10]" office:value-type="string" office:string-value="1" calcext:value-type="string">
            <text:p>1</text:p>
          </table:table-cell>
          <table:table-cell table:style-name="ce10" table:formula="of:=[.P10]" office:value-type="string" office:string-value="." calcext:value-type="string">
            <text:p>.</text:p>
          </table:table-cell>
          <table:table-cell table:style-name="ce10" table:formula="of:=[.Q10]" office:value-type="string" office:string-value="1" calcext:value-type="string">
            <text:p>1</text:p>
          </table:table-cell>
          <table:table-cell table:style-name="ce10" table:formula="of:=[.R10]" office:value-type="string" office:string-value="0" calcext:value-type="string">
            <text:p>0</text:p>
          </table:table-cell>
          <table:table-cell table:style-name="ce10" table:formula="of:=[.S10]" office:value-type="string" office:string-value="1" calcext:value-type="string">
            <text:p>1</text:p>
          </table:table-cell>
          <table:table-cell table:style-name="ce10" table:formula="of:=[.T10]" office:value-type="string" office:string-value="1" calcext:value-type="string">
            <text:p>1</text:p>
          </table:table-cell>
          <table:table-cell table:style-name="ce10" table:formula="of:=[.U10]" office:value-type="string" office:string-value="." calcext:value-type="string">
            <text:p>.</text:p>
          </table:table-cell>
          <table:table-cell table:style-name="ce10" table:formula="of:=[.V10]" office:value-type="string" office:string-value="1" calcext:value-type="string">
            <text:p>1</text:p>
          </table:table-cell>
          <table:table-cell table:style-name="ce10" table:formula="of:=[.W10]" office:value-type="string" office:string-value="1" calcext:value-type="string">
            <text:p>1</text:p>
          </table:table-cell>
          <table:table-cell table:style-name="ce10" table:formula="of:=[.X10]" office:value-type="string" office:string-value="1" calcext:value-type="string">
            <text:p>1</text:p>
          </table:table-cell>
          <table:table-cell table:style-name="ce10" table:formula="of:=[.Y10]" office:value-type="string" office:string-value="1" calcext:value-type="string">
            <text:p>1</text:p>
          </table:table-cell>
          <table:table-cell table:number-columns-repeated="3"/>
          <table:table-cell office:value-type="string" calcext:value-type="string">
            <text:p>X3</text:p>
          </table:table-cell>
          <table:table-cell table:style-name="ce2" table:formula="of:=[.C10]" office:value-type="float" office:value="31679" calcext:value-type="float">
            <text:p>31 679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+</text:p>
          </table:table-cell>
          <table:table-cell office:value-type="string" calcext:value-type="string">
            <text:p>B2</text:p>
          </table:table-cell>
          <table:table-cell table:style-name="ce10" table:formula="of:=[.G9]" office:value-type="string" office:string-value="0" calcext:value-type="string">
            <text:p>0</text:p>
          </table:table-cell>
          <table:table-cell table:style-name="ce10" table:formula="of:=[.H9]" office:value-type="string" office:string-value="1" calcext:value-type="string">
            <text:p>1</text:p>
          </table:table-cell>
          <table:table-cell table:style-name="ce10" table:formula="of:=[.I9]" office:value-type="string" office:string-value="1" calcext:value-type="string">
            <text:p>1</text:p>
          </table:table-cell>
          <table:table-cell table:style-name="ce10" table:formula="of:=[.J9]" office:value-type="string" office:string-value="0" calcext:value-type="string">
            <text:p>0</text:p>
          </table:table-cell>
          <table:table-cell table:style-name="ce10" table:formula="of:=[.K9]" office:value-type="string" office:string-value="." calcext:value-type="string">
            <text:p>.</text:p>
          </table:table-cell>
          <table:table-cell table:style-name="ce10" table:formula="of:=[.L9]" office:value-type="string" office:string-value="1" calcext:value-type="string">
            <text:p>1</text:p>
          </table:table-cell>
          <table:table-cell table:style-name="ce10" table:formula="of:=[.M9]" office:value-type="string" office:string-value="1" calcext:value-type="string">
            <text:p>1</text:p>
          </table:table-cell>
          <table:table-cell table:style-name="ce10" table:formula="of:=[.N9]" office:value-type="string" office:string-value="0" calcext:value-type="string">
            <text:p>0</text:p>
          </table:table-cell>
          <table:table-cell table:style-name="ce10" table:formula="of:=[.O9]" office:value-type="string" office:string-value="1" calcext:value-type="string">
            <text:p>1</text:p>
          </table:table-cell>
          <table:table-cell table:style-name="ce10" table:formula="of:=[.P9]" office:value-type="string" office:string-value="." calcext:value-type="string">
            <text:p>.</text:p>
          </table:table-cell>
          <table:table-cell table:style-name="ce10" table:formula="of:=[.Q9]" office:value-type="string" office:string-value="1" calcext:value-type="string">
            <text:p>1</text:p>
          </table:table-cell>
          <table:table-cell table:style-name="ce10" table:formula="of:=[.R9]" office:value-type="string" office:string-value="0" calcext:value-type="string">
            <text:p>0</text:p>
          </table:table-cell>
          <table:table-cell table:style-name="ce10" table:formula="of:=[.S9]" office:value-type="string" office:string-value="0" calcext:value-type="string">
            <text:p>0</text:p>
          </table:table-cell>
          <table:table-cell table:style-name="ce10" table:formula="of:=[.T9]" office:value-type="string" office:string-value="1" calcext:value-type="string">
            <text:p>1</text:p>
          </table:table-cell>
          <table:table-cell table:style-name="ce10" table:formula="of:=[.U9]" office:value-type="string" office:string-value="." calcext:value-type="string">
            <text:p>.</text:p>
          </table:table-cell>
          <table:table-cell table:style-name="ce10" table:formula="of:=[.V9]" office:value-type="string" office:string-value="1" calcext:value-type="string">
            <text:p>1</text:p>
          </table:table-cell>
          <table:table-cell table:style-name="ce10" table:formula="of:=[.W9]" office:value-type="string" office:string-value="1" calcext:value-type="string">
            <text:p>1</text:p>
          </table:table-cell>
          <table:table-cell table:style-name="ce10" table:formula="of:=[.X9]" office:value-type="string" office:string-value="1" calcext:value-type="string">
            <text:p>1</text:p>
          </table:table-cell>
          <table:table-cell table:style-name="ce10" table:formula="of:=[.Y9]" office:value-type="string" office:string-value="0" calcext:value-type="string">
            <text:p>0</text:p>
          </table:table-cell>
          <table:table-cell/>
          <table:table-cell office:value-type="string" calcext:value-type="string">
            <text:p>Из двоичной:</text:p>
          </table:table-cell>
          <table:table-cell table:style-name="ce6" office:value-type="string" calcext:value-type="string">
            <text:p>+</text:p>
          </table:table-cell>
          <table:table-cell office:value-type="string" calcext:value-type="string">
            <text:p>X2</text:p>
          </table:table-cell>
          <table:table-cell table:style-name="ce2" table:formula="of:=[.C9]" office:value-type="float" office:value="28062" calcext:value-type="float">
            <text:p>28 062</text:p>
          </table:table-cell>
        </table:table-row>
        <table:table-row table:style-name="ro1">
          <table:table-cell table:number-columns-repeated="6"/>
          <table:table-cell table:style-name="ce12" table:formula="of:=IF([.G36]&lt;&gt;&quot;.&quot;;MOD([.H35]+[.G36]+[.G37];2);&quot;.&quot;)" office:value-type="float" office:value="1" calcext:value-type="float">
            <text:p>1</text:p>
          </table:table-cell>
          <table:table-cell table:style-name="ce12" table:formula="of:=IF([.H36]&lt;&gt;&quot;.&quot;;MOD([.I35]+[.H36]+[.H37];2);&quot;.&quot;)" office:value-type="float" office:value="1" calcext:value-type="float">
            <text:p>1</text:p>
          </table:table-cell>
          <table:table-cell table:style-name="ce12" table:formula="of:=IF([.I36]&lt;&gt;&quot;.&quot;;MOD([.J35]+[.I36]+[.I37];2);&quot;.&quot;)" office:value-type="float" office:value="1" calcext:value-type="float">
            <text:p>1</text:p>
          </table:table-cell>
          <table:table-cell table:style-name="ce12" table:formula="of:=IF([.J36]&lt;&gt;&quot;.&quot;;MOD([.K35]+[.J36]+[.J37];2);&quot;.&quot;)" office:value-type="float" office:value="0" calcext:value-type="float">
            <text:p>0</text:p>
          </table:table-cell>
          <table:table-cell table:style-name="ce12" table:formula="of:=IF([.K36]&lt;&gt;&quot;.&quot;;MOD([.L35]+[.K36]+[.K37];2);&quot;.&quot;)" office:value-type="string" office:string-value="." calcext:value-type="string">
            <text:p>.</text:p>
          </table:table-cell>
          <table:table-cell table:style-name="ce12" table:formula="of:=IF([.L36]&lt;&gt;&quot;.&quot;;MOD([.M35]+[.L36]+[.L37];2);&quot;.&quot;)" office:value-type="float" office:value="1" calcext:value-type="float">
            <text:p>1</text:p>
          </table:table-cell>
          <table:table-cell table:style-name="ce12" table:formula="of:=IF([.M36]&lt;&gt;&quot;.&quot;;MOD([.N35]+[.M36]+[.M37];2);&quot;.&quot;)" office:value-type="float" office:value="0" calcext:value-type="float">
            <text:p>0</text:p>
          </table:table-cell>
          <table:table-cell table:style-name="ce12" table:formula="of:=IF([.N36]&lt;&gt;&quot;.&quot;;MOD([.O35]+[.N36]+[.N37];2);&quot;.&quot;)" office:value-type="float" office:value="0" calcext:value-type="float">
            <text:p>0</text:p>
          </table:table-cell>
          <table:table-cell table:style-name="ce12" table:formula="of:=IF([.O36]&lt;&gt;&quot;.&quot;;MOD([.P35]+[.O36]+[.O37];2);&quot;.&quot;)" office:value-type="float" office:value="1" calcext:value-type="float">
            <text:p>1</text:p>
          </table:table-cell>
          <table:table-cell table:style-name="ce12" table:formula="of:=IF([.P36]&lt;&gt;&quot;.&quot;;MOD([.Q35]+[.P36]+[.P37];2);&quot;.&quot;)" office:value-type="string" office:string-value="." calcext:value-type="string">
            <text:p>.</text:p>
          </table:table-cell>
          <table:table-cell table:style-name="ce12" table:formula="of:=IF([.Q36]&lt;&gt;&quot;.&quot;;MOD([.R35]+[.Q36]+[.Q37];2);&quot;.&quot;)" office:value-type="float" office:value="0" calcext:value-type="float">
            <text:p>0</text:p>
          </table:table-cell>
          <table:table-cell table:style-name="ce12" table:formula="of:=IF([.R36]&lt;&gt;&quot;.&quot;;MOD([.S35]+[.R36]+[.R37];2);&quot;.&quot;)" office:value-type="float" office:value="1" calcext:value-type="float">
            <text:p>1</text:p>
          </table:table-cell>
          <table:table-cell table:style-name="ce12" table:formula="of:=IF([.S36]&lt;&gt;&quot;.&quot;;MOD([.T35]+[.S36]+[.S37];2);&quot;.&quot;)" office:value-type="float" office:value="0" calcext:value-type="float">
            <text:p>0</text:p>
          </table:table-cell>
          <table:table-cell table:style-name="ce12" table:formula="of:=IF([.T36]&lt;&gt;&quot;.&quot;;MOD([.U35]+[.T36]+[.T37];2);&quot;.&quot;)" office:value-type="float" office:value="1" calcext:value-type="float">
            <text:p>1</text:p>
          </table:table-cell>
          <table:table-cell table:style-name="ce12" table:formula="of:=IF([.U36]&lt;&gt;&quot;.&quot;;MOD([.V35]+[.U36]+[.U37];2);&quot;.&quot;)" office:value-type="string" office:string-value="." calcext:value-type="string">
            <text:p>.</text:p>
          </table:table-cell>
          <table:table-cell table:style-name="ce12" table:formula="of:=IF([.V36]&lt;&gt;&quot;.&quot;;MOD([.W35]+[.V36]+[.V37];2);&quot;.&quot;)" office:value-type="float" office:value="1" calcext:value-type="float">
            <text:p>1</text:p>
          </table:table-cell>
          <table:table-cell table:style-name="ce12" table:formula="of:=IF([.W36]&lt;&gt;&quot;.&quot;;MOD([.X35]+[.W36]+[.W37];2);&quot;.&quot;)" office:value-type="float" office:value="1" calcext:value-type="float">
            <text:p>1</text:p>
          </table:table-cell>
          <table:table-cell table:style-name="ce12" table:formula="of:=IF([.X36]&lt;&gt;&quot;.&quot;;MOD([.Y35]+[.X36]+[.X37];2);&quot;.&quot;)" office:value-type="float" office:value="0" calcext:value-type="float">
            <text:p>0</text:p>
          </table:table-cell>
          <table:table-cell table:style-name="ce12" table:formula="of:=IF([.Y36]&lt;&gt;&quot;.&quot;;MOD([.Z35]+[.Y36]+[.Y37];2);&quot;.&quot;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IF([.G38]=0;DECIMAL([.G38]&amp;[.H38]&amp;[.I38]&amp;[.J38]&amp;[.L38]&amp;[.M38]&amp;[.N38]&amp;[.O38]&amp;[.Q38]&amp;[.R38]&amp;[.S38]&amp;[.T38]&amp;[.V38]&amp;[.W38]&amp;[.X38]&amp;[.Y38];2);0-DECIMAL([.G44]&amp;[.H44]&amp;[.I44]&amp;[.J44]&amp;[.L44]&amp;[.M44]&amp;[.N44]&amp;[.O44]&amp;[.Q44]&amp;[.R44]&amp;[.S44]&amp;[.T44]&amp;[.V44]&amp;[.W44]&amp;[.X44]&amp;[.Y44];2))" office:value-type="float" office:value="-5795" calcext:value-type="float">
            <text:p>-5795</text:p>
          </table:table-cell>
          <table:table-cell table:number-columns-repeated="2"/>
          <table:table-cell table:style-name="ce17" table:formula="of:=[.AD36]+[.AD37]" office:value-type="float" office:value="59741" calcext:value-type="float">
            <text:p>59741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table:number-columns-repeated="26"/>
          <table:table-cell table:formula="of:=IF(AND([.AA38]=[.AD38];[.T46]=1);[.$AC$4];IF(AND([.AA38]=[.AD38];[.T46]=0);[.$AC$3];IF(AND([.G36]+1-1=0;[.G37]+1-1=0);[.$AC$5];[.$AC$6])))" office:value-type="string" office:string-value="При сложении положительных чисел получен отрицательный результат. Произошло переполнение." calcext:value-type="string">
            <text:p>При сложении положительных чисел получен отрицательный результат. Произошло переполнение.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Доп.код</text:p>
          </table:table-cell>
          <table:table-cell table:style-name="ce11" table:formula="of:=IF([.G42]&lt;&gt;&quot;.&quot;;IF([.G42]+[.G43]&lt;&gt;0;IF([.G42]+[.G43]+[.H41]=3;1;MOD([.G42]+[.G43]+[.H41]-1;2));0);[.H41])" office:value-type="float" office:value="0" calcext:value-type="float">
            <text:p>0</text:p>
          </table:table-cell>
          <table:table-cell table:style-name="ce11" table:formula="of:=IF([.H42]&lt;&gt;&quot;.&quot;;IF([.H42]+[.H43]&lt;&gt;0;IF([.H42]+[.H43]+[.I41]=3;1;MOD([.H42]+[.H43]+[.I41]-1;2));0);[.I41])" office:value-type="float" office:value="0" calcext:value-type="float">
            <text:p>0</text:p>
          </table:table-cell>
          <table:table-cell table:style-name="ce11" table:formula="of:=IF([.I42]&lt;&gt;&quot;.&quot;;IF([.I42]+[.I43]&lt;&gt;0;IF([.I42]+[.I43]+[.J41]=3;1;MOD([.I42]+[.I43]+[.J41]-1;2));0);[.J41])" office:value-type="float" office:value="0" calcext:value-type="float">
            <text:p>0</text:p>
          </table:table-cell>
          <table:table-cell table:style-name="ce11" table:formula="of:=IF([.J42]&lt;&gt;&quot;.&quot;;IF([.J42]+[.J43]&lt;&gt;0;IF([.J42]+[.J43]+[.K41]=3;1;MOD([.J42]+[.J43]+[.K41]-1;2));0);[.K41])" office:value-type="float" office:value="0" calcext:value-type="float">
            <text:p>0</text:p>
          </table:table-cell>
          <table:table-cell table:style-name="ce11" table:formula="of:=IF([.K42]&lt;&gt;&quot;.&quot;;IF([.K42]+[.K43]&lt;&gt;0;IF([.K42]+[.K43]+[.L41]=3;1;MOD([.K42]+[.K43]+[.L41]-1;2));0);[.L41])" office:value-type="float" office:value="0" calcext:value-type="float">
            <text:p>0</text:p>
          </table:table-cell>
          <table:table-cell table:style-name="ce11" table:formula="of:=IF([.L42]&lt;&gt;&quot;.&quot;;IF([.L42]+[.L43]&lt;&gt;0;IF([.L42]+[.L43]+[.M41]=3;1;MOD([.L42]+[.L43]+[.M41]-1;2));0);[.M41])" office:value-type="float" office:value="0" calcext:value-type="float">
            <text:p>0</text:p>
          </table:table-cell>
          <table:table-cell table:style-name="ce11" table:formula="of:=IF([.M42]&lt;&gt;&quot;.&quot;;IF([.M42]+[.M43]&lt;&gt;0;IF([.M42]+[.M43]+[.N41]=3;1;MOD([.M42]+[.M43]+[.N41]-1;2));0);[.N41])" office:value-type="float" office:value="0" calcext:value-type="float">
            <text:p>0</text:p>
          </table:table-cell>
          <table:table-cell table:style-name="ce11" table:formula="of:=IF([.N42]&lt;&gt;&quot;.&quot;;IF([.N42]+[.N43]&lt;&gt;0;IF([.N42]+[.N43]+[.O41]=3;1;MOD([.N42]+[.N43]+[.O41]-1;2));0);[.O41])" office:value-type="float" office:value="0" calcext:value-type="float">
            <text:p>0</text:p>
          </table:table-cell>
          <table:table-cell table:style-name="ce11" table:formula="of:=IF([.O42]&lt;&gt;&quot;.&quot;;IF([.O42]+[.O43]&lt;&gt;0;IF([.O42]+[.O43]+[.P41]=3;1;MOD([.O42]+[.O43]+[.P41]-1;2));0);[.P41])" office:value-type="float" office:value="0" calcext:value-type="float">
            <text:p>0</text:p>
          </table:table-cell>
          <table:table-cell table:style-name="ce11" table:formula="of:=IF([.P42]&lt;&gt;&quot;.&quot;;IF([.P42]+[.P43]&lt;&gt;0;IF([.P42]+[.P43]+[.Q41]=3;1;MOD([.P42]+[.P43]+[.Q41]-1;2));0);[.Q41])" office:value-type="float" office:value="0" calcext:value-type="float">
            <text:p>0</text:p>
          </table:table-cell>
          <table:table-cell table:style-name="ce11" table:formula="of:=IF([.Q42]&lt;&gt;&quot;.&quot;;IF([.Q42]+[.Q43]&lt;&gt;0;IF([.Q42]+[.Q43]+[.R41]=3;1;MOD([.Q42]+[.Q43]+[.R41]-1;2));0);[.R41])" office:value-type="float" office:value="0" calcext:value-type="float">
            <text:p>0</text:p>
          </table:table-cell>
          <table:table-cell table:style-name="ce11" table:formula="of:=IF([.R42]&lt;&gt;&quot;.&quot;;IF([.R42]+[.R43]&lt;&gt;0;IF([.R42]+[.R43]+[.S41]=3;1;MOD([.R42]+[.R43]+[.S41]-1;2));0);[.S41])" office:value-type="float" office:value="0" calcext:value-type="float">
            <text:p>0</text:p>
          </table:table-cell>
          <table:table-cell table:style-name="ce11" table:formula="of:=IF([.S42]&lt;&gt;&quot;.&quot;;IF([.S42]+[.S43]&lt;&gt;0;IF([.S42]+[.S43]+[.T41]=3;1;MOD([.S42]+[.S43]+[.T41]-1;2));0);[.T41])" office:value-type="float" office:value="0" calcext:value-type="float">
            <text:p>0</text:p>
          </table:table-cell>
          <table:table-cell table:style-name="ce11" table:formula="of:=IF([.T42]&lt;&gt;&quot;.&quot;;IF([.T42]+[.T43]&lt;&gt;0;IF([.T42]+[.T43]+[.U41]=3;1;MOD([.T42]+[.T43]+[.U41]-1;2));0);[.U41])" office:value-type="float" office:value="0" calcext:value-type="float">
            <text:p>0</text:p>
          </table:table-cell>
          <table:table-cell table:style-name="ce11" table:formula="of:=IF([.U42]&lt;&gt;&quot;.&quot;;IF([.U42]+[.U43]&lt;&gt;0;IF([.U42]+[.U43]+[.V41]=3;1;MOD([.U42]+[.U43]+[.V41]-1;2));0);[.V41])" office:value-type="float" office:value="0" calcext:value-type="float">
            <text:p>0</text:p>
          </table:table-cell>
          <table:table-cell table:style-name="ce11" table:formula="of:=IF([.V42]&lt;&gt;&quot;.&quot;;IF([.V42]+[.V43]&lt;&gt;0;IF([.V42]+[.V43]+[.W41]=3;1;MOD([.V42]+[.V43]+[.W41]-1;2));0);[.W41])" office:value-type="float" office:value="0" calcext:value-type="float">
            <text:p>0</text:p>
          </table:table-cell>
          <table:table-cell table:style-name="ce11" table:formula="of:=IF([.W42]&lt;&gt;&quot;.&quot;;IF([.W42]+[.W43]&lt;&gt;0;IF([.W42]+[.W43]+[.X41]=3;1;MOD([.W42]+[.W43]+[.X41]-1;2));0);[.X41])" office:value-type="float" office:value="0" calcext:value-type="float">
            <text:p>0</text:p>
          </table:table-cell>
          <table:table-cell table:style-name="ce11" table:formula="of:=IF([.X42]&lt;&gt;&quot;.&quot;;IF([.X42]+[.X43]&lt;&gt;0;IF([.X42]+[.X43]+[.Y41]=3;1;MOD([.X42]+[.X43]+[.Y41]-1;2));0);[.Y41])" office:value-type="float" office:value="0" calcext:value-type="float">
            <text:p>0</text:p>
          </table:table-cell>
          <table:table-cell table:style-name="ce11" table:formula="of:=IF([.Y42]&lt;&gt;&quot;.&quot;;IF([.Y42]+[.Y43]&lt;&gt;0;IF([.Y42]+[.Y43]+[.Z41]=3;1;MOD([.Y42]+[.Y43]+[.Z41]-1;2));0);[.Z41])" office:value-type="float" office:value="0" calcext:value-type="float">
            <text:p>0</text:p>
          </table:table-cell>
          <table:table-cell/>
          <table:table-cell table:style-name="ce15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(Только если</text:p>
          </table:table-cell>
          <table:table-cell table:style-name="ce10" table:formula="of:=IF([.G38]&lt;&gt;&quot;.&quot;;MOD([.G38]+1;2);&quot;.&quot;)" office:value-type="float" office:value="0" calcext:value-type="float">
            <text:p>0</text:p>
          </table:table-cell>
          <table:table-cell table:style-name="ce10" table:formula="of:=IF([.H38]&lt;&gt;&quot;.&quot;;MOD([.H38]+1;2);&quot;.&quot;)" office:value-type="float" office:value="0" calcext:value-type="float">
            <text:p>0</text:p>
          </table:table-cell>
          <table:table-cell table:style-name="ce10" table:formula="of:=IF([.I38]&lt;&gt;&quot;.&quot;;MOD([.I38]+1;2);&quot;.&quot;)" office:value-type="float" office:value="0" calcext:value-type="float">
            <text:p>0</text:p>
          </table:table-cell>
          <table:table-cell table:style-name="ce10" table:formula="of:=IF([.J38]&lt;&gt;&quot;.&quot;;MOD([.J38]+1;2);&quot;.&quot;)" office:value-type="float" office:value="1" calcext:value-type="float">
            <text:p>1</text:p>
          </table:table-cell>
          <table:table-cell table:style-name="ce10" table:formula="of:=IF([.K38]&lt;&gt;&quot;.&quot;;MOD([.K38]+1;2);&quot;.&quot;)" office:value-type="string" office:string-value="." calcext:value-type="string">
            <text:p>.</text:p>
          </table:table-cell>
          <table:table-cell table:style-name="ce10" table:formula="of:=IF([.L38]&lt;&gt;&quot;.&quot;;MOD([.L38]+1;2);&quot;.&quot;)" office:value-type="float" office:value="0" calcext:value-type="float">
            <text:p>0</text:p>
          </table:table-cell>
          <table:table-cell table:style-name="ce10" table:formula="of:=IF([.M38]&lt;&gt;&quot;.&quot;;MOD([.M38]+1;2);&quot;.&quot;)" office:value-type="float" office:value="1" calcext:value-type="float">
            <text:p>1</text:p>
          </table:table-cell>
          <table:table-cell table:style-name="ce10" table:formula="of:=IF([.N38]&lt;&gt;&quot;.&quot;;MOD([.N38]+1;2);&quot;.&quot;)" office:value-type="float" office:value="1" calcext:value-type="float">
            <text:p>1</text:p>
          </table:table-cell>
          <table:table-cell table:style-name="ce10" table:formula="of:=IF([.O38]&lt;&gt;&quot;.&quot;;MOD([.O38]+1;2);&quot;.&quot;)" office:value-type="float" office:value="0" calcext:value-type="float">
            <text:p>0</text:p>
          </table:table-cell>
          <table:table-cell table:style-name="ce10" table:formula="of:=IF([.P38]&lt;&gt;&quot;.&quot;;MOD([.P38]+1;2);&quot;.&quot;)" office:value-type="string" office:string-value="." calcext:value-type="string">
            <text:p>.</text:p>
          </table:table-cell>
          <table:table-cell table:style-name="ce10" table:formula="of:=IF([.Q38]&lt;&gt;&quot;.&quot;;MOD([.Q38]+1;2);&quot;.&quot;)" office:value-type="float" office:value="1" calcext:value-type="float">
            <text:p>1</text:p>
          </table:table-cell>
          <table:table-cell table:style-name="ce10" table:formula="of:=IF([.R38]&lt;&gt;&quot;.&quot;;MOD([.R38]+1;2);&quot;.&quot;)" office:value-type="float" office:value="0" calcext:value-type="float">
            <text:p>0</text:p>
          </table:table-cell>
          <table:table-cell table:style-name="ce10" table:formula="of:=IF([.S38]&lt;&gt;&quot;.&quot;;MOD([.S38]+1;2);&quot;.&quot;)" office:value-type="float" office:value="1" calcext:value-type="float">
            <text:p>1</text:p>
          </table:table-cell>
          <table:table-cell table:style-name="ce10" table:formula="of:=IF([.T38]&lt;&gt;&quot;.&quot;;MOD([.T38]+1;2);&quot;.&quot;)" office:value-type="float" office:value="0" calcext:value-type="float">
            <text:p>0</text:p>
          </table:table-cell>
          <table:table-cell table:style-name="ce10" table:formula="of:=IF([.U38]&lt;&gt;&quot;.&quot;;MOD([.U38]+1;2);&quot;.&quot;)" office:value-type="string" office:string-value="." calcext:value-type="string">
            <text:p>.</text:p>
          </table:table-cell>
          <table:table-cell table:style-name="ce10" table:formula="of:=IF([.V38]&lt;&gt;&quot;.&quot;;MOD([.V38]+1;2);&quot;.&quot;)" office:value-type="float" office:value="0" calcext:value-type="float">
            <text:p>0</text:p>
          </table:table-cell>
          <table:table-cell table:style-name="ce10" table:formula="of:=IF([.W38]&lt;&gt;&quot;.&quot;;MOD([.W38]+1;2);&quot;.&quot;)" office:value-type="float" office:value="0" calcext:value-type="float">
            <text:p>0</text:p>
          </table:table-cell>
          <table:table-cell table:style-name="ce10" table:formula="of:=IF([.X38]&lt;&gt;&quot;.&quot;;MOD([.X38]+1;2);&quot;.&quot;)" office:value-type="float" office:value="1" calcext:value-type="float">
            <text:p>1</text:p>
          </table:table-cell>
          <table:table-cell table:style-name="ce10" table:formula="of:=IF([.Y38]&lt;&gt;&quot;.&quot;;MOD([.Y38]+1;2);&quot;.&quot;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15 бит = 1)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2" table:formula="of:=IF([.G42]&lt;&gt;&quot;.&quot;;MOD([.H41]+[.G42]+[.G43];2);&quot;.&quot;)" office:value-type="float" office:value="0" calcext:value-type="float">
            <text:p>0</text:p>
          </table:table-cell>
          <table:table-cell table:style-name="ce12" table:formula="of:=IF([.H42]&lt;&gt;&quot;.&quot;;MOD([.I41]+[.H42]+[.H43];2);&quot;.&quot;)" office:value-type="float" office:value="0" calcext:value-type="float">
            <text:p>0</text:p>
          </table:table-cell>
          <table:table-cell table:style-name="ce12" table:formula="of:=IF([.I42]&lt;&gt;&quot;.&quot;;MOD([.J41]+[.I42]+[.I43];2);&quot;.&quot;)" office:value-type="float" office:value="0" calcext:value-type="float">
            <text:p>0</text:p>
          </table:table-cell>
          <table:table-cell table:style-name="ce12" table:formula="of:=IF([.J42]&lt;&gt;&quot;.&quot;;MOD([.K41]+[.J42]+[.J43];2);&quot;.&quot;)" office:value-type="float" office:value="1" calcext:value-type="float">
            <text:p>1</text:p>
          </table:table-cell>
          <table:table-cell table:style-name="ce12" table:formula="of:=IF([.K42]&lt;&gt;&quot;.&quot;;MOD([.L41]+[.K42]+[.K43];2);&quot;.&quot;)" office:value-type="string" office:string-value="." calcext:value-type="string">
            <text:p>.</text:p>
          </table:table-cell>
          <table:table-cell table:style-name="ce12" table:formula="of:=IF([.L42]&lt;&gt;&quot;.&quot;;MOD([.M41]+[.L42]+[.L43];2);&quot;.&quot;)" office:value-type="float" office:value="0" calcext:value-type="float">
            <text:p>0</text:p>
          </table:table-cell>
          <table:table-cell table:style-name="ce12" table:formula="of:=IF([.M42]&lt;&gt;&quot;.&quot;;MOD([.N41]+[.M42]+[.M43];2);&quot;.&quot;)" office:value-type="float" office:value="1" calcext:value-type="float">
            <text:p>1</text:p>
          </table:table-cell>
          <table:table-cell table:style-name="ce12" table:formula="of:=IF([.N42]&lt;&gt;&quot;.&quot;;MOD([.O41]+[.N42]+[.N43];2);&quot;.&quot;)" office:value-type="float" office:value="1" calcext:value-type="float">
            <text:p>1</text:p>
          </table:table-cell>
          <table:table-cell table:style-name="ce12" table:formula="of:=IF([.O42]&lt;&gt;&quot;.&quot;;MOD([.P41]+[.O42]+[.O43];2);&quot;.&quot;)" office:value-type="float" office:value="0" calcext:value-type="float">
            <text:p>0</text:p>
          </table:table-cell>
          <table:table-cell table:style-name="ce12" table:formula="of:=IF([.P42]&lt;&gt;&quot;.&quot;;MOD([.Q41]+[.P42]+[.P43];2);&quot;.&quot;)" office:value-type="string" office:string-value="." calcext:value-type="string">
            <text:p>.</text:p>
          </table:table-cell>
          <table:table-cell table:style-name="ce12" table:formula="of:=IF([.Q42]&lt;&gt;&quot;.&quot;;MOD([.R41]+[.Q42]+[.Q43];2);&quot;.&quot;)" office:value-type="float" office:value="1" calcext:value-type="float">
            <text:p>1</text:p>
          </table:table-cell>
          <table:table-cell table:style-name="ce12" table:formula="of:=IF([.R42]&lt;&gt;&quot;.&quot;;MOD([.S41]+[.R42]+[.R43];2);&quot;.&quot;)" office:value-type="float" office:value="0" calcext:value-type="float">
            <text:p>0</text:p>
          </table:table-cell>
          <table:table-cell table:style-name="ce12" table:formula="of:=IF([.S42]&lt;&gt;&quot;.&quot;;MOD([.T41]+[.S42]+[.S43];2);&quot;.&quot;)" office:value-type="float" office:value="1" calcext:value-type="float">
            <text:p>1</text:p>
          </table:table-cell>
          <table:table-cell table:style-name="ce12" table:formula="of:=IF([.T42]&lt;&gt;&quot;.&quot;;MOD([.U41]+[.T42]+[.T43];2);&quot;.&quot;)" office:value-type="float" office:value="0" calcext:value-type="float">
            <text:p>0</text:p>
          </table:table-cell>
          <table:table-cell table:style-name="ce12" table:formula="of:=IF([.U42]&lt;&gt;&quot;.&quot;;MOD([.V41]+[.U42]+[.U43];2);&quot;.&quot;)" office:value-type="string" office:string-value="." calcext:value-type="string">
            <text:p>.</text:p>
          </table:table-cell>
          <table:table-cell table:style-name="ce12" table:formula="of:=IF([.V42]&lt;&gt;&quot;.&quot;;MOD([.W41]+[.V42]+[.V43];2);&quot;.&quot;)" office:value-type="float" office:value="0" calcext:value-type="float">
            <text:p>0</text:p>
          </table:table-cell>
          <table:table-cell table:style-name="ce12" table:formula="of:=IF([.W42]&lt;&gt;&quot;.&quot;;MOD([.X41]+[.W42]+[.W43];2);&quot;.&quot;)" office:value-type="float" office:value="0" calcext:value-type="float">
            <text:p>0</text:p>
          </table:table-cell>
          <table:table-cell table:style-name="ce12" table:formula="of:=IF([.X42]&lt;&gt;&quot;.&quot;;MOD([.Y41]+[.X42]+[.X43];2);&quot;.&quot;)" office:value-type="float" office:value="1" calcext:value-type="float">
            <text:p>1</text:p>
          </table:table-cell>
          <table:table-cell table:style-name="ce12" table:formula="of:=IF([.Y42]&lt;&gt;&quot;.&quot;;MOD([.Z41]+[.Y42]+[.Y43];2);&quot;.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6"/>
          <table:table-cell office:value-type="string" calcext:value-type="string">
            <text:p>SF=</text:p>
          </table:table-cell>
          <table:table-cell table:style-name="ce13" table:formula="of:=[.G38]" office:value-type="float" office:value="1" calcext:value-type="float">
            <text:p>1</text:p>
          </table:table-cell>
          <table:table-cell/>
          <table:table-cell office:value-type="string" calcext:value-type="string">
            <text:p>ZF=</text:p>
          </table:table-cell>
          <table:table-cell table:style-name="ce13" table:formula="of:=IF([.AA38]=0;0;1)" office:value-type="float" office:value="1" calcext:value-type="float">
            <text:p>1</text:p>
          </table:table-cell>
          <table:table-cell/>
          <table:table-cell office:value-type="string" calcext:value-type="string">
            <text:p>PF=</text:p>
          </table:table-cell>
          <table:table-cell table:style-name="ce13" table:formula="of:=MOD(SUM([.Q44:.T44])+SUM([.V44:.Y44])+1;2)" office:value-type="float" office:value="1" calcext:value-type="float">
            <text:p>1</text:p>
          </table:table-cell>
          <table:table-cell/>
          <table:table-cell office:value-type="string" calcext:value-type="string">
            <text:p>AF=</text:p>
          </table:table-cell>
          <table:table-cell table:style-name="ce13" table:formula="of:=[.U35]" office:value-type="float" office:value="1" calcext:value-type="float">
            <text:p>1</text:p>
          </table:table-cell>
          <table:table-cell/>
          <table:table-cell office:value-type="string" calcext:value-type="string">
            <text:p>CF=</text:p>
          </table:table-cell>
          <table:table-cell table:style-name="ce13" table:formula="of:=[.G35]" office:value-type="float" office:value="0" calcext:value-type="float">
            <text:p>0</text:p>
          </table:table-cell>
          <table:table-cell/>
          <table:table-cell office:value-type="string" calcext:value-type="string">
            <text:p>OF=</text:p>
          </table:table-cell>
          <table:table-cell table:style-name="ce13" table:formula="of:=MOD([.G35]+[.H35];2)"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6"/>
          <table:table-cell table:style-name="ce11" table:formula="of:=IF([.G50]&lt;&gt;&quot;.&quot;;IF([.G50]+[.G51]&lt;&gt;0;IF([.G50]+[.G51]+[.H49]=3;1;MOD([.G50]+[.G51]+[.H49]-1;2));0);[.H49])" office:value-type="float" office:value="1" calcext:value-type="float">
            <text:p>1</text:p>
          </table:table-cell>
          <table:table-cell table:style-name="ce11" table:formula="of:=IF([.H50]&lt;&gt;&quot;.&quot;;IF([.H50]+[.H51]&lt;&gt;0;IF([.H50]+[.H51]+[.I49]=3;1;MOD([.H50]+[.H51]+[.I49]-1;2));0);[.I49])" office:value-type="float" office:value="1" calcext:value-type="float">
            <text:p>1</text:p>
          </table:table-cell>
          <table:table-cell table:style-name="ce11" table:formula="of:=IF([.I50]&lt;&gt;&quot;.&quot;;IF([.I50]+[.I51]&lt;&gt;0;IF([.I50]+[.I51]+[.J49]=3;1;MOD([.I50]+[.I51]+[.J49]-1;2));0);[.J49])" office:value-type="float" office:value="1" calcext:value-type="float">
            <text:p>1</text:p>
          </table:table-cell>
          <table:table-cell table:style-name="ce11" table:formula="of:=IF([.J50]&lt;&gt;&quot;.&quot;;IF([.J50]+[.J51]&lt;&gt;0;IF([.J50]+[.J51]+[.K49]=3;1;MOD([.J50]+[.J51]+[.K49]-1;2));0);[.K49])" office:value-type="float" office:value="0" calcext:value-type="float">
            <text:p>0</text:p>
          </table:table-cell>
          <table:table-cell table:style-name="ce11" table:formula="of:=IF([.K50]&lt;&gt;&quot;.&quot;;IF([.K50]+[.K51]&lt;&gt;0;IF([.K50]+[.K51]+[.L49]=3;1;MOD([.K50]+[.K51]+[.L49]-1;2));0);[.L49])" office:value-type="float" office:value="0" calcext:value-type="float">
            <text:p>0</text:p>
          </table:table-cell>
          <table:table-cell table:style-name="ce11" table:formula="of:=IF([.L50]&lt;&gt;&quot;.&quot;;IF([.L50]+[.L51]&lt;&gt;0;IF([.L50]+[.L51]+[.M49]=3;1;MOD([.L50]+[.L51]+[.M49]-1;2));0);[.M49])" office:value-type="float" office:value="0" calcext:value-type="float">
            <text:p>0</text:p>
          </table:table-cell>
          <table:table-cell table:style-name="ce11" table:formula="of:=IF([.M50]&lt;&gt;&quot;.&quot;;IF([.M50]+[.M51]&lt;&gt;0;IF([.M50]+[.M51]+[.N49]=3;1;MOD([.M50]+[.M51]+[.N49]-1;2));0);[.N49])" office:value-type="float" office:value="0" calcext:value-type="float">
            <text:p>0</text:p>
          </table:table-cell>
          <table:table-cell table:style-name="ce11" table:formula="of:=IF([.N50]&lt;&gt;&quot;.&quot;;IF([.N50]+[.N51]&lt;&gt;0;IF([.N50]+[.N51]+[.O49]=3;1;MOD([.N50]+[.N51]+[.O49]-1;2));0);[.O49])" office:value-type="float" office:value="0" calcext:value-type="float">
            <text:p>0</text:p>
          </table:table-cell>
          <table:table-cell table:style-name="ce11" table:formula="of:=IF([.O50]&lt;&gt;&quot;.&quot;;IF([.O50]+[.O51]&lt;&gt;0;IF([.O50]+[.O51]+[.P49]=3;1;MOD([.O50]+[.O51]+[.P49]-1;2));0);[.P49])" office:value-type="float" office:value="1" calcext:value-type="float">
            <text:p>1</text:p>
          </table:table-cell>
          <table:table-cell table:style-name="ce11" table:formula="of:=IF([.P50]&lt;&gt;&quot;.&quot;;IF([.P50]+[.P51]&lt;&gt;0;IF([.P50]+[.P51]+[.Q49]=3;1;MOD([.P50]+[.P51]+[.Q49]-1;2));0);[.Q49])" office:value-type="float" office:value="1" calcext:value-type="float">
            <text:p>1</text:p>
          </table:table-cell>
          <table:table-cell table:style-name="ce11" table:formula="of:=IF([.Q50]&lt;&gt;&quot;.&quot;;IF([.Q50]+[.Q51]&lt;&gt;0;IF([.Q50]+[.Q51]+[.R49]=3;1;MOD([.Q50]+[.Q51]+[.R49]-1;2));0);[.R49])" office:value-type="float" office:value="1" calcext:value-type="float">
            <text:p>1</text:p>
          </table:table-cell>
          <table:table-cell table:style-name="ce11" table:formula="of:=IF([.R50]&lt;&gt;&quot;.&quot;;IF([.R50]+[.R51]&lt;&gt;0;IF([.R50]+[.R51]+[.S49]=3;1;MOD([.R50]+[.R51]+[.S49]-1;2));0);[.S49])" office:value-type="float" office:value="0" calcext:value-type="float">
            <text:p>0</text:p>
          </table:table-cell>
          <table:table-cell table:style-name="ce11" table:formula="of:=IF([.S50]&lt;&gt;&quot;.&quot;;IF([.S50]+[.S51]&lt;&gt;0;IF([.S50]+[.S51]+[.T49]=3;1;MOD([.S50]+[.S51]+[.T49]-1;2));0);[.T49])" office:value-type="float" office:value="0" calcext:value-type="float">
            <text:p>0</text:p>
          </table:table-cell>
          <table:table-cell table:style-name="ce11" table:formula="of:=IF([.T50]&lt;&gt;&quot;.&quot;;IF([.T50]+[.T51]&lt;&gt;0;IF([.T50]+[.T51]+[.U49]=3;1;MOD([.T50]+[.T51]+[.U49]-1;2));0);[.U49])" office:value-type="float" office:value="1" calcext:value-type="float">
            <text:p>1</text:p>
          </table:table-cell>
          <table:table-cell table:style-name="ce11" table:formula="of:=IF([.U50]&lt;&gt;&quot;.&quot;;IF([.U50]+[.U51]&lt;&gt;0;IF([.U50]+[.U51]+[.V49]=3;1;MOD([.U50]+[.U51]+[.V49]-1;2));0);[.V49])" office:value-type="float" office:value="1" calcext:value-type="float">
            <text:p>1</text:p>
          </table:table-cell>
          <table:table-cell table:style-name="ce11" table:formula="of:=IF([.V50]&lt;&gt;&quot;.&quot;;IF([.V50]+[.V51]&lt;&gt;0;IF([.V50]+[.V51]+[.W49]=3;1;MOD([.V50]+[.V51]+[.W49]-1;2));0);[.W49])" office:value-type="float" office:value="1" calcext:value-type="float">
            <text:p>1</text:p>
          </table:table-cell>
          <table:table-cell table:style-name="ce11" table:formula="of:=IF([.W50]&lt;&gt;&quot;.&quot;;IF([.W50]+[.W51]&lt;&gt;0;IF([.W50]+[.W51]+[.X49]=3;1;MOD([.W50]+[.W51]+[.X49]-1;2));0);[.X49])" office:value-type="float" office:value="1" calcext:value-type="float">
            <text:p>1</text:p>
          </table:table-cell>
          <table:table-cell table:style-name="ce11" table:formula="of:=IF([.X50]&lt;&gt;&quot;.&quot;;IF([.X50]+[.X51]&lt;&gt;0;IF([.X50]+[.X51]+[.Y49]=3;1;MOD([.X50]+[.X51]+[.Y49]-1;2));0);[.Y49])" office:value-type="float" office:value="1" calcext:value-type="float">
            <text:p>1</text:p>
          </table:table-cell>
          <table:table-cell table:style-name="ce11" table:formula="of:=IF([.Y50]&lt;&gt;&quot;.&quot;;IF([.Y50]+[.Y51]&lt;&gt;0;IF([.Y50]+[.Y51]+[.Z49]=3;1;MOD([.Y50]+[.Y51]+[.Z49]-1;2));0);[.Z4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7" office:value-type="string" calcext:value-type="string">
            <text:p>B7</text:p>
          </table:table-cell>
          <table:table-cell table:style-name="ce10" table:formula="of:=[.G14]" office:value-type="string" office:string-value="1" calcext:value-type="string">
            <text:p>1</text:p>
          </table:table-cell>
          <table:table-cell table:style-name="ce10" table:formula="of:=[.H14]" office:value-type="string" office:string-value="1" calcext:value-type="string">
            <text:p>1</text:p>
          </table:table-cell>
          <table:table-cell table:style-name="ce10" table:formula="of:=[.I14]" office:value-type="string" office:string-value="1" calcext:value-type="string">
            <text:p>1</text:p>
          </table:table-cell>
          <table:table-cell table:style-name="ce10" table:formula="of:=[.J14]" office:value-type="string" office:string-value="1" calcext:value-type="string">
            <text:p>1</text:p>
          </table:table-cell>
          <table:table-cell table:style-name="ce10" table:formula="of:=[.K14]" office:value-type="string" office:string-value="." calcext:value-type="string">
            <text:p>.</text:p>
          </table:table-cell>
          <table:table-cell table:style-name="ce10" table:formula="of:=[.L14]" office:value-type="string" office:string-value="0" calcext:value-type="string">
            <text:p>0</text:p>
          </table:table-cell>
          <table:table-cell table:style-name="ce10" table:formula="of:=[.M14]" office:value-type="string" office:string-value="0" calcext:value-type="string">
            <text:p>0</text:p>
          </table:table-cell>
          <table:table-cell table:style-name="ce10" table:formula="of:=[.N14]" office:value-type="string" office:string-value="0" calcext:value-type="string">
            <text:p>0</text:p>
          </table:table-cell>
          <table:table-cell table:style-name="ce10" table:formula="of:=[.O14]" office:value-type="string" office:string-value="1" calcext:value-type="string">
            <text:p>1</text:p>
          </table:table-cell>
          <table:table-cell table:style-name="ce10" table:formula="of:=[.P14]" office:value-type="string" office:string-value="." calcext:value-type="string">
            <text:p>.</text:p>
          </table:table-cell>
          <table:table-cell table:style-name="ce10" table:formula="of:=[.Q14]" office:value-type="string" office:string-value="1" calcext:value-type="string">
            <text:p>1</text:p>
          </table:table-cell>
          <table:table-cell table:style-name="ce10" table:formula="of:=[.R14]" office:value-type="string" office:string-value="1" calcext:value-type="string">
            <text:p>1</text:p>
          </table:table-cell>
          <table:table-cell table:style-name="ce10" table:formula="of:=[.S14]" office:value-type="string" office:string-value="0" calcext:value-type="string">
            <text:p>0</text:p>
          </table:table-cell>
          <table:table-cell table:style-name="ce10" table:formula="of:=[.T14]" office:value-type="string" office:string-value="1" calcext:value-type="string">
            <text:p>1</text:p>
          </table:table-cell>
          <table:table-cell table:style-name="ce10" table:formula="of:=[.U14]" office:value-type="string" office:string-value="." calcext:value-type="string">
            <text:p>.</text:p>
          </table:table-cell>
          <table:table-cell table:style-name="ce10" table:formula="of:=[.V14]" office:value-type="string" office:string-value="1" calcext:value-type="string">
            <text:p>1</text:p>
          </table:table-cell>
          <table:table-cell table:style-name="ce10" table:formula="of:=[.W14]" office:value-type="string" office:string-value="1" calcext:value-type="string">
            <text:p>1</text:p>
          </table:table-cell>
          <table:table-cell table:style-name="ce10" table:formula="of:=[.X14]" office:value-type="string" office:string-value="1" calcext:value-type="string">
            <text:p>1</text:p>
          </table:table-cell>
          <table:table-cell table:style-name="ce10" table:formula="of:=[.Y14]" office:value-type="string" office:string-value="1" calcext:value-type="string">
            <text:p>1</text:p>
          </table:table-cell>
          <table:table-cell table:number-columns-repeated="3"/>
          <table:table-cell office:value-type="string" calcext:value-type="string">
            <text:p>X7</text:p>
          </table:table-cell>
          <table:table-cell table:style-name="ce2" table:formula="of:=[.C14]" office:value-type="float" office:value="-3617" calcext:value-type="float">
            <text:p>-3 617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+</text:p>
          </table:table-cell>
          <table:table-cell office:value-type="string" calcext:value-type="string">
            <text:p>B2</text:p>
          </table:table-cell>
          <table:table-cell table:style-name="ce10" table:formula="of:=[.G37]" office:value-type="string" office:string-value="0" calcext:value-type="string">
            <text:p>0</text:p>
          </table:table-cell>
          <table:table-cell table:style-name="ce10" table:formula="of:=[.H37]" office:value-type="string" office:string-value="1" calcext:value-type="string">
            <text:p>1</text:p>
          </table:table-cell>
          <table:table-cell table:style-name="ce10" table:formula="of:=[.I37]" office:value-type="string" office:string-value="1" calcext:value-type="string">
            <text:p>1</text:p>
          </table:table-cell>
          <table:table-cell table:style-name="ce10" table:formula="of:=[.J37]" office:value-type="string" office:string-value="0" calcext:value-type="string">
            <text:p>0</text:p>
          </table:table-cell>
          <table:table-cell table:style-name="ce10" table:formula="of:=[.K37]" office:value-type="string" office:string-value="." calcext:value-type="string">
            <text:p>.</text:p>
          </table:table-cell>
          <table:table-cell table:style-name="ce10" table:formula="of:=[.L37]" office:value-type="string" office:string-value="1" calcext:value-type="string">
            <text:p>1</text:p>
          </table:table-cell>
          <table:table-cell table:style-name="ce10" table:formula="of:=[.M37]" office:value-type="string" office:string-value="1" calcext:value-type="string">
            <text:p>1</text:p>
          </table:table-cell>
          <table:table-cell table:style-name="ce10" table:formula="of:=[.N37]" office:value-type="string" office:string-value="0" calcext:value-type="string">
            <text:p>0</text:p>
          </table:table-cell>
          <table:table-cell table:style-name="ce10" table:formula="of:=[.O37]" office:value-type="string" office:string-value="1" calcext:value-type="string">
            <text:p>1</text:p>
          </table:table-cell>
          <table:table-cell table:style-name="ce10" table:formula="of:=[.P37]" office:value-type="string" office:string-value="." calcext:value-type="string">
            <text:p>.</text:p>
          </table:table-cell>
          <table:table-cell table:style-name="ce10" table:formula="of:=[.Q37]" office:value-type="string" office:string-value="1" calcext:value-type="string">
            <text:p>1</text:p>
          </table:table-cell>
          <table:table-cell table:style-name="ce10" table:formula="of:=[.R37]" office:value-type="string" office:string-value="0" calcext:value-type="string">
            <text:p>0</text:p>
          </table:table-cell>
          <table:table-cell table:style-name="ce10" table:formula="of:=[.S37]" office:value-type="string" office:string-value="0" calcext:value-type="string">
            <text:p>0</text:p>
          </table:table-cell>
          <table:table-cell table:style-name="ce10" table:formula="of:=[.T37]" office:value-type="string" office:string-value="1" calcext:value-type="string">
            <text:p>1</text:p>
          </table:table-cell>
          <table:table-cell table:style-name="ce10" table:formula="of:=[.U37]" office:value-type="string" office:string-value="." calcext:value-type="string">
            <text:p>.</text:p>
          </table:table-cell>
          <table:table-cell table:style-name="ce10" table:formula="of:=[.V37]" office:value-type="string" office:string-value="1" calcext:value-type="string">
            <text:p>1</text:p>
          </table:table-cell>
          <table:table-cell table:style-name="ce10" table:formula="of:=[.W37]" office:value-type="string" office:string-value="1" calcext:value-type="string">
            <text:p>1</text:p>
          </table:table-cell>
          <table:table-cell table:style-name="ce10" table:formula="of:=[.X37]" office:value-type="string" office:string-value="1" calcext:value-type="string">
            <text:p>1</text:p>
          </table:table-cell>
          <table:table-cell table:style-name="ce10" table:formula="of:=[.Y37]" office:value-type="string" office:string-value="0" calcext:value-type="string">
            <text:p>0</text:p>
          </table:table-cell>
          <table:table-cell/>
          <table:table-cell office:value-type="string" calcext:value-type="string">
            <text:p>Из двоичной:</text:p>
          </table:table-cell>
          <table:table-cell table:style-name="ce6" office:value-type="string" calcext:value-type="string">
            <text:p>+</text:p>
          </table:table-cell>
          <table:table-cell office:value-type="string" calcext:value-type="string">
            <text:p>X2</text:p>
          </table:table-cell>
          <table:table-cell table:style-name="ce2" table:formula="of:=[.C9]" office:value-type="float" office:value="28062" calcext:value-type="float">
            <text:p>28 062</text:p>
          </table:table-cell>
        </table:table-row>
        <table:table-row table:style-name="ro1">
          <table:table-cell table:number-columns-repeated="6"/>
          <table:table-cell table:style-name="ce12" table:formula="of:=IF([.G50]&lt;&gt;&quot;.&quot;;MOD([.H49]+[.G50]+[.G51];2);&quot;.&quot;)" office:value-type="float" office:value="0" calcext:value-type="float">
            <text:p>0</text:p>
          </table:table-cell>
          <table:table-cell table:style-name="ce12" table:formula="of:=IF([.H50]&lt;&gt;&quot;.&quot;;MOD([.I49]+[.H50]+[.H51];2);&quot;.&quot;)" office:value-type="float" office:value="1" calcext:value-type="float">
            <text:p>1</text:p>
          </table:table-cell>
          <table:table-cell table:style-name="ce12" table:formula="of:=IF([.I50]&lt;&gt;&quot;.&quot;;MOD([.J49]+[.I50]+[.I51];2);&quot;.&quot;)" office:value-type="float" office:value="0" calcext:value-type="float">
            <text:p>0</text:p>
          </table:table-cell>
          <table:table-cell table:style-name="ce12" table:formula="of:=IF([.J50]&lt;&gt;&quot;.&quot;;MOD([.K49]+[.J50]+[.J51];2);&quot;.&quot;)" office:value-type="float" office:value="1" calcext:value-type="float">
            <text:p>1</text:p>
          </table:table-cell>
          <table:table-cell table:style-name="ce12" table:formula="of:=IF([.K50]&lt;&gt;&quot;.&quot;;MOD([.L49]+[.K50]+[.K51];2);&quot;.&quot;)" office:value-type="string" office:string-value="." calcext:value-type="string">
            <text:p>.</text:p>
          </table:table-cell>
          <table:table-cell table:style-name="ce12" table:formula="of:=IF([.L50]&lt;&gt;&quot;.&quot;;MOD([.M49]+[.L50]+[.L51];2);&quot;.&quot;)" office:value-type="float" office:value="1" calcext:value-type="float">
            <text:p>1</text:p>
          </table:table-cell>
          <table:table-cell table:style-name="ce12" table:formula="of:=IF([.M50]&lt;&gt;&quot;.&quot;;MOD([.N49]+[.M50]+[.M51];2);&quot;.&quot;)" office:value-type="float" office:value="1" calcext:value-type="float">
            <text:p>1</text:p>
          </table:table-cell>
          <table:table-cell table:style-name="ce12" table:formula="of:=IF([.N50]&lt;&gt;&quot;.&quot;;MOD([.O49]+[.N50]+[.N51];2);&quot;.&quot;)" office:value-type="float" office:value="1" calcext:value-type="float">
            <text:p>1</text:p>
          </table:table-cell>
          <table:table-cell table:style-name="ce12" table:formula="of:=IF([.O50]&lt;&gt;&quot;.&quot;;MOD([.P49]+[.O50]+[.O51];2);&quot;.&quot;)" office:value-type="float" office:value="1" calcext:value-type="float">
            <text:p>1</text:p>
          </table:table-cell>
          <table:table-cell table:style-name="ce12" table:formula="of:=IF([.P50]&lt;&gt;&quot;.&quot;;MOD([.Q49]+[.P50]+[.P51];2);&quot;.&quot;)" office:value-type="string" office:string-value="." calcext:value-type="string">
            <text:p>.</text:p>
          </table:table-cell>
          <table:table-cell table:style-name="ce12" table:formula="of:=IF([.Q50]&lt;&gt;&quot;.&quot;;MOD([.R49]+[.Q50]+[.Q51];2);&quot;.&quot;)" office:value-type="float" office:value="0" calcext:value-type="float">
            <text:p>0</text:p>
          </table:table-cell>
          <table:table-cell table:style-name="ce12" table:formula="of:=IF([.R50]&lt;&gt;&quot;.&quot;;MOD([.S49]+[.R50]+[.R51];2);&quot;.&quot;)" office:value-type="float" office:value="1" calcext:value-type="float">
            <text:p>1</text:p>
          </table:table-cell>
          <table:table-cell table:style-name="ce12" table:formula="of:=IF([.S50]&lt;&gt;&quot;.&quot;;MOD([.T49]+[.S50]+[.S51];2);&quot;.&quot;)" office:value-type="float" office:value="1" calcext:value-type="float">
            <text:p>1</text:p>
          </table:table-cell>
          <table:table-cell table:style-name="ce12" table:formula="of:=IF([.T50]&lt;&gt;&quot;.&quot;;MOD([.U49]+[.T50]+[.T51];2);&quot;.&quot;)" office:value-type="float" office:value="1" calcext:value-type="float">
            <text:p>1</text:p>
          </table:table-cell>
          <table:table-cell table:style-name="ce12" table:formula="of:=IF([.U50]&lt;&gt;&quot;.&quot;;MOD([.V49]+[.U50]+[.U51];2);&quot;.&quot;)" office:value-type="string" office:string-value="." calcext:value-type="string">
            <text:p>.</text:p>
          </table:table-cell>
          <table:table-cell table:style-name="ce12" table:formula="of:=IF([.V50]&lt;&gt;&quot;.&quot;;MOD([.W49]+[.V50]+[.V51];2);&quot;.&quot;)" office:value-type="float" office:value="1" calcext:value-type="float">
            <text:p>1</text:p>
          </table:table-cell>
          <table:table-cell table:style-name="ce12" table:formula="of:=IF([.W50]&lt;&gt;&quot;.&quot;;MOD([.X49]+[.W50]+[.W51];2);&quot;.&quot;)" office:value-type="float" office:value="1" calcext:value-type="float">
            <text:p>1</text:p>
          </table:table-cell>
          <table:table-cell table:style-name="ce12" table:formula="of:=IF([.X50]&lt;&gt;&quot;.&quot;;MOD([.Y49]+[.X50]+[.X51];2);&quot;.&quot;)" office:value-type="float" office:value="0" calcext:value-type="float">
            <text:p>0</text:p>
          </table:table-cell>
          <table:table-cell table:style-name="ce12" table:formula="of:=IF([.Y50]&lt;&gt;&quot;.&quot;;MOD([.Z49]+[.Y50]+[.Y51];2);&quot;.&quot;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IF([.G52]=0;DECIMAL([.G52]&amp;[.H52]&amp;[.I52]&amp;[.J52]&amp;[.L52]&amp;[.M52]&amp;[.N52]&amp;[.O52]&amp;[.Q52]&amp;[.R52]&amp;[.S52]&amp;[.T52]&amp;[.V52]&amp;[.W52]&amp;[.X52]&amp;[.Y52];2);0-DECIMAL([.G58]&amp;[.H58]&amp;[.I58]&amp;[.J58]&amp;[.L58]&amp;[.M58]&amp;[.N58]&amp;[.O58]&amp;[.Q58]&amp;[.R58]&amp;[.S58]&amp;[.T58]&amp;[.V58]&amp;[.W58]&amp;[.X58]&amp;[.Y58];2))" office:value-type="float" office:value="24445" calcext:value-type="float">
            <text:p>24445</text:p>
          </table:table-cell>
          <table:table-cell table:number-columns-repeated="2"/>
          <table:table-cell table:style-name="ce17" table:formula="of:=[.AD50]+[.AD51]" office:value-type="float" office:value="24445" calcext:value-type="float">
            <text:p>24445</text:p>
          </table:table-cell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5"/>
          <table:table-cell office:value-type="string" calcext:value-type="string">
            <text:p>Доп.код</text:p>
          </table:table-cell>
          <table:table-cell table:style-name="ce11" table:formula="of:=IF([.G56]&lt;&gt;&quot;.&quot;;IF([.G56]+[.G57]&lt;&gt;0;IF([.G56]+[.G57]+[.H55]=3;1;MOD([.G56]+[.G57]+[.H55]-1;2));0);[.H55])" office:value-type="float" office:value="0" calcext:value-type="float">
            <text:p>0</text:p>
          </table:table-cell>
          <table:table-cell table:style-name="ce11" table:formula="of:=IF([.H56]&lt;&gt;&quot;.&quot;;IF([.H56]+[.H57]&lt;&gt;0;IF([.H56]+[.H57]+[.I55]=3;1;MOD([.H56]+[.H57]+[.I55]-1;2));0);[.I55])" office:value-type="float" office:value="0" calcext:value-type="float">
            <text:p>0</text:p>
          </table:table-cell>
          <table:table-cell table:style-name="ce11" table:formula="of:=IF([.I56]&lt;&gt;&quot;.&quot;;IF([.I56]+[.I57]&lt;&gt;0;IF([.I56]+[.I57]+[.J55]=3;1;MOD([.I56]+[.I57]+[.J55]-1;2));0);[.J55])" office:value-type="float" office:value="0" calcext:value-type="float">
            <text:p>0</text:p>
          </table:table-cell>
          <table:table-cell table:style-name="ce11" table:formula="of:=IF([.J56]&lt;&gt;&quot;.&quot;;IF([.J56]+[.J57]&lt;&gt;0;IF([.J56]+[.J57]+[.K55]=3;1;MOD([.J56]+[.J57]+[.K55]-1;2));0);[.K55])" office:value-type="float" office:value="0" calcext:value-type="float">
            <text:p>0</text:p>
          </table:table-cell>
          <table:table-cell table:style-name="ce11" table:formula="of:=IF([.K56]&lt;&gt;&quot;.&quot;;IF([.K56]+[.K57]&lt;&gt;0;IF([.K56]+[.K57]+[.L55]=3;1;MOD([.K56]+[.K57]+[.L55]-1;2));0);[.L55])" office:value-type="float" office:value="0" calcext:value-type="float">
            <text:p>0</text:p>
          </table:table-cell>
          <table:table-cell table:style-name="ce11" table:formula="of:=IF([.L56]&lt;&gt;&quot;.&quot;;IF([.L56]+[.L57]&lt;&gt;0;IF([.L56]+[.L57]+[.M55]=3;1;MOD([.L56]+[.L57]+[.M55]-1;2));0);[.M55])" office:value-type="float" office:value="0" calcext:value-type="float">
            <text:p>0</text:p>
          </table:table-cell>
          <table:table-cell table:style-name="ce11" table:formula="of:=IF([.M56]&lt;&gt;&quot;.&quot;;IF([.M56]+[.M57]&lt;&gt;0;IF([.M56]+[.M57]+[.N55]=3;1;MOD([.M56]+[.M57]+[.N55]-1;2));0);[.N55])" office:value-type="float" office:value="0" calcext:value-type="float">
            <text:p>0</text:p>
          </table:table-cell>
          <table:table-cell table:style-name="ce11" table:formula="of:=IF([.N56]&lt;&gt;&quot;.&quot;;IF([.N56]+[.N57]&lt;&gt;0;IF([.N56]+[.N57]+[.O55]=3;1;MOD([.N56]+[.N57]+[.O55]-1;2));0);[.O55])" office:value-type="float" office:value="0" calcext:value-type="float">
            <text:p>0</text:p>
          </table:table-cell>
          <table:table-cell table:style-name="ce11" table:formula="of:=IF([.O56]&lt;&gt;&quot;.&quot;;IF([.O56]+[.O57]&lt;&gt;0;IF([.O56]+[.O57]+[.P55]=3;1;MOD([.O56]+[.O57]+[.P55]-1;2));0);[.P55])" office:value-type="float" office:value="0" calcext:value-type="float">
            <text:p>0</text:p>
          </table:table-cell>
          <table:table-cell table:style-name="ce11" table:formula="of:=IF([.P56]&lt;&gt;&quot;.&quot;;IF([.P56]+[.P57]&lt;&gt;0;IF([.P56]+[.P57]+[.Q55]=3;1;MOD([.P56]+[.P57]+[.Q55]-1;2));0);[.Q55])" office:value-type="float" office:value="0" calcext:value-type="float">
            <text:p>0</text:p>
          </table:table-cell>
          <table:table-cell table:style-name="ce11" table:formula="of:=IF([.Q56]&lt;&gt;&quot;.&quot;;IF([.Q56]+[.Q57]&lt;&gt;0;IF([.Q56]+[.Q57]+[.R55]=3;1;MOD([.Q56]+[.Q57]+[.R55]-1;2));0);[.R55])" office:value-type="float" office:value="0" calcext:value-type="float">
            <text:p>0</text:p>
          </table:table-cell>
          <table:table-cell table:style-name="ce11" table:formula="of:=IF([.R56]&lt;&gt;&quot;.&quot;;IF([.R56]+[.R57]&lt;&gt;0;IF([.R56]+[.R57]+[.S55]=3;1;MOD([.R56]+[.R57]+[.S55]-1;2));0);[.S55])" office:value-type="float" office:value="0" calcext:value-type="float">
            <text:p>0</text:p>
          </table:table-cell>
          <table:table-cell table:style-name="ce11" table:formula="of:=IF([.S56]&lt;&gt;&quot;.&quot;;IF([.S56]+[.S57]&lt;&gt;0;IF([.S56]+[.S57]+[.T55]=3;1;MOD([.S56]+[.S57]+[.T55]-1;2));0);[.T55])" office:value-type="float" office:value="0" calcext:value-type="float">
            <text:p>0</text:p>
          </table:table-cell>
          <table:table-cell table:style-name="ce11" table:formula="of:=IF([.T56]&lt;&gt;&quot;.&quot;;IF([.T56]+[.T57]&lt;&gt;0;IF([.T56]+[.T57]+[.U55]=3;1;MOD([.T56]+[.T57]+[.U55]-1;2));0);[.U55])" office:value-type="float" office:value="0" calcext:value-type="float">
            <text:p>0</text:p>
          </table:table-cell>
          <table:table-cell table:style-name="ce11" table:formula="of:=IF([.U56]&lt;&gt;&quot;.&quot;;IF([.U56]+[.U57]&lt;&gt;0;IF([.U56]+[.U57]+[.V55]=3;1;MOD([.U56]+[.U57]+[.V55]-1;2));0);[.V55])" office:value-type="float" office:value="0" calcext:value-type="float">
            <text:p>0</text:p>
          </table:table-cell>
          <table:table-cell table:style-name="ce11" table:formula="of:=IF([.V56]&lt;&gt;&quot;.&quot;;IF([.V56]+[.V57]&lt;&gt;0;IF([.V56]+[.V57]+[.W55]=3;1;MOD([.V56]+[.V57]+[.W55]-1;2));0);[.W55])" office:value-type="float" office:value="0" calcext:value-type="float">
            <text:p>0</text:p>
          </table:table-cell>
          <table:table-cell table:style-name="ce11" table:formula="of:=IF([.W56]&lt;&gt;&quot;.&quot;;IF([.W56]+[.W57]&lt;&gt;0;IF([.W56]+[.W57]+[.X55]=3;1;MOD([.W56]+[.W57]+[.X55]-1;2));0);[.X55])" office:value-type="float" office:value="0" calcext:value-type="float">
            <text:p>0</text:p>
          </table:table-cell>
          <table:table-cell table:style-name="ce11" table:formula="of:=IF([.X56]&lt;&gt;&quot;.&quot;;IF([.X56]+[.X57]&lt;&gt;0;IF([.X56]+[.X57]+[.Y55]=3;1;MOD([.X56]+[.X57]+[.Y55]-1;2));0);[.Y55])" office:value-type="float" office:value="0" calcext:value-type="float">
            <text:p>0</text:p>
          </table:table-cell>
          <table:table-cell table:style-name="ce11" table:formula="of:=IF([.Y56]&lt;&gt;&quot;.&quot;;IF([.Y56]+[.Y57]&lt;&gt;0;IF([.Y56]+[.Y57]+[.Z55]=3;1;MOD([.Y56]+[.Y57]+[.Z55]-1;2));0);[.Z55])" office:value-type="float" office:value="0" calcext:value-type="float">
            <text:p>0</text:p>
          </table:table-cell>
          <table:table-cell/>
          <table:table-cell table:formula="of:=IF(AND([.AA53]=[.AD53];[.T61]=1);[.$AC$4];IF(AND([.AA53]=[.AD53];[.T61]=0);[.$AC$3];IF(AND([.G51]+1-1=0;[.G52]+1-1=0);[.$AC$5];[.$AC$6])))" office:value-type="string" office:string-value="Результат корректен." calcext:value-type="string">
            <text:p>Результат корректен.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(Только если</text:p>
          </table:table-cell>
          <table:table-cell table:style-name="ce10" table:formula="of:=IF([.G52]&lt;&gt;&quot;.&quot;;MOD([.G52]+1;2);&quot;.&quot;)" office:value-type="float" office:value="1" calcext:value-type="float">
            <text:p>1</text:p>
          </table:table-cell>
          <table:table-cell table:style-name="ce10" table:formula="of:=IF([.H52]&lt;&gt;&quot;.&quot;;MOD([.H52]+1;2);&quot;.&quot;)" office:value-type="float" office:value="0" calcext:value-type="float">
            <text:p>0</text:p>
          </table:table-cell>
          <table:table-cell table:style-name="ce10" table:formula="of:=IF([.I52]&lt;&gt;&quot;.&quot;;MOD([.I52]+1;2);&quot;.&quot;)" office:value-type="float" office:value="1" calcext:value-type="float">
            <text:p>1</text:p>
          </table:table-cell>
          <table:table-cell table:style-name="ce10" table:formula="of:=IF([.J52]&lt;&gt;&quot;.&quot;;MOD([.J52]+1;2);&quot;.&quot;)" office:value-type="float" office:value="0" calcext:value-type="float">
            <text:p>0</text:p>
          </table:table-cell>
          <table:table-cell table:style-name="ce10" table:formula="of:=IF([.K52]&lt;&gt;&quot;.&quot;;MOD([.K52]+1;2);&quot;.&quot;)" office:value-type="string" office:string-value="." calcext:value-type="string">
            <text:p>.</text:p>
          </table:table-cell>
          <table:table-cell table:style-name="ce10" table:formula="of:=IF([.L52]&lt;&gt;&quot;.&quot;;MOD([.L52]+1;2);&quot;.&quot;)" office:value-type="float" office:value="0" calcext:value-type="float">
            <text:p>0</text:p>
          </table:table-cell>
          <table:table-cell table:style-name="ce10" table:formula="of:=IF([.M52]&lt;&gt;&quot;.&quot;;MOD([.M52]+1;2);&quot;.&quot;)" office:value-type="float" office:value="0" calcext:value-type="float">
            <text:p>0</text:p>
          </table:table-cell>
          <table:table-cell table:style-name="ce10" table:formula="of:=IF([.N52]&lt;&gt;&quot;.&quot;;MOD([.N52]+1;2);&quot;.&quot;)" office:value-type="float" office:value="0" calcext:value-type="float">
            <text:p>0</text:p>
          </table:table-cell>
          <table:table-cell table:style-name="ce10" table:formula="of:=IF([.O52]&lt;&gt;&quot;.&quot;;MOD([.O52]+1;2);&quot;.&quot;)" office:value-type="float" office:value="0" calcext:value-type="float">
            <text:p>0</text:p>
          </table:table-cell>
          <table:table-cell table:style-name="ce10" table:formula="of:=IF([.P52]&lt;&gt;&quot;.&quot;;MOD([.P52]+1;2);&quot;.&quot;)" office:value-type="string" office:string-value="." calcext:value-type="string">
            <text:p>.</text:p>
          </table:table-cell>
          <table:table-cell table:style-name="ce10" table:formula="of:=IF([.Q52]&lt;&gt;&quot;.&quot;;MOD([.Q52]+1;2);&quot;.&quot;)" office:value-type="float" office:value="1" calcext:value-type="float">
            <text:p>1</text:p>
          </table:table-cell>
          <table:table-cell table:style-name="ce10" table:formula="of:=IF([.R52]&lt;&gt;&quot;.&quot;;MOD([.R52]+1;2);&quot;.&quot;)" office:value-type="float" office:value="0" calcext:value-type="float">
            <text:p>0</text:p>
          </table:table-cell>
          <table:table-cell table:style-name="ce10" table:formula="of:=IF([.S52]&lt;&gt;&quot;.&quot;;MOD([.S52]+1;2);&quot;.&quot;)" office:value-type="float" office:value="0" calcext:value-type="float">
            <text:p>0</text:p>
          </table:table-cell>
          <table:table-cell table:style-name="ce10" table:formula="of:=IF([.T52]&lt;&gt;&quot;.&quot;;MOD([.T52]+1;2);&quot;.&quot;)" office:value-type="float" office:value="0" calcext:value-type="float">
            <text:p>0</text:p>
          </table:table-cell>
          <table:table-cell table:style-name="ce10" table:formula="of:=IF([.U52]&lt;&gt;&quot;.&quot;;MOD([.U52]+1;2);&quot;.&quot;)" office:value-type="string" office:string-value="." calcext:value-type="string">
            <text:p>.</text:p>
          </table:table-cell>
          <table:table-cell table:style-name="ce10" table:formula="of:=IF([.V52]&lt;&gt;&quot;.&quot;;MOD([.V52]+1;2);&quot;.&quot;)" office:value-type="float" office:value="0" calcext:value-type="float">
            <text:p>0</text:p>
          </table:table-cell>
          <table:table-cell table:style-name="ce10" table:formula="of:=IF([.W52]&lt;&gt;&quot;.&quot;;MOD([.W52]+1;2);&quot;.&quot;)" office:value-type="float" office:value="0" calcext:value-type="float">
            <text:p>0</text:p>
          </table:table-cell>
          <table:table-cell table:style-name="ce10" table:formula="of:=IF([.X52]&lt;&gt;&quot;.&quot;;MOD([.X52]+1;2);&quot;.&quot;)" office:value-type="float" office:value="1" calcext:value-type="float">
            <text:p>1</text:p>
          </table:table-cell>
          <table:table-cell table:style-name="ce10" table:formula="of:=IF([.Y52]&lt;&gt;&quot;.&quot;;MOD([.Y52]+1;2);&quot;.&quot;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15 бит = 1)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2" table:formula="of:=IF([.G56]&lt;&gt;&quot;.&quot;;MOD([.H55]+[.G56]+[.G57];2);&quot;.&quot;)" office:value-type="float" office:value="1" calcext:value-type="float">
            <text:p>1</text:p>
          </table:table-cell>
          <table:table-cell table:style-name="ce12" table:formula="of:=IF([.H56]&lt;&gt;&quot;.&quot;;MOD([.I55]+[.H56]+[.H57];2);&quot;.&quot;)" office:value-type="float" office:value="0" calcext:value-type="float">
            <text:p>0</text:p>
          </table:table-cell>
          <table:table-cell table:style-name="ce12" table:formula="of:=IF([.I56]&lt;&gt;&quot;.&quot;;MOD([.J55]+[.I56]+[.I57];2);&quot;.&quot;)" office:value-type="float" office:value="1" calcext:value-type="float">
            <text:p>1</text:p>
          </table:table-cell>
          <table:table-cell table:style-name="ce12" table:formula="of:=IF([.J56]&lt;&gt;&quot;.&quot;;MOD([.K55]+[.J56]+[.J57];2);&quot;.&quot;)" office:value-type="float" office:value="0" calcext:value-type="float">
            <text:p>0</text:p>
          </table:table-cell>
          <table:table-cell table:style-name="ce12" table:formula="of:=IF([.K56]&lt;&gt;&quot;.&quot;;MOD([.L55]+[.K56]+[.K57];2);&quot;.&quot;)" office:value-type="string" office:string-value="." calcext:value-type="string">
            <text:p>.</text:p>
          </table:table-cell>
          <table:table-cell table:style-name="ce12" table:formula="of:=IF([.L56]&lt;&gt;&quot;.&quot;;MOD([.M55]+[.L56]+[.L57];2);&quot;.&quot;)" office:value-type="float" office:value="0" calcext:value-type="float">
            <text:p>0</text:p>
          </table:table-cell>
          <table:table-cell table:style-name="ce12" table:formula="of:=IF([.M56]&lt;&gt;&quot;.&quot;;MOD([.N55]+[.M56]+[.M57];2);&quot;.&quot;)" office:value-type="float" office:value="0" calcext:value-type="float">
            <text:p>0</text:p>
          </table:table-cell>
          <table:table-cell table:style-name="ce12" table:formula="of:=IF([.N56]&lt;&gt;&quot;.&quot;;MOD([.O55]+[.N56]+[.N57];2);&quot;.&quot;)" office:value-type="float" office:value="0" calcext:value-type="float">
            <text:p>0</text:p>
          </table:table-cell>
          <table:table-cell table:style-name="ce12" table:formula="of:=IF([.O56]&lt;&gt;&quot;.&quot;;MOD([.P55]+[.O56]+[.O57];2);&quot;.&quot;)" office:value-type="float" office:value="0" calcext:value-type="float">
            <text:p>0</text:p>
          </table:table-cell>
          <table:table-cell table:style-name="ce12" table:formula="of:=IF([.P56]&lt;&gt;&quot;.&quot;;MOD([.Q55]+[.P56]+[.P57];2);&quot;.&quot;)" office:value-type="string" office:string-value="." calcext:value-type="string">
            <text:p>.</text:p>
          </table:table-cell>
          <table:table-cell table:style-name="ce12" table:formula="of:=IF([.Q56]&lt;&gt;&quot;.&quot;;MOD([.R55]+[.Q56]+[.Q57];2);&quot;.&quot;)" office:value-type="float" office:value="1" calcext:value-type="float">
            <text:p>1</text:p>
          </table:table-cell>
          <table:table-cell table:style-name="ce12" table:formula="of:=IF([.R56]&lt;&gt;&quot;.&quot;;MOD([.S55]+[.R56]+[.R57];2);&quot;.&quot;)" office:value-type="float" office:value="0" calcext:value-type="float">
            <text:p>0</text:p>
          </table:table-cell>
          <table:table-cell table:style-name="ce12" table:formula="of:=IF([.S56]&lt;&gt;&quot;.&quot;;MOD([.T55]+[.S56]+[.S57];2);&quot;.&quot;)" office:value-type="float" office:value="0" calcext:value-type="float">
            <text:p>0</text:p>
          </table:table-cell>
          <table:table-cell table:style-name="ce12" table:formula="of:=IF([.T56]&lt;&gt;&quot;.&quot;;MOD([.U55]+[.T56]+[.T57];2);&quot;.&quot;)" office:value-type="float" office:value="0" calcext:value-type="float">
            <text:p>0</text:p>
          </table:table-cell>
          <table:table-cell table:style-name="ce12" table:formula="of:=IF([.U56]&lt;&gt;&quot;.&quot;;MOD([.V55]+[.U56]+[.U57];2);&quot;.&quot;)" office:value-type="string" office:string-value="." calcext:value-type="string">
            <text:p>.</text:p>
          </table:table-cell>
          <table:table-cell table:style-name="ce12" table:formula="of:=IF([.V56]&lt;&gt;&quot;.&quot;;MOD([.W55]+[.V56]+[.V57];2);&quot;.&quot;)" office:value-type="float" office:value="0" calcext:value-type="float">
            <text:p>0</text:p>
          </table:table-cell>
          <table:table-cell table:style-name="ce12" table:formula="of:=IF([.W56]&lt;&gt;&quot;.&quot;;MOD([.X55]+[.W56]+[.W57];2);&quot;.&quot;)" office:value-type="float" office:value="0" calcext:value-type="float">
            <text:p>0</text:p>
          </table:table-cell>
          <table:table-cell table:style-name="ce12" table:formula="of:=IF([.X56]&lt;&gt;&quot;.&quot;;MOD([.Y55]+[.X56]+[.X57];2);&quot;.&quot;)" office:value-type="float" office:value="1" calcext:value-type="float">
            <text:p>1</text:p>
          </table:table-cell>
          <table:table-cell table:style-name="ce12" table:formula="of:=IF([.Y56]&lt;&gt;&quot;.&quot;;MOD([.Z55]+[.Y56]+[.Y57];2);&quot;.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6"/>
          <table:table-cell office:value-type="string" calcext:value-type="string">
            <text:p>SF=</text:p>
          </table:table-cell>
          <table:table-cell table:style-name="ce13" table:formula="of:=[.G52]" office:value-type="float" office:value="0" calcext:value-type="float">
            <text:p>0</text:p>
          </table:table-cell>
          <table:table-cell/>
          <table:table-cell office:value-type="string" calcext:value-type="string">
            <text:p>ZF=</text:p>
          </table:table-cell>
          <table:table-cell table:style-name="ce13" table:formula="of:=IF([.AA52]=0;0;1)" office:value-type="float" office:value="1" calcext:value-type="float">
            <text:p>1</text:p>
          </table:table-cell>
          <table:table-cell/>
          <table:table-cell office:value-type="string" calcext:value-type="string">
            <text:p>PF=</text:p>
          </table:table-cell>
          <table:table-cell table:style-name="ce13" table:formula="of:=MOD(SUM([.Q58:.T58])+SUM([.V58:.Y58])+1;2)" office:value-type="float" office:value="0" calcext:value-type="float">
            <text:p>0</text:p>
          </table:table-cell>
          <table:table-cell/>
          <table:table-cell office:value-type="string" calcext:value-type="string">
            <text:p>AF=</text:p>
          </table:table-cell>
          <table:table-cell table:style-name="ce13" table:formula="of:=[.U49]" office:value-type="float" office:value="1" calcext:value-type="float">
            <text:p>1</text:p>
          </table:table-cell>
          <table:table-cell/>
          <table:table-cell office:value-type="string" calcext:value-type="string">
            <text:p>CF=</text:p>
          </table:table-cell>
          <table:table-cell table:style-name="ce13" table:formula="of:=[.G49]" office:value-type="float" office:value="1" calcext:value-type="float">
            <text:p>1</text:p>
          </table:table-cell>
          <table:table-cell/>
          <table:table-cell office:value-type="string" calcext:value-type="string">
            <text:p>OF=</text:p>
          </table:table-cell>
          <table:table-cell table:style-name="ce13" table:formula="of:=MOD([.G49]+[.H49];2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6"/>
          <table:table-cell table:style-name="ce11" table:formula="of:=IF([.G64]&lt;&gt;&quot;.&quot;;IF([.G64]+[.G65]&lt;&gt;0;IF([.G64]+[.G65]+[.H63]=3;1;MOD([.G64]+[.G65]+[.H63]-1;2));0);[.H63])" office:value-type="float" office:value="1" calcext:value-type="float">
            <text:p>1</text:p>
          </table:table-cell>
          <table:table-cell table:style-name="ce11" table:formula="of:=IF([.H64]&lt;&gt;&quot;.&quot;;IF([.H64]+[.H65]&lt;&gt;0;IF([.H64]+[.H65]+[.I63]=3;1;MOD([.H64]+[.H65]+[.I63]-1;2));0);[.I63])" office:value-type="float" office:value="1" calcext:value-type="float">
            <text:p>1</text:p>
          </table:table-cell>
          <table:table-cell table:style-name="ce11" table:formula="of:=IF([.I64]&lt;&gt;&quot;.&quot;;IF([.I64]+[.I65]&lt;&gt;0;IF([.I64]+[.I65]+[.J63]=3;1;MOD([.I64]+[.I65]+[.J63]-1;2));0);[.J63])" office:value-type="float" office:value="1" calcext:value-type="float">
            <text:p>1</text:p>
          </table:table-cell>
          <table:table-cell table:style-name="ce11" table:formula="of:=IF([.J64]&lt;&gt;&quot;.&quot;;IF([.J64]+[.J65]&lt;&gt;0;IF([.J64]+[.J65]+[.K63]=3;1;MOD([.J64]+[.J65]+[.K63]-1;2));0);[.K63])" office:value-type="float" office:value="1" calcext:value-type="float">
            <text:p>1</text:p>
          </table:table-cell>
          <table:table-cell table:style-name="ce11" table:formula="of:=IF([.K64]&lt;&gt;&quot;.&quot;;IF([.K64]+[.K65]&lt;&gt;0;IF([.K64]+[.K65]+[.L63]=3;1;MOD([.K64]+[.K65]+[.L63]-1;2));0);[.L63])" office:value-type="float" office:value="0" calcext:value-type="float">
            <text:p>0</text:p>
          </table:table-cell>
          <table:table-cell table:style-name="ce11" table:formula="of:=IF([.L64]&lt;&gt;&quot;.&quot;;IF([.L64]+[.L65]&lt;&gt;0;IF([.L64]+[.L65]+[.M63]=3;1;MOD([.L64]+[.L65]+[.M63]-1;2));0);[.M63])" office:value-type="float" office:value="0" calcext:value-type="float">
            <text:p>0</text:p>
          </table:table-cell>
          <table:table-cell table:style-name="ce11" table:formula="of:=IF([.M64]&lt;&gt;&quot;.&quot;;IF([.M64]+[.M65]&lt;&gt;0;IF([.M64]+[.M65]+[.N63]=3;1;MOD([.M64]+[.M65]+[.N63]-1;2));0);[.N63])" office:value-type="float" office:value="0" calcext:value-type="float">
            <text:p>0</text:p>
          </table:table-cell>
          <table:table-cell table:style-name="ce11" table:formula="of:=IF([.N64]&lt;&gt;&quot;.&quot;;IF([.N64]+[.N65]&lt;&gt;0;IF([.N64]+[.N65]+[.O63]=3;1;MOD([.N64]+[.N65]+[.O63]-1;2));0);[.O63])" office:value-type="float" office:value="1" calcext:value-type="float">
            <text:p>1</text:p>
          </table:table-cell>
          <table:table-cell table:style-name="ce11" table:formula="of:=IF([.O64]&lt;&gt;&quot;.&quot;;IF([.O64]+[.O65]&lt;&gt;0;IF([.O64]+[.O65]+[.P63]=3;1;MOD([.O64]+[.O65]+[.P63]-1;2));0);[.P63])" office:value-type="float" office:value="1" calcext:value-type="float">
            <text:p>1</text:p>
          </table:table-cell>
          <table:table-cell table:style-name="ce11" table:formula="of:=IF([.P64]&lt;&gt;&quot;.&quot;;IF([.P64]+[.P65]&lt;&gt;0;IF([.P64]+[.P65]+[.Q63]=3;1;MOD([.P64]+[.P65]+[.Q63]-1;2));0);[.Q63])" office:value-type="float" office:value="1" calcext:value-type="float">
            <text:p>1</text:p>
          </table:table-cell>
          <table:table-cell table:style-name="ce11" table:formula="of:=IF([.Q64]&lt;&gt;&quot;.&quot;;IF([.Q64]+[.Q65]&lt;&gt;0;IF([.Q64]+[.Q65]+[.R63]=3;1;MOD([.Q64]+[.Q65]+[.R63]-1;2));0);[.R63])" office:value-type="float" office:value="1" calcext:value-type="float">
            <text:p>1</text:p>
          </table:table-cell>
          <table:table-cell table:style-name="ce11" table:formula="of:=IF([.R64]&lt;&gt;&quot;.&quot;;IF([.R64]+[.R65]&lt;&gt;0;IF([.R64]+[.R65]+[.S63]=3;1;MOD([.R64]+[.R65]+[.S63]-1;2));0);[.S63])" office:value-type="float" office:value="1" calcext:value-type="float">
            <text:p>1</text:p>
          </table:table-cell>
          <table:table-cell table:style-name="ce11" table:formula="of:=IF([.S64]&lt;&gt;&quot;.&quot;;IF([.S64]+[.S65]&lt;&gt;0;IF([.S64]+[.S65]+[.T63]=3;1;MOD([.S64]+[.S65]+[.T63]-1;2));0);[.T63])" office:value-type="float" office:value="1" calcext:value-type="float">
            <text:p>1</text:p>
          </table:table-cell>
          <table:table-cell table:style-name="ce11" table:formula="of:=IF([.T64]&lt;&gt;&quot;.&quot;;IF([.T64]+[.T65]&lt;&gt;0;IF([.T64]+[.T65]+[.U63]=3;1;MOD([.T64]+[.T65]+[.U63]-1;2));0);[.U63])" office:value-type="float" office:value="1" calcext:value-type="float">
            <text:p>1</text:p>
          </table:table-cell>
          <table:table-cell table:style-name="ce11" table:formula="of:=IF([.U64]&lt;&gt;&quot;.&quot;;IF([.U64]+[.U65]&lt;&gt;0;IF([.U64]+[.U65]+[.V63]=3;1;MOD([.U64]+[.U65]+[.V63]-1;2));0);[.V63])" office:value-type="float" office:value="1" calcext:value-type="float">
            <text:p>1</text:p>
          </table:table-cell>
          <table:table-cell table:style-name="ce11" table:formula="of:=IF([.V64]&lt;&gt;&quot;.&quot;;IF([.V64]+[.V65]&lt;&gt;0;IF([.V64]+[.V65]+[.W63]=3;1;MOD([.V64]+[.V65]+[.W63]-1;2));0);[.W63])" office:value-type="float" office:value="1" calcext:value-type="float">
            <text:p>1</text:p>
          </table:table-cell>
          <table:table-cell table:style-name="ce11" table:formula="of:=IF([.W64]&lt;&gt;&quot;.&quot;;IF([.W64]+[.W65]&lt;&gt;0;IF([.W64]+[.W65]+[.X63]=3;1;MOD([.W64]+[.W65]+[.X63]-1;2));0);[.X63])" office:value-type="float" office:value="1" calcext:value-type="float">
            <text:p>1</text:p>
          </table:table-cell>
          <table:table-cell table:style-name="ce11" table:formula="of:=IF([.X64]&lt;&gt;&quot;.&quot;;IF([.X64]+[.X65]&lt;&gt;0;IF([.X64]+[.X65]+[.Y63]=3;1;MOD([.X64]+[.X65]+[.Y63]-1;2));0);[.Y63])" office:value-type="float" office:value="1" calcext:value-type="float">
            <text:p>1</text:p>
          </table:table-cell>
          <table:table-cell table:style-name="ce11" table:formula="of:=IF([.Y64]&lt;&gt;&quot;.&quot;;IF([.Y64]+[.Y65]&lt;&gt;0;IF([.Y64]+[.Y65]+[.Z63]=3;1;MOD([.Y64]+[.Y65]+[.Z63]-1;2));0);[.Z63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7" office:value-type="string" calcext:value-type="string">
            <text:p>B7</text:p>
          </table:table-cell>
          <table:table-cell table:style-name="ce10" table:formula="of:=[.G14]" office:value-type="string" office:string-value="1" calcext:value-type="string">
            <text:p>1</text:p>
          </table:table-cell>
          <table:table-cell table:style-name="ce10" table:formula="of:=[.H14]" office:value-type="string" office:string-value="1" calcext:value-type="string">
            <text:p>1</text:p>
          </table:table-cell>
          <table:table-cell table:style-name="ce10" table:formula="of:=[.I14]" office:value-type="string" office:string-value="1" calcext:value-type="string">
            <text:p>1</text:p>
          </table:table-cell>
          <table:table-cell table:style-name="ce10" table:formula="of:=[.J14]" office:value-type="string" office:string-value="1" calcext:value-type="string">
            <text:p>1</text:p>
          </table:table-cell>
          <table:table-cell table:style-name="ce10" table:formula="of:=[.K14]" office:value-type="string" office:string-value="." calcext:value-type="string">
            <text:p>.</text:p>
          </table:table-cell>
          <table:table-cell table:style-name="ce10" table:formula="of:=[.L14]" office:value-type="string" office:string-value="0" calcext:value-type="string">
            <text:p>0</text:p>
          </table:table-cell>
          <table:table-cell table:style-name="ce10" table:formula="of:=[.M14]" office:value-type="string" office:string-value="0" calcext:value-type="string">
            <text:p>0</text:p>
          </table:table-cell>
          <table:table-cell table:style-name="ce10" table:formula="of:=[.N14]" office:value-type="string" office:string-value="0" calcext:value-type="string">
            <text:p>0</text:p>
          </table:table-cell>
          <table:table-cell table:style-name="ce10" table:formula="of:=[.O14]" office:value-type="string" office:string-value="1" calcext:value-type="string">
            <text:p>1</text:p>
          </table:table-cell>
          <table:table-cell table:style-name="ce10" table:formula="of:=[.P14]" office:value-type="string" office:string-value="." calcext:value-type="string">
            <text:p>.</text:p>
          </table:table-cell>
          <table:table-cell table:style-name="ce10" table:formula="of:=[.Q14]" office:value-type="string" office:string-value="1" calcext:value-type="string">
            <text:p>1</text:p>
          </table:table-cell>
          <table:table-cell table:style-name="ce10" table:formula="of:=[.R14]" office:value-type="string" office:string-value="1" calcext:value-type="string">
            <text:p>1</text:p>
          </table:table-cell>
          <table:table-cell table:style-name="ce10" table:formula="of:=[.S14]" office:value-type="string" office:string-value="0" calcext:value-type="string">
            <text:p>0</text:p>
          </table:table-cell>
          <table:table-cell table:style-name="ce10" table:formula="of:=[.T14]" office:value-type="string" office:string-value="1" calcext:value-type="string">
            <text:p>1</text:p>
          </table:table-cell>
          <table:table-cell table:style-name="ce10" table:formula="of:=[.U14]" office:value-type="string" office:string-value="." calcext:value-type="string">
            <text:p>.</text:p>
          </table:table-cell>
          <table:table-cell table:style-name="ce10" table:formula="of:=[.V14]" office:value-type="string" office:string-value="1" calcext:value-type="string">
            <text:p>1</text:p>
          </table:table-cell>
          <table:table-cell table:style-name="ce10" table:formula="of:=[.W14]" office:value-type="string" office:string-value="1" calcext:value-type="string">
            <text:p>1</text:p>
          </table:table-cell>
          <table:table-cell table:style-name="ce10" table:formula="of:=[.X14]" office:value-type="string" office:string-value="1" calcext:value-type="string">
            <text:p>1</text:p>
          </table:table-cell>
          <table:table-cell table:style-name="ce10" table:formula="of:=[.Y14]" office:value-type="string" office:string-value="1" calcext:value-type="string">
            <text:p>1</text:p>
          </table:table-cell>
          <table:table-cell table:number-columns-repeated="3"/>
          <table:table-cell office:value-type="string" calcext:value-type="string">
            <text:p>X7</text:p>
          </table:table-cell>
          <table:table-cell table:style-name="ce2" table:formula="of:=[.C14]" office:value-type="float" office:value="-3617" calcext:value-type="float">
            <text:p>-3 617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+</text:p>
          </table:table-cell>
          <table:table-cell office:value-type="string" calcext:value-type="string">
            <text:p>B8</text:p>
          </table:table-cell>
          <table:table-cell table:style-name="ce10" table:formula="of:=[.G15]" office:value-type="string" office:string-value="1" calcext:value-type="string">
            <text:p>1</text:p>
          </table:table-cell>
          <table:table-cell table:style-name="ce10" table:formula="of:=[.H15]" office:value-type="string" office:string-value="0" calcext:value-type="string">
            <text:p>0</text:p>
          </table:table-cell>
          <table:table-cell table:style-name="ce10" table:formula="of:=[.I15]" office:value-type="string" office:string-value="0" calcext:value-type="string">
            <text:p>0</text:p>
          </table:table-cell>
          <table:table-cell table:style-name="ce10" table:formula="of:=[.J15]" office:value-type="string" office:string-value="1" calcext:value-type="string">
            <text:p>1</text:p>
          </table:table-cell>
          <table:table-cell table:style-name="ce10" table:formula="of:=[.K15]" office:value-type="string" office:string-value="." calcext:value-type="string">
            <text:p>.</text:p>
          </table:table-cell>
          <table:table-cell table:style-name="ce10" table:formula="of:=[.L15]" office:value-type="string" office:string-value="0" calcext:value-type="string">
            <text:p>0</text:p>
          </table:table-cell>
          <table:table-cell table:style-name="ce10" table:formula="of:=[.M15]" office:value-type="string" office:string-value="0" calcext:value-type="string">
            <text:p>0</text:p>
          </table:table-cell>
          <table:table-cell table:style-name="ce10" table:formula="of:=[.N15]" office:value-type="string" office:string-value="1" calcext:value-type="string">
            <text:p>1</text:p>
          </table:table-cell>
          <table:table-cell table:style-name="ce10" table:formula="of:=[.O15]" office:value-type="string" office:string-value="0" calcext:value-type="string">
            <text:p>0</text:p>
          </table:table-cell>
          <table:table-cell table:style-name="ce10" table:formula="of:=[.P15]" office:value-type="string" office:string-value="." calcext:value-type="string">
            <text:p>.</text:p>
          </table:table-cell>
          <table:table-cell table:style-name="ce10" table:formula="of:=[.Q15]" office:value-type="string" office:string-value="0" calcext:value-type="string">
            <text:p>0</text:p>
          </table:table-cell>
          <table:table-cell table:style-name="ce10" table:formula="of:=[.R15]" office:value-type="string" office:string-value="1" calcext:value-type="string">
            <text:p>1</text:p>
          </table:table-cell>
          <table:table-cell table:style-name="ce10" table:formula="of:=[.S15]" office:value-type="string" office:string-value="1" calcext:value-type="string">
            <text:p>1</text:p>
          </table:table-cell>
          <table:table-cell table:style-name="ce10" table:formula="of:=[.T15]" office:value-type="string" office:string-value="0" calcext:value-type="string">
            <text:p>0</text:p>
          </table:table-cell>
          <table:table-cell table:style-name="ce10" table:formula="of:=[.U15]" office:value-type="string" office:string-value="." calcext:value-type="string">
            <text:p>.</text:p>
          </table:table-cell>
          <table:table-cell table:style-name="ce10" table:formula="of:=[.V15]" office:value-type="string" office:string-value="0" calcext:value-type="string">
            <text:p>0</text:p>
          </table:table-cell>
          <table:table-cell table:style-name="ce10" table:formula="of:=[.W15]" office:value-type="string" office:string-value="0" calcext:value-type="string">
            <text:p>0</text:p>
          </table:table-cell>
          <table:table-cell table:style-name="ce10" table:formula="of:=[.X15]" office:value-type="string" office:string-value="1" calcext:value-type="string">
            <text:p>1</text:p>
          </table:table-cell>
          <table:table-cell table:style-name="ce10" table:formula="of:=[.Y15]" office:value-type="string" office:string-value="0" calcext:value-type="string">
            <text:p>0</text:p>
          </table:table-cell>
          <table:table-cell/>
          <table:table-cell office:value-type="string" calcext:value-type="string">
            <text:p>Из двоичной:</text:p>
          </table:table-cell>
          <table:table-cell table:style-name="ce6" office:value-type="string" calcext:value-type="string">
            <text:p>+</text:p>
          </table:table-cell>
          <table:table-cell office:value-type="string" calcext:value-type="string">
            <text:p>X8</text:p>
          </table:table-cell>
          <table:table-cell table:style-name="ce2" table:formula="of:=[.C15]" office:value-type="float" office:value="-28062" calcext:value-type="float">
            <text:p>-28 062</text:p>
          </table:table-cell>
        </table:table-row>
        <table:table-row table:style-name="ro1">
          <table:table-cell table:number-columns-repeated="6"/>
          <table:table-cell table:style-name="ce12" table:formula="of:=IF([.G64]&lt;&gt;&quot;.&quot;;MOD([.H63]+[.G64]+[.G65];2);&quot;.&quot;)" office:value-type="float" office:value="1" calcext:value-type="float">
            <text:p>1</text:p>
          </table:table-cell>
          <table:table-cell table:style-name="ce12" table:formula="of:=IF([.H64]&lt;&gt;&quot;.&quot;;MOD([.I63]+[.H64]+[.H65];2);&quot;.&quot;)" office:value-type="float" office:value="0" calcext:value-type="float">
            <text:p>0</text:p>
          </table:table-cell>
          <table:table-cell table:style-name="ce12" table:formula="of:=IF([.I64]&lt;&gt;&quot;.&quot;;MOD([.J63]+[.I64]+[.I65];2);&quot;.&quot;)" office:value-type="float" office:value="0" calcext:value-type="float">
            <text:p>0</text:p>
          </table:table-cell>
          <table:table-cell table:style-name="ce12" table:formula="of:=IF([.J64]&lt;&gt;&quot;.&quot;;MOD([.K63]+[.J64]+[.J65];2);&quot;.&quot;)" office:value-type="float" office:value="0" calcext:value-type="float">
            <text:p>0</text:p>
          </table:table-cell>
          <table:table-cell table:style-name="ce12" table:formula="of:=IF([.K64]&lt;&gt;&quot;.&quot;;MOD([.L63]+[.K64]+[.K65];2);&quot;.&quot;)" office:value-type="string" office:string-value="." calcext:value-type="string">
            <text:p>.</text:p>
          </table:table-cell>
          <table:table-cell table:style-name="ce12" table:formula="of:=IF([.L64]&lt;&gt;&quot;.&quot;;MOD([.M63]+[.L64]+[.L65];2);&quot;.&quot;)" office:value-type="float" office:value="0" calcext:value-type="float">
            <text:p>0</text:p>
          </table:table-cell>
          <table:table-cell table:style-name="ce12" table:formula="of:=IF([.M64]&lt;&gt;&quot;.&quot;;MOD([.N63]+[.M64]+[.M65];2);&quot;.&quot;)" office:value-type="float" office:value="1" calcext:value-type="float">
            <text:p>1</text:p>
          </table:table-cell>
          <table:table-cell table:style-name="ce12" table:formula="of:=IF([.N64]&lt;&gt;&quot;.&quot;;MOD([.O63]+[.N64]+[.N65];2);&quot;.&quot;)" office:value-type="float" office:value="0" calcext:value-type="float">
            <text:p>0</text:p>
          </table:table-cell>
          <table:table-cell table:style-name="ce12" table:formula="of:=IF([.O64]&lt;&gt;&quot;.&quot;;MOD([.P63]+[.O64]+[.O65];2);&quot;.&quot;)" office:value-type="float" office:value="0" calcext:value-type="float">
            <text:p>0</text:p>
          </table:table-cell>
          <table:table-cell table:style-name="ce12" table:formula="of:=IF([.P64]&lt;&gt;&quot;.&quot;;MOD([.Q63]+[.P64]+[.P65];2);&quot;.&quot;)" office:value-type="string" office:string-value="." calcext:value-type="string">
            <text:p>.</text:p>
          </table:table-cell>
          <table:table-cell table:style-name="ce12" table:formula="of:=IF([.Q64]&lt;&gt;&quot;.&quot;;MOD([.R63]+[.Q64]+[.Q65];2);&quot;.&quot;)" office:value-type="float" office:value="0" calcext:value-type="float">
            <text:p>0</text:p>
          </table:table-cell>
          <table:table-cell table:style-name="ce12" table:formula="of:=IF([.R64]&lt;&gt;&quot;.&quot;;MOD([.S63]+[.R64]+[.R65];2);&quot;.&quot;)" office:value-type="float" office:value="1" calcext:value-type="float">
            <text:p>1</text:p>
          </table:table-cell>
          <table:table-cell table:style-name="ce12" table:formula="of:=IF([.S64]&lt;&gt;&quot;.&quot;;MOD([.T63]+[.S64]+[.S65];2);&quot;.&quot;)" office:value-type="float" office:value="0" calcext:value-type="float">
            <text:p>0</text:p>
          </table:table-cell>
          <table:table-cell table:style-name="ce12" table:formula="of:=IF([.T64]&lt;&gt;&quot;.&quot;;MOD([.U63]+[.T64]+[.T65];2);&quot;.&quot;)" office:value-type="float" office:value="0" calcext:value-type="float">
            <text:p>0</text:p>
          </table:table-cell>
          <table:table-cell table:style-name="ce12" table:formula="of:=IF([.U64]&lt;&gt;&quot;.&quot;;MOD([.V63]+[.U64]+[.U65];2);&quot;.&quot;)" office:value-type="string" office:string-value="." calcext:value-type="string">
            <text:p>.</text:p>
          </table:table-cell>
          <table:table-cell table:style-name="ce12" table:formula="of:=IF([.V64]&lt;&gt;&quot;.&quot;;MOD([.W63]+[.V64]+[.V65];2);&quot;.&quot;)" office:value-type="float" office:value="0" calcext:value-type="float">
            <text:p>0</text:p>
          </table:table-cell>
          <table:table-cell table:style-name="ce12" table:formula="of:=IF([.W64]&lt;&gt;&quot;.&quot;;MOD([.X63]+[.W64]+[.W65];2);&quot;.&quot;)" office:value-type="float" office:value="0" calcext:value-type="float">
            <text:p>0</text:p>
          </table:table-cell>
          <table:table-cell table:style-name="ce12" table:formula="of:=IF([.X64]&lt;&gt;&quot;.&quot;;MOD([.Y63]+[.X64]+[.X65];2);&quot;.&quot;)" office:value-type="float" office:value="0" calcext:value-type="float">
            <text:p>0</text:p>
          </table:table-cell>
          <table:table-cell table:style-name="ce12" table:formula="of:=IF([.Y64]&lt;&gt;&quot;.&quot;;MOD([.Z63]+[.Y64]+[.Y65];2);&quot;.&quot;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IF([.G66]=0;DECIMAL([.G66]&amp;[.H66]&amp;[.I66]&amp;[.J66]&amp;[.L66]&amp;[.M66]&amp;[.N66]&amp;[.O66]&amp;[.Q66]&amp;[.R66]&amp;[.S66]&amp;[.T66]&amp;[.V66]&amp;[.W66]&amp;[.X66]&amp;[.Y66];2);0-DECIMAL([.G72]&amp;[.H72]&amp;[.I72]&amp;[.J72]&amp;[.L72]&amp;[.M72]&amp;[.N72]&amp;[.O72]&amp;[.Q72]&amp;[.R72]&amp;[.S72]&amp;[.T72]&amp;[.V72]&amp;[.W72]&amp;[.X72]&amp;[.Y72];2))" office:value-type="float" office:value="-31679" calcext:value-type="float">
            <text:p>-31679</text:p>
          </table:table-cell>
          <table:table-cell table:number-columns-repeated="2"/>
          <table:table-cell table:style-name="ce17" table:formula="of:=[.AD64]+[.AD65]" office:value-type="float" office:value="-31679" calcext:value-type="float">
            <text:p>-31679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table:number-columns-repeated="26"/>
          <table:table-cell table:formula="of:=IF(AND([.AA66]=[.AD66];[.T74]=1);[.$AC$4];IF(AND([.AA66]=[.AD66];[.T74]=0);[.$AC$3];IF(AND([.G64]+1-1=0;[.G65]+1-1=0);[.$AC$5];[.$AC$6])))" office:value-type="string" office:string-value="Результат корректен. Перенос из старшего разряда не учитывается." calcext:value-type="string">
            <text:p>Результат корректен. Перенос из старшего разряда не учитывается.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Доп.код</text:p>
          </table:table-cell>
          <table:table-cell table:style-name="ce11" table:formula="of:=IF([.G70]&lt;&gt;&quot;.&quot;;IF([.G70]+[.G71]&lt;&gt;0;IF([.G70]+[.G71]+[.H69]=3;1;MOD([.G70]+[.G71]+[.H69]-1;2));0);[.H69])" office:value-type="float" office:value="0" calcext:value-type="float">
            <text:p>0</text:p>
          </table:table-cell>
          <table:table-cell table:style-name="ce11" table:formula="of:=IF([.H70]&lt;&gt;&quot;.&quot;;IF([.H70]+[.H71]&lt;&gt;0;IF([.H70]+[.H71]+[.I69]=3;1;MOD([.H70]+[.H71]+[.I69]-1;2));0);[.I69])" office:value-type="float" office:value="0" calcext:value-type="float">
            <text:p>0</text:p>
          </table:table-cell>
          <table:table-cell table:style-name="ce11" table:formula="of:=IF([.I70]&lt;&gt;&quot;.&quot;;IF([.I70]+[.I71]&lt;&gt;0;IF([.I70]+[.I71]+[.J69]=3;1;MOD([.I70]+[.I71]+[.J69]-1;2));0);[.J69])" office:value-type="float" office:value="0" calcext:value-type="float">
            <text:p>0</text:p>
          </table:table-cell>
          <table:table-cell table:style-name="ce11" table:formula="of:=IF([.J70]&lt;&gt;&quot;.&quot;;IF([.J70]+[.J71]&lt;&gt;0;IF([.J70]+[.J71]+[.K69]=3;1;MOD([.J70]+[.J71]+[.K69]-1;2));0);[.K69])" office:value-type="float" office:value="0" calcext:value-type="float">
            <text:p>0</text:p>
          </table:table-cell>
          <table:table-cell table:style-name="ce11" table:formula="of:=IF([.K70]&lt;&gt;&quot;.&quot;;IF([.K70]+[.K71]&lt;&gt;0;IF([.K70]+[.K71]+[.L69]=3;1;MOD([.K70]+[.K71]+[.L69]-1;2));0);[.L69])" office:value-type="float" office:value="0" calcext:value-type="float">
            <text:p>0</text:p>
          </table:table-cell>
          <table:table-cell table:style-name="ce11" table:formula="of:=IF([.L70]&lt;&gt;&quot;.&quot;;IF([.L70]+[.L71]&lt;&gt;0;IF([.L70]+[.L71]+[.M69]=3;1;MOD([.L70]+[.L71]+[.M69]-1;2));0);[.M69])" office:value-type="float" office:value="0" calcext:value-type="float">
            <text:p>0</text:p>
          </table:table-cell>
          <table:table-cell table:style-name="ce11" table:formula="of:=IF([.M70]&lt;&gt;&quot;.&quot;;IF([.M70]+[.M71]&lt;&gt;0;IF([.M70]+[.M71]+[.N69]=3;1;MOD([.M70]+[.M71]+[.N69]-1;2));0);[.N69])" office:value-type="float" office:value="0" calcext:value-type="float">
            <text:p>0</text:p>
          </table:table-cell>
          <table:table-cell table:style-name="ce11" table:formula="of:=IF([.N70]&lt;&gt;&quot;.&quot;;IF([.N70]+[.N71]&lt;&gt;0;IF([.N70]+[.N71]+[.O69]=3;1;MOD([.N70]+[.N71]+[.O69]-1;2));0);[.O69])" office:value-type="float" office:value="0" calcext:value-type="float">
            <text:p>0</text:p>
          </table:table-cell>
          <table:table-cell table:style-name="ce11" table:formula="of:=IF([.O70]&lt;&gt;&quot;.&quot;;IF([.O70]+[.O71]&lt;&gt;0;IF([.O70]+[.O71]+[.P69]=3;1;MOD([.O70]+[.O71]+[.P69]-1;2));0);[.P69])" office:value-type="float" office:value="0" calcext:value-type="float">
            <text:p>0</text:p>
          </table:table-cell>
          <table:table-cell table:style-name="ce11" table:formula="of:=IF([.P70]&lt;&gt;&quot;.&quot;;IF([.P70]+[.P71]&lt;&gt;0;IF([.P70]+[.P71]+[.Q69]=3;1;MOD([.P70]+[.P71]+[.Q69]-1;2));0);[.Q69])" office:value-type="float" office:value="0" calcext:value-type="float">
            <text:p>0</text:p>
          </table:table-cell>
          <table:table-cell table:style-name="ce11" table:formula="of:=IF([.Q70]&lt;&gt;&quot;.&quot;;IF([.Q70]+[.Q71]&lt;&gt;0;IF([.Q70]+[.Q71]+[.R69]=3;1;MOD([.Q70]+[.Q71]+[.R69]-1;2));0);[.R69])" office:value-type="float" office:value="0" calcext:value-type="float">
            <text:p>0</text:p>
          </table:table-cell>
          <table:table-cell table:style-name="ce11" table:formula="of:=IF([.R70]&lt;&gt;&quot;.&quot;;IF([.R70]+[.R71]&lt;&gt;0;IF([.R70]+[.R71]+[.S69]=3;1;MOD([.R70]+[.R71]+[.S69]-1;2));0);[.S69])" office:value-type="float" office:value="0" calcext:value-type="float">
            <text:p>0</text:p>
          </table:table-cell>
          <table:table-cell table:style-name="ce11" table:formula="of:=IF([.S70]&lt;&gt;&quot;.&quot;;IF([.S70]+[.S71]&lt;&gt;0;IF([.S70]+[.S71]+[.T69]=3;1;MOD([.S70]+[.S71]+[.T69]-1;2));0);[.T69])" office:value-type="float" office:value="0" calcext:value-type="float">
            <text:p>0</text:p>
          </table:table-cell>
          <table:table-cell table:style-name="ce11" table:formula="of:=IF([.T70]&lt;&gt;&quot;.&quot;;IF([.T70]+[.T71]&lt;&gt;0;IF([.T70]+[.T71]+[.U69]=3;1;MOD([.T70]+[.T71]+[.U69]-1;2));0);[.U69])" office:value-type="float" office:value="0" calcext:value-type="float">
            <text:p>0</text:p>
          </table:table-cell>
          <table:table-cell table:style-name="ce11" table:formula="of:=IF([.U70]&lt;&gt;&quot;.&quot;;IF([.U70]+[.U71]&lt;&gt;0;IF([.U70]+[.U71]+[.V69]=3;1;MOD([.U70]+[.U71]+[.V69]-1;2));0);[.V69])" office:value-type="float" office:value="0" calcext:value-type="float">
            <text:p>0</text:p>
          </table:table-cell>
          <table:table-cell table:style-name="ce11" table:formula="of:=IF([.V70]&lt;&gt;&quot;.&quot;;IF([.V70]+[.V71]&lt;&gt;0;IF([.V70]+[.V71]+[.W69]=3;1;MOD([.V70]+[.V71]+[.W69]-1;2));0);[.W69])" office:value-type="float" office:value="0" calcext:value-type="float">
            <text:p>0</text:p>
          </table:table-cell>
          <table:table-cell table:style-name="ce11" table:formula="of:=IF([.W70]&lt;&gt;&quot;.&quot;;IF([.W70]+[.W71]&lt;&gt;0;IF([.W70]+[.W71]+[.X69]=3;1;MOD([.W70]+[.W71]+[.X69]-1;2));0);[.X69])" office:value-type="float" office:value="0" calcext:value-type="float">
            <text:p>0</text:p>
          </table:table-cell>
          <table:table-cell table:style-name="ce11" table:formula="of:=IF([.X70]&lt;&gt;&quot;.&quot;;IF([.X70]+[.X71]&lt;&gt;0;IF([.X70]+[.X71]+[.Y69]=3;1;MOD([.X70]+[.X71]+[.Y69]-1;2));0);[.Y69])" office:value-type="float" office:value="0" calcext:value-type="float">
            <text:p>0</text:p>
          </table:table-cell>
          <table:table-cell table:style-name="ce11" table:formula="of:=IF([.Y70]&lt;&gt;&quot;.&quot;;IF([.Y70]+[.Y71]&lt;&gt;0;IF([.Y70]+[.Y71]+[.Z69]=3;1;MOD([.Y70]+[.Y71]+[.Z69]-1;2));0);[.Z6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(Только если</text:p>
          </table:table-cell>
          <table:table-cell table:style-name="ce10" table:formula="of:=IF([.G66]&lt;&gt;&quot;.&quot;;MOD([.G66]+1;2);&quot;.&quot;)" office:value-type="float" office:value="0" calcext:value-type="float">
            <text:p>0</text:p>
          </table:table-cell>
          <table:table-cell table:style-name="ce10" table:formula="of:=IF([.H66]&lt;&gt;&quot;.&quot;;MOD([.H66]+1;2);&quot;.&quot;)" office:value-type="float" office:value="1" calcext:value-type="float">
            <text:p>1</text:p>
          </table:table-cell>
          <table:table-cell table:style-name="ce10" table:formula="of:=IF([.I66]&lt;&gt;&quot;.&quot;;MOD([.I66]+1;2);&quot;.&quot;)" office:value-type="float" office:value="1" calcext:value-type="float">
            <text:p>1</text:p>
          </table:table-cell>
          <table:table-cell table:style-name="ce10" table:formula="of:=IF([.J66]&lt;&gt;&quot;.&quot;;MOD([.J66]+1;2);&quot;.&quot;)" office:value-type="float" office:value="1" calcext:value-type="float">
            <text:p>1</text:p>
          </table:table-cell>
          <table:table-cell table:style-name="ce10" table:formula="of:=IF([.K66]&lt;&gt;&quot;.&quot;;MOD([.K66]+1;2);&quot;.&quot;)" office:value-type="string" office:string-value="." calcext:value-type="string">
            <text:p>.</text:p>
          </table:table-cell>
          <table:table-cell table:style-name="ce10" table:formula="of:=IF([.L66]&lt;&gt;&quot;.&quot;;MOD([.L66]+1;2);&quot;.&quot;)" office:value-type="float" office:value="1" calcext:value-type="float">
            <text:p>1</text:p>
          </table:table-cell>
          <table:table-cell table:style-name="ce10" table:formula="of:=IF([.M66]&lt;&gt;&quot;.&quot;;MOD([.M66]+1;2);&quot;.&quot;)" office:value-type="float" office:value="0" calcext:value-type="float">
            <text:p>0</text:p>
          </table:table-cell>
          <table:table-cell table:style-name="ce10" table:formula="of:=IF([.N66]&lt;&gt;&quot;.&quot;;MOD([.N66]+1;2);&quot;.&quot;)" office:value-type="float" office:value="1" calcext:value-type="float">
            <text:p>1</text:p>
          </table:table-cell>
          <table:table-cell table:style-name="ce10" table:formula="of:=IF([.O66]&lt;&gt;&quot;.&quot;;MOD([.O66]+1;2);&quot;.&quot;)" office:value-type="float" office:value="1" calcext:value-type="float">
            <text:p>1</text:p>
          </table:table-cell>
          <table:table-cell table:style-name="ce10" table:formula="of:=IF([.P66]&lt;&gt;&quot;.&quot;;MOD([.P66]+1;2);&quot;.&quot;)" office:value-type="string" office:string-value="." calcext:value-type="string">
            <text:p>.</text:p>
          </table:table-cell>
          <table:table-cell table:style-name="ce10" table:formula="of:=IF([.Q66]&lt;&gt;&quot;.&quot;;MOD([.Q66]+1;2);&quot;.&quot;)" office:value-type="float" office:value="1" calcext:value-type="float">
            <text:p>1</text:p>
          </table:table-cell>
          <table:table-cell table:style-name="ce10" table:formula="of:=IF([.R66]&lt;&gt;&quot;.&quot;;MOD([.R66]+1;2);&quot;.&quot;)" office:value-type="float" office:value="0" calcext:value-type="float">
            <text:p>0</text:p>
          </table:table-cell>
          <table:table-cell table:style-name="ce10" table:formula="of:=IF([.S66]&lt;&gt;&quot;.&quot;;MOD([.S66]+1;2);&quot;.&quot;)" office:value-type="float" office:value="1" calcext:value-type="float">
            <text:p>1</text:p>
          </table:table-cell>
          <table:table-cell table:style-name="ce10" table:formula="of:=IF([.T66]&lt;&gt;&quot;.&quot;;MOD([.T66]+1;2);&quot;.&quot;)" office:value-type="float" office:value="1" calcext:value-type="float">
            <text:p>1</text:p>
          </table:table-cell>
          <table:table-cell table:style-name="ce10" table:formula="of:=IF([.U66]&lt;&gt;&quot;.&quot;;MOD([.U66]+1;2);&quot;.&quot;)" office:value-type="string" office:string-value="." calcext:value-type="string">
            <text:p>.</text:p>
          </table:table-cell>
          <table:table-cell table:style-name="ce10" table:formula="of:=IF([.V66]&lt;&gt;&quot;.&quot;;MOD([.V66]+1;2);&quot;.&quot;)" office:value-type="float" office:value="1" calcext:value-type="float">
            <text:p>1</text:p>
          </table:table-cell>
          <table:table-cell table:style-name="ce10" table:formula="of:=IF([.W66]&lt;&gt;&quot;.&quot;;MOD([.W66]+1;2);&quot;.&quot;)" office:value-type="float" office:value="1" calcext:value-type="float">
            <text:p>1</text:p>
          </table:table-cell>
          <table:table-cell table:style-name="ce10" table:formula="of:=IF([.X66]&lt;&gt;&quot;.&quot;;MOD([.X66]+1;2);&quot;.&quot;)" office:value-type="float" office:value="1" calcext:value-type="float">
            <text:p>1</text:p>
          </table:table-cell>
          <table:table-cell table:style-name="ce10" table:formula="of:=IF([.Y66]&lt;&gt;&quot;.&quot;;MOD([.Y66]+1;2);&quot;.&quot;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15 бит = 1)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2" table:formula="of:=IF([.G70]&lt;&gt;&quot;.&quot;;MOD([.H69]+[.G70]+[.G71];2);&quot;.&quot;)" office:value-type="float" office:value="0" calcext:value-type="float">
            <text:p>0</text:p>
          </table:table-cell>
          <table:table-cell table:style-name="ce12" table:formula="of:=IF([.H70]&lt;&gt;&quot;.&quot;;MOD([.I69]+[.H70]+[.H71];2);&quot;.&quot;)" office:value-type="float" office:value="1" calcext:value-type="float">
            <text:p>1</text:p>
          </table:table-cell>
          <table:table-cell table:style-name="ce12" table:formula="of:=IF([.I70]&lt;&gt;&quot;.&quot;;MOD([.J69]+[.I70]+[.I71];2);&quot;.&quot;)" office:value-type="float" office:value="1" calcext:value-type="float">
            <text:p>1</text:p>
          </table:table-cell>
          <table:table-cell table:style-name="ce12" table:formula="of:=IF([.J70]&lt;&gt;&quot;.&quot;;MOD([.K69]+[.J70]+[.J71];2);&quot;.&quot;)" office:value-type="float" office:value="1" calcext:value-type="float">
            <text:p>1</text:p>
          </table:table-cell>
          <table:table-cell table:style-name="ce12" table:formula="of:=IF([.K70]&lt;&gt;&quot;.&quot;;MOD([.L69]+[.K70]+[.K71];2);&quot;.&quot;)" office:value-type="string" office:string-value="." calcext:value-type="string">
            <text:p>.</text:p>
          </table:table-cell>
          <table:table-cell table:style-name="ce12" table:formula="of:=IF([.L70]&lt;&gt;&quot;.&quot;;MOD([.M69]+[.L70]+[.L71];2);&quot;.&quot;)" office:value-type="float" office:value="1" calcext:value-type="float">
            <text:p>1</text:p>
          </table:table-cell>
          <table:table-cell table:style-name="ce12" table:formula="of:=IF([.M70]&lt;&gt;&quot;.&quot;;MOD([.N69]+[.M70]+[.M71];2);&quot;.&quot;)" office:value-type="float" office:value="0" calcext:value-type="float">
            <text:p>0</text:p>
          </table:table-cell>
          <table:table-cell table:style-name="ce12" table:formula="of:=IF([.N70]&lt;&gt;&quot;.&quot;;MOD([.O69]+[.N70]+[.N71];2);&quot;.&quot;)" office:value-type="float" office:value="1" calcext:value-type="float">
            <text:p>1</text:p>
          </table:table-cell>
          <table:table-cell table:style-name="ce12" table:formula="of:=IF([.O70]&lt;&gt;&quot;.&quot;;MOD([.P69]+[.O70]+[.O71];2);&quot;.&quot;)" office:value-type="float" office:value="1" calcext:value-type="float">
            <text:p>1</text:p>
          </table:table-cell>
          <table:table-cell table:style-name="ce12" table:formula="of:=IF([.P70]&lt;&gt;&quot;.&quot;;MOD([.Q69]+[.P70]+[.P71];2);&quot;.&quot;)" office:value-type="string" office:string-value="." calcext:value-type="string">
            <text:p>.</text:p>
          </table:table-cell>
          <table:table-cell table:style-name="ce12" table:formula="of:=IF([.Q70]&lt;&gt;&quot;.&quot;;MOD([.R69]+[.Q70]+[.Q71];2);&quot;.&quot;)" office:value-type="float" office:value="1" calcext:value-type="float">
            <text:p>1</text:p>
          </table:table-cell>
          <table:table-cell table:style-name="ce12" table:formula="of:=IF([.R70]&lt;&gt;&quot;.&quot;;MOD([.S69]+[.R70]+[.R71];2);&quot;.&quot;)" office:value-type="float" office:value="0" calcext:value-type="float">
            <text:p>0</text:p>
          </table:table-cell>
          <table:table-cell table:style-name="ce12" table:formula="of:=IF([.S70]&lt;&gt;&quot;.&quot;;MOD([.T69]+[.S70]+[.S71];2);&quot;.&quot;)" office:value-type="float" office:value="1" calcext:value-type="float">
            <text:p>1</text:p>
          </table:table-cell>
          <table:table-cell table:style-name="ce12" table:formula="of:=IF([.T70]&lt;&gt;&quot;.&quot;;MOD([.U69]+[.T70]+[.T71];2);&quot;.&quot;)" office:value-type="float" office:value="1" calcext:value-type="float">
            <text:p>1</text:p>
          </table:table-cell>
          <table:table-cell table:style-name="ce12" table:formula="of:=IF([.U70]&lt;&gt;&quot;.&quot;;MOD([.V69]+[.U70]+[.U71];2);&quot;.&quot;)" office:value-type="string" office:string-value="." calcext:value-type="string">
            <text:p>.</text:p>
          </table:table-cell>
          <table:table-cell table:style-name="ce12" table:formula="of:=IF([.V70]&lt;&gt;&quot;.&quot;;MOD([.W69]+[.V70]+[.V71];2);&quot;.&quot;)" office:value-type="float" office:value="1" calcext:value-type="float">
            <text:p>1</text:p>
          </table:table-cell>
          <table:table-cell table:style-name="ce12" table:formula="of:=IF([.W70]&lt;&gt;&quot;.&quot;;MOD([.X69]+[.W70]+[.W71];2);&quot;.&quot;)" office:value-type="float" office:value="1" calcext:value-type="float">
            <text:p>1</text:p>
          </table:table-cell>
          <table:table-cell table:style-name="ce12" table:formula="of:=IF([.X70]&lt;&gt;&quot;.&quot;;MOD([.Y69]+[.X70]+[.X71];2);&quot;.&quot;)" office:value-type="float" office:value="1" calcext:value-type="float">
            <text:p>1</text:p>
          </table:table-cell>
          <table:table-cell table:style-name="ce12" table:formula="of:=IF([.Y70]&lt;&gt;&quot;.&quot;;MOD([.Z69]+[.Y70]+[.Y71];2);&quot;.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6"/>
          <table:table-cell office:value-type="string" calcext:value-type="string">
            <text:p>SF=</text:p>
          </table:table-cell>
          <table:table-cell table:style-name="ce13" table:formula="of:=[.G66]" office:value-type="float" office:value="1" calcext:value-type="float">
            <text:p>1</text:p>
          </table:table-cell>
          <table:table-cell/>
          <table:table-cell office:value-type="string" calcext:value-type="string">
            <text:p>ZF=</text:p>
          </table:table-cell>
          <table:table-cell table:style-name="ce13" table:formula="of:=IF([.AA66]=0;0;1)" office:value-type="float" office:value="1" calcext:value-type="float">
            <text:p>1</text:p>
          </table:table-cell>
          <table:table-cell/>
          <table:table-cell office:value-type="string" calcext:value-type="string">
            <text:p>PF=</text:p>
          </table:table-cell>
          <table:table-cell table:style-name="ce13" table:formula="of:=MOD(SUM([.Q72:.T72])+SUM([.V72:.Y72])+1;2)" office:value-type="float" office:value="0" calcext:value-type="float">
            <text:p>0</text:p>
          </table:table-cell>
          <table:table-cell/>
          <table:table-cell office:value-type="string" calcext:value-type="string">
            <text:p>AF=</text:p>
          </table:table-cell>
          <table:table-cell table:style-name="ce13" table:formula="of:=[.U63]" office:value-type="float" office:value="1" calcext:value-type="float">
            <text:p>1</text:p>
          </table:table-cell>
          <table:table-cell/>
          <table:table-cell office:value-type="string" calcext:value-type="string">
            <text:p>CF=</text:p>
          </table:table-cell>
          <table:table-cell table:style-name="ce13" table:formula="of:=[.G63]" office:value-type="float" office:value="1" calcext:value-type="float">
            <text:p>1</text:p>
          </table:table-cell>
          <table:table-cell/>
          <table:table-cell office:value-type="string" calcext:value-type="string">
            <text:p>OF=</text:p>
          </table:table-cell>
          <table:table-cell table:style-name="ce13" table:formula="of:=MOD([.G63]+[.H63];2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6"/>
          <table:table-cell table:style-name="ce11" table:formula="of:=IF([.G78]&lt;&gt;&quot;.&quot;;IF([.G78]+[.G79]&lt;&gt;0;IF([.G78]+[.G79]+[.H77]=3;1;MOD([.G78]+[.G79]+[.H77]-1;2));0);[.H77])" office:value-type="float" office:value="1" calcext:value-type="float">
            <text:p>1</text:p>
          </table:table-cell>
          <table:table-cell table:style-name="ce11" table:formula="of:=IF([.H78]&lt;&gt;&quot;.&quot;;IF([.H78]+[.H79]&lt;&gt;0;IF([.H78]+[.H79]+[.I77]=3;1;MOD([.H78]+[.H79]+[.I77]-1;2));0);[.I77])" office:value-type="float" office:value="0" calcext:value-type="float">
            <text:p>0</text:p>
          </table:table-cell>
          <table:table-cell table:style-name="ce11" table:formula="of:=IF([.I78]&lt;&gt;&quot;.&quot;;IF([.I78]+[.I79]&lt;&gt;0;IF([.I78]+[.I79]+[.J77]=3;1;MOD([.I78]+[.I79]+[.J77]-1;2));0);[.J77])" office:value-type="float" office:value="0" calcext:value-type="float">
            <text:p>0</text:p>
          </table:table-cell>
          <table:table-cell table:style-name="ce11" table:formula="of:=IF([.J78]&lt;&gt;&quot;.&quot;;IF([.J78]+[.J79]&lt;&gt;0;IF([.J78]+[.J79]+[.K77]=3;1;MOD([.J78]+[.J79]+[.K77]-1;2));0);[.K77])" office:value-type="float" office:value="0" calcext:value-type="float">
            <text:p>0</text:p>
          </table:table-cell>
          <table:table-cell table:style-name="ce11" table:formula="of:=IF([.K78]&lt;&gt;&quot;.&quot;;IF([.K78]+[.K79]&lt;&gt;0;IF([.K78]+[.K79]+[.L77]=3;1;MOD([.K78]+[.K79]+[.L77]-1;2));0);[.L77])" office:value-type="float" office:value="0" calcext:value-type="float">
            <text:p>0</text:p>
          </table:table-cell>
          <table:table-cell table:style-name="ce11" table:formula="of:=IF([.L78]&lt;&gt;&quot;.&quot;;IF([.L78]+[.L79]&lt;&gt;0;IF([.L78]+[.L79]+[.M77]=3;1;MOD([.L78]+[.L79]+[.M77]-1;2));0);[.M77])" office:value-type="float" office:value="0" calcext:value-type="float">
            <text:p>0</text:p>
          </table:table-cell>
          <table:table-cell table:style-name="ce11" table:formula="of:=IF([.M78]&lt;&gt;&quot;.&quot;;IF([.M78]+[.M79]&lt;&gt;0;IF([.M78]+[.M79]+[.N77]=3;1;MOD([.M78]+[.M79]+[.N77]-1;2));0);[.N77])" office:value-type="float" office:value="0" calcext:value-type="float">
            <text:p>0</text:p>
          </table:table-cell>
          <table:table-cell table:style-name="ce11" table:formula="of:=IF([.N78]&lt;&gt;&quot;.&quot;;IF([.N78]+[.N79]&lt;&gt;0;IF([.N78]+[.N79]+[.O77]=3;1;MOD([.N78]+[.N79]+[.O77]-1;2));0);[.O77])" office:value-type="float" office:value="0" calcext:value-type="float">
            <text:p>0</text:p>
          </table:table-cell>
          <table:table-cell table:style-name="ce11" table:formula="of:=IF([.O78]&lt;&gt;&quot;.&quot;;IF([.O78]+[.O79]&lt;&gt;0;IF([.O78]+[.O79]+[.P77]=3;1;MOD([.O78]+[.O79]+[.P77]-1;2));0);[.P77])" office:value-type="float" office:value="0" calcext:value-type="float">
            <text:p>0</text:p>
          </table:table-cell>
          <table:table-cell table:style-name="ce11" table:formula="of:=IF([.P78]&lt;&gt;&quot;.&quot;;IF([.P78]+[.P79]&lt;&gt;0;IF([.P78]+[.P79]+[.Q77]=3;1;MOD([.P78]+[.P79]+[.Q77]-1;2));0);[.Q77])" office:value-type="float" office:value="0" calcext:value-type="float">
            <text:p>0</text:p>
          </table:table-cell>
          <table:table-cell table:style-name="ce11" table:formula="of:=IF([.Q78]&lt;&gt;&quot;.&quot;;IF([.Q78]+[.Q79]&lt;&gt;0;IF([.Q78]+[.Q79]+[.R77]=3;1;MOD([.Q78]+[.Q79]+[.R77]-1;2));0);[.R77])" office:value-type="float" office:value="0" calcext:value-type="float">
            <text:p>0</text:p>
          </table:table-cell>
          <table:table-cell table:style-name="ce11" table:formula="of:=IF([.R78]&lt;&gt;&quot;.&quot;;IF([.R78]+[.R79]&lt;&gt;0;IF([.R78]+[.R79]+[.S77]=3;1;MOD([.R78]+[.R79]+[.S77]-1;2));0);[.S77])" office:value-type="float" office:value="1" calcext:value-type="float">
            <text:p>1</text:p>
          </table:table-cell>
          <table:table-cell table:style-name="ce11" table:formula="of:=IF([.S78]&lt;&gt;&quot;.&quot;;IF([.S78]+[.S79]&lt;&gt;0;IF([.S78]+[.S79]+[.T77]=3;1;MOD([.S78]+[.S79]+[.T77]-1;2));0);[.T77])" office:value-type="float" office:value="0" calcext:value-type="float">
            <text:p>0</text:p>
          </table:table-cell>
          <table:table-cell table:style-name="ce11" table:formula="of:=IF([.T78]&lt;&gt;&quot;.&quot;;IF([.T78]+[.T79]&lt;&gt;0;IF([.T78]+[.T79]+[.U77]=3;1;MOD([.T78]+[.T79]+[.U77]-1;2));0);[.U77])" office:value-type="float" office:value="0" calcext:value-type="float">
            <text:p>0</text:p>
          </table:table-cell>
          <table:table-cell table:style-name="ce11" table:formula="of:=IF([.U78]&lt;&gt;&quot;.&quot;;IF([.U78]+[.U79]&lt;&gt;0;IF([.U78]+[.U79]+[.V77]=3;1;MOD([.U78]+[.U79]+[.V77]-1;2));0);[.V77])" office:value-type="float" office:value="0" calcext:value-type="float">
            <text:p>0</text:p>
          </table:table-cell>
          <table:table-cell table:style-name="ce11" table:formula="of:=IF([.V78]&lt;&gt;&quot;.&quot;;IF([.V78]+[.V79]&lt;&gt;0;IF([.V78]+[.V79]+[.W77]=3;1;MOD([.V78]+[.V79]+[.W77]-1;2));0);[.W77])" office:value-type="float" office:value="0" calcext:value-type="float">
            <text:p>0</text:p>
          </table:table-cell>
          <table:table-cell table:style-name="ce11" table:formula="of:=IF([.W78]&lt;&gt;&quot;.&quot;;IF([.W78]+[.W79]&lt;&gt;0;IF([.W78]+[.W79]+[.X77]=3;1;MOD([.W78]+[.W79]+[.X77]-1;2));0);[.X77])" office:value-type="float" office:value="0" calcext:value-type="float">
            <text:p>0</text:p>
          </table:table-cell>
          <table:table-cell table:style-name="ce11" table:formula="of:=IF([.X78]&lt;&gt;&quot;.&quot;;IF([.X78]+[.X79]&lt;&gt;0;IF([.X78]+[.X79]+[.Y77]=3;1;MOD([.X78]+[.X79]+[.Y77]-1;2));0);[.Y77])" office:value-type="float" office:value="0" calcext:value-type="float">
            <text:p>0</text:p>
          </table:table-cell>
          <table:table-cell table:style-name="ce11" table:formula="of:=IF([.Y78]&lt;&gt;&quot;.&quot;;IF([.Y78]+[.Y79]&lt;&gt;0;IF([.Y78]+[.Y79]+[.Z77]=3;1;MOD([.Y78]+[.Y79]+[.Z77]-1;2));0);[.Z77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7" office:value-type="string" calcext:value-type="string">
            <text:p>B9</text:p>
          </table:table-cell>
          <table:table-cell table:style-name="ce10" table:formula="of:=[.G16]" office:value-type="string" office:string-value="1" calcext:value-type="string">
            <text:p>1</text:p>
          </table:table-cell>
          <table:table-cell table:style-name="ce10" table:formula="of:=[.H16]" office:value-type="string" office:string-value="0" calcext:value-type="string">
            <text:p>0</text:p>
          </table:table-cell>
          <table:table-cell table:style-name="ce10" table:formula="of:=[.I16]" office:value-type="string" office:string-value="0" calcext:value-type="string">
            <text:p>0</text:p>
          </table:table-cell>
          <table:table-cell table:style-name="ce10" table:formula="of:=[.J16]" office:value-type="string" office:string-value="0" calcext:value-type="string">
            <text:p>0</text:p>
          </table:table-cell>
          <table:table-cell table:style-name="ce10" table:formula="of:=[.K16]" office:value-type="string" office:string-value="." calcext:value-type="string">
            <text:p>.</text:p>
          </table:table-cell>
          <table:table-cell table:style-name="ce10" table:formula="of:=[.L16]" office:value-type="string" office:string-value="0" calcext:value-type="string">
            <text:p>0</text:p>
          </table:table-cell>
          <table:table-cell table:style-name="ce10" table:formula="of:=[.M16]" office:value-type="string" office:string-value="1" calcext:value-type="string">
            <text:p>1</text:p>
          </table:table-cell>
          <table:table-cell table:style-name="ce10" table:formula="of:=[.N16]" office:value-type="string" office:string-value="0" calcext:value-type="string">
            <text:p>0</text:p>
          </table:table-cell>
          <table:table-cell table:style-name="ce10" table:formula="of:=[.O16]" office:value-type="string" office:string-value="0" calcext:value-type="string">
            <text:p>0</text:p>
          </table:table-cell>
          <table:table-cell table:style-name="ce10" table:formula="of:=[.P16]" office:value-type="string" office:string-value="." calcext:value-type="string">
            <text:p>.</text:p>
          </table:table-cell>
          <table:table-cell table:style-name="ce10" table:formula="of:=[.Q16]" office:value-type="string" office:string-value="0" calcext:value-type="string">
            <text:p>0</text:p>
          </table:table-cell>
          <table:table-cell table:style-name="ce10" table:formula="of:=[.R16]" office:value-type="string" office:string-value="1" calcext:value-type="string">
            <text:p>1</text:p>
          </table:table-cell>
          <table:table-cell table:style-name="ce10" table:formula="of:=[.S16]" office:value-type="string" office:string-value="0" calcext:value-type="string">
            <text:p>0</text:p>
          </table:table-cell>
          <table:table-cell table:style-name="ce10" table:formula="of:=[.T16]" office:value-type="string" office:string-value="0" calcext:value-type="string">
            <text:p>0</text:p>
          </table:table-cell>
          <table:table-cell table:style-name="ce10" table:formula="of:=[.U16]" office:value-type="string" office:string-value="." calcext:value-type="string">
            <text:p>.</text:p>
          </table:table-cell>
          <table:table-cell table:style-name="ce10" table:formula="of:=[.V16]" office:value-type="string" office:string-value="0" calcext:value-type="string">
            <text:p>0</text:p>
          </table:table-cell>
          <table:table-cell table:style-name="ce10" table:formula="of:=[.W16]" office:value-type="string" office:string-value="0" calcext:value-type="string">
            <text:p>0</text:p>
          </table:table-cell>
          <table:table-cell table:style-name="ce10" table:formula="of:=[.X16]" office:value-type="string" office:string-value="0" calcext:value-type="string">
            <text:p>0</text:p>
          </table:table-cell>
          <table:table-cell table:style-name="ce10" table:formula="of:=[.Y16]" office:value-type="string" office:string-value="1" calcext:value-type="string">
            <text:p>1</text:p>
          </table:table-cell>
          <table:table-cell table:number-columns-repeated="3"/>
          <table:table-cell office:value-type="string" calcext:value-type="string">
            <text:p>X9</text:p>
          </table:table-cell>
          <table:table-cell table:style-name="ce2" table:formula="of:=[.C16]" office:value-type="float" office:value="-31679" calcext:value-type="float">
            <text:p>-31 679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+</text:p>
          </table:table-cell>
          <table:table-cell office:value-type="string" calcext:value-type="string">
            <text:p>B8</text:p>
          </table:table-cell>
          <table:table-cell table:style-name="ce10" table:formula="of:=[.G15]" office:value-type="string" office:string-value="1" calcext:value-type="string">
            <text:p>1</text:p>
          </table:table-cell>
          <table:table-cell table:style-name="ce10" table:formula="of:=[.H15]" office:value-type="string" office:string-value="0" calcext:value-type="string">
            <text:p>0</text:p>
          </table:table-cell>
          <table:table-cell table:style-name="ce10" table:formula="of:=[.I15]" office:value-type="string" office:string-value="0" calcext:value-type="string">
            <text:p>0</text:p>
          </table:table-cell>
          <table:table-cell table:style-name="ce10" table:formula="of:=[.J15]" office:value-type="string" office:string-value="1" calcext:value-type="string">
            <text:p>1</text:p>
          </table:table-cell>
          <table:table-cell table:style-name="ce10" table:formula="of:=[.K15]" office:value-type="string" office:string-value="." calcext:value-type="string">
            <text:p>.</text:p>
          </table:table-cell>
          <table:table-cell table:style-name="ce10" table:formula="of:=[.L15]" office:value-type="string" office:string-value="0" calcext:value-type="string">
            <text:p>0</text:p>
          </table:table-cell>
          <table:table-cell table:style-name="ce10" table:formula="of:=[.M15]" office:value-type="string" office:string-value="0" calcext:value-type="string">
            <text:p>0</text:p>
          </table:table-cell>
          <table:table-cell table:style-name="ce10" table:formula="of:=[.N15]" office:value-type="string" office:string-value="1" calcext:value-type="string">
            <text:p>1</text:p>
          </table:table-cell>
          <table:table-cell table:style-name="ce10" table:formula="of:=[.O15]" office:value-type="string" office:string-value="0" calcext:value-type="string">
            <text:p>0</text:p>
          </table:table-cell>
          <table:table-cell table:style-name="ce10" table:formula="of:=[.P15]" office:value-type="string" office:string-value="." calcext:value-type="string">
            <text:p>.</text:p>
          </table:table-cell>
          <table:table-cell table:style-name="ce10" table:formula="of:=[.Q15]" office:value-type="string" office:string-value="0" calcext:value-type="string">
            <text:p>0</text:p>
          </table:table-cell>
          <table:table-cell table:style-name="ce10" table:formula="of:=[.R15]" office:value-type="string" office:string-value="1" calcext:value-type="string">
            <text:p>1</text:p>
          </table:table-cell>
          <table:table-cell table:style-name="ce10" table:formula="of:=[.S15]" office:value-type="string" office:string-value="1" calcext:value-type="string">
            <text:p>1</text:p>
          </table:table-cell>
          <table:table-cell table:style-name="ce10" table:formula="of:=[.T15]" office:value-type="string" office:string-value="0" calcext:value-type="string">
            <text:p>0</text:p>
          </table:table-cell>
          <table:table-cell table:style-name="ce10" table:formula="of:=[.U15]" office:value-type="string" office:string-value="." calcext:value-type="string">
            <text:p>.</text:p>
          </table:table-cell>
          <table:table-cell table:style-name="ce10" table:formula="of:=[.V15]" office:value-type="string" office:string-value="0" calcext:value-type="string">
            <text:p>0</text:p>
          </table:table-cell>
          <table:table-cell table:style-name="ce10" table:formula="of:=[.W15]" office:value-type="string" office:string-value="0" calcext:value-type="string">
            <text:p>0</text:p>
          </table:table-cell>
          <table:table-cell table:style-name="ce10" table:formula="of:=[.X15]" office:value-type="string" office:string-value="1" calcext:value-type="string">
            <text:p>1</text:p>
          </table:table-cell>
          <table:table-cell table:style-name="ce10" table:formula="of:=[.Y15]" office:value-type="string" office:string-value="0" calcext:value-type="string">
            <text:p>0</text:p>
          </table:table-cell>
          <table:table-cell/>
          <table:table-cell office:value-type="string" calcext:value-type="string">
            <text:p>Из двоичной:</text:p>
          </table:table-cell>
          <table:table-cell table:style-name="ce6" office:value-type="string" calcext:value-type="string">
            <text:p>+</text:p>
          </table:table-cell>
          <table:table-cell office:value-type="string" calcext:value-type="string">
            <text:p>X8</text:p>
          </table:table-cell>
          <table:table-cell table:style-name="ce2" table:formula="of:=[.C15]" office:value-type="float" office:value="-28062" calcext:value-type="float">
            <text:p>-28 062</text:p>
          </table:table-cell>
        </table:table-row>
        <table:table-row table:style-name="ro1">
          <table:table-cell table:number-columns-repeated="6"/>
          <table:table-cell table:style-name="ce12" table:formula="of:=IF([.G78]&lt;&gt;&quot;.&quot;;MOD([.H77]+[.G78]+[.G79];2);&quot;.&quot;)" office:value-type="float" office:value="0" calcext:value-type="float">
            <text:p>0</text:p>
          </table:table-cell>
          <table:table-cell table:style-name="ce12" table:formula="of:=IF([.H78]&lt;&gt;&quot;.&quot;;MOD([.I77]+[.H78]+[.H79];2);&quot;.&quot;)" office:value-type="float" office:value="0" calcext:value-type="float">
            <text:p>0</text:p>
          </table:table-cell>
          <table:table-cell table:style-name="ce12" table:formula="of:=IF([.I78]&lt;&gt;&quot;.&quot;;MOD([.J77]+[.I78]+[.I79];2);&quot;.&quot;)" office:value-type="float" office:value="0" calcext:value-type="float">
            <text:p>0</text:p>
          </table:table-cell>
          <table:table-cell table:style-name="ce12" table:formula="of:=IF([.J78]&lt;&gt;&quot;.&quot;;MOD([.K77]+[.J78]+[.J79];2);&quot;.&quot;)" office:value-type="float" office:value="1" calcext:value-type="float">
            <text:p>1</text:p>
          </table:table-cell>
          <table:table-cell table:style-name="ce12" table:formula="of:=IF([.K78]&lt;&gt;&quot;.&quot;;MOD([.L77]+[.K78]+[.K79];2);&quot;.&quot;)" office:value-type="string" office:string-value="." calcext:value-type="string">
            <text:p>.</text:p>
          </table:table-cell>
          <table:table-cell table:style-name="ce12" table:formula="of:=IF([.L78]&lt;&gt;&quot;.&quot;;MOD([.M77]+[.L78]+[.L79];2);&quot;.&quot;)" office:value-type="float" office:value="0" calcext:value-type="float">
            <text:p>0</text:p>
          </table:table-cell>
          <table:table-cell table:style-name="ce12" table:formula="of:=IF([.M78]&lt;&gt;&quot;.&quot;;MOD([.N77]+[.M78]+[.M79];2);&quot;.&quot;)" office:value-type="float" office:value="1" calcext:value-type="float">
            <text:p>1</text:p>
          </table:table-cell>
          <table:table-cell table:style-name="ce12" table:formula="of:=IF([.N78]&lt;&gt;&quot;.&quot;;MOD([.O77]+[.N78]+[.N79];2);&quot;.&quot;)" office:value-type="float" office:value="1" calcext:value-type="float">
            <text:p>1</text:p>
          </table:table-cell>
          <table:table-cell table:style-name="ce12" table:formula="of:=IF([.O78]&lt;&gt;&quot;.&quot;;MOD([.P77]+[.O78]+[.O79];2);&quot;.&quot;)" office:value-type="float" office:value="0" calcext:value-type="float">
            <text:p>0</text:p>
          </table:table-cell>
          <table:table-cell table:style-name="ce12" table:formula="of:=IF([.P78]&lt;&gt;&quot;.&quot;;MOD([.Q77]+[.P78]+[.P79];2);&quot;.&quot;)" office:value-type="string" office:string-value="." calcext:value-type="string">
            <text:p>.</text:p>
          </table:table-cell>
          <table:table-cell table:style-name="ce12" table:formula="of:=IF([.Q78]&lt;&gt;&quot;.&quot;;MOD([.R77]+[.Q78]+[.Q79];2);&quot;.&quot;)" office:value-type="float" office:value="1" calcext:value-type="float">
            <text:p>1</text:p>
          </table:table-cell>
          <table:table-cell table:style-name="ce12" table:formula="of:=IF([.R78]&lt;&gt;&quot;.&quot;;MOD([.S77]+[.R78]+[.R79];2);&quot;.&quot;)" office:value-type="float" office:value="0" calcext:value-type="float">
            <text:p>0</text:p>
          </table:table-cell>
          <table:table-cell table:style-name="ce12" table:formula="of:=IF([.S78]&lt;&gt;&quot;.&quot;;MOD([.T77]+[.S78]+[.S79];2);&quot;.&quot;)" office:value-type="float" office:value="1" calcext:value-type="float">
            <text:p>1</text:p>
          </table:table-cell>
          <table:table-cell table:style-name="ce12" table:formula="of:=IF([.T78]&lt;&gt;&quot;.&quot;;MOD([.U77]+[.T78]+[.T79];2);&quot;.&quot;)" office:value-type="float" office:value="0" calcext:value-type="float">
            <text:p>0</text:p>
          </table:table-cell>
          <table:table-cell table:style-name="ce12" table:formula="of:=IF([.U78]&lt;&gt;&quot;.&quot;;MOD([.V77]+[.U78]+[.U79];2);&quot;.&quot;)" office:value-type="string" office:string-value="." calcext:value-type="string">
            <text:p>.</text:p>
          </table:table-cell>
          <table:table-cell table:style-name="ce12" table:formula="of:=IF([.V78]&lt;&gt;&quot;.&quot;;MOD([.W77]+[.V78]+[.V79];2);&quot;.&quot;)" office:value-type="float" office:value="0" calcext:value-type="float">
            <text:p>0</text:p>
          </table:table-cell>
          <table:table-cell table:style-name="ce12" table:formula="of:=IF([.W78]&lt;&gt;&quot;.&quot;;MOD([.X77]+[.W78]+[.W79];2);&quot;.&quot;)" office:value-type="float" office:value="0" calcext:value-type="float">
            <text:p>0</text:p>
          </table:table-cell>
          <table:table-cell table:style-name="ce12" table:formula="of:=IF([.X78]&lt;&gt;&quot;.&quot;;MOD([.Y77]+[.X78]+[.X79];2);&quot;.&quot;)" office:value-type="float" office:value="1" calcext:value-type="float">
            <text:p>1</text:p>
          </table:table-cell>
          <table:table-cell table:style-name="ce12" table:formula="of:=IF([.Y78]&lt;&gt;&quot;.&quot;;MOD([.Z77]+[.Y78]+[.Y79];2);&quot;.&quot;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IF([.G80]=0;DECIMAL([.G80]&amp;[.H80]&amp;[.I80]&amp;[.J80]&amp;[.L80]&amp;[.M80]&amp;[.N80]&amp;[.O80]&amp;[.Q80]&amp;[.R80]&amp;[.S80]&amp;[.T80]&amp;[.V80]&amp;[.W80]&amp;[.X80]&amp;[.Y80];2);0-DECIMAL([.G86]&amp;[.H86]&amp;[.I86]&amp;[.J86]&amp;[.L86]&amp;[.M86]&amp;[.N86]&amp;[.O86]&amp;[.Q86]&amp;[.R86]&amp;[.S86]&amp;[.T86]&amp;[.V86]&amp;[.W86]&amp;[.X86]&amp;[.Y86];2))" office:value-type="float" office:value="5795" calcext:value-type="float">
            <text:p>5795</text:p>
          </table:table-cell>
          <table:table-cell table:number-columns-repeated="2"/>
          <table:table-cell table:style-name="ce17" table:formula="of:=[.AD78]+[.AD79]" office:value-type="float" office:value="-59741" calcext:value-type="float">
            <text:p>-59741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table:number-columns-repeated="26"/>
          <table:table-cell table:formula="of:=IF(AND([.AA80]=[.AD80];[.T88]=1);[.$AC$4];IF(AND([.AA80]=[.AD80];[.T88]=0);[.$AC$3];IF(AND([.G78]+1-1=0;[.G79]+1-1=0);[.$AC$5];[.$AC$6])))" office:value-type="string" office:string-value="При сложении отрицательных чисел получен положительный результат Произошло переполнение." calcext:value-type="string">
            <text:p>При сложении отрицательных чисел получен положительный результат Произошло переполнение.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Доп.код</text:p>
          </table:table-cell>
          <table:table-cell table:style-name="ce11" table:formula="of:=IF([.G84]&lt;&gt;&quot;.&quot;;IF([.G84]+[.G85]&lt;&gt;0;IF([.G84]+[.G85]+[.H83]=3;1;MOD([.G84]+[.G85]+[.H83]-1;2));0);[.H83])" office:value-type="float" office:value="0" calcext:value-type="float">
            <text:p>0</text:p>
          </table:table-cell>
          <table:table-cell table:style-name="ce11" table:formula="of:=IF([.H84]&lt;&gt;&quot;.&quot;;IF([.H84]+[.H85]&lt;&gt;0;IF([.H84]+[.H85]+[.I83]=3;1;MOD([.H84]+[.H85]+[.I83]-1;2));0);[.I83])" office:value-type="float" office:value="0" calcext:value-type="float">
            <text:p>0</text:p>
          </table:table-cell>
          <table:table-cell table:style-name="ce11" table:formula="of:=IF([.I84]&lt;&gt;&quot;.&quot;;IF([.I84]+[.I85]&lt;&gt;0;IF([.I84]+[.I85]+[.J83]=3;1;MOD([.I84]+[.I85]+[.J83]-1;2));0);[.J83])" office:value-type="float" office:value="0" calcext:value-type="float">
            <text:p>0</text:p>
          </table:table-cell>
          <table:table-cell table:style-name="ce11" table:formula="of:=IF([.J84]&lt;&gt;&quot;.&quot;;IF([.J84]+[.J85]&lt;&gt;0;IF([.J84]+[.J85]+[.K83]=3;1;MOD([.J84]+[.J85]+[.K83]-1;2));0);[.K83])" office:value-type="float" office:value="0" calcext:value-type="float">
            <text:p>0</text:p>
          </table:table-cell>
          <table:table-cell table:style-name="ce11" table:formula="of:=IF([.K84]&lt;&gt;&quot;.&quot;;IF([.K84]+[.K85]&lt;&gt;0;IF([.K84]+[.K85]+[.L83]=3;1;MOD([.K84]+[.K85]+[.L83]-1;2));0);[.L83])" office:value-type="float" office:value="0" calcext:value-type="float">
            <text:p>0</text:p>
          </table:table-cell>
          <table:table-cell table:style-name="ce11" table:formula="of:=IF([.L84]&lt;&gt;&quot;.&quot;;IF([.L84]+[.L85]&lt;&gt;0;IF([.L84]+[.L85]+[.M83]=3;1;MOD([.L84]+[.L85]+[.M83]-1;2));0);[.M83])" office:value-type="float" office:value="0" calcext:value-type="float">
            <text:p>0</text:p>
          </table:table-cell>
          <table:table-cell table:style-name="ce11" table:formula="of:=IF([.M84]&lt;&gt;&quot;.&quot;;IF([.M84]+[.M85]&lt;&gt;0;IF([.M84]+[.M85]+[.N83]=3;1;MOD([.M84]+[.M85]+[.N83]-1;2));0);[.N83])" office:value-type="float" office:value="0" calcext:value-type="float">
            <text:p>0</text:p>
          </table:table-cell>
          <table:table-cell table:style-name="ce11" table:formula="of:=IF([.N84]&lt;&gt;&quot;.&quot;;IF([.N84]+[.N85]&lt;&gt;0;IF([.N84]+[.N85]+[.O83]=3;1;MOD([.N84]+[.N85]+[.O83]-1;2));0);[.O83])" office:value-type="float" office:value="0" calcext:value-type="float">
            <text:p>0</text:p>
          </table:table-cell>
          <table:table-cell table:style-name="ce11" table:formula="of:=IF([.O84]&lt;&gt;&quot;.&quot;;IF([.O84]+[.O85]&lt;&gt;0;IF([.O84]+[.O85]+[.P83]=3;1;MOD([.O84]+[.O85]+[.P83]-1;2));0);[.P83])" office:value-type="float" office:value="0" calcext:value-type="float">
            <text:p>0</text:p>
          </table:table-cell>
          <table:table-cell table:style-name="ce11" table:formula="of:=IF([.P84]&lt;&gt;&quot;.&quot;;IF([.P84]+[.P85]&lt;&gt;0;IF([.P84]+[.P85]+[.Q83]=3;1;MOD([.P84]+[.P85]+[.Q83]-1;2));0);[.Q83])" office:value-type="float" office:value="0" calcext:value-type="float">
            <text:p>0</text:p>
          </table:table-cell>
          <table:table-cell table:style-name="ce11" table:formula="of:=IF([.Q84]&lt;&gt;&quot;.&quot;;IF([.Q84]+[.Q85]&lt;&gt;0;IF([.Q84]+[.Q85]+[.R83]=3;1;MOD([.Q84]+[.Q85]+[.R83]-1;2));0);[.R83])" office:value-type="float" office:value="0" calcext:value-type="float">
            <text:p>0</text:p>
          </table:table-cell>
          <table:table-cell table:style-name="ce11" table:formula="of:=IF([.R84]&lt;&gt;&quot;.&quot;;IF([.R84]+[.R85]&lt;&gt;0;IF([.R84]+[.R85]+[.S83]=3;1;MOD([.R84]+[.R85]+[.S83]-1;2));0);[.S83])" office:value-type="float" office:value="0" calcext:value-type="float">
            <text:p>0</text:p>
          </table:table-cell>
          <table:table-cell table:style-name="ce11" table:formula="of:=IF([.S84]&lt;&gt;&quot;.&quot;;IF([.S84]+[.S85]&lt;&gt;0;IF([.S84]+[.S85]+[.T83]=3;1;MOD([.S84]+[.S85]+[.T83]-1;2));0);[.T83])" office:value-type="float" office:value="0" calcext:value-type="float">
            <text:p>0</text:p>
          </table:table-cell>
          <table:table-cell table:style-name="ce11" table:formula="of:=IF([.T84]&lt;&gt;&quot;.&quot;;IF([.T84]+[.T85]&lt;&gt;0;IF([.T84]+[.T85]+[.U83]=3;1;MOD([.T84]+[.T85]+[.U83]-1;2));0);[.U83])" office:value-type="float" office:value="0" calcext:value-type="float">
            <text:p>0</text:p>
          </table:table-cell>
          <table:table-cell table:style-name="ce11" table:formula="of:=IF([.U84]&lt;&gt;&quot;.&quot;;IF([.U84]+[.U85]&lt;&gt;0;IF([.U84]+[.U85]+[.V83]=3;1;MOD([.U84]+[.U85]+[.V83]-1;2));0);[.V83])" office:value-type="float" office:value="0" calcext:value-type="float">
            <text:p>0</text:p>
          </table:table-cell>
          <table:table-cell table:style-name="ce11" table:formula="of:=IF([.V84]&lt;&gt;&quot;.&quot;;IF([.V84]+[.V85]&lt;&gt;0;IF([.V84]+[.V85]+[.W83]=3;1;MOD([.V84]+[.V85]+[.W83]-1;2));0);[.W83])" office:value-type="float" office:value="0" calcext:value-type="float">
            <text:p>0</text:p>
          </table:table-cell>
          <table:table-cell table:style-name="ce11" table:formula="of:=IF([.W84]&lt;&gt;&quot;.&quot;;IF([.W84]+[.W85]&lt;&gt;0;IF([.W84]+[.W85]+[.X83]=3;1;MOD([.W84]+[.W85]+[.X83]-1;2));0);[.X83])" office:value-type="float" office:value="0" calcext:value-type="float">
            <text:p>0</text:p>
          </table:table-cell>
          <table:table-cell table:style-name="ce11" table:formula="of:=IF([.X84]&lt;&gt;&quot;.&quot;;IF([.X84]+[.X85]&lt;&gt;0;IF([.X84]+[.X85]+[.Y83]=3;1;MOD([.X84]+[.X85]+[.Y83]-1;2));0);[.Y83])" office:value-type="float" office:value="0" calcext:value-type="float">
            <text:p>0</text:p>
          </table:table-cell>
          <table:table-cell table:style-name="ce11" table:formula="of:=IF([.Y84]&lt;&gt;&quot;.&quot;;IF([.Y84]+[.Y85]&lt;&gt;0;IF([.Y84]+[.Y85]+[.Z83]=3;1;MOD([.Y84]+[.Y85]+[.Z83]-1;2));0);[.Z83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(Только если</text:p>
          </table:table-cell>
          <table:table-cell table:style-name="ce10" table:formula="of:=IF([.G80]&lt;&gt;&quot;.&quot;;MOD([.G80]+1;2);&quot;.&quot;)" office:value-type="float" office:value="1" calcext:value-type="float">
            <text:p>1</text:p>
          </table:table-cell>
          <table:table-cell table:style-name="ce10" table:formula="of:=IF([.H80]&lt;&gt;&quot;.&quot;;MOD([.H80]+1;2);&quot;.&quot;)" office:value-type="float" office:value="1" calcext:value-type="float">
            <text:p>1</text:p>
          </table:table-cell>
          <table:table-cell table:style-name="ce10" table:formula="of:=IF([.I80]&lt;&gt;&quot;.&quot;;MOD([.I80]+1;2);&quot;.&quot;)" office:value-type="float" office:value="1" calcext:value-type="float">
            <text:p>1</text:p>
          </table:table-cell>
          <table:table-cell table:style-name="ce10" table:formula="of:=IF([.J80]&lt;&gt;&quot;.&quot;;MOD([.J80]+1;2);&quot;.&quot;)" office:value-type="float" office:value="0" calcext:value-type="float">
            <text:p>0</text:p>
          </table:table-cell>
          <table:table-cell table:style-name="ce10" table:formula="of:=IF([.K80]&lt;&gt;&quot;.&quot;;MOD([.K80]+1;2);&quot;.&quot;)" office:value-type="string" office:string-value="." calcext:value-type="string">
            <text:p>.</text:p>
          </table:table-cell>
          <table:table-cell table:style-name="ce10" table:formula="of:=IF([.L80]&lt;&gt;&quot;.&quot;;MOD([.L80]+1;2);&quot;.&quot;)" office:value-type="float" office:value="1" calcext:value-type="float">
            <text:p>1</text:p>
          </table:table-cell>
          <table:table-cell table:style-name="ce10" table:formula="of:=IF([.M80]&lt;&gt;&quot;.&quot;;MOD([.M80]+1;2);&quot;.&quot;)" office:value-type="float" office:value="0" calcext:value-type="float">
            <text:p>0</text:p>
          </table:table-cell>
          <table:table-cell table:style-name="ce10" table:formula="of:=IF([.N80]&lt;&gt;&quot;.&quot;;MOD([.N80]+1;2);&quot;.&quot;)" office:value-type="float" office:value="0" calcext:value-type="float">
            <text:p>0</text:p>
          </table:table-cell>
          <table:table-cell table:style-name="ce10" table:formula="of:=IF([.O80]&lt;&gt;&quot;.&quot;;MOD([.O80]+1;2);&quot;.&quot;)" office:value-type="float" office:value="1" calcext:value-type="float">
            <text:p>1</text:p>
          </table:table-cell>
          <table:table-cell table:style-name="ce10" table:formula="of:=IF([.P80]&lt;&gt;&quot;.&quot;;MOD([.P80]+1;2);&quot;.&quot;)" office:value-type="string" office:string-value="." calcext:value-type="string">
            <text:p>.</text:p>
          </table:table-cell>
          <table:table-cell table:style-name="ce10" table:formula="of:=IF([.Q80]&lt;&gt;&quot;.&quot;;MOD([.Q80]+1;2);&quot;.&quot;)" office:value-type="float" office:value="0" calcext:value-type="float">
            <text:p>0</text:p>
          </table:table-cell>
          <table:table-cell table:style-name="ce10" table:formula="of:=IF([.R80]&lt;&gt;&quot;.&quot;;MOD([.R80]+1;2);&quot;.&quot;)" office:value-type="float" office:value="1" calcext:value-type="float">
            <text:p>1</text:p>
          </table:table-cell>
          <table:table-cell table:style-name="ce10" table:formula="of:=IF([.S80]&lt;&gt;&quot;.&quot;;MOD([.S80]+1;2);&quot;.&quot;)" office:value-type="float" office:value="0" calcext:value-type="float">
            <text:p>0</text:p>
          </table:table-cell>
          <table:table-cell table:style-name="ce10" table:formula="of:=IF([.T80]&lt;&gt;&quot;.&quot;;MOD([.T80]+1;2);&quot;.&quot;)" office:value-type="float" office:value="1" calcext:value-type="float">
            <text:p>1</text:p>
          </table:table-cell>
          <table:table-cell table:style-name="ce10" table:formula="of:=IF([.U80]&lt;&gt;&quot;.&quot;;MOD([.U80]+1;2);&quot;.&quot;)" office:value-type="string" office:string-value="." calcext:value-type="string">
            <text:p>.</text:p>
          </table:table-cell>
          <table:table-cell table:style-name="ce10" table:formula="of:=IF([.V80]&lt;&gt;&quot;.&quot;;MOD([.V80]+1;2);&quot;.&quot;)" office:value-type="float" office:value="1" calcext:value-type="float">
            <text:p>1</text:p>
          </table:table-cell>
          <table:table-cell table:style-name="ce10" table:formula="of:=IF([.W80]&lt;&gt;&quot;.&quot;;MOD([.W80]+1;2);&quot;.&quot;)" office:value-type="float" office:value="1" calcext:value-type="float">
            <text:p>1</text:p>
          </table:table-cell>
          <table:table-cell table:style-name="ce10" table:formula="of:=IF([.X80]&lt;&gt;&quot;.&quot;;MOD([.X80]+1;2);&quot;.&quot;)" office:value-type="float" office:value="0" calcext:value-type="float">
            <text:p>0</text:p>
          </table:table-cell>
          <table:table-cell table:style-name="ce10" table:formula="of:=IF([.Y80]&lt;&gt;&quot;.&quot;;MOD([.Y80]+1;2);&quot;.&quot;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15 бит = 1)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2" table:formula="of:=IF([.G84]&lt;&gt;&quot;.&quot;;MOD([.H83]+[.G84]+[.G85];2);&quot;.&quot;)" office:value-type="float" office:value="1" calcext:value-type="float">
            <text:p>1</text:p>
          </table:table-cell>
          <table:table-cell table:style-name="ce12" table:formula="of:=IF([.H84]&lt;&gt;&quot;.&quot;;MOD([.I83]+[.H84]+[.H85];2);&quot;.&quot;)" office:value-type="float" office:value="1" calcext:value-type="float">
            <text:p>1</text:p>
          </table:table-cell>
          <table:table-cell table:style-name="ce12" table:formula="of:=IF([.I84]&lt;&gt;&quot;.&quot;;MOD([.J83]+[.I84]+[.I85];2);&quot;.&quot;)" office:value-type="float" office:value="1" calcext:value-type="float">
            <text:p>1</text:p>
          </table:table-cell>
          <table:table-cell table:style-name="ce12" table:formula="of:=IF([.J84]&lt;&gt;&quot;.&quot;;MOD([.K83]+[.J84]+[.J85];2);&quot;.&quot;)" office:value-type="float" office:value="0" calcext:value-type="float">
            <text:p>0</text:p>
          </table:table-cell>
          <table:table-cell table:style-name="ce12" table:formula="of:=IF([.K84]&lt;&gt;&quot;.&quot;;MOD([.L83]+[.K84]+[.K85];2);&quot;.&quot;)" office:value-type="string" office:string-value="." calcext:value-type="string">
            <text:p>.</text:p>
          </table:table-cell>
          <table:table-cell table:style-name="ce12" table:formula="of:=IF([.L84]&lt;&gt;&quot;.&quot;;MOD([.M83]+[.L84]+[.L85];2);&quot;.&quot;)" office:value-type="float" office:value="1" calcext:value-type="float">
            <text:p>1</text:p>
          </table:table-cell>
          <table:table-cell table:style-name="ce12" table:formula="of:=IF([.M84]&lt;&gt;&quot;.&quot;;MOD([.N83]+[.M84]+[.M85];2);&quot;.&quot;)" office:value-type="float" office:value="0" calcext:value-type="float">
            <text:p>0</text:p>
          </table:table-cell>
          <table:table-cell table:style-name="ce12" table:formula="of:=IF([.N84]&lt;&gt;&quot;.&quot;;MOD([.O83]+[.N84]+[.N85];2);&quot;.&quot;)" office:value-type="float" office:value="0" calcext:value-type="float">
            <text:p>0</text:p>
          </table:table-cell>
          <table:table-cell table:style-name="ce12" table:formula="of:=IF([.O84]&lt;&gt;&quot;.&quot;;MOD([.P83]+[.O84]+[.O85];2);&quot;.&quot;)" office:value-type="float" office:value="1" calcext:value-type="float">
            <text:p>1</text:p>
          </table:table-cell>
          <table:table-cell table:style-name="ce12" table:formula="of:=IF([.P84]&lt;&gt;&quot;.&quot;;MOD([.Q83]+[.P84]+[.P85];2);&quot;.&quot;)" office:value-type="string" office:string-value="." calcext:value-type="string">
            <text:p>.</text:p>
          </table:table-cell>
          <table:table-cell table:style-name="ce12" table:formula="of:=IF([.Q84]&lt;&gt;&quot;.&quot;;MOD([.R83]+[.Q84]+[.Q85];2);&quot;.&quot;)" office:value-type="float" office:value="0" calcext:value-type="float">
            <text:p>0</text:p>
          </table:table-cell>
          <table:table-cell table:style-name="ce12" table:formula="of:=IF([.R84]&lt;&gt;&quot;.&quot;;MOD([.S83]+[.R84]+[.R85];2);&quot;.&quot;)" office:value-type="float" office:value="1" calcext:value-type="float">
            <text:p>1</text:p>
          </table:table-cell>
          <table:table-cell table:style-name="ce12" table:formula="of:=IF([.S84]&lt;&gt;&quot;.&quot;;MOD([.T83]+[.S84]+[.S85];2);&quot;.&quot;)" office:value-type="float" office:value="0" calcext:value-type="float">
            <text:p>0</text:p>
          </table:table-cell>
          <table:table-cell table:style-name="ce12" table:formula="of:=IF([.T84]&lt;&gt;&quot;.&quot;;MOD([.U83]+[.T84]+[.T85];2);&quot;.&quot;)" office:value-type="float" office:value="1" calcext:value-type="float">
            <text:p>1</text:p>
          </table:table-cell>
          <table:table-cell table:style-name="ce12" table:formula="of:=IF([.U84]&lt;&gt;&quot;.&quot;;MOD([.V83]+[.U84]+[.U85];2);&quot;.&quot;)" office:value-type="string" office:string-value="." calcext:value-type="string">
            <text:p>.</text:p>
          </table:table-cell>
          <table:table-cell table:style-name="ce12" table:formula="of:=IF([.V84]&lt;&gt;&quot;.&quot;;MOD([.W83]+[.V84]+[.V85];2);&quot;.&quot;)" office:value-type="float" office:value="1" calcext:value-type="float">
            <text:p>1</text:p>
          </table:table-cell>
          <table:table-cell table:style-name="ce12" table:formula="of:=IF([.W84]&lt;&gt;&quot;.&quot;;MOD([.X83]+[.W84]+[.W85];2);&quot;.&quot;)" office:value-type="float" office:value="1" calcext:value-type="float">
            <text:p>1</text:p>
          </table:table-cell>
          <table:table-cell table:style-name="ce12" table:formula="of:=IF([.X84]&lt;&gt;&quot;.&quot;;MOD([.Y83]+[.X84]+[.X85];2);&quot;.&quot;)" office:value-type="float" office:value="0" calcext:value-type="float">
            <text:p>0</text:p>
          </table:table-cell>
          <table:table-cell table:style-name="ce12" table:formula="of:=IF([.Y84]&lt;&gt;&quot;.&quot;;MOD([.Z83]+[.Y84]+[.Y85];2);&quot;.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6"/>
          <table:table-cell office:value-type="string" calcext:value-type="string">
            <text:p>SF=</text:p>
          </table:table-cell>
          <table:table-cell table:style-name="ce13" table:formula="of:=[.G80]" office:value-type="float" office:value="0" calcext:value-type="float">
            <text:p>0</text:p>
          </table:table-cell>
          <table:table-cell/>
          <table:table-cell office:value-type="string" calcext:value-type="string">
            <text:p>ZF=</text:p>
          </table:table-cell>
          <table:table-cell table:style-name="ce13" table:formula="of:=IF([.AA80]=0;0;1)" office:value-type="float" office:value="1" calcext:value-type="float">
            <text:p>1</text:p>
          </table:table-cell>
          <table:table-cell/>
          <table:table-cell office:value-type="string" calcext:value-type="string">
            <text:p>PF=</text:p>
          </table:table-cell>
          <table:table-cell table:style-name="ce13" table:formula="of:=MOD(SUM([.Q86:.T86])+SUM([.V86:.Y86])+1;2)" office:value-type="float" office:value="0" calcext:value-type="float">
            <text:p>0</text:p>
          </table:table-cell>
          <table:table-cell/>
          <table:table-cell office:value-type="string" calcext:value-type="string">
            <text:p>AF=</text:p>
          </table:table-cell>
          <table:table-cell table:style-name="ce13" table:formula="of:=[.U77]" office:value-type="float" office:value="0" calcext:value-type="float">
            <text:p>0</text:p>
          </table:table-cell>
          <table:table-cell/>
          <table:table-cell office:value-type="string" calcext:value-type="string">
            <text:p>CF=</text:p>
          </table:table-cell>
          <table:table-cell table:style-name="ce13" table:formula="of:=[.G77]" office:value-type="float" office:value="1" calcext:value-type="float">
            <text:p>1</text:p>
          </table:table-cell>
          <table:table-cell/>
          <table:table-cell office:value-type="string" calcext:value-type="string">
            <text:p>OF=</text:p>
          </table:table-cell>
          <table:table-cell table:style-name="ce13" table:formula="of:=MOD([.G77]+[.H77];2)"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6"/>
          <table:table-cell table:style-name="ce11" table:formula="of:=IF([.G92]&lt;&gt;&quot;.&quot;;IF([.G92]+[.G93]&lt;&gt;0;IF([.G92]+[.G93]+[.H91]=3;1;MOD([.G92]+[.G93]+[.H91]-1;2));0);[.H91])" office:value-type="float" office:value="0" calcext:value-type="float">
            <text:p>0</text:p>
          </table:table-cell>
          <table:table-cell table:style-name="ce11" table:formula="of:=IF([.H92]&lt;&gt;&quot;.&quot;;IF([.H92]+[.H93]&lt;&gt;0;IF([.H92]+[.H93]+[.I91]=3;1;MOD([.H92]+[.H93]+[.I91]-1;2));0);[.I91])" office:value-type="float" office:value="0" calcext:value-type="float">
            <text:p>0</text:p>
          </table:table-cell>
          <table:table-cell table:style-name="ce11" table:formula="of:=IF([.I92]&lt;&gt;&quot;.&quot;;IF([.I92]+[.I93]&lt;&gt;0;IF([.I92]+[.I93]+[.J91]=3;1;MOD([.I92]+[.I93]+[.J91]-1;2));0);[.J91])" office:value-type="float" office:value="0" calcext:value-type="float">
            <text:p>0</text:p>
          </table:table-cell>
          <table:table-cell table:style-name="ce11" table:formula="of:=IF([.J92]&lt;&gt;&quot;.&quot;;IF([.J92]+[.J93]&lt;&gt;0;IF([.J92]+[.J93]+[.K91]=3;1;MOD([.J92]+[.J93]+[.K91]-1;2));0);[.K91])" office:value-type="float" office:value="1" calcext:value-type="float">
            <text:p>1</text:p>
          </table:table-cell>
          <table:table-cell table:style-name="ce11" table:formula="of:=IF([.K92]&lt;&gt;&quot;.&quot;;IF([.K92]+[.K93]&lt;&gt;0;IF([.K92]+[.K93]+[.L91]=3;1;MOD([.K92]+[.K93]+[.L91]-1;2));0);[.L91])" office:value-type="float" office:value="1" calcext:value-type="float">
            <text:p>1</text:p>
          </table:table-cell>
          <table:table-cell table:style-name="ce11" table:formula="of:=IF([.L92]&lt;&gt;&quot;.&quot;;IF([.L92]+[.L93]&lt;&gt;0;IF([.L92]+[.L93]+[.M91]=3;1;MOD([.L92]+[.L93]+[.M91]-1;2));0);[.M91])" office:value-type="float" office:value="1" calcext:value-type="float">
            <text:p>1</text:p>
          </table:table-cell>
          <table:table-cell table:style-name="ce11" table:formula="of:=IF([.M92]&lt;&gt;&quot;.&quot;;IF([.M92]+[.M93]&lt;&gt;0;IF([.M92]+[.M93]+[.N91]=3;1;MOD([.M92]+[.M93]+[.N91]-1;2));0);[.N91])" office:value-type="float" office:value="1" calcext:value-type="float">
            <text:p>1</text:p>
          </table:table-cell>
          <table:table-cell table:style-name="ce11" table:formula="of:=IF([.N92]&lt;&gt;&quot;.&quot;;IF([.N92]+[.N93]&lt;&gt;0;IF([.N92]+[.N93]+[.O91]=3;1;MOD([.N92]+[.N93]+[.O91]-1;2));0);[.O91])" office:value-type="float" office:value="1" calcext:value-type="float">
            <text:p>1</text:p>
          </table:table-cell>
          <table:table-cell table:style-name="ce11" table:formula="of:=IF([.O92]&lt;&gt;&quot;.&quot;;IF([.O92]+[.O93]&lt;&gt;0;IF([.O92]+[.O93]+[.P91]=3;1;MOD([.O92]+[.O93]+[.P91]-1;2));0);[.P91])" office:value-type="float" office:value="0" calcext:value-type="float">
            <text:p>0</text:p>
          </table:table-cell>
          <table:table-cell table:style-name="ce11" table:formula="of:=IF([.P92]&lt;&gt;&quot;.&quot;;IF([.P92]+[.P93]&lt;&gt;0;IF([.P92]+[.P93]+[.Q91]=3;1;MOD([.P92]+[.P93]+[.Q91]-1;2));0);[.Q91])" office:value-type="float" office:value="0" calcext:value-type="float">
            <text:p>0</text:p>
          </table:table-cell>
          <table:table-cell table:style-name="ce11" table:formula="of:=IF([.Q92]&lt;&gt;&quot;.&quot;;IF([.Q92]+[.Q93]&lt;&gt;0;IF([.Q92]+[.Q93]+[.R91]=3;1;MOD([.Q92]+[.Q93]+[.R91]-1;2));0);[.R91])" office:value-type="float" office:value="0" calcext:value-type="float">
            <text:p>0</text:p>
          </table:table-cell>
          <table:table-cell table:style-name="ce11" table:formula="of:=IF([.R92]&lt;&gt;&quot;.&quot;;IF([.R92]+[.R93]&lt;&gt;0;IF([.R92]+[.R93]+[.S91]=3;1;MOD([.R92]+[.R93]+[.S91]-1;2));0);[.S91])" office:value-type="float" office:value="1" calcext:value-type="float">
            <text:p>1</text:p>
          </table:table-cell>
          <table:table-cell table:style-name="ce11" table:formula="of:=IF([.S92]&lt;&gt;&quot;.&quot;;IF([.S92]+[.S93]&lt;&gt;0;IF([.S92]+[.S93]+[.T91]=3;1;MOD([.S92]+[.S93]+[.T91]-1;2));0);[.T91])" office:value-type="float" office:value="1" calcext:value-type="float">
            <text:p>1</text:p>
          </table:table-cell>
          <table:table-cell table:style-name="ce11" table:formula="of:=IF([.T92]&lt;&gt;&quot;.&quot;;IF([.T92]+[.T93]&lt;&gt;0;IF([.T92]+[.T93]+[.U91]=3;1;MOD([.T92]+[.T93]+[.U91]-1;2));0);[.U91])" office:value-type="float" office:value="0" calcext:value-type="float">
            <text:p>0</text:p>
          </table:table-cell>
          <table:table-cell table:style-name="ce11" table:formula="of:=IF([.U92]&lt;&gt;&quot;.&quot;;IF([.U92]+[.U93]&lt;&gt;0;IF([.U92]+[.U93]+[.V91]=3;1;MOD([.U92]+[.U93]+[.V91]-1;2));0);[.V91])" office:value-type="float" office:value="0" calcext:value-type="float">
            <text:p>0</text:p>
          </table:table-cell>
          <table:table-cell table:style-name="ce11" table:formula="of:=IF([.V92]&lt;&gt;&quot;.&quot;;IF([.V92]+[.V93]&lt;&gt;0;IF([.V92]+[.V93]+[.W91]=3;1;MOD([.V92]+[.V93]+[.W91]-1;2));0);[.W91])" office:value-type="float" office:value="0" calcext:value-type="float">
            <text:p>0</text:p>
          </table:table-cell>
          <table:table-cell table:style-name="ce11" table:formula="of:=IF([.W92]&lt;&gt;&quot;.&quot;;IF([.W92]+[.W93]&lt;&gt;0;IF([.W92]+[.W93]+[.X91]=3;1;MOD([.W92]+[.W93]+[.X91]-1;2));0);[.X91])" office:value-type="float" office:value="0" calcext:value-type="float">
            <text:p>0</text:p>
          </table:table-cell>
          <table:table-cell table:style-name="ce11" table:formula="of:=IF([.X92]&lt;&gt;&quot;.&quot;;IF([.X92]+[.X93]&lt;&gt;0;IF([.X92]+[.X93]+[.Y91]=3;1;MOD([.X92]+[.X93]+[.Y91]-1;2));0);[.Y91])" office:value-type="float" office:value="0" calcext:value-type="float">
            <text:p>0</text:p>
          </table:table-cell>
          <table:table-cell table:style-name="ce11" table:formula="of:=IF([.Y92]&lt;&gt;&quot;.&quot;;IF([.Y92]+[.Y93]&lt;&gt;0;IF([.Y92]+[.Y93]+[.Z91]=3;1;MOD([.Y92]+[.Y93]+[.Z91]-1;2));0);[.Z91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7" office:value-type="string" calcext:value-type="string">
            <text:p>B1</text:p>
          </table:table-cell>
          <table:table-cell table:style-name="ce10" table:formula="of:=[.G8]" office:value-type="string" office:string-value="0" calcext:value-type="string">
            <text:p>0</text:p>
          </table:table-cell>
          <table:table-cell table:style-name="ce10" table:formula="of:=[.H8]" office:value-type="string" office:string-value="0" calcext:value-type="string">
            <text:p>0</text:p>
          </table:table-cell>
          <table:table-cell table:style-name="ce10" table:formula="of:=[.I8]" office:value-type="string" office:string-value="0" calcext:value-type="string">
            <text:p>0</text:p>
          </table:table-cell>
          <table:table-cell table:style-name="ce10" table:formula="of:=[.J8]" office:value-type="string" office:string-value="0" calcext:value-type="string">
            <text:p>0</text:p>
          </table:table-cell>
          <table:table-cell table:style-name="ce10" table:formula="of:=[.K8]" office:value-type="string" office:string-value="." calcext:value-type="string">
            <text:p>.</text:p>
          </table:table-cell>
          <table:table-cell table:style-name="ce10" table:formula="of:=[.L8]" office:value-type="string" office:string-value="1" calcext:value-type="string">
            <text:p>1</text:p>
          </table:table-cell>
          <table:table-cell table:style-name="ce10" table:formula="of:=[.M8]" office:value-type="string" office:string-value="1" calcext:value-type="string">
            <text:p>1</text:p>
          </table:table-cell>
          <table:table-cell table:style-name="ce10" table:formula="of:=[.N8]" office:value-type="string" office:string-value="1" calcext:value-type="string">
            <text:p>1</text:p>
          </table:table-cell>
          <table:table-cell table:style-name="ce10" table:formula="of:=[.O8]" office:value-type="string" office:string-value="0" calcext:value-type="string">
            <text:p>0</text:p>
          </table:table-cell>
          <table:table-cell table:style-name="ce10" table:formula="of:=[.P8]" office:value-type="string" office:string-value="." calcext:value-type="string">
            <text:p>.</text:p>
          </table:table-cell>
          <table:table-cell table:style-name="ce10" table:formula="of:=[.Q8]" office:value-type="string" office:string-value="0" calcext:value-type="string">
            <text:p>0</text:p>
          </table:table-cell>
          <table:table-cell table:style-name="ce10" table:formula="of:=[.R8]" office:value-type="string" office:string-value="0" calcext:value-type="string">
            <text:p>0</text:p>
          </table:table-cell>
          <table:table-cell table:style-name="ce10" table:formula="of:=[.S8]" office:value-type="string" office:string-value="1" calcext:value-type="string">
            <text:p>1</text:p>
          </table:table-cell>
          <table:table-cell table:style-name="ce10" table:formula="of:=[.T8]" office:value-type="string" office:string-value="0" calcext:value-type="string">
            <text:p>0</text:p>
          </table:table-cell>
          <table:table-cell table:style-name="ce10" table:formula="of:=[.U8]" office:value-type="string" office:string-value="." calcext:value-type="string">
            <text:p>.</text:p>
          </table:table-cell>
          <table:table-cell table:style-name="ce10" table:formula="of:=[.V8]" office:value-type="string" office:string-value="0" calcext:value-type="string">
            <text:p>0</text:p>
          </table:table-cell>
          <table:table-cell table:style-name="ce10" table:formula="of:=[.W8]" office:value-type="string" office:string-value="0" calcext:value-type="string">
            <text:p>0</text:p>
          </table:table-cell>
          <table:table-cell table:style-name="ce10" table:formula="of:=[.X8]" office:value-type="string" office:string-value="0" calcext:value-type="string">
            <text:p>0</text:p>
          </table:table-cell>
          <table:table-cell table:style-name="ce10" table:formula="of:=[.Y8]" office:value-type="string" office:string-value="1" calcext:value-type="string">
            <text:p>1</text:p>
          </table:table-cell>
          <table:table-cell table:number-columns-repeated="3"/>
          <table:table-cell office:value-type="string" calcext:value-type="string">
            <text:p>X1</text:p>
          </table:table-cell>
          <table:table-cell table:style-name="ce2" table:formula="of:=[.C8]" office:value-type="float" office:value="3617" calcext:value-type="float">
            <text:p>3 617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+</text:p>
          </table:table-cell>
          <table:table-cell office:value-type="string" calcext:value-type="string">
            <text:p>B8</text:p>
          </table:table-cell>
          <table:table-cell table:style-name="ce10" table:formula="of:=[.G15]" office:value-type="string" office:string-value="1" calcext:value-type="string">
            <text:p>1</text:p>
          </table:table-cell>
          <table:table-cell table:style-name="ce10" table:formula="of:=[.H15]" office:value-type="string" office:string-value="0" calcext:value-type="string">
            <text:p>0</text:p>
          </table:table-cell>
          <table:table-cell table:style-name="ce10" table:formula="of:=[.I15]" office:value-type="string" office:string-value="0" calcext:value-type="string">
            <text:p>0</text:p>
          </table:table-cell>
          <table:table-cell table:style-name="ce10" table:formula="of:=[.J15]" office:value-type="string" office:string-value="1" calcext:value-type="string">
            <text:p>1</text:p>
          </table:table-cell>
          <table:table-cell table:style-name="ce10" table:formula="of:=[.K15]" office:value-type="string" office:string-value="." calcext:value-type="string">
            <text:p>.</text:p>
          </table:table-cell>
          <table:table-cell table:style-name="ce10" table:formula="of:=[.L15]" office:value-type="string" office:string-value="0" calcext:value-type="string">
            <text:p>0</text:p>
          </table:table-cell>
          <table:table-cell table:style-name="ce10" table:formula="of:=[.M15]" office:value-type="string" office:string-value="0" calcext:value-type="string">
            <text:p>0</text:p>
          </table:table-cell>
          <table:table-cell table:style-name="ce10" table:formula="of:=[.N15]" office:value-type="string" office:string-value="1" calcext:value-type="string">
            <text:p>1</text:p>
          </table:table-cell>
          <table:table-cell table:style-name="ce10" table:formula="of:=[.O15]" office:value-type="string" office:string-value="0" calcext:value-type="string">
            <text:p>0</text:p>
          </table:table-cell>
          <table:table-cell table:style-name="ce10" table:formula="of:=[.P15]" office:value-type="string" office:string-value="." calcext:value-type="string">
            <text:p>.</text:p>
          </table:table-cell>
          <table:table-cell table:style-name="ce10" table:formula="of:=[.Q15]" office:value-type="string" office:string-value="0" calcext:value-type="string">
            <text:p>0</text:p>
          </table:table-cell>
          <table:table-cell table:style-name="ce10" table:formula="of:=[.R15]" office:value-type="string" office:string-value="1" calcext:value-type="string">
            <text:p>1</text:p>
          </table:table-cell>
          <table:table-cell table:style-name="ce10" table:formula="of:=[.S15]" office:value-type="string" office:string-value="1" calcext:value-type="string">
            <text:p>1</text:p>
          </table:table-cell>
          <table:table-cell table:style-name="ce10" table:formula="of:=[.T15]" office:value-type="string" office:string-value="0" calcext:value-type="string">
            <text:p>0</text:p>
          </table:table-cell>
          <table:table-cell table:style-name="ce10" table:formula="of:=[.U15]" office:value-type="string" office:string-value="." calcext:value-type="string">
            <text:p>.</text:p>
          </table:table-cell>
          <table:table-cell table:style-name="ce10" table:formula="of:=[.V15]" office:value-type="string" office:string-value="0" calcext:value-type="string">
            <text:p>0</text:p>
          </table:table-cell>
          <table:table-cell table:style-name="ce10" table:formula="of:=[.W15]" office:value-type="string" office:string-value="0" calcext:value-type="string">
            <text:p>0</text:p>
          </table:table-cell>
          <table:table-cell table:style-name="ce10" table:formula="of:=[.X15]" office:value-type="string" office:string-value="1" calcext:value-type="string">
            <text:p>1</text:p>
          </table:table-cell>
          <table:table-cell table:style-name="ce10" table:formula="of:=[.Y15]" office:value-type="string" office:string-value="0" calcext:value-type="string">
            <text:p>0</text:p>
          </table:table-cell>
          <table:table-cell/>
          <table:table-cell office:value-type="string" calcext:value-type="string">
            <text:p>Из двоичной:</text:p>
          </table:table-cell>
          <table:table-cell table:style-name="ce6" office:value-type="string" calcext:value-type="string">
            <text:p>+</text:p>
          </table:table-cell>
          <table:table-cell office:value-type="string" calcext:value-type="string">
            <text:p>X8</text:p>
          </table:table-cell>
          <table:table-cell table:style-name="ce2" table:formula="of:=[.C15]" office:value-type="float" office:value="-28062" calcext:value-type="float">
            <text:p>-28 062</text:p>
          </table:table-cell>
        </table:table-row>
        <table:table-row table:style-name="ro1">
          <table:table-cell table:number-columns-repeated="6"/>
          <table:table-cell table:style-name="ce12" table:formula="of:=IF([.G92]&lt;&gt;&quot;.&quot;;MOD([.H91]+[.G92]+[.G93];2);&quot;.&quot;)" office:value-type="float" office:value="1" calcext:value-type="float">
            <text:p>1</text:p>
          </table:table-cell>
          <table:table-cell table:style-name="ce12" table:formula="of:=IF([.H92]&lt;&gt;&quot;.&quot;;MOD([.I91]+[.H92]+[.H93];2);&quot;.&quot;)" office:value-type="float" office:value="0" calcext:value-type="float">
            <text:p>0</text:p>
          </table:table-cell>
          <table:table-cell table:style-name="ce12" table:formula="of:=IF([.I92]&lt;&gt;&quot;.&quot;;MOD([.J91]+[.I92]+[.I93];2);&quot;.&quot;)" office:value-type="float" office:value="1" calcext:value-type="float">
            <text:p>1</text:p>
          </table:table-cell>
          <table:table-cell table:style-name="ce12" table:formula="of:=IF([.J92]&lt;&gt;&quot;.&quot;;MOD([.K91]+[.J92]+[.J93];2);&quot;.&quot;)" office:value-type="float" office:value="0" calcext:value-type="float">
            <text:p>0</text:p>
          </table:table-cell>
          <table:table-cell table:style-name="ce12" table:formula="of:=IF([.K92]&lt;&gt;&quot;.&quot;;MOD([.L91]+[.K92]+[.K93];2);&quot;.&quot;)" office:value-type="string" office:string-value="." calcext:value-type="string">
            <text:p>.</text:p>
          </table:table-cell>
          <table:table-cell table:style-name="ce12" table:formula="of:=IF([.L92]&lt;&gt;&quot;.&quot;;MOD([.M91]+[.L92]+[.L93];2);&quot;.&quot;)" office:value-type="float" office:value="0" calcext:value-type="float">
            <text:p>0</text:p>
          </table:table-cell>
          <table:table-cell table:style-name="ce12" table:formula="of:=IF([.M92]&lt;&gt;&quot;.&quot;;MOD([.N91]+[.M92]+[.M93];2);&quot;.&quot;)" office:value-type="float" office:value="0" calcext:value-type="float">
            <text:p>0</text:p>
          </table:table-cell>
          <table:table-cell table:style-name="ce12" table:formula="of:=IF([.N92]&lt;&gt;&quot;.&quot;;MOD([.O91]+[.N92]+[.N93];2);&quot;.&quot;)" office:value-type="float" office:value="0" calcext:value-type="float">
            <text:p>0</text:p>
          </table:table-cell>
          <table:table-cell table:style-name="ce12" table:formula="of:=IF([.O92]&lt;&gt;&quot;.&quot;;MOD([.P91]+[.O92]+[.O93];2);&quot;.&quot;)" office:value-type="float" office:value="0" calcext:value-type="float">
            <text:p>0</text:p>
          </table:table-cell>
          <table:table-cell table:style-name="ce12" table:formula="of:=IF([.P92]&lt;&gt;&quot;.&quot;;MOD([.Q91]+[.P92]+[.P93];2);&quot;.&quot;)" office:value-type="string" office:string-value="." calcext:value-type="string">
            <text:p>.</text:p>
          </table:table-cell>
          <table:table-cell table:style-name="ce12" table:formula="of:=IF([.Q92]&lt;&gt;&quot;.&quot;;MOD([.R91]+[.Q92]+[.Q93];2);&quot;.&quot;)" office:value-type="float" office:value="1" calcext:value-type="float">
            <text:p>1</text:p>
          </table:table-cell>
          <table:table-cell table:style-name="ce12" table:formula="of:=IF([.R92]&lt;&gt;&quot;.&quot;;MOD([.S91]+[.R92]+[.R93];2);&quot;.&quot;)" office:value-type="float" office:value="0" calcext:value-type="float">
            <text:p>0</text:p>
          </table:table-cell>
          <table:table-cell table:style-name="ce12" table:formula="of:=IF([.S92]&lt;&gt;&quot;.&quot;;MOD([.T91]+[.S92]+[.S93];2);&quot;.&quot;)" office:value-type="float" office:value="0" calcext:value-type="float">
            <text:p>0</text:p>
          </table:table-cell>
          <table:table-cell table:style-name="ce12" table:formula="of:=IF([.T92]&lt;&gt;&quot;.&quot;;MOD([.U91]+[.T92]+[.T93];2);&quot;.&quot;)" office:value-type="float" office:value="0" calcext:value-type="float">
            <text:p>0</text:p>
          </table:table-cell>
          <table:table-cell table:style-name="ce12" table:formula="of:=IF([.U92]&lt;&gt;&quot;.&quot;;MOD([.V91]+[.U92]+[.U93];2);&quot;.&quot;)" office:value-type="string" office:string-value="." calcext:value-type="string">
            <text:p>.</text:p>
          </table:table-cell>
          <table:table-cell table:style-name="ce12" table:formula="of:=IF([.V92]&lt;&gt;&quot;.&quot;;MOD([.W91]+[.V92]+[.V93];2);&quot;.&quot;)" office:value-type="float" office:value="0" calcext:value-type="float">
            <text:p>0</text:p>
          </table:table-cell>
          <table:table-cell table:style-name="ce12" table:formula="of:=IF([.W92]&lt;&gt;&quot;.&quot;;MOD([.X91]+[.W92]+[.W93];2);&quot;.&quot;)" office:value-type="float" office:value="0" calcext:value-type="float">
            <text:p>0</text:p>
          </table:table-cell>
          <table:table-cell table:style-name="ce12" table:formula="of:=IF([.X92]&lt;&gt;&quot;.&quot;;MOD([.Y91]+[.X92]+[.X93];2);&quot;.&quot;)" office:value-type="float" office:value="1" calcext:value-type="float">
            <text:p>1</text:p>
          </table:table-cell>
          <table:table-cell table:style-name="ce12" table:formula="of:=IF([.Y92]&lt;&gt;&quot;.&quot;;MOD([.Z91]+[.Y92]+[.Y93];2);&quot;.&quot;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IF([.G94]=0;DECIMAL([.G94]&amp;[.H94]&amp;[.I94]&amp;[.J94]&amp;[.L94]&amp;[.M94]&amp;[.N94]&amp;[.O94]&amp;[.Q94]&amp;[.R94]&amp;[.S94]&amp;[.T94]&amp;[.V94]&amp;[.W94]&amp;[.X94]&amp;[.Y94];2);0-DECIMAL([.G100]&amp;[.H100]&amp;[.I100]&amp;[.J100]&amp;[.L100]&amp;[.M100]&amp;[.N100]&amp;[.O100]&amp;[.Q100]&amp;[.R100]&amp;[.S100]&amp;[.T100]&amp;[.V100]&amp;[.W100]&amp;[.X100]&amp;[.Y100];2))" office:value-type="float" office:value="-24445" calcext:value-type="float">
            <text:p>-24445</text:p>
          </table:table-cell>
          <table:table-cell table:number-columns-repeated="2"/>
          <table:table-cell table:style-name="ce17" table:formula="of:=[.AD92]+[.AD93]" office:value-type="float" office:value="-24445" calcext:value-type="float">
            <text:p>-24445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table:number-columns-repeated="26"/>
          <table:table-cell table:formula="of:=IF(AND([.AA94]=[.AD94];[.T102]=1);[.$AC$4];IF(AND([.AA94]=[.AD94];[.T102]=0);[.$AC$3];IF(AND([.G92]+1-1=0;[.G93]+1-1=0);[.$AC$5];[.$AC$6])))" office:value-type="string" office:string-value="Результат корректен." calcext:value-type="string">
            <text:p>Результат корректен.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Доп.код</text:p>
          </table:table-cell>
          <table:table-cell table:style-name="ce11" table:formula="of:=IF([.G98]&lt;&gt;&quot;.&quot;;IF([.G98]+[.G99]&lt;&gt;0;IF([.G98]+[.G99]+[.H97]=3;1;MOD([.G98]+[.G99]+[.H97]-1;2));0);[.H97])" office:value-type="float" office:value="0" calcext:value-type="float">
            <text:p>0</text:p>
          </table:table-cell>
          <table:table-cell table:style-name="ce11" table:formula="of:=IF([.H98]&lt;&gt;&quot;.&quot;;IF([.H98]+[.H99]&lt;&gt;0;IF([.H98]+[.H99]+[.I97]=3;1;MOD([.H98]+[.H99]+[.I97]-1;2));0);[.I97])" office:value-type="float" office:value="0" calcext:value-type="float">
            <text:p>0</text:p>
          </table:table-cell>
          <table:table-cell table:style-name="ce11" table:formula="of:=IF([.I98]&lt;&gt;&quot;.&quot;;IF([.I98]+[.I99]&lt;&gt;0;IF([.I98]+[.I99]+[.J97]=3;1;MOD([.I98]+[.I99]+[.J97]-1;2));0);[.J97])" office:value-type="float" office:value="0" calcext:value-type="float">
            <text:p>0</text:p>
          </table:table-cell>
          <table:table-cell table:style-name="ce11" table:formula="of:=IF([.J98]&lt;&gt;&quot;.&quot;;IF([.J98]+[.J99]&lt;&gt;0;IF([.J98]+[.J99]+[.K97]=3;1;MOD([.J98]+[.J99]+[.K97]-1;2));0);[.K97])" office:value-type="float" office:value="0" calcext:value-type="float">
            <text:p>0</text:p>
          </table:table-cell>
          <table:table-cell table:style-name="ce11" table:formula="of:=IF([.K98]&lt;&gt;&quot;.&quot;;IF([.K98]+[.K99]&lt;&gt;0;IF([.K98]+[.K99]+[.L97]=3;1;MOD([.K98]+[.K99]+[.L97]-1;2));0);[.L97])" office:value-type="float" office:value="0" calcext:value-type="float">
            <text:p>0</text:p>
          </table:table-cell>
          <table:table-cell table:style-name="ce11" table:formula="of:=IF([.L98]&lt;&gt;&quot;.&quot;;IF([.L98]+[.L99]&lt;&gt;0;IF([.L98]+[.L99]+[.M97]=3;1;MOD([.L98]+[.L99]+[.M97]-1;2));0);[.M97])" office:value-type="float" office:value="0" calcext:value-type="float">
            <text:p>0</text:p>
          </table:table-cell>
          <table:table-cell table:style-name="ce11" table:formula="of:=IF([.M98]&lt;&gt;&quot;.&quot;;IF([.M98]+[.M99]&lt;&gt;0;IF([.M98]+[.M99]+[.N97]=3;1;MOD([.M98]+[.M99]+[.N97]-1;2));0);[.N97])" office:value-type="float" office:value="0" calcext:value-type="float">
            <text:p>0</text:p>
          </table:table-cell>
          <table:table-cell table:style-name="ce11" table:formula="of:=IF([.N98]&lt;&gt;&quot;.&quot;;IF([.N98]+[.N99]&lt;&gt;0;IF([.N98]+[.N99]+[.O97]=3;1;MOD([.N98]+[.N99]+[.O97]-1;2));0);[.O97])" office:value-type="float" office:value="0" calcext:value-type="float">
            <text:p>0</text:p>
          </table:table-cell>
          <table:table-cell table:style-name="ce11" table:formula="of:=IF([.O98]&lt;&gt;&quot;.&quot;;IF([.O98]+[.O99]&lt;&gt;0;IF([.O98]+[.O99]+[.P97]=3;1;MOD([.O98]+[.O99]+[.P97]-1;2));0);[.P97])" office:value-type="float" office:value="0" calcext:value-type="float">
            <text:p>0</text:p>
          </table:table-cell>
          <table:table-cell table:style-name="ce11" table:formula="of:=IF([.P98]&lt;&gt;&quot;.&quot;;IF([.P98]+[.P99]&lt;&gt;0;IF([.P98]+[.P99]+[.Q97]=3;1;MOD([.P98]+[.P99]+[.Q97]-1;2));0);[.Q97])" office:value-type="float" office:value="0" calcext:value-type="float">
            <text:p>0</text:p>
          </table:table-cell>
          <table:table-cell table:style-name="ce11" table:formula="of:=IF([.Q98]&lt;&gt;&quot;.&quot;;IF([.Q98]+[.Q99]&lt;&gt;0;IF([.Q98]+[.Q99]+[.R97]=3;1;MOD([.Q98]+[.Q99]+[.R97]-1;2));0);[.R97])" office:value-type="float" office:value="0" calcext:value-type="float">
            <text:p>0</text:p>
          </table:table-cell>
          <table:table-cell table:style-name="ce11" table:formula="of:=IF([.R98]&lt;&gt;&quot;.&quot;;IF([.R98]+[.R99]&lt;&gt;0;IF([.R98]+[.R99]+[.S97]=3;1;MOD([.R98]+[.R99]+[.S97]-1;2));0);[.S97])" office:value-type="float" office:value="0" calcext:value-type="float">
            <text:p>0</text:p>
          </table:table-cell>
          <table:table-cell table:style-name="ce11" table:formula="of:=IF([.S98]&lt;&gt;&quot;.&quot;;IF([.S98]+[.S99]&lt;&gt;0;IF([.S98]+[.S99]+[.T97]=3;1;MOD([.S98]+[.S99]+[.T97]-1;2));0);[.T97])" office:value-type="float" office:value="0" calcext:value-type="float">
            <text:p>0</text:p>
          </table:table-cell>
          <table:table-cell table:style-name="ce11" table:formula="of:=IF([.T98]&lt;&gt;&quot;.&quot;;IF([.T98]+[.T99]&lt;&gt;0;IF([.T98]+[.T99]+[.U97]=3;1;MOD([.T98]+[.T99]+[.U97]-1;2));0);[.U97])" office:value-type="float" office:value="0" calcext:value-type="float">
            <text:p>0</text:p>
          </table:table-cell>
          <table:table-cell table:style-name="ce11" table:formula="of:=IF([.U98]&lt;&gt;&quot;.&quot;;IF([.U98]+[.U99]&lt;&gt;0;IF([.U98]+[.U99]+[.V97]=3;1;MOD([.U98]+[.U99]+[.V97]-1;2));0);[.V97])" office:value-type="float" office:value="0" calcext:value-type="float">
            <text:p>0</text:p>
          </table:table-cell>
          <table:table-cell table:style-name="ce11" table:formula="of:=IF([.V98]&lt;&gt;&quot;.&quot;;IF([.V98]+[.V99]&lt;&gt;0;IF([.V98]+[.V99]+[.W97]=3;1;MOD([.V98]+[.V99]+[.W97]-1;2));0);[.W97])" office:value-type="float" office:value="0" calcext:value-type="float">
            <text:p>0</text:p>
          </table:table-cell>
          <table:table-cell table:style-name="ce11" table:formula="of:=IF([.W98]&lt;&gt;&quot;.&quot;;IF([.W98]+[.W99]&lt;&gt;0;IF([.W98]+[.W99]+[.X97]=3;1;MOD([.W98]+[.W99]+[.X97]-1;2));0);[.X97])" office:value-type="float" office:value="0" calcext:value-type="float">
            <text:p>0</text:p>
          </table:table-cell>
          <table:table-cell table:style-name="ce11" table:formula="of:=IF([.X98]&lt;&gt;&quot;.&quot;;IF([.X98]+[.X99]&lt;&gt;0;IF([.X98]+[.X99]+[.Y97]=3;1;MOD([.X98]+[.X99]+[.Y97]-1;2));0);[.Y97])" office:value-type="float" office:value="0" calcext:value-type="float">
            <text:p>0</text:p>
          </table:table-cell>
          <table:table-cell table:style-name="ce11" table:formula="of:=IF([.Y98]&lt;&gt;&quot;.&quot;;IF([.Y98]+[.Y99]&lt;&gt;0;IF([.Y98]+[.Y99]+[.Z97]=3;1;MOD([.Y98]+[.Y99]+[.Z97]-1;2));0);[.Z97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(Только если</text:p>
          </table:table-cell>
          <table:table-cell table:style-name="ce10" table:formula="of:=IF([.G94]&lt;&gt;&quot;.&quot;;MOD([.G94]+1;2);&quot;.&quot;)" office:value-type="float" office:value="0" calcext:value-type="float">
            <text:p>0</text:p>
          </table:table-cell>
          <table:table-cell table:style-name="ce10" table:formula="of:=IF([.H94]&lt;&gt;&quot;.&quot;;MOD([.H94]+1;2);&quot;.&quot;)" office:value-type="float" office:value="1" calcext:value-type="float">
            <text:p>1</text:p>
          </table:table-cell>
          <table:table-cell table:style-name="ce10" table:formula="of:=IF([.I94]&lt;&gt;&quot;.&quot;;MOD([.I94]+1;2);&quot;.&quot;)" office:value-type="float" office:value="0" calcext:value-type="float">
            <text:p>0</text:p>
          </table:table-cell>
          <table:table-cell table:style-name="ce10" table:formula="of:=IF([.J94]&lt;&gt;&quot;.&quot;;MOD([.J94]+1;2);&quot;.&quot;)" office:value-type="float" office:value="1" calcext:value-type="float">
            <text:p>1</text:p>
          </table:table-cell>
          <table:table-cell table:style-name="ce10" table:formula="of:=IF([.K94]&lt;&gt;&quot;.&quot;;MOD([.K94]+1;2);&quot;.&quot;)" office:value-type="string" office:string-value="." calcext:value-type="string">
            <text:p>.</text:p>
          </table:table-cell>
          <table:table-cell table:style-name="ce10" table:formula="of:=IF([.L94]&lt;&gt;&quot;.&quot;;MOD([.L94]+1;2);&quot;.&quot;)" office:value-type="float" office:value="1" calcext:value-type="float">
            <text:p>1</text:p>
          </table:table-cell>
          <table:table-cell table:style-name="ce10" table:formula="of:=IF([.M94]&lt;&gt;&quot;.&quot;;MOD([.M94]+1;2);&quot;.&quot;)" office:value-type="float" office:value="1" calcext:value-type="float">
            <text:p>1</text:p>
          </table:table-cell>
          <table:table-cell table:style-name="ce10" table:formula="of:=IF([.N94]&lt;&gt;&quot;.&quot;;MOD([.N94]+1;2);&quot;.&quot;)" office:value-type="float" office:value="1" calcext:value-type="float">
            <text:p>1</text:p>
          </table:table-cell>
          <table:table-cell table:style-name="ce10" table:formula="of:=IF([.O94]&lt;&gt;&quot;.&quot;;MOD([.O94]+1;2);&quot;.&quot;)" office:value-type="float" office:value="1" calcext:value-type="float">
            <text:p>1</text:p>
          </table:table-cell>
          <table:table-cell table:style-name="ce10" table:formula="of:=IF([.P94]&lt;&gt;&quot;.&quot;;MOD([.P94]+1;2);&quot;.&quot;)" office:value-type="string" office:string-value="." calcext:value-type="string">
            <text:p>.</text:p>
          </table:table-cell>
          <table:table-cell table:style-name="ce10" table:formula="of:=IF([.Q94]&lt;&gt;&quot;.&quot;;MOD([.Q94]+1;2);&quot;.&quot;)" office:value-type="float" office:value="0" calcext:value-type="float">
            <text:p>0</text:p>
          </table:table-cell>
          <table:table-cell table:style-name="ce10" table:formula="of:=IF([.R94]&lt;&gt;&quot;.&quot;;MOD([.R94]+1;2);&quot;.&quot;)" office:value-type="float" office:value="1" calcext:value-type="float">
            <text:p>1</text:p>
          </table:table-cell>
          <table:table-cell table:style-name="ce10" table:formula="of:=IF([.S94]&lt;&gt;&quot;.&quot;;MOD([.S94]+1;2);&quot;.&quot;)" office:value-type="float" office:value="1" calcext:value-type="float">
            <text:p>1</text:p>
          </table:table-cell>
          <table:table-cell table:style-name="ce10" table:formula="of:=IF([.T94]&lt;&gt;&quot;.&quot;;MOD([.T94]+1;2);&quot;.&quot;)" office:value-type="float" office:value="1" calcext:value-type="float">
            <text:p>1</text:p>
          </table:table-cell>
          <table:table-cell table:style-name="ce10" table:formula="of:=IF([.U94]&lt;&gt;&quot;.&quot;;MOD([.U94]+1;2);&quot;.&quot;)" office:value-type="string" office:string-value="." calcext:value-type="string">
            <text:p>.</text:p>
          </table:table-cell>
          <table:table-cell table:style-name="ce10" table:formula="of:=IF([.V94]&lt;&gt;&quot;.&quot;;MOD([.V94]+1;2);&quot;.&quot;)" office:value-type="float" office:value="1" calcext:value-type="float">
            <text:p>1</text:p>
          </table:table-cell>
          <table:table-cell table:style-name="ce10" table:formula="of:=IF([.W94]&lt;&gt;&quot;.&quot;;MOD([.W94]+1;2);&quot;.&quot;)" office:value-type="float" office:value="1" calcext:value-type="float">
            <text:p>1</text:p>
          </table:table-cell>
          <table:table-cell table:style-name="ce10" table:formula="of:=IF([.X94]&lt;&gt;&quot;.&quot;;MOD([.X94]+1;2);&quot;.&quot;)" office:value-type="float" office:value="0" calcext:value-type="float">
            <text:p>0</text:p>
          </table:table-cell>
          <table:table-cell table:style-name="ce10" table:formula="of:=IF([.Y94]&lt;&gt;&quot;.&quot;;MOD([.Y94]+1;2);&quot;.&quot;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15 бит = 1)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2" table:formula="of:=IF([.G98]&lt;&gt;&quot;.&quot;;MOD([.H97]+[.G98]+[.G99];2);&quot;.&quot;)" office:value-type="float" office:value="0" calcext:value-type="float">
            <text:p>0</text:p>
          </table:table-cell>
          <table:table-cell table:style-name="ce12" table:formula="of:=IF([.H98]&lt;&gt;&quot;.&quot;;MOD([.I97]+[.H98]+[.H99];2);&quot;.&quot;)" office:value-type="float" office:value="1" calcext:value-type="float">
            <text:p>1</text:p>
          </table:table-cell>
          <table:table-cell table:style-name="ce12" table:formula="of:=IF([.I98]&lt;&gt;&quot;.&quot;;MOD([.J97]+[.I98]+[.I99];2);&quot;.&quot;)" office:value-type="float" office:value="0" calcext:value-type="float">
            <text:p>0</text:p>
          </table:table-cell>
          <table:table-cell table:style-name="ce12" table:formula="of:=IF([.J98]&lt;&gt;&quot;.&quot;;MOD([.K97]+[.J98]+[.J99];2);&quot;.&quot;)" office:value-type="float" office:value="1" calcext:value-type="float">
            <text:p>1</text:p>
          </table:table-cell>
          <table:table-cell table:style-name="ce12" table:formula="of:=IF([.K98]&lt;&gt;&quot;.&quot;;MOD([.L97]+[.K98]+[.K99];2);&quot;.&quot;)" office:value-type="string" office:string-value="." calcext:value-type="string">
            <text:p>.</text:p>
          </table:table-cell>
          <table:table-cell table:style-name="ce12" table:formula="of:=IF([.L98]&lt;&gt;&quot;.&quot;;MOD([.M97]+[.L98]+[.L99];2);&quot;.&quot;)" office:value-type="float" office:value="1" calcext:value-type="float">
            <text:p>1</text:p>
          </table:table-cell>
          <table:table-cell table:style-name="ce12" table:formula="of:=IF([.M98]&lt;&gt;&quot;.&quot;;MOD([.N97]+[.M98]+[.M99];2);&quot;.&quot;)" office:value-type="float" office:value="1" calcext:value-type="float">
            <text:p>1</text:p>
          </table:table-cell>
          <table:table-cell table:style-name="ce12" table:formula="of:=IF([.N98]&lt;&gt;&quot;.&quot;;MOD([.O97]+[.N98]+[.N99];2);&quot;.&quot;)" office:value-type="float" office:value="1" calcext:value-type="float">
            <text:p>1</text:p>
          </table:table-cell>
          <table:table-cell table:style-name="ce12" table:formula="of:=IF([.O98]&lt;&gt;&quot;.&quot;;MOD([.P97]+[.O98]+[.O99];2);&quot;.&quot;)" office:value-type="float" office:value="1" calcext:value-type="float">
            <text:p>1</text:p>
          </table:table-cell>
          <table:table-cell table:style-name="ce12" table:formula="of:=IF([.P98]&lt;&gt;&quot;.&quot;;MOD([.Q97]+[.P98]+[.P99];2);&quot;.&quot;)" office:value-type="string" office:string-value="." calcext:value-type="string">
            <text:p>.</text:p>
          </table:table-cell>
          <table:table-cell table:style-name="ce12" table:formula="of:=IF([.Q98]&lt;&gt;&quot;.&quot;;MOD([.R97]+[.Q98]+[.Q99];2);&quot;.&quot;)" office:value-type="float" office:value="0" calcext:value-type="float">
            <text:p>0</text:p>
          </table:table-cell>
          <table:table-cell table:style-name="ce12" table:formula="of:=IF([.R98]&lt;&gt;&quot;.&quot;;MOD([.S97]+[.R98]+[.R99];2);&quot;.&quot;)" office:value-type="float" office:value="1" calcext:value-type="float">
            <text:p>1</text:p>
          </table:table-cell>
          <table:table-cell table:style-name="ce12" table:formula="of:=IF([.S98]&lt;&gt;&quot;.&quot;;MOD([.T97]+[.S98]+[.S99];2);&quot;.&quot;)" office:value-type="float" office:value="1" calcext:value-type="float">
            <text:p>1</text:p>
          </table:table-cell>
          <table:table-cell table:style-name="ce12" table:formula="of:=IF([.T98]&lt;&gt;&quot;.&quot;;MOD([.U97]+[.T98]+[.T99];2);&quot;.&quot;)" office:value-type="float" office:value="1" calcext:value-type="float">
            <text:p>1</text:p>
          </table:table-cell>
          <table:table-cell table:style-name="ce12" table:formula="of:=IF([.U98]&lt;&gt;&quot;.&quot;;MOD([.V97]+[.U98]+[.U99];2);&quot;.&quot;)" office:value-type="string" office:string-value="." calcext:value-type="string">
            <text:p>.</text:p>
          </table:table-cell>
          <table:table-cell table:style-name="ce12" table:formula="of:=IF([.V98]&lt;&gt;&quot;.&quot;;MOD([.W97]+[.V98]+[.V99];2);&quot;.&quot;)" office:value-type="float" office:value="1" calcext:value-type="float">
            <text:p>1</text:p>
          </table:table-cell>
          <table:table-cell table:style-name="ce12" table:formula="of:=IF([.W98]&lt;&gt;&quot;.&quot;;MOD([.X97]+[.W98]+[.W99];2);&quot;.&quot;)" office:value-type="float" office:value="1" calcext:value-type="float">
            <text:p>1</text:p>
          </table:table-cell>
          <table:table-cell table:style-name="ce12" table:formula="of:=IF([.X98]&lt;&gt;&quot;.&quot;;MOD([.Y97]+[.X98]+[.X99];2);&quot;.&quot;)" office:value-type="float" office:value="0" calcext:value-type="float">
            <text:p>0</text:p>
          </table:table-cell>
          <table:table-cell table:style-name="ce12" table:formula="of:=IF([.Y98]&lt;&gt;&quot;.&quot;;MOD([.Z97]+[.Y98]+[.Y99];2);&quot;.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6"/>
          <table:table-cell office:value-type="string" calcext:value-type="string">
            <text:p>SF=</text:p>
          </table:table-cell>
          <table:table-cell table:style-name="ce13" table:formula="of:=[.G94]" office:value-type="float" office:value="1" calcext:value-type="float">
            <text:p>1</text:p>
          </table:table-cell>
          <table:table-cell/>
          <table:table-cell office:value-type="string" calcext:value-type="string">
            <text:p>ZF=</text:p>
          </table:table-cell>
          <table:table-cell table:style-name="ce13" table:formula="of:=IF([.AA94]=0;0;1)" office:value-type="float" office:value="1" calcext:value-type="float">
            <text:p>1</text:p>
          </table:table-cell>
          <table:table-cell/>
          <table:table-cell office:value-type="string" calcext:value-type="string">
            <text:p>PF=</text:p>
          </table:table-cell>
          <table:table-cell table:style-name="ce13" table:formula="of:=MOD(SUM([.Q100:.T100])+SUM([.V100:.Y100])+1;2)" office:value-type="float" office:value="1" calcext:value-type="float">
            <text:p>1</text:p>
          </table:table-cell>
          <table:table-cell/>
          <table:table-cell office:value-type="string" calcext:value-type="string">
            <text:p>AF=</text:p>
          </table:table-cell>
          <table:table-cell table:style-name="ce13" table:formula="of:=[.U91]" office:value-type="float" office:value="0" calcext:value-type="float">
            <text:p>0</text:p>
          </table:table-cell>
          <table:table-cell/>
          <table:table-cell office:value-type="string" calcext:value-type="string">
            <text:p>CF=</text:p>
          </table:table-cell>
          <table:table-cell table:style-name="ce13" table:formula="of:=[.G91]" office:value-type="float" office:value="0" calcext:value-type="float">
            <text:p>0</text:p>
          </table:table-cell>
          <table:table-cell/>
          <table:table-cell office:value-type="string" calcext:value-type="string">
            <text:p>OF=</text:p>
          </table:table-cell>
          <table:table-cell table:style-name="ce13" table:formula="of:=MOD([.G91]+[.H91];2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6"/>
          <table:table-cell table:style-name="ce11" table:formula="of:=IF([.G106]&lt;&gt;&quot;.&quot;;IF([.G106]+[.G107]&lt;&gt;0;IF([.G106]+[.G107]+[.H105]=3;1;MOD([.G106]+[.G107]+[.H105]-1;2));0);[.H105])" office:value-type="float" office:value="1" calcext:value-type="float">
            <text:p>1</text:p>
          </table:table-cell>
          <table:table-cell table:style-name="ce11" table:formula="of:=IF([.H106]&lt;&gt;&quot;.&quot;;IF([.H106]+[.H107]&lt;&gt;0;IF([.H106]+[.H107]+[.I105]=3;1;MOD([.H106]+[.H107]+[.I105]-1;2));0);[.I105])" office:value-type="float" office:value="1" calcext:value-type="float">
            <text:p>1</text:p>
          </table:table-cell>
          <table:table-cell table:style-name="ce11" table:formula="of:=IF([.I106]&lt;&gt;&quot;.&quot;;IF([.I106]+[.I107]&lt;&gt;0;IF([.I106]+[.I107]+[.J105]=3;1;MOD([.I106]+[.I107]+[.J105]-1;2));0);[.J105])" office:value-type="float" office:value="1" calcext:value-type="float">
            <text:p>1</text:p>
          </table:table-cell>
          <table:table-cell table:style-name="ce11" table:formula="of:=IF([.J106]&lt;&gt;&quot;.&quot;;IF([.J106]+[.J107]&lt;&gt;0;IF([.J106]+[.J107]+[.K105]=3;1;MOD([.J106]+[.J107]+[.K105]-1;2));0);[.K105])" office:value-type="float" office:value="0" calcext:value-type="float">
            <text:p>0</text:p>
          </table:table-cell>
          <table:table-cell table:style-name="ce11" table:formula="of:=IF([.K106]&lt;&gt;&quot;.&quot;;IF([.K106]+[.K107]&lt;&gt;0;IF([.K106]+[.K107]+[.L105]=3;1;MOD([.K106]+[.K107]+[.L105]-1;2));0);[.L105])" office:value-type="float" office:value="0" calcext:value-type="float">
            <text:p>0</text:p>
          </table:table-cell>
          <table:table-cell table:style-name="ce11" table:formula="of:=IF([.L106]&lt;&gt;&quot;.&quot;;IF([.L106]+[.L107]&lt;&gt;0;IF([.L106]+[.L107]+[.M105]=3;1;MOD([.L106]+[.L107]+[.M105]-1;2));0);[.M105])" office:value-type="float" office:value="0" calcext:value-type="float">
            <text:p>0</text:p>
          </table:table-cell>
          <table:table-cell table:style-name="ce11" table:formula="of:=IF([.M106]&lt;&gt;&quot;.&quot;;IF([.M106]+[.M107]&lt;&gt;0;IF([.M106]+[.M107]+[.N105]=3;1;MOD([.M106]+[.M107]+[.N105]-1;2));0);[.N105])" office:value-type="float" office:value="0" calcext:value-type="float">
            <text:p>0</text:p>
          </table:table-cell>
          <table:table-cell table:style-name="ce11" table:formula="of:=IF([.N106]&lt;&gt;&quot;.&quot;;IF([.N106]+[.N107]&lt;&gt;0;IF([.N106]+[.N107]+[.O105]=3;1;MOD([.N106]+[.N107]+[.O105]-1;2));0);[.O105])" office:value-type="float" office:value="1" calcext:value-type="float">
            <text:p>1</text:p>
          </table:table-cell>
          <table:table-cell table:style-name="ce11" table:formula="of:=IF([.O106]&lt;&gt;&quot;.&quot;;IF([.O106]+[.O107]&lt;&gt;0;IF([.O106]+[.O107]+[.P105]=3;1;MOD([.O106]+[.O107]+[.P105]-1;2));0);[.P105])" office:value-type="float" office:value="1" calcext:value-type="float">
            <text:p>1</text:p>
          </table:table-cell>
          <table:table-cell table:style-name="ce11" table:formula="of:=IF([.P106]&lt;&gt;&quot;.&quot;;IF([.P106]+[.P107]&lt;&gt;0;IF([.P106]+[.P107]+[.Q105]=3;1;MOD([.P106]+[.P107]+[.Q105]-1;2));0);[.Q105])" office:value-type="float" office:value="1" calcext:value-type="float">
            <text:p>1</text:p>
          </table:table-cell>
          <table:table-cell table:style-name="ce11" table:formula="of:=IF([.Q106]&lt;&gt;&quot;.&quot;;IF([.Q106]+[.Q107]&lt;&gt;0;IF([.Q106]+[.Q107]+[.R105]=3;1;MOD([.Q106]+[.Q107]+[.R105]-1;2));0);[.R105])" office:value-type="float" office:value="1" calcext:value-type="float">
            <text:p>1</text:p>
          </table:table-cell>
          <table:table-cell table:style-name="ce11" table:formula="of:=IF([.R106]&lt;&gt;&quot;.&quot;;IF([.R106]+[.R107]&lt;&gt;0;IF([.R106]+[.R107]+[.S105]=3;1;MOD([.R106]+[.R107]+[.S105]-1;2));0);[.S105])" office:value-type="float" office:value="0" calcext:value-type="float">
            <text:p>0</text:p>
          </table:table-cell>
          <table:table-cell table:style-name="ce11" table:formula="of:=IF([.S106]&lt;&gt;&quot;.&quot;;IF([.S106]+[.S107]&lt;&gt;0;IF([.S106]+[.S107]+[.T105]=3;1;MOD([.S106]+[.S107]+[.T105]-1;2));0);[.T105])" office:value-type="float" office:value="1" calcext:value-type="float">
            <text:p>1</text:p>
          </table:table-cell>
          <table:table-cell table:style-name="ce11" table:formula="of:=IF([.T106]&lt;&gt;&quot;.&quot;;IF([.T106]+[.T107]&lt;&gt;0;IF([.T106]+[.T107]+[.U105]=3;1;MOD([.T106]+[.T107]+[.U105]-1;2));0);[.U105])" office:value-type="float" office:value="1" calcext:value-type="float">
            <text:p>1</text:p>
          </table:table-cell>
          <table:table-cell table:style-name="ce11" table:formula="of:=IF([.U106]&lt;&gt;&quot;.&quot;;IF([.U106]+[.U107]&lt;&gt;0;IF([.U106]+[.U107]+[.V105]=3;1;MOD([.U106]+[.U107]+[.V105]-1;2));0);[.V105])" office:value-type="float" office:value="1" calcext:value-type="float">
            <text:p>1</text:p>
          </table:table-cell>
          <table:table-cell table:style-name="ce11" table:formula="of:=IF([.V106]&lt;&gt;&quot;.&quot;;IF([.V106]+[.V107]&lt;&gt;0;IF([.V106]+[.V107]+[.W105]=3;1;MOD([.V106]+[.V107]+[.W105]-1;2));0);[.W105])" office:value-type="float" office:value="1" calcext:value-type="float">
            <text:p>1</text:p>
          </table:table-cell>
          <table:table-cell table:style-name="ce11" table:formula="of:=IF([.W106]&lt;&gt;&quot;.&quot;;IF([.W106]+[.W107]&lt;&gt;0;IF([.W106]+[.W107]+[.X105]=3;1;MOD([.W106]+[.W107]+[.X105]-1;2));0);[.X105])" office:value-type="float" office:value="1" calcext:value-type="float">
            <text:p>1</text:p>
          </table:table-cell>
          <table:table-cell table:style-name="ce11" table:formula="of:=IF([.X106]&lt;&gt;&quot;.&quot;;IF([.X106]+[.X107]&lt;&gt;0;IF([.X106]+[.X107]+[.Y105]=3;1;MOD([.X106]+[.X107]+[.Y105]-1;2));0);[.Y105])" office:value-type="float" office:value="1" calcext:value-type="float">
            <text:p>1</text:p>
          </table:table-cell>
          <table:table-cell table:style-name="ce11" table:formula="of:=IF([.Y106]&lt;&gt;&quot;.&quot;;IF([.Y106]+[.Y107]&lt;&gt;0;IF([.Y106]+[.Y107]+[.Z105]=3;1;MOD([.Y106]+[.Y107]+[.Z105]-1;2));0);[.Z105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7" office:value-type="string" calcext:value-type="string">
            <text:p>B11</text:p>
          </table:table-cell>
          <table:table-cell table:style-name="ce10" table:formula="of:=[.G18]" office:value-type="string" office:string-value="1" calcext:value-type="string">
            <text:p>1</text:p>
          </table:table-cell>
          <table:table-cell table:style-name="ce10" table:formula="of:=[.H18]" office:value-type="string" office:string-value="0" calcext:value-type="string">
            <text:p>0</text:p>
          </table:table-cell>
          <table:table-cell table:style-name="ce10" table:formula="of:=[.I18]" office:value-type="string" office:string-value="1" calcext:value-type="string">
            <text:p>1</text:p>
          </table:table-cell>
          <table:table-cell table:style-name="ce10" table:formula="of:=[.J18]" office:value-type="string" office:string-value="0" calcext:value-type="string">
            <text:p>0</text:p>
          </table:table-cell>
          <table:table-cell table:style-name="ce10" table:formula="of:=[.K18]" office:value-type="string" office:string-value="." calcext:value-type="string">
            <text:p>.</text:p>
          </table:table-cell>
          <table:table-cell table:style-name="ce10" table:formula="of:=[.L18]" office:value-type="string" office:string-value="0" calcext:value-type="string">
            <text:p>0</text:p>
          </table:table-cell>
          <table:table-cell table:style-name="ce10" table:formula="of:=[.M18]" office:value-type="string" office:string-value="0" calcext:value-type="string">
            <text:p>0</text:p>
          </table:table-cell>
          <table:table-cell table:style-name="ce10" table:formula="of:=[.N18]" office:value-type="string" office:string-value="0" calcext:value-type="string">
            <text:p>0</text:p>
          </table:table-cell>
          <table:table-cell table:style-name="ce10" table:formula="of:=[.O18]" office:value-type="string" office:string-value="0" calcext:value-type="string">
            <text:p>0</text:p>
          </table:table-cell>
          <table:table-cell table:style-name="ce10" table:formula="of:=[.P18]" office:value-type="string" office:string-value="." calcext:value-type="string">
            <text:p>.</text:p>
          </table:table-cell>
          <table:table-cell table:style-name="ce10" table:formula="of:=[.Q18]" office:value-type="string" office:string-value="1" calcext:value-type="string">
            <text:p>1</text:p>
          </table:table-cell>
          <table:table-cell table:style-name="ce10" table:formula="of:=[.R18]" office:value-type="string" office:string-value="0" calcext:value-type="string">
            <text:p>0</text:p>
          </table:table-cell>
          <table:table-cell table:style-name="ce10" table:formula="of:=[.S18]" office:value-type="string" office:string-value="0" calcext:value-type="string">
            <text:p>0</text:p>
          </table:table-cell>
          <table:table-cell table:style-name="ce10" table:formula="of:=[.T18]" office:value-type="string" office:string-value="0" calcext:value-type="string">
            <text:p>0</text:p>
          </table:table-cell>
          <table:table-cell table:style-name="ce10" table:formula="of:=[.U18]" office:value-type="string" office:string-value="." calcext:value-type="string">
            <text:p>.</text:p>
          </table:table-cell>
          <table:table-cell table:style-name="ce10" table:formula="of:=[.V18]" office:value-type="string" office:string-value="0" calcext:value-type="string">
            <text:p>0</text:p>
          </table:table-cell>
          <table:table-cell table:style-name="ce10" table:formula="of:=[.W18]" office:value-type="string" office:string-value="0" calcext:value-type="string">
            <text:p>0</text:p>
          </table:table-cell>
          <table:table-cell table:style-name="ce10" table:formula="of:=[.X18]" office:value-type="string" office:string-value="1" calcext:value-type="string">
            <text:p>1</text:p>
          </table:table-cell>
          <table:table-cell table:style-name="ce10" table:formula="of:=[.Y18]" office:value-type="string" office:string-value="1" calcext:value-type="string">
            <text:p>1</text:p>
          </table:table-cell>
          <table:table-cell table:number-columns-repeated="3"/>
          <table:table-cell office:value-type="string" calcext:value-type="string">
            <text:p>X11</text:p>
          </table:table-cell>
          <table:table-cell table:style-name="ce2" table:formula="of:=[.C18]" office:value-type="float" office:value="-24445" calcext:value-type="float">
            <text:p>-24 445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+</text:p>
          </table:table-cell>
          <table:table-cell office:value-type="string" calcext:value-type="string">
            <text:p>B3</text:p>
          </table:table-cell>
          <table:table-cell table:style-name="ce10" table:formula="of:=[.G10]" office:value-type="string" office:string-value="0" calcext:value-type="string">
            <text:p>0</text:p>
          </table:table-cell>
          <table:table-cell table:style-name="ce10" table:formula="of:=[.H10]" office:value-type="string" office:string-value="1" calcext:value-type="string">
            <text:p>1</text:p>
          </table:table-cell>
          <table:table-cell table:style-name="ce10" table:formula="of:=[.I10]" office:value-type="string" office:string-value="1" calcext:value-type="string">
            <text:p>1</text:p>
          </table:table-cell>
          <table:table-cell table:style-name="ce10" table:formula="of:=[.J10]" office:value-type="string" office:string-value="1" calcext:value-type="string">
            <text:p>1</text:p>
          </table:table-cell>
          <table:table-cell table:style-name="ce10" table:formula="of:=[.K10]" office:value-type="string" office:string-value="." calcext:value-type="string">
            <text:p>.</text:p>
          </table:table-cell>
          <table:table-cell table:style-name="ce10" table:formula="of:=[.L10]" office:value-type="string" office:string-value="1" calcext:value-type="string">
            <text:p>1</text:p>
          </table:table-cell>
          <table:table-cell table:style-name="ce10" table:formula="of:=[.M10]" office:value-type="string" office:string-value="0" calcext:value-type="string">
            <text:p>0</text:p>
          </table:table-cell>
          <table:table-cell table:style-name="ce10" table:formula="of:=[.N10]" office:value-type="string" office:string-value="1" calcext:value-type="string">
            <text:p>1</text:p>
          </table:table-cell>
          <table:table-cell table:style-name="ce10" table:formula="of:=[.O10]" office:value-type="string" office:string-value="1" calcext:value-type="string">
            <text:p>1</text:p>
          </table:table-cell>
          <table:table-cell table:style-name="ce10" table:formula="of:=[.P10]" office:value-type="string" office:string-value="." calcext:value-type="string">
            <text:p>.</text:p>
          </table:table-cell>
          <table:table-cell table:style-name="ce10" table:formula="of:=[.Q10]" office:value-type="string" office:string-value="1" calcext:value-type="string">
            <text:p>1</text:p>
          </table:table-cell>
          <table:table-cell table:style-name="ce10" table:formula="of:=[.R10]" office:value-type="string" office:string-value="0" calcext:value-type="string">
            <text:p>0</text:p>
          </table:table-cell>
          <table:table-cell table:style-name="ce10" table:formula="of:=[.S10]" office:value-type="string" office:string-value="1" calcext:value-type="string">
            <text:p>1</text:p>
          </table:table-cell>
          <table:table-cell table:style-name="ce10" table:formula="of:=[.T10]" office:value-type="string" office:string-value="1" calcext:value-type="string">
            <text:p>1</text:p>
          </table:table-cell>
          <table:table-cell table:style-name="ce10" table:formula="of:=[.U10]" office:value-type="string" office:string-value="." calcext:value-type="string">
            <text:p>.</text:p>
          </table:table-cell>
          <table:table-cell table:style-name="ce10" table:formula="of:=[.V10]" office:value-type="string" office:string-value="1" calcext:value-type="string">
            <text:p>1</text:p>
          </table:table-cell>
          <table:table-cell table:style-name="ce10" table:formula="of:=[.W10]" office:value-type="string" office:string-value="1" calcext:value-type="string">
            <text:p>1</text:p>
          </table:table-cell>
          <table:table-cell table:style-name="ce10" table:formula="of:=[.X10]" office:value-type="string" office:string-value="1" calcext:value-type="string">
            <text:p>1</text:p>
          </table:table-cell>
          <table:table-cell table:style-name="ce10" table:formula="of:=[.Y10]" office:value-type="string" office:string-value="1" calcext:value-type="string">
            <text:p>1</text:p>
          </table:table-cell>
          <table:table-cell/>
          <table:table-cell office:value-type="string" calcext:value-type="string">
            <text:p>Из двоичной:</text:p>
          </table:table-cell>
          <table:table-cell table:style-name="ce6" office:value-type="string" calcext:value-type="string">
            <text:p>+</text:p>
          </table:table-cell>
          <table:table-cell office:value-type="string" calcext:value-type="string">
            <text:p>X3</text:p>
          </table:table-cell>
          <table:table-cell table:style-name="ce2" table:formula="of:=[.C10]" office:value-type="float" office:value="31679" calcext:value-type="float">
            <text:p>31 679</text:p>
          </table:table-cell>
        </table:table-row>
        <table:table-row table:style-name="ro1">
          <table:table-cell table:number-columns-repeated="6"/>
          <table:table-cell table:style-name="ce12" table:formula="of:=IF([.G106]&lt;&gt;&quot;.&quot;;MOD([.H105]+[.G106]+[.G107];2);&quot;.&quot;)" office:value-type="float" office:value="0" calcext:value-type="float">
            <text:p>0</text:p>
          </table:table-cell>
          <table:table-cell table:style-name="ce12" table:formula="of:=IF([.H106]&lt;&gt;&quot;.&quot;;MOD([.I105]+[.H106]+[.H107];2);&quot;.&quot;)" office:value-type="float" office:value="0" calcext:value-type="float">
            <text:p>0</text:p>
          </table:table-cell>
          <table:table-cell table:style-name="ce12" table:formula="of:=IF([.I106]&lt;&gt;&quot;.&quot;;MOD([.J105]+[.I106]+[.I107];2);&quot;.&quot;)" office:value-type="float" office:value="0" calcext:value-type="float">
            <text:p>0</text:p>
          </table:table-cell>
          <table:table-cell table:style-name="ce12" table:formula="of:=IF([.J106]&lt;&gt;&quot;.&quot;;MOD([.K105]+[.J106]+[.J107];2);&quot;.&quot;)" office:value-type="float" office:value="1" calcext:value-type="float">
            <text:p>1</text:p>
          </table:table-cell>
          <table:table-cell table:style-name="ce12" table:formula="of:=IF([.K106]&lt;&gt;&quot;.&quot;;MOD([.L105]+[.K106]+[.K107];2);&quot;.&quot;)" office:value-type="string" office:string-value="." calcext:value-type="string">
            <text:p>.</text:p>
          </table:table-cell>
          <table:table-cell table:style-name="ce12" table:formula="of:=IF([.L106]&lt;&gt;&quot;.&quot;;MOD([.M105]+[.L106]+[.L107];2);&quot;.&quot;)" office:value-type="float" office:value="1" calcext:value-type="float">
            <text:p>1</text:p>
          </table:table-cell>
          <table:table-cell table:style-name="ce12" table:formula="of:=IF([.M106]&lt;&gt;&quot;.&quot;;MOD([.N105]+[.M106]+[.M107];2);&quot;.&quot;)" office:value-type="float" office:value="1" calcext:value-type="float">
            <text:p>1</text:p>
          </table:table-cell>
          <table:table-cell table:style-name="ce12" table:formula="of:=IF([.N106]&lt;&gt;&quot;.&quot;;MOD([.O105]+[.N106]+[.N107];2);&quot;.&quot;)" office:value-type="float" office:value="0" calcext:value-type="float">
            <text:p>0</text:p>
          </table:table-cell>
          <table:table-cell table:style-name="ce12" table:formula="of:=IF([.O106]&lt;&gt;&quot;.&quot;;MOD([.P105]+[.O106]+[.O107];2);&quot;.&quot;)" office:value-type="float" office:value="0" calcext:value-type="float">
            <text:p>0</text:p>
          </table:table-cell>
          <table:table-cell table:style-name="ce12" table:formula="of:=IF([.P106]&lt;&gt;&quot;.&quot;;MOD([.Q105]+[.P106]+[.P107];2);&quot;.&quot;)" office:value-type="string" office:string-value="." calcext:value-type="string">
            <text:p>.</text:p>
          </table:table-cell>
          <table:table-cell table:style-name="ce12" table:formula="of:=IF([.Q106]&lt;&gt;&quot;.&quot;;MOD([.R105]+[.Q106]+[.Q107];2);&quot;.&quot;)" office:value-type="float" office:value="0" calcext:value-type="float">
            <text:p>0</text:p>
          </table:table-cell>
          <table:table-cell table:style-name="ce12" table:formula="of:=IF([.R106]&lt;&gt;&quot;.&quot;;MOD([.S105]+[.R106]+[.R107];2);&quot;.&quot;)" office:value-type="float" office:value="1" calcext:value-type="float">
            <text:p>1</text:p>
          </table:table-cell>
          <table:table-cell table:style-name="ce12" table:formula="of:=IF([.S106]&lt;&gt;&quot;.&quot;;MOD([.T105]+[.S106]+[.S107];2);&quot;.&quot;)" office:value-type="float" office:value="0" calcext:value-type="float">
            <text:p>0</text:p>
          </table:table-cell>
          <table:table-cell table:style-name="ce12" table:formula="of:=IF([.T106]&lt;&gt;&quot;.&quot;;MOD([.U105]+[.T106]+[.T107];2);&quot;.&quot;)" office:value-type="float" office:value="0" calcext:value-type="float">
            <text:p>0</text:p>
          </table:table-cell>
          <table:table-cell table:style-name="ce12" table:formula="of:=IF([.U106]&lt;&gt;&quot;.&quot;;MOD([.V105]+[.U106]+[.U107];2);&quot;.&quot;)" office:value-type="string" office:string-value="." calcext:value-type="string">
            <text:p>.</text:p>
          </table:table-cell>
          <table:table-cell table:style-name="ce12" table:formula="of:=IF([.V106]&lt;&gt;&quot;.&quot;;MOD([.W105]+[.V106]+[.V107];2);&quot;.&quot;)" office:value-type="float" office:value="0" calcext:value-type="float">
            <text:p>0</text:p>
          </table:table-cell>
          <table:table-cell table:style-name="ce12" table:formula="of:=IF([.W106]&lt;&gt;&quot;.&quot;;MOD([.X105]+[.W106]+[.W107];2);&quot;.&quot;)" office:value-type="float" office:value="0" calcext:value-type="float">
            <text:p>0</text:p>
          </table:table-cell>
          <table:table-cell table:style-name="ce12" table:formula="of:=IF([.X106]&lt;&gt;&quot;.&quot;;MOD([.Y105]+[.X106]+[.X107];2);&quot;.&quot;)" office:value-type="float" office:value="1" calcext:value-type="float">
            <text:p>1</text:p>
          </table:table-cell>
          <table:table-cell table:style-name="ce12" table:formula="of:=IF([.Y106]&lt;&gt;&quot;.&quot;;MOD([.Z105]+[.Y106]+[.Y107];2);&quot;.&quot;)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formula="of:=IF([.G108]=0;DECIMAL([.G108]&amp;[.H108]&amp;[.I108]&amp;[.J108]&amp;[.L108]&amp;[.M108]&amp;[.N108]&amp;[.O108]&amp;[.Q108]&amp;[.R108]&amp;[.S108]&amp;[.T108]&amp;[.V108]&amp;[.W108]&amp;[.X108]&amp;[.Y108];2);0-DECIMAL([.G114]&amp;[.H114]&amp;[.I114]&amp;[.J114]&amp;[.L114]&amp;[.M114]&amp;[.N114]&amp;[.O114]&amp;[.Q114]&amp;[.R114]&amp;[.S114]&amp;[.T114]&amp;[.V114]&amp;[.W114]&amp;[.X114]&amp;[.Y114];2))" office:value-type="float" office:value="7234" calcext:value-type="float">
            <text:p>7234</text:p>
          </table:table-cell>
          <table:table-cell table:number-columns-repeated="2"/>
          <table:table-cell table:style-name="ce17" table:formula="of:=[.AD106]+[.AD107]" office:value-type="float" office:value="7234" calcext:value-type="float">
            <text:p>7234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table:number-columns-repeated="26"/>
          <table:table-cell table:formula="of:=IF(AND([.AA108]=[.AD108];[.T116]=1);[.$AC$4];IF(AND([.AA108]=[.AD108];[.T116]=0);[.$AC$3];IF(AND([.G106]+1-1=0;[.G107]+1-1=0);[.$AC$5];[.$AC$6])))" office:value-type="string" office:string-value="Результат корректен. Перенос из старшего разряда не учитывается." calcext:value-type="string">
            <text:p>Результат корректен. Перенос из старшего разряда не учитывается.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Доп.код</text:p>
          </table:table-cell>
          <table:table-cell table:style-name="ce11" table:formula="of:=IF([.G112]&lt;&gt;&quot;.&quot;;IF([.G112]+[.G113]&lt;&gt;0;IF([.G112]+[.G113]+[.H111]=3;1;MOD([.G112]+[.G113]+[.H111]-1;2));0);[.H111])" office:value-type="float" office:value="0" calcext:value-type="float">
            <text:p>0</text:p>
          </table:table-cell>
          <table:table-cell table:style-name="ce11" table:formula="of:=IF([.H112]&lt;&gt;&quot;.&quot;;IF([.H112]+[.H113]&lt;&gt;0;IF([.H112]+[.H113]+[.I111]=3;1;MOD([.H112]+[.H113]+[.I111]-1;2));0);[.I111])" office:value-type="float" office:value="0" calcext:value-type="float">
            <text:p>0</text:p>
          </table:table-cell>
          <table:table-cell table:style-name="ce11" table:formula="of:=IF([.I112]&lt;&gt;&quot;.&quot;;IF([.I112]+[.I113]&lt;&gt;0;IF([.I112]+[.I113]+[.J111]=3;1;MOD([.I112]+[.I113]+[.J111]-1;2));0);[.J111])" office:value-type="float" office:value="0" calcext:value-type="float">
            <text:p>0</text:p>
          </table:table-cell>
          <table:table-cell table:style-name="ce11" table:formula="of:=IF([.J112]&lt;&gt;&quot;.&quot;;IF([.J112]+[.J113]&lt;&gt;0;IF([.J112]+[.J113]+[.K111]=3;1;MOD([.J112]+[.J113]+[.K111]-1;2));0);[.K111])" office:value-type="float" office:value="0" calcext:value-type="float">
            <text:p>0</text:p>
          </table:table-cell>
          <table:table-cell table:style-name="ce11" table:formula="of:=IF([.K112]&lt;&gt;&quot;.&quot;;IF([.K112]+[.K113]&lt;&gt;0;IF([.K112]+[.K113]+[.L111]=3;1;MOD([.K112]+[.K113]+[.L111]-1;2));0);[.L111])" office:value-type="float" office:value="0" calcext:value-type="float">
            <text:p>0</text:p>
          </table:table-cell>
          <table:table-cell table:style-name="ce11" table:formula="of:=IF([.L112]&lt;&gt;&quot;.&quot;;IF([.L112]+[.L113]&lt;&gt;0;IF([.L112]+[.L113]+[.M111]=3;1;MOD([.L112]+[.L113]+[.M111]-1;2));0);[.M111])" office:value-type="float" office:value="0" calcext:value-type="float">
            <text:p>0</text:p>
          </table:table-cell>
          <table:table-cell table:style-name="ce11" table:formula="of:=IF([.M112]&lt;&gt;&quot;.&quot;;IF([.M112]+[.M113]&lt;&gt;0;IF([.M112]+[.M113]+[.N111]=3;1;MOD([.M112]+[.M113]+[.N111]-1;2));0);[.N111])" office:value-type="float" office:value="0" calcext:value-type="float">
            <text:p>0</text:p>
          </table:table-cell>
          <table:table-cell table:style-name="ce11" table:formula="of:=IF([.N112]&lt;&gt;&quot;.&quot;;IF([.N112]+[.N113]&lt;&gt;0;IF([.N112]+[.N113]+[.O111]=3;1;MOD([.N112]+[.N113]+[.O111]-1;2));0);[.O111])" office:value-type="float" office:value="0" calcext:value-type="float">
            <text:p>0</text:p>
          </table:table-cell>
          <table:table-cell table:style-name="ce11" table:formula="of:=IF([.O112]&lt;&gt;&quot;.&quot;;IF([.O112]+[.O113]&lt;&gt;0;IF([.O112]+[.O113]+[.P111]=3;1;MOD([.O112]+[.O113]+[.P111]-1;2));0);[.P111])" office:value-type="float" office:value="0" calcext:value-type="float">
            <text:p>0</text:p>
          </table:table-cell>
          <table:table-cell table:style-name="ce11" table:formula="of:=IF([.P112]&lt;&gt;&quot;.&quot;;IF([.P112]+[.P113]&lt;&gt;0;IF([.P112]+[.P113]+[.Q111]=3;1;MOD([.P112]+[.P113]+[.Q111]-1;2));0);[.Q111])" office:value-type="float" office:value="0" calcext:value-type="float">
            <text:p>0</text:p>
          </table:table-cell>
          <table:table-cell table:style-name="ce11" table:formula="of:=IF([.Q112]&lt;&gt;&quot;.&quot;;IF([.Q112]+[.Q113]&lt;&gt;0;IF([.Q112]+[.Q113]+[.R111]=3;1;MOD([.Q112]+[.Q113]+[.R111]-1;2));0);[.R111])" office:value-type="float" office:value="0" calcext:value-type="float">
            <text:p>0</text:p>
          </table:table-cell>
          <table:table-cell table:style-name="ce11" table:formula="of:=IF([.R112]&lt;&gt;&quot;.&quot;;IF([.R112]+[.R113]&lt;&gt;0;IF([.R112]+[.R113]+[.S111]=3;1;MOD([.R112]+[.R113]+[.S111]-1;2));0);[.S111])" office:value-type="float" office:value="0" calcext:value-type="float">
            <text:p>0</text:p>
          </table:table-cell>
          <table:table-cell table:style-name="ce11" table:formula="of:=IF([.S112]&lt;&gt;&quot;.&quot;;IF([.S112]+[.S113]&lt;&gt;0;IF([.S112]+[.S113]+[.T111]=3;1;MOD([.S112]+[.S113]+[.T111]-1;2));0);[.T111])" office:value-type="float" office:value="0" calcext:value-type="float">
            <text:p>0</text:p>
          </table:table-cell>
          <table:table-cell table:style-name="ce11" table:formula="of:=IF([.T112]&lt;&gt;&quot;.&quot;;IF([.T112]+[.T113]&lt;&gt;0;IF([.T112]+[.T113]+[.U111]=3;1;MOD([.T112]+[.T113]+[.U111]-1;2));0);[.U111])" office:value-type="float" office:value="0" calcext:value-type="float">
            <text:p>0</text:p>
          </table:table-cell>
          <table:table-cell table:style-name="ce11" table:formula="of:=IF([.U112]&lt;&gt;&quot;.&quot;;IF([.U112]+[.U113]&lt;&gt;0;IF([.U112]+[.U113]+[.V111]=3;1;MOD([.U112]+[.U113]+[.V111]-1;2));0);[.V111])" office:value-type="float" office:value="0" calcext:value-type="float">
            <text:p>0</text:p>
          </table:table-cell>
          <table:table-cell table:style-name="ce11" table:formula="of:=IF([.V112]&lt;&gt;&quot;.&quot;;IF([.V112]+[.V113]&lt;&gt;0;IF([.V112]+[.V113]+[.W111]=3;1;MOD([.V112]+[.V113]+[.W111]-1;2));0);[.W111])" office:value-type="float" office:value="0" calcext:value-type="float">
            <text:p>0</text:p>
          </table:table-cell>
          <table:table-cell table:style-name="ce11" table:formula="of:=IF([.W112]&lt;&gt;&quot;.&quot;;IF([.W112]+[.W113]&lt;&gt;0;IF([.W112]+[.W113]+[.X111]=3;1;MOD([.W112]+[.W113]+[.X111]-1;2));0);[.X111])" office:value-type="float" office:value="0" calcext:value-type="float">
            <text:p>0</text:p>
          </table:table-cell>
          <table:table-cell table:style-name="ce11" table:formula="of:=IF([.X112]&lt;&gt;&quot;.&quot;;IF([.X112]+[.X113]&lt;&gt;0;IF([.X112]+[.X113]+[.Y111]=3;1;MOD([.X112]+[.X113]+[.Y111]-1;2));0);[.Y111])" office:value-type="float" office:value="0" calcext:value-type="float">
            <text:p>0</text:p>
          </table:table-cell>
          <table:table-cell table:style-name="ce11" table:formula="of:=IF([.Y112]&lt;&gt;&quot;.&quot;;IF([.Y112]+[.Y113]&lt;&gt;0;IF([.Y112]+[.Y113]+[.Z111]=3;1;MOD([.Y112]+[.Y113]+[.Z111]-1;2));0);[.Z111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(Только если</text:p>
          </table:table-cell>
          <table:table-cell table:style-name="ce10" table:formula="of:=IF([.G108]&lt;&gt;&quot;.&quot;;MOD([.G108]+1;2);&quot;.&quot;)" office:value-type="float" office:value="1" calcext:value-type="float">
            <text:p>1</text:p>
          </table:table-cell>
          <table:table-cell table:style-name="ce10" table:formula="of:=IF([.H108]&lt;&gt;&quot;.&quot;;MOD([.H108]+1;2);&quot;.&quot;)" office:value-type="float" office:value="1" calcext:value-type="float">
            <text:p>1</text:p>
          </table:table-cell>
          <table:table-cell table:style-name="ce10" table:formula="of:=IF([.I108]&lt;&gt;&quot;.&quot;;MOD([.I108]+1;2);&quot;.&quot;)" office:value-type="float" office:value="1" calcext:value-type="float">
            <text:p>1</text:p>
          </table:table-cell>
          <table:table-cell table:style-name="ce10" table:formula="of:=IF([.J108]&lt;&gt;&quot;.&quot;;MOD([.J108]+1;2);&quot;.&quot;)" office:value-type="float" office:value="0" calcext:value-type="float">
            <text:p>0</text:p>
          </table:table-cell>
          <table:table-cell table:style-name="ce10" table:formula="of:=IF([.K108]&lt;&gt;&quot;.&quot;;MOD([.K108]+1;2);&quot;.&quot;)" office:value-type="string" office:string-value="." calcext:value-type="string">
            <text:p>.</text:p>
          </table:table-cell>
          <table:table-cell table:style-name="ce10" table:formula="of:=IF([.L108]&lt;&gt;&quot;.&quot;;MOD([.L108]+1;2);&quot;.&quot;)" office:value-type="float" office:value="0" calcext:value-type="float">
            <text:p>0</text:p>
          </table:table-cell>
          <table:table-cell table:style-name="ce10" table:formula="of:=IF([.M108]&lt;&gt;&quot;.&quot;;MOD([.M108]+1;2);&quot;.&quot;)" office:value-type="float" office:value="0" calcext:value-type="float">
            <text:p>0</text:p>
          </table:table-cell>
          <table:table-cell table:style-name="ce10" table:formula="of:=IF([.N108]&lt;&gt;&quot;.&quot;;MOD([.N108]+1;2);&quot;.&quot;)" office:value-type="float" office:value="1" calcext:value-type="float">
            <text:p>1</text:p>
          </table:table-cell>
          <table:table-cell table:style-name="ce10" table:formula="of:=IF([.O108]&lt;&gt;&quot;.&quot;;MOD([.O108]+1;2);&quot;.&quot;)" office:value-type="float" office:value="1" calcext:value-type="float">
            <text:p>1</text:p>
          </table:table-cell>
          <table:table-cell table:style-name="ce10" table:formula="of:=IF([.P108]&lt;&gt;&quot;.&quot;;MOD([.P108]+1;2);&quot;.&quot;)" office:value-type="string" office:string-value="." calcext:value-type="string">
            <text:p>.</text:p>
          </table:table-cell>
          <table:table-cell table:style-name="ce10" table:formula="of:=IF([.Q108]&lt;&gt;&quot;.&quot;;MOD([.Q108]+1;2);&quot;.&quot;)" office:value-type="float" office:value="1" calcext:value-type="float">
            <text:p>1</text:p>
          </table:table-cell>
          <table:table-cell table:style-name="ce10" table:formula="of:=IF([.R108]&lt;&gt;&quot;.&quot;;MOD([.R108]+1;2);&quot;.&quot;)" office:value-type="float" office:value="0" calcext:value-type="float">
            <text:p>0</text:p>
          </table:table-cell>
          <table:table-cell table:style-name="ce10" table:formula="of:=IF([.S108]&lt;&gt;&quot;.&quot;;MOD([.S108]+1;2);&quot;.&quot;)" office:value-type="float" office:value="1" calcext:value-type="float">
            <text:p>1</text:p>
          </table:table-cell>
          <table:table-cell table:style-name="ce10" table:formula="of:=IF([.T108]&lt;&gt;&quot;.&quot;;MOD([.T108]+1;2);&quot;.&quot;)" office:value-type="float" office:value="1" calcext:value-type="float">
            <text:p>1</text:p>
          </table:table-cell>
          <table:table-cell table:style-name="ce10" table:formula="of:=IF([.U108]&lt;&gt;&quot;.&quot;;MOD([.U108]+1;2);&quot;.&quot;)" office:value-type="string" office:string-value="." calcext:value-type="string">
            <text:p>.</text:p>
          </table:table-cell>
          <table:table-cell table:style-name="ce10" table:formula="of:=IF([.V108]&lt;&gt;&quot;.&quot;;MOD([.V108]+1;2);&quot;.&quot;)" office:value-type="float" office:value="1" calcext:value-type="float">
            <text:p>1</text:p>
          </table:table-cell>
          <table:table-cell table:style-name="ce10" table:formula="of:=IF([.W108]&lt;&gt;&quot;.&quot;;MOD([.W108]+1;2);&quot;.&quot;)" office:value-type="float" office:value="1" calcext:value-type="float">
            <text:p>1</text:p>
          </table:table-cell>
          <table:table-cell table:style-name="ce10" table:formula="of:=IF([.X108]&lt;&gt;&quot;.&quot;;MOD([.X108]+1;2);&quot;.&quot;)" office:value-type="float" office:value="0" calcext:value-type="float">
            <text:p>0</text:p>
          </table:table-cell>
          <table:table-cell table:style-name="ce10" table:formula="of:=IF([.Y108]&lt;&gt;&quot;.&quot;;MOD([.Y108]+1;2);&quot;.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15 бит = 1)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2" table:formula="of:=IF([.G112]&lt;&gt;&quot;.&quot;;MOD([.H111]+[.G112]+[.G113];2);&quot;.&quot;)" office:value-type="float" office:value="1" calcext:value-type="float">
            <text:p>1</text:p>
          </table:table-cell>
          <table:table-cell table:style-name="ce12" table:formula="of:=IF([.H112]&lt;&gt;&quot;.&quot;;MOD([.I111]+[.H112]+[.H113];2);&quot;.&quot;)" office:value-type="float" office:value="1" calcext:value-type="float">
            <text:p>1</text:p>
          </table:table-cell>
          <table:table-cell table:style-name="ce12" table:formula="of:=IF([.I112]&lt;&gt;&quot;.&quot;;MOD([.J111]+[.I112]+[.I113];2);&quot;.&quot;)" office:value-type="float" office:value="1" calcext:value-type="float">
            <text:p>1</text:p>
          </table:table-cell>
          <table:table-cell table:style-name="ce12" table:formula="of:=IF([.J112]&lt;&gt;&quot;.&quot;;MOD([.K111]+[.J112]+[.J113];2);&quot;.&quot;)" office:value-type="float" office:value="0" calcext:value-type="float">
            <text:p>0</text:p>
          </table:table-cell>
          <table:table-cell table:style-name="ce12" table:formula="of:=IF([.K112]&lt;&gt;&quot;.&quot;;MOD([.L111]+[.K112]+[.K113];2);&quot;.&quot;)" office:value-type="string" office:string-value="." calcext:value-type="string">
            <text:p>.</text:p>
          </table:table-cell>
          <table:table-cell table:style-name="ce12" table:formula="of:=IF([.L112]&lt;&gt;&quot;.&quot;;MOD([.M111]+[.L112]+[.L113];2);&quot;.&quot;)" office:value-type="float" office:value="0" calcext:value-type="float">
            <text:p>0</text:p>
          </table:table-cell>
          <table:table-cell table:style-name="ce12" table:formula="of:=IF([.M112]&lt;&gt;&quot;.&quot;;MOD([.N111]+[.M112]+[.M113];2);&quot;.&quot;)" office:value-type="float" office:value="0" calcext:value-type="float">
            <text:p>0</text:p>
          </table:table-cell>
          <table:table-cell table:style-name="ce12" table:formula="of:=IF([.N112]&lt;&gt;&quot;.&quot;;MOD([.O111]+[.N112]+[.N113];2);&quot;.&quot;)" office:value-type="float" office:value="1" calcext:value-type="float">
            <text:p>1</text:p>
          </table:table-cell>
          <table:table-cell table:style-name="ce12" table:formula="of:=IF([.O112]&lt;&gt;&quot;.&quot;;MOD([.P111]+[.O112]+[.O113];2);&quot;.&quot;)" office:value-type="float" office:value="1" calcext:value-type="float">
            <text:p>1</text:p>
          </table:table-cell>
          <table:table-cell table:style-name="ce12" table:formula="of:=IF([.P112]&lt;&gt;&quot;.&quot;;MOD([.Q111]+[.P112]+[.P113];2);&quot;.&quot;)" office:value-type="string" office:string-value="." calcext:value-type="string">
            <text:p>.</text:p>
          </table:table-cell>
          <table:table-cell table:style-name="ce12" table:formula="of:=IF([.Q112]&lt;&gt;&quot;.&quot;;MOD([.R111]+[.Q112]+[.Q113];2);&quot;.&quot;)" office:value-type="float" office:value="1" calcext:value-type="float">
            <text:p>1</text:p>
          </table:table-cell>
          <table:table-cell table:style-name="ce12" table:formula="of:=IF([.R112]&lt;&gt;&quot;.&quot;;MOD([.S111]+[.R112]+[.R113];2);&quot;.&quot;)" office:value-type="float" office:value="0" calcext:value-type="float">
            <text:p>0</text:p>
          </table:table-cell>
          <table:table-cell table:style-name="ce12" table:formula="of:=IF([.S112]&lt;&gt;&quot;.&quot;;MOD([.T111]+[.S112]+[.S113];2);&quot;.&quot;)" office:value-type="float" office:value="1" calcext:value-type="float">
            <text:p>1</text:p>
          </table:table-cell>
          <table:table-cell table:style-name="ce12" table:formula="of:=IF([.T112]&lt;&gt;&quot;.&quot;;MOD([.U111]+[.T112]+[.T113];2);&quot;.&quot;)" office:value-type="float" office:value="1" calcext:value-type="float">
            <text:p>1</text:p>
          </table:table-cell>
          <table:table-cell table:style-name="ce12" table:formula="of:=IF([.U112]&lt;&gt;&quot;.&quot;;MOD([.V111]+[.U112]+[.U113];2);&quot;.&quot;)" office:value-type="string" office:string-value="." calcext:value-type="string">
            <text:p>.</text:p>
          </table:table-cell>
          <table:table-cell table:style-name="ce12" table:formula="of:=IF([.V112]&lt;&gt;&quot;.&quot;;MOD([.W111]+[.V112]+[.V113];2);&quot;.&quot;)" office:value-type="float" office:value="1" calcext:value-type="float">
            <text:p>1</text:p>
          </table:table-cell>
          <table:table-cell table:style-name="ce12" table:formula="of:=IF([.W112]&lt;&gt;&quot;.&quot;;MOD([.X111]+[.W112]+[.W113];2);&quot;.&quot;)" office:value-type="float" office:value="1" calcext:value-type="float">
            <text:p>1</text:p>
          </table:table-cell>
          <table:table-cell table:style-name="ce12" table:formula="of:=IF([.X112]&lt;&gt;&quot;.&quot;;MOD([.Y111]+[.X112]+[.X113];2);&quot;.&quot;)" office:value-type="float" office:value="1" calcext:value-type="float">
            <text:p>1</text:p>
          </table:table-cell>
          <table:table-cell table:style-name="ce12" table:formula="of:=IF([.Y112]&lt;&gt;&quot;.&quot;;MOD([.Z111]+[.Y112]+[.Y113];2);&quot;.&quot;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6"/>
          <table:table-cell office:value-type="string" calcext:value-type="string">
            <text:p>SF=</text:p>
          </table:table-cell>
          <table:table-cell table:style-name="ce13" table:formula="of:=[.G108]" office:value-type="float" office:value="0" calcext:value-type="float">
            <text:p>0</text:p>
          </table:table-cell>
          <table:table-cell/>
          <table:table-cell office:value-type="string" calcext:value-type="string">
            <text:p>ZF=</text:p>
          </table:table-cell>
          <table:table-cell table:style-name="ce13" table:formula="of:=IF([.AA108]=0;0;1)" office:value-type="float" office:value="1" calcext:value-type="float">
            <text:p>1</text:p>
          </table:table-cell>
          <table:table-cell/>
          <table:table-cell office:value-type="string" calcext:value-type="string">
            <text:p>PF=</text:p>
          </table:table-cell>
          <table:table-cell table:style-name="ce13" table:formula="of:=MOD(SUM([.Q114:.T114])+SUM([.V114:.Y114])+1;2)" office:value-type="float" office:value="1" calcext:value-type="float">
            <text:p>1</text:p>
          </table:table-cell>
          <table:table-cell/>
          <table:table-cell office:value-type="string" calcext:value-type="string">
            <text:p>AF=</text:p>
          </table:table-cell>
          <table:table-cell table:style-name="ce13" table:formula="of:=[.U105]" office:value-type="float" office:value="1" calcext:value-type="float">
            <text:p>1</text:p>
          </table:table-cell>
          <table:table-cell/>
          <table:table-cell office:value-type="string" calcext:value-type="string">
            <text:p>CF=</text:p>
          </table:table-cell>
          <table:table-cell table:style-name="ce13" table:formula="of:=[.G105]" office:value-type="float" office:value="1" calcext:value-type="float">
            <text:p>1</text:p>
          </table:table-cell>
          <table:table-cell/>
          <table:table-cell office:value-type="string" calcext:value-type="string">
            <text:p>OF=</text:p>
          </table:table-cell>
          <table:table-cell table:style-name="ce13" table:formula="of:=MOD([.G105]+[.H105];2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1048459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7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р.</number:text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20P0"/>
    </number:number-style>
    <number:date-style style:name="N121">
      <number:day number:style="long"/>
      <number:text>.</number:text>
      <number:month number:textual="true"/>
      <number:text>.</number:text>
      <number:year/>
    </number:date-style>
    <number:date-style style:name="N122">
      <number:month number:textual="true"/>
      <number:text>.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5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:</number:text>
      <number:seconds number:style="long"/>
    </number:time-style>
    <number:date-style style:name="N12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7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1P2" style:volatile="true">
      <number:text loext:blank-width-char="-"> </number:text>
      <number:fill-character> </number:fill-character>
      <number:text loext:blank-width-char="-3">-р.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2" style:display-name="ConditionalStyle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" style:display-name="ConditionalStyle_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Федоров Вадим Сергеевич, Вариант 1, lab5.ods</text:p>
      </style:header>
      <style:header-left style:display="false"/>
      <style:header-first style:display="false"/>
      <style:footer>
        <text:p>24.12.2025 3:18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4">00.00.0000</text:date>, <text:time style:data-style-name="N2" text:time-value="05:05:05.3732193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4T02:56:50.156785900</meta:creation-date>
    <dc:date>2025-12-24T05:15:04.241467600</dc:date>
    <meta:editing-duration>PT12M59S</meta:editing-duration>
    <meta:editing-cycles>3</meta:editing-cycles>
    <meta:generator>LibreOffice/25.8.3.2$Windows_X86_64 LibreOffice_project/8ca8d55c161d602844f5428fa4b58097424e324e</meta:generator>
    <meta:document-statistic meta:table-count="1" meta:cell-count="1568" meta:object-count="0"/>
  </office:meta>
</office:document-meta>
</file>